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06cm"/>
    </style:style>
    <style:style style:name="co3" style:family="table-column">
      <style:table-column-properties fo:break-before="auto" style:column-width="5.1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>
            <text:p>Arg1</text:p>
          </table:table-cell>
          <table:table-cell office:value-type="string">
            <text:p>Relation</text:p>
          </table:table-cell>
          <table:table-cell office:value-type="string">
            <text:p>Arg2</text:p>
          </table:table-cell>
          <table:table-cell office:value-type="string">
            <text:p>Right/Wrong</text:p>
          </table:table-cell>
          <table:table-cell office:value-type="string">
            <text:p>Tweet</text:p>
          </table:table-cell>
        </table:table-row>
        <table:table-row table:style-name="ro1">
          <table:table-cell table:number-columns-repeated="5"/>
          <table:table-cell office:value-type="string">
            <text:p>the return of coach tito vilanova &amp; eric abidal</text:p>
          </table:table-cell>
          <table:table-cell office:value-type="string">
            <text:p>lift</text:p>
          </table:table-cell>
          <table:table-cell office:value-type="string">
            <text:p>barca</text:p>
          </table:table-cell>
          <table:table-cell office:value-type="string">
            <text:p>Right</text:p>
          </table:table-cell>
          <table:table-cell office:value-type="string">
            <text:p>The return of coach Tito Vilanova &amp; Eric Abidal has lifted Barca , but the threat of #PSG's Zlatan Ibrahimovic remains .</text:p>
          </table:table-cell>
        </table:table-row>
        <table:table-row table:style-name="ro1">
          <table:table-cell table:number-columns-repeated="5"/>
          <table:table-cell office:value-type="string">
            <text:p>the eurozone unemployment</text:p>
          </table:table-cell>
          <table:table-cell office:value-type="string">
            <text:p>rise for</text:p>
          </table:table-cell>
          <table:table-cell office:value-type="string">
            <text:p># months</text:p>
          </table:table-cell>
          <table:table-cell office:value-type="string">
            <text:p>Right</text:p>
          </table:table-cell>
          <table:table-cell office:value-type="string">
            <text:p>In the eurozone unemployment has been rising for 22 months - making it longest and bleakest period for unemployment since early 90's .</text:p>
          </table:table-cell>
        </table:table-row>
        <table:table-row table:style-name="ro1">
          <table:table-cell table:number-columns-repeated="5"/>
          <table:table-cell office:value-type="string">
            <text:p>un secretary general ban ki-moon</text:p>
          </table:table-cell>
          <table:table-cell office:value-type="string">
            <text:p>say</text:p>
          </table:table-cell>
          <table:table-cell office:value-type="string">
            <text:p>current north korea crisis</text:p>
          </table:table-cell>
          <table:table-cell office:value-type="string">
            <text:p>Right</text:p>
          </table:table-cell>
          <table:table-cell office:value-type="string">
            <text:p>UN Secretary General Ban Ki-Moon says current North Korea crisis has \ " gone too far\ " and urges negotiations .</text:p>
          </table:table-cell>
        </table:table-row>
        <table:table-row table:style-name="ro1">
          <table:table-cell table:number-columns-repeated="5"/>
          <table:table-cell office:value-type="string">
            <text:p>current north korea crisis</text:p>
          </table:table-cell>
          <table:table-cell office:value-type="string">
            <text:p>urge</text:p>
          </table:table-cell>
          <table:table-cell office:value-type="string">
            <text:p>negotiations</text:p>
          </table:table-cell>
          <table:table-cell office:value-type="string">
            <text:p>Wrong</text:p>
          </table:table-cell>
          <table:table-cell office:value-type="string">
            <text:p>UN Secretary General Ban Ki-Moon says current North Korea crisis has \ " gone too far\ " and urges negotiations .</text:p>
          </table:table-cell>
        </table:table-row>
        <table:table-row table:style-name="ro1">
          <table:table-cell table:number-columns-repeated="5"/>
          <table:table-cell office:value-type="string">
            <text:p>involved</text:p>
          </table:table-cell>
          <table:table-cell office:value-type="string">
            <text:p>upgrade</text:p>
          </table:table-cell>
          <table:table-cell office:value-type="string">
            <text:p>work</text:p>
          </table:table-cell>
          <table:table-cell office:value-type="string">
            <text:p>Wrong</text:p>
          </table:table-cell>
          <table:table-cell office:value-type="string">
            <text:p>VIDEO : visits tunnels to see what's MergedWords involved in repair and upgrade work on Large Hadron Collider in Cern .</text:p>
          </table:table-cell>
        </table:table-row>
        <table:table-row table:style-name="ro1">
          <table:table-cell table:number-columns-repeated="5"/>
          <table:table-cell office:value-type="string">
            <text:p>south africa's mergedwords president jacob zuma</text:p>
          </table:table-cell>
          <table:table-cell office:value-type="string">
            <text:p>attend memorial service for</text:p>
          </table:table-cell>
          <table:table-cell office:value-type="string">
            <text:p># soldiers</text:p>
          </table:table-cell>
          <table:table-cell office:value-type="string">
            <text:p>Right</text:p>
          </table:table-cell>
          <table:table-cell office:value-type="string">
            <text:p>South Africa's MergedWords President Jacob Zuma attends memorial service for 13 soldiers killed in Central African Republic .</text:p>
          </table:table-cell>
        </table:table-row>
        <table:table-row table:style-name="ro1">
          <table:table-cell table:number-columns-repeated="5"/>
          <table:table-cell office:value-type="string">
            <text:p># soldiers</text:p>
          </table:table-cell>
          <table:table-cell office:value-type="string">
            <text:p>kill in</text:p>
          </table:table-cell>
          <table:table-cell office:value-type="string">
            <text:p>central african republic</text:p>
          </table:table-cell>
          <table:table-cell office:value-type="string">
            <text:p>Right</text:p>
          </table:table-cell>
          <table:table-cell office:value-type="string">
            <text:p>South Africa's MergedWords President Jacob Zuma attends memorial service for 13 soldiers killed in Central African Republic .</text:p>
          </table:table-cell>
        </table:table-row>
        <table:table-row table:style-name="ro1">
          <table:table-cell table:number-columns-repeated="5"/>
          <table:table-cell office:value-type="string">
            <text:p>deliberate attempt</text:p>
          </table:table-cell>
          <table:table-cell office:value-type="string">
            <text:p>distort</text:p>
          </table:table-cell>
          <table:table-cell office:value-type="string">
            <text:p>purpose of mission\</text:p>
          </table:table-cell>
          <table:table-cell office:value-type="string">
            <text:p>Right</text:p>
          </table:table-cell>
          <table:table-cell office:value-type="string">
            <text:p>SA's MergedWords Zuma condemns \ " deliberate attempt to cast doubt and distort purpose of mission\ " in CAR .</text:p>
          </table:table-cell>
        </table:table-row>
        <table:table-row table:style-name="ro1">
          <table:table-cell table:number-columns-repeated="5"/>
          <table:table-cell office:value-type="string">
            <text:p>zuma</text:p>
          </table:table-cell>
          <table:table-cell office:value-type="string">
            <text:p>say</text:p>
          </table:table-cell>
          <table:table-cell office:value-type="string">
            <text:p># sa soldiers</text:p>
          </table:table-cell>
          <table:table-cell office:value-type="string">
            <text:p>Right</text:p>
          </table:table-cell>
          <table:table-cell office:value-type="string">
            <text:p>At memorial service President Zuma says 13 SA soldiers died on \ " noble mission of building peace in the continent\ " .</text:p>
          </table:table-cell>
        </table:table-row>
        <table:table-row table:style-name="ro1">
          <table:table-cell table:number-columns-repeated="5"/>
          <table:table-cell office:value-type="string">
            <text:p># sa soldiers</text:p>
          </table:table-cell>
          <table:table-cell office:value-type="string">
            <text:p>die on</text:p>
          </table:table-cell>
          <table:table-cell office:value-type="string">
            <text:p>\ " noble mission of building peace</text:p>
          </table:table-cell>
          <table:table-cell office:value-type="string">
            <text:p>Right</text:p>
          </table:table-cell>
          <table:table-cell office:value-type="string">
            <text:p>At memorial service President Zuma says 13 SA soldiers died on \ " noble mission of building peace in the continent\ " .</text:p>
          </table:table-cell>
        </table:table-row>
        <table:table-row table:style-name="ro1">
          <table:table-cell table:number-columns-repeated="5"/>
          <table:table-cell office:value-type="string">
            <text:p>china's mergedwords military has</text:p>
          </table:table-cell>
          <table:table-cell office:value-type="string">
            <text:p>make</text:p>
          </table:table-cell>
          <table:table-cell office:value-type="string">
            <text:p>its</text:p>
          </table:table-cell>
          <table:table-cell office:value-type="string">
            <text:p>Right</text:p>
          </table:table-cell>
          <table:table-cell office:value-type="string">
            <text:p>Why China's MergedWords military has turned to gaming and made its MergedWords training aid , Glorious Mission , available to the public .</text:p>
          </table:table-cell>
        </table:table-row>
        <table:table-row table:style-name="ro1">
          <table:table-cell table:number-columns-repeated="5"/>
          <table:table-cell office:value-type="string">
            <text:p>its</text:p>
          </table:table-cell>
          <table:table-cell office:value-type="string">
            <text:p>mergedword</text:p>
          </table:table-cell>
          <table:table-cell office:value-type="string">
            <text:p>training aid</text:p>
          </table:table-cell>
          <table:table-cell office:value-type="string">
            <text:p>Right</text:p>
          </table:table-cell>
          <table:table-cell office:value-type="string">
            <text:p>Why China's MergedWords military has turned to gaming and made its MergedWords training aid , Glorious Mission , available to the public .</text:p>
          </table:table-cell>
        </table:table-row>
        <table:table-row table:style-name="ro1">
          <table:table-cell table:number-columns-repeated="5"/>
          <table:table-cell office:value-type="string">
            <text:p>bank of england</text:p>
          </table:table-cell>
          <table:table-cell office:value-type="string">
            <text:p>say</text:p>
          </table:table-cell>
          <table:table-cell office:value-type="string">
            <text:p>deposits</text:p>
          </table:table-cell>
          <table:table-cell office:value-type="string">
            <text:p>Wrong</text:p>
          </table:table-cell>
          <table:table-cell office:value-type="string">
            <text:p>Laiki Bank customers in UK escape Cyprus levy as Bank of England says deposits protected by compensation scheme .</text:p>
          </table:table-cell>
        </table:table-row>
        <table:table-row table:style-name="ro1">
          <table:table-cell table:number-columns-repeated="5"/>
          <table:table-cell office:value-type="string">
            <text:p>unemployment</text:p>
          </table:table-cell>
          <table:table-cell office:value-type="string">
            <text:p>say</text:p>
          </table:table-cell>
          <table:table-cell office:value-type="string">
            <text:p>statistics agency eurostat</text:p>
          </table:table-cell>
          <table:table-cell office:value-type="string">
            <text:p>Wrong</text:p>
          </table:table-cell>
          <table:table-cell office:value-type="string">
            <text:p>Unemployment in eurozone hits record high of 12% , says statistics agency Eurostat .</text:p>
          </table:table-cell>
        </table:table-row>
        <table:table-row table:style-name="ro1">
          <table:table-cell table:number-columns-repeated="5"/>
          <table:table-cell office:value-type="string">
            <text:p>vietnamese farmers</text:p>
          </table:table-cell>
          <table:table-cell office:value-type="string">
            <text:p>use</text:p>
          </table:table-cell>
          <table:table-cell office:value-type="string">
            <text:p>home-made bombs and shotguns</text:p>
          </table:table-cell>
          <table:table-cell office:value-type="string">
            <text:p>Right</text:p>
          </table:table-cell>
          <table:table-cell office:value-type="string">
            <text:p>Vietnamese farmers who used home-made bombs and shotguns to fight land evictions on trial in Haiphong .</text:p>
          </table:table-cell>
        </table:table-row>
        <table:table-row table:style-name="ro1">
          <table:table-cell table:number-columns-repeated="5"/>
          <table:table-cell office:value-type="string">
            <text:p>research</text:p>
          </table:table-cell>
          <table:table-cell office:value-type="string">
            <text:p>raise concern over</text:p>
          </table:table-cell>
          <table:table-cell office:value-type="string">
            <text:p>mislabelled fish</text:p>
          </table:table-cell>
          <table:table-cell office:value-type="string">
            <text:p>Right</text:p>
          </table:table-cell>
          <table:table-cell office:value-type="string">
            <text:p>Research raises concerns over mislabelled fish entering food chain .</text:p>
          </table:table-cell>
        </table:table-row>
        <table:table-row table:style-name="ro1">
          <table:table-cell table:number-columns-repeated="5"/>
          <table:table-cell office:value-type="string">
            <text:p>india's mergedwords supreme court</text:p>
          </table:table-cell>
          <table:table-cell office:value-type="string">
            <text:p>withdraw</text:p>
          </table:table-cell>
          <table:table-cell office:value-type="string">
            <text:p>its</text:p>
          </table:table-cell>
          <table:table-cell office:value-type="string">
            <text:p>Wrong</text:p>
          </table:table-cell>
          <table:table-cell office:value-type="string">
            <text:p>India's MergedWords Supreme Court withdraws its MergedWords order barring the Italian ambassador from leaving the country .</text:p>
          </table:table-cell>
        </table:table-row>
        <table:table-row table:style-name="ro1">
          <table:table-cell table:number-columns-repeated="5"/>
          <table:table-cell office:value-type="string">
            <text:p>the italian ambassador</text:p>
          </table:table-cell>
          <table:table-cell office:value-type="string">
            <text:p>leave</text:p>
          </table:table-cell>
          <table:table-cell office:value-type="string">
            <text:p>the country</text:p>
          </table:table-cell>
          <table:table-cell office:value-type="string">
            <text:p>Right</text:p>
          </table:table-cell>
          <table:table-cell office:value-type="string">
            <text:p>India's MergedWords Supreme Court withdraws its MergedWords order barring the Italian ambassador from leaving the country .</text:p>
          </table:table-cell>
        </table:table-row>
        <table:table-row table:style-name="ro1">
          <table:table-cell table:number-columns-repeated="5"/>
          <table:table-cell office:value-type="string">
            <text:p>eu</text:p>
          </table:table-cell>
          <table:table-cell office:value-type="string">
            <text:p>begin</text:p>
          </table:table-cell>
          <table:table-cell office:value-type="string">
            <text:p>mali army training mission</text:p>
          </table:table-cell>
          <table:table-cell office:value-type="string">
            <text:p>Right</text:p>
          </table:table-cell>
          <table:table-cell office:value-type="string">
            <text:p>EU begins Mali army training mission .</text:p>
          </table:table-cell>
        </table:table-row>
        <table:table-row table:style-name="ro1">
          <table:table-cell table:number-columns-repeated="5"/>
          <table:table-cell office:value-type="string">
            <text:p>iowa teen</text:p>
          </table:table-cell>
          <table:table-cell office:value-type="string">
            <text:p>sue school over</text:p>
          </table:table-cell>
          <table:table-cell office:value-type="string">
            <text:p>bullying</text:p>
          </table:table-cell>
          <table:table-cell office:value-type="string">
            <text:p>Right</text:p>
          </table:table-cell>
          <table:table-cell office:value-type="string">
            <text:p>Iowa teen sues school over bullying .</text:p>
          </table:table-cell>
        </table:table-row>
        <table:table-row table:style-name="ro1">
          <table:table-cell table:number-columns-repeated="5"/>
          <table:table-cell office:value-type="string">
            <text:p>mislabelled fish</text:p>
          </table:table-cell>
          <table:table-cell office:value-type="string">
            <text:p>slip into</text:p>
          </table:table-cell>
          <table:table-cell office:value-type="string">
            <text:p>europe's mergedwords menus</text:p>
          </table:table-cell>
          <table:table-cell office:value-type="string">
            <text:p>Right</text:p>
          </table:table-cell>
          <table:table-cell office:value-type="string">
            <text:p>Mislabelled fish slip into Europe's MergedWords menus .</text:p>
          </table:table-cell>
        </table:table-row>
        <table:table-row table:style-name="ro1">
          <table:table-cell table:number-columns-repeated="5"/>
          <table:table-cell office:value-type="string">
            <text:p>man</text:p>
          </table:table-cell>
          <table:table-cell office:value-type="string">
            <text:p>aim to be</text:p>
          </table:table-cell>
          <table:table-cell office:value-type="string">
            <text:p>oldest everest climber</text:p>
          </table:table-cell>
          <table:table-cell office:value-type="string">
            <text:p>Right</text:p>
          </table:table-cell>
          <table:table-cell office:value-type="string">
            <text:p>VIDEO : Man , 80 , aims to be oldest Everest climber .</text:p>
          </table:table-cell>
        </table:table-row>
        <table:table-row table:style-name="ro1">
          <table:table-cell table:number-columns-repeated="5"/>
          <table:table-cell office:value-type="string">
            <text:p>norwegian airline</text:p>
          </table:table-cell>
          <table:table-cell office:value-type="string">
            <text:p>prepare for</text:p>
          </table:table-cell>
          <table:table-cell office:value-type="string">
            <text:p>global expansion</text:p>
          </table:table-cell>
          <table:table-cell office:value-type="string">
            <text:p>Right</text:p>
          </table:table-cell>
          <table:table-cell office:value-type="string">
            <text:p>Norwegian airline prepares for global expansion .</text:p>
          </table:table-cell>
        </table:table-row>
        <table:table-row table:style-name="ro1">
          <table:table-cell table:number-columns-repeated="5"/>
          <table:table-cell office:value-type="string">
            <text:p>walsh</text:p>
          </table:table-cell>
          <table:table-cell office:value-type="string">
            <text:p>defend</text:p>
          </table:table-cell>
          <table:table-cell office:value-type="string">
            <text:p>grand national race</text:p>
          </table:table-cell>
          <table:table-cell office:value-type="string">
            <text:p>Right</text:p>
          </table:table-cell>
          <table:table-cell office:value-type="string">
            <text:p>Walsh defends Grand National race .</text:p>
          </table:table-cell>
        </table:table-row>
        <table:table-row table:style-name="ro1">
          <table:table-cell table:number-columns-repeated="5"/>
          <table:table-cell office:value-type="string">
            <text:p>california city</text:p>
          </table:table-cell>
          <table:table-cell office:value-type="string">
            <text:p>enter</text:p>
          </table:table-cell>
          <table:table-cell office:value-type="string">
            <text:p>bankruptcy</text:p>
          </table:table-cell>
          <table:table-cell office:value-type="string">
            <text:p>Right</text:p>
          </table:table-cell>
          <table:table-cell office:value-type="string">
            <text:p>California city enters bankruptcy .</text:p>
          </table:table-cell>
        </table:table-row>
        <table:table-row table:style-name="ro1">
          <table:table-cell table:number-columns-repeated="5"/>
          <table:table-cell office:value-type="string">
            <text:p>tourist</text:p>
          </table:table-cell>
          <table:table-cell office:value-type="string">
            <text:p>rape on</text:p>
          </table:table-cell>
          <table:table-cell office:value-type="string">
            <text:p>rio</text:p>
          </table:table-cell>
          <table:table-cell office:value-type="string">
            <text:p>Right</text:p>
          </table:table-cell>
          <table:table-cell office:value-type="string">
            <text:p>VIDEO : Tourist raped on Rio de Janeiro minibus .</text:p>
          </table:table-cell>
        </table:table-row>
        <table:table-row table:style-name="ro1">
          <table:table-cell table:number-columns-repeated="5"/>
          <table:table-cell office:value-type="string">
            <text:p>manager warnock</text:p>
          </table:table-cell>
          <table:table-cell office:value-type="string">
            <text:p>leave</text:p>
          </table:table-cell>
          <table:table-cell office:value-type="string">
            <text:p>leeds role</text:p>
          </table:table-cell>
          <table:table-cell office:value-type="string">
            <text:p>Right</text:p>
          </table:table-cell>
          <table:table-cell office:value-type="string">
            <text:p>Manager Warnock leaves Leeds role .</text:p>
          </table:table-cell>
        </table:table-row>
        <table:table-row table:style-name="ro1">
          <table:table-cell table:number-columns-repeated="5"/>
          <table:table-cell office:value-type="string">
            <text:p>anc</text:p>
          </table:table-cell>
          <table:table-cell office:value-type="string">
            <text:p>deny</text:p>
          </table:table-cell>
          <table:table-cell office:value-type="string">
            <text:p>car business links</text:p>
          </table:table-cell>
          <table:table-cell office:value-type="string">
            <text:p>Right</text:p>
          </table:table-cell>
          <table:table-cell office:value-type="string">
            <text:p>ANC denies CAR business links claim .</text:p>
          </table:table-cell>
        </table:table-row>
        <table:table-row table:style-name="ro1">
          <table:table-cell table:number-columns-repeated="5"/>
          <table:table-cell office:value-type="string">
            <text:p>our news podcast</text:p>
          </table:table-cell>
          <table:table-cell office:value-type="string">
            <text:p>reject</text:p>
          </table:table-cell>
          <table:table-cell office:value-type="string">
            <text:p>new #novartis</text:p>
          </table:table-cell>
          <table:table-cell office:value-type="string">
            <text:p>Wrong</text:p>
          </table:table-cell>
          <table:table-cell office:value-type="string">
            <text:p>On our news podcast : rejects new #Novartis patent for cancer drug : .</text:p>
          </table:table-cell>
        </table:table-row>
        <table:table-row table:style-name="ro1">
          <table:table-cell table:number-columns-repeated="5"/>
          <table:table-cell office:value-type="string">
            <text:p>deadly floods</text:p>
          </table:table-cell>
          <table:table-cell office:value-type="string">
            <text:p>hit</text:p>
          </table:table-cell>
          <table:table-cell office:value-type="string">
            <text:p>port louis</text:p>
          </table:table-cell>
          <table:table-cell office:value-type="string">
            <text:p>Right</text:p>
          </table:table-cell>
          <table:table-cell office:value-type="string">
            <text:p>Deadly floods hit Port Louis , the capital of Mauritius , over the weekend .</text:p>
          </table:table-cell>
        </table:table-row>
        <table:table-row table:style-name="ro1">
          <table:table-cell table:number-columns-repeated="5"/>
          <table:table-cell office:value-type="string">
            <text:p>tomasz</text:p>
          </table:table-cell>
          <table:table-cell office:value-type="string">
            <text:p>explain</text:p>
          </table:table-cell>
          <table:table-cell office:value-type="string">
            <text:p>more mattt</text:p>
          </table:table-cell>
          <table:table-cell office:value-type="string">
            <text:p>Right</text:p>
          </table:table-cell>
          <table:table-cell office:value-type="string">
            <text:p>Tomasz explains more MattT .</text:p>
          </table:table-cell>
        </table:table-row>
        <table:table-row table:style-name="ro1">
          <table:table-cell table:number-columns-repeated="5"/>
          <table:table-cell office:value-type="string">
            <text:p>new york officials</text:p>
          </table:table-cell>
          <table:table-cell office:value-type="string">
            <text:p>sift through</text:p>
          </table:table-cell>
          <table:table-cell office:value-type="string">
            <text:p>debris</text:p>
          </table:table-cell>
          <table:table-cell office:value-type="string">
            <text:p>Right</text:p>
          </table:table-cell>
          <table:table-cell office:value-type="string">
            <text:p>New York officials resume sifting through debris from World Trade Center , looking for human remains from 9/11 attacks .</text:p>
          </table:table-cell>
        </table:table-row>
        <table:table-row table:style-name="ro1">
          <table:table-cell table:number-columns-repeated="5"/>
          <table:table-cell office:value-type="string">
            <text:p>north #korea's defences</text:p>
          </table:table-cell>
          <table:table-cell office:value-type="string">
            <text:p>endorse by</text:p>
          </table:table-cell>
          <table:table-cell office:value-type="string">
            <text:p>its parliament</text:p>
          </table:table-cell>
          <table:table-cell office:value-type="string">
            <text:p>Right</text:p>
          </table:table-cell>
          <table:table-cell office:value-type="string">
            <text:p>Plans to give nuclear weapons greater prominence in North #Korea's defences are endorsed by its parliament .</text:p>
          </table:table-cell>
        </table:table-row>
        <table:table-row table:style-name="ro1">
          <table:table-cell table:number-columns-repeated="5"/>
          <table:table-cell office:value-type="string">
            <text:p>he</text:p>
          </table:table-cell>
          <table:table-cell office:value-type="string">
            <text:p>spend part of</text:p>
          </table:table-cell>
          <table:table-cell office:value-type="string">
            <text:p>day</text:p>
          </table:table-cell>
          <table:table-cell office:value-type="string">
            <text:p>Right</text:p>
          </table:table-cell>
          <table:table-cell office:value-type="string">
            <text:p>Latest update on Nelson #Mandela's MergedWords health says \ " no significant change in condition\ " &amp; he spent part of day with family .</text:p>
          </table:table-cell>
        </table:table-row>
        <table:table-row table:style-name="ro1">
          <table:table-cell table:number-columns-repeated="5"/>
          <table:table-cell office:value-type="string">
            <text:p>death penalty</text:p>
          </table:table-cell>
          <table:table-cell office:value-type="string">
            <text:p>accuse of kill</text:p>
          </table:table-cell>
          <table:table-cell office:value-type="string">
            <text:p># people</text:p>
          </table:table-cell>
          <table:table-cell office:value-type="string">
            <text:p>Wrong</text:p>
          </table:table-cell>
          <table:table-cell office:value-type="string">
            <text:p>Death penalty sought for James Holmes , accused of killing 12 people last July at cinema in Colorado .</text:p>
          </table:table-cell>
        </table:table-row>
        <table:table-row table:style-name="ro1">
          <table:table-cell table:number-columns-repeated="5"/>
          <table:table-cell office:value-type="string">
            <text:p>prosecutors</text:p>
          </table:table-cell>
          <table:table-cell office:value-type="string">
            <text:p>say</text:p>
          </table:table-cell>
          <table:table-cell office:value-type="string">
            <text:p>they</text:p>
          </table:table-cell>
          <table:table-cell office:value-type="string">
            <text:p>Wrong</text:p>
          </table:table-cell>
          <table:table-cell office:value-type="string">
            <text:p>Prosecutors say they will seek the death penalty against Colorado cinema massacre suspect James Holmes .</text:p>
          </table:table-cell>
        </table:table-row>
        <table:table-row table:style-name="ro1">
          <table:table-cell table:number-columns-repeated="5"/>
          <table:table-cell office:value-type="string">
            <text:p>they</text:p>
          </table:table-cell>
          <table:table-cell office:value-type="string">
            <text:p>seek death penalty against</text:p>
          </table:table-cell>
          <table:table-cell office:value-type="string">
            <text:p>colorado cinema massacre suspect james holmes</text:p>
          </table:table-cell>
          <table:table-cell office:value-type="string">
            <text:p>Right</text:p>
          </table:table-cell>
          <table:table-cell office:value-type="string">
            <text:p>Prosecutors say they will seek the death penalty against Colorado cinema massacre suspect James Holmes .</text:p>
          </table:table-cell>
        </table:table-row>
        <table:table-row table:style-name="ro1">
          <table:table-cell table:number-columns-repeated="5"/>
          <table:table-cell office:value-type="string">
            <text:p>campaigners</text:p>
          </table:table-cell>
          <table:table-cell office:value-type="string">
            <text:p>welcome</text:p>
          </table:table-cell>
          <table:table-cell office:value-type="string">
            <text:p>rejection of cancer drug patent</text:p>
          </table:table-cell>
          <table:table-cell office:value-type="string">
            <text:p>Right</text:p>
          </table:table-cell>
          <table:table-cell office:value-type="string">
            <text:p>Campaigners welcome rejection of cancer drug patent in #India - it means generic versions can still be sold .</text:p>
          </table:table-cell>
        </table:table-row>
        <table:table-row table:style-name="ro1">
          <table:table-cell table:number-columns-repeated="5"/>
          <table:table-cell office:value-type="string">
            <text:p>it</text:p>
          </table:table-cell>
          <table:table-cell office:value-type="string">
            <text:p>mean</text:p>
          </table:table-cell>
          <table:table-cell office:value-type="string">
            <text:p>generic versions</text:p>
          </table:table-cell>
          <table:table-cell office:value-type="string">
            <text:p>Wrong</text:p>
          </table:table-cell>
          <table:table-cell office:value-type="string">
            <text:p>Campaigners welcome rejection of cancer drug patent in #India - it means generic versions can still be sold .</text:p>
          </table:table-cell>
        </table:table-row>
        <table:table-row table:style-name="ro1">
          <table:table-cell table:number-columns-repeated="5"/>
          <table:table-cell office:value-type="string">
            <text:p>distant parts of the universe</text:p>
          </table:table-cell>
          <table:table-cell office:value-type="string">
            <text:p>switch off in</text:p>
          </table:table-cell>
          <table:table-cell office:value-type="string">
            <text:p>us state of new mexico</text:p>
          </table:table-cell>
          <table:table-cell office:value-type="string">
            <text:p>Right</text:p>
          </table:table-cell>
          <table:table-cell office:value-type="string">
            <text:p>Supercomputer used to model viruses and distant parts of the universe switched off in US state of New Mexico .</text:p>
          </table:table-cell>
        </table:table-row>
        <table:table-row table:style-name="ro1">
          <table:table-cell table:number-columns-repeated="5"/>
          <table:table-cell office:value-type="string">
            <text:p>dr congo rebels</text:p>
          </table:table-cell>
          <table:table-cell office:value-type="string">
            <text:p>reject</text:p>
          </table:table-cell>
          <table:table-cell office:value-type="string">
            <text:p>un</text:p>
          </table:table-cell>
          <table:table-cell office:value-type="string">
            <text:p>Right</text:p>
          </table:table-cell>
          <table:table-cell office:value-type="string">
            <text:p>DR Congo rebels reject UN force .</text:p>
          </table:table-cell>
        </table:table-row>
        <table:table-row table:style-name="ro1">
          <table:table-cell table:number-columns-repeated="5"/>
          <table:table-cell office:value-type="string">
            <text:p>commander</text:p>
          </table:table-cell>
          <table:table-cell office:value-type="string">
            <text:p>warn of</text:p>
          </table:table-cell>
          <table:table-cell office:value-type="string">
            <text:p>\ " dangerous\ " troop cut</text:p>
          </table:table-cell>
          <table:table-cell office:value-type="string">
            <text:p>Right</text:p>
          </table:table-cell>
          <table:table-cell office:value-type="string">
            <text:p>Commander warns of \ " dangerous\ " troop cut in Afghanistan .</text:p>
          </table:table-cell>
        </table:table-row>
        <table:table-row table:style-name="ro1">
          <table:table-cell table:number-columns-repeated="5"/>
          <table:table-cell office:value-type="string">
            <text:p>capuchin monkeys and # other stories</text:p>
          </table:table-cell>
          <table:table-cell office:value-type="string">
            <text:p>look like</text:p>
          </table:table-cell>
          <table:table-cell office:value-type="string">
            <text:p>april fools pranks</text:p>
          </table:table-cell>
          <table:table-cell office:value-type="string">
            <text:p>Right</text:p>
          </table:table-cell>
          <table:table-cell office:value-type="string">
            <text:p>A woman raised by capuchin monkeys and nine other stories that look like April Fools pranks but arent .</text:p>
          </table:table-cell>
        </table:table-row>
        <table:table-row table:style-name="ro1">
          <table:table-cell table:number-columns-repeated="5"/>
          <table:table-cell office:value-type="string">
            <text:p>#argentina club san lorenzo</text:p>
          </table:table-cell>
          <table:table-cell office:value-type="string">
            <text:p>hold on</text:p>
          </table:table-cell>
          <table:table-cell office:value-type="string">
            <text:p>suspicion</text:p>
          </table:table-cell>
          <table:table-cell office:value-type="string">
            <text:p>Right</text:p>
          </table:table-cell>
          <table:table-cell office:value-type="string">
            <text:p>Goalkeeper at #Argentina club San Lorenzo held on suspicion of helping alleged killer .</text:p>
          </table:table-cell>
        </table:table-row>
        <table:table-row table:style-name="ro1">
          <table:table-cell table:number-columns-repeated="5"/>
          <table:table-cell office:value-type="string">
            <text:p>bashir</text:p>
          </table:table-cell>
          <table:table-cell office:value-type="string">
            <text:p>order</text:p>
          </table:table-cell>
          <table:table-cell office:value-type="string">
            <text:p>sudan prisoner release</text:p>
          </table:table-cell>
          <table:table-cell office:value-type="string">
            <text:p>Right</text:p>
          </table:table-cell>
          <table:table-cell office:value-type="string">
            <text:p>Bashir orders Sudan prisoner release .</text:p>
          </table:table-cell>
        </table:table-row>
        <table:table-row table:style-name="ro1">
          <table:table-cell table:number-columns-repeated="5"/>
          <table:table-cell office:value-type="string">
            <text:p>angels\</text:p>
          </table:table-cell>
          <table:table-cell office:value-type="string">
            <text:p>invest</text:p>
          </table:table-cell>
          <table:table-cell office:value-type="string">
            <text:p>cash</text:p>
          </table:table-cell>
          <table:table-cell office:value-type="string">
            <text:p>Right</text:p>
          </table:table-cell>
          <table:table-cell office:value-type="string">
            <text:p>How \ " angels\ " are investing cash to help new businesses in #India .</text:p>
          </table:table-cell>
        </table:table-row>
        <table:table-row table:style-name="ro1">
          <table:table-cell table:number-columns-repeated="5"/>
          <table:table-cell office:value-type="string">
            <text:p>workers</text:p>
          </table:table-cell>
          <table:table-cell office:value-type="string">
            <text:p>cross border into</text:p>
          </table:table-cell>
          <table:table-cell office:value-type="string">
            <text:p>industrial zone</text:p>
          </table:table-cell>
          <table:table-cell office:value-type="string">
            <text:p>Right</text:p>
          </table:table-cell>
          <table:table-cell office:value-type="string">
            <text:p>VIDEO : Workers who cross border into industrial zone shared by North &amp; South #Korea .</text:p>
          </table:table-cell>
        </table:table-row>
        <table:table-row table:style-name="ro1">
          <table:table-cell table:number-columns-repeated="5"/>
          <table:table-cell office:value-type="string">
            <text:p>savers</text:p>
          </table:table-cell>
          <table:table-cell office:value-type="string">
            <text:p>lose money in</text:p>
          </table:table-cell>
          <table:table-cell office:value-type="string">
            <text:p>#cyprus banks</text:p>
          </table:table-cell>
          <table:table-cell office:value-type="string">
            <text:p>Right</text:p>
          </table:table-cell>
          <table:table-cell office:value-type="string">
            <text:p>will not compensate savers who lost money in #Cyprus banks .</text:p>
          </table:table-cell>
        </table:table-row>
        <table:table-row table:style-name="ro1">
          <table:table-cell table:number-columns-repeated="5"/>
          <table:table-cell office:value-type="string">
            <text:p>signed copy of beatles lp</text:p>
          </table:table-cell>
          <table:table-cell office:value-type="string">
            <text:p>sell for</text:p>
          </table:table-cell>
          <table:table-cell office:value-type="string">
            <text:p>$ # (£ # )</text:p>
          </table:table-cell>
          <table:table-cell office:value-type="string">
            <text:p>Right</text:p>
          </table:table-cell>
          <table:table-cell office:value-type="string">
            <text:p>Signed copy of Beatles LP sells for $ 290,000 (£ 191,000 ) , nearly 10 times original estimated price .</text:p>
          </table:table-cell>
        </table:table-row>
        <table:table-row table:style-name="ro1">
          <table:table-cell table:number-columns-repeated="5"/>
          <table:table-cell office:value-type="string">
            <text:p>he</text:p>
          </table:table-cell>
          <table:table-cell office:value-type="string">
            <text:p>win</text:p>
          </table:table-cell>
          <table:table-cell office:value-type="string">
            <text:p>#</text:p>
          </table:table-cell>
          <table:table-cell office:value-type="string">
            <text:p>Right</text:p>
          </table:table-cell>
          <table:table-cell office:value-type="string">
            <text:p>gives a new meaning to the phrase ' jog on the beach ' as he wins 150m on Rio's MergedWords Copacabana .</text:p>
          </table:table-cell>
        </table:table-row>
        <table:table-row table:style-name="ro1">
          <table:table-cell table:number-columns-repeated="5"/>
          <table:table-cell office:value-type="string">
            <text:p>tomorrow</text:p>
          </table:table-cell>
          <table:table-cell office:value-type="string">
            <text:p>consider</text:p>
          </table:table-cell>
          <table:table-cell office:value-type="string">
            <text:p>challenges tony hall</text:p>
          </table:table-cell>
          <table:table-cell office:value-type="string">
            <text:p>Wrong</text:p>
          </table:table-cell>
          <table:table-cell office:value-type="string">
            <text:p>New BBC director general starts tomorrow - considers challenges Tony Hall faces .</text:p>
          </table:table-cell>
        </table:table-row>
        <table:table-row table:style-name="ro1">
          <table:table-cell table:number-columns-repeated="5"/>
          <table:table-cell office:value-type="string">
            <text:p># bodies</text:p>
          </table:table-cell>
          <table:table-cell office:value-type="string">
            <text:p>recover from</text:p>
          </table:table-cell>
          <table:table-cell office:value-type="string">
            <text:p>landslide</text:p>
          </table:table-cell>
          <table:table-cell office:value-type="string">
            <text:p>Right</text:p>
          </table:table-cell>
          <table:table-cell office:value-type="string">
            <text:p>At least 21 bodies recovered from landslide in #Tibet , state media report - dozens of miners buried on Friday .</text:p>
          </table:table-cell>
        </table:table-row>
        <table:table-row table:style-name="ro1">
          <table:table-cell table:number-columns-repeated="5"/>
          <table:table-cell office:value-type="string">
            <text:p>dar es salaam</text:p>
          </table:table-cell>
          <table:table-cell office:value-type="string">
            <text:p>find at</text:p>
          </table:table-cell>
          <table:table-cell office:value-type="string">
            <text:p>least # bodies</text:p>
          </table:table-cell>
          <table:table-cell office:value-type="string">
            <text:p>Wrong</text:p>
          </table:table-cell>
          <table:table-cell office:value-type="string">
            <text:p>Emergency workers in Dar es Salaam find at least 30 bodies after building collapsed on Friday #Tanzania .</text:p>
          </table:table-cell>
        </table:table-row>
        <table:table-row table:style-name="ro1">
          <table:table-cell table:number-columns-repeated="5"/>
          <table:table-cell office:value-type="string">
            <text:p>tanker</text:p>
          </table:table-cell>
          <table:table-cell office:value-type="string">
            <text:p>blow up outside</text:p>
          </table:table-cell>
          <table:table-cell office:value-type="string">
            <text:p>police hq</text:p>
          </table:table-cell>
          <table:table-cell office:value-type="string">
            <text:p>Right</text:p>
          </table:table-cell>
          <table:table-cell office:value-type="string">
            <text:p>Update : Officers thought to make up most of casualties as tanker blown up outside police HQ in #Tikrit .</text:p>
          </table:table-cell>
        </table:table-row>
        <table:table-row table:style-name="ro1">
          <table:table-cell table:number-columns-repeated="5"/>
          <table:table-cell office:value-type="string">
            <text:p>suicide attacker</text:p>
          </table:table-cell>
          <table:table-cell office:value-type="string">
            <text:p>blow up</text:p>
          </table:table-cell>
          <table:table-cell office:value-type="string">
            <text:p>tanker lorry</text:p>
          </table:table-cell>
          <table:table-cell office:value-type="string">
            <text:p>Right</text:p>
          </table:table-cell>
          <table:table-cell office:value-type="string">
            <text:p>Suicide attacker blows up tanker lorry at police HQ in #Iraq city of #Tikrit , killing at least 5 people .</text:p>
          </table:table-cell>
        </table:table-row>
        <table:table-row table:style-name="ro1">
          <table:table-cell table:number-columns-repeated="5"/>
          <table:table-cell office:value-type="string">
            <text:p>the newsroom</text:p>
          </table:table-cell>
          <table:table-cell office:value-type="string">
            <text:p>launch at</text:p>
          </table:table-cell>
          <table:table-cell office:value-type="string">
            <text:p>10gmt</text:p>
          </table:table-cell>
          <table:table-cell office:value-type="string">
            <text:p>Right</text:p>
          </table:table-cell>
          <table:table-cell office:value-type="string">
            <text:p>Exciting times for New show The Newsroom launches at 10GMT .</text:p>
          </table:table-cell>
        </table:table-row>
        <table:table-row table:style-name="ro1">
          <table:table-cell table:number-columns-repeated="5"/>
          <table:table-cell office:value-type="string">
            <text:p>me</text:p>
          </table:table-cell>
          <table:table-cell office:value-type="string">
            <text:p>be on</text:p>
          </table:table-cell>
          <table:table-cell office:value-type="string">
            <text:p>radio</text:p>
          </table:table-cell>
          <table:table-cell office:value-type="string">
            <text:p>Right</text:p>
          </table:table-cell>
          <table:table-cell office:value-type="string">
            <text:p>Exciting times for me - am back on radio at 1030GMT .</text:p>
          </table:table-cell>
        </table:table-row>
        <table:table-row table:style-name="ro1">
          <table:table-cell table:number-columns-repeated="5"/>
          <table:table-cell office:value-type="string">
            <text:p>india olympic boxer</text:p>
          </table:table-cell>
          <table:table-cell office:value-type="string">
            <text:p>take</text:p>
          </table:table-cell>
          <table:table-cell office:value-type="string">
            <text:p>heroin</text:p>
          </table:table-cell>
          <table:table-cell office:value-type="string">
            <text:p>Right</text:p>
          </table:table-cell>
          <table:table-cell office:value-type="string">
            <text:p>India Olympic boxer ' took heroin ' .</text:p>
          </table:table-cell>
        </table:table-row>
        <table:table-row table:style-name="ro1">
          <table:table-cell table:number-columns-repeated="5"/>
          <table:table-cell office:value-type="string">
            <text:p>political considerations\</text:p>
          </table:table-cell>
          <table:table-cell office:value-type="string">
            <text:p>promise by</text:p>
          </table:table-cell>
          <table:table-cell office:value-type="string">
            <text:p>south #korea</text:p>
          </table:table-cell>
          <table:table-cell office:value-type="string">
            <text:p>Wrong</text:p>
          </table:table-cell>
          <table:table-cell office:value-type="string">
            <text:p>\ " Strong response without political considerations\ " promised by South #Korea if any \ " provocation\ " from North .</text:p>
          </table:table-cell>
        </table:table-row>
        <table:table-row table:style-name="ro1">
          <table:table-cell table:number-columns-repeated="5"/>
          <table:table-cell office:value-type="string">
            <text:p>nelson #mandela</text:p>
          </table:table-cell>
          <table:table-cell office:value-type="string">
            <text:p>spend day in</text:p>
          </table:table-cell>
          <table:table-cell office:value-type="string">
            <text:p>hospital</text:p>
          </table:table-cell>
          <table:table-cell office:value-type="string">
            <text:p>Right</text:p>
          </table:table-cell>
          <table:table-cell office:value-type="string">
            <text:p>Nelson #Mandela spends 6th day in hospital - on Sunday doctors reported \ " further improvement\ " in his health .</text:p>
          </table:table-cell>
        </table:table-row>
        <table:table-row table:style-name="ro1">
          <table:table-cell table:number-columns-repeated="5"/>
          <table:table-cell office:value-type="string">
            <text:p>nhs changes</text:p>
          </table:table-cell>
          <table:table-cell office:value-type="string">
            <text:p>come into</text:p>
          </table:table-cell>
          <table:table-cell office:value-type="string">
            <text:p>force</text:p>
          </table:table-cell>
          <table:table-cell office:value-type="string">
            <text:p>Right</text:p>
          </table:table-cell>
          <table:table-cell office:value-type="string">
            <text:p>NHS changes come into force .</text:p>
          </table:table-cell>
        </table:table-row>
        <table:table-row table:style-name="ro1">
          <table:table-cell table:number-columns-repeated="5"/>
          <table:table-cell office:value-type="string">
            <text:p>american points</text:p>
          </table:table-cell>
          <table:table-cell office:value-type="string">
            <text:p>win</text:p>
          </table:table-cell>
          <table:table-cell office:value-type="string">
            <text:p>houston</text:p>
          </table:table-cell>
          <table:table-cell office:value-type="string">
            <text:p>Right</text:p>
          </table:table-cell>
          <table:table-cell office:value-type="string">
            <text:p>American Points wins Houston Open .</text:p>
          </table:table-cell>
        </table:table-row>
        <table:table-row table:style-name="ro1">
          <table:table-cell table:number-columns-repeated="5"/>
          <table:table-cell office:value-type="string">
            <text:p>us</text:p>
          </table:table-cell>
          <table:table-cell office:value-type="string">
            <text:p>send</text:p>
          </table:table-cell>
          <table:table-cell office:value-type="string">
            <text:p>jets</text:p>
          </table:table-cell>
          <table:table-cell office:value-type="string">
            <text:p>Right</text:p>
          </table:table-cell>
          <table:table-cell office:value-type="string">
            <text:p>US sends jets amid Korea tensions .</text:p>
          </table:table-cell>
        </table:table-row>
        <table:table-row table:style-name="ro1">
          <table:table-cell table:number-columns-repeated="5"/>
          <table:table-cell office:value-type="string">
            <text:p>india olympic boxer</text:p>
          </table:table-cell>
          <table:table-cell office:value-type="string">
            <text:p>take</text:p>
          </table:table-cell>
          <table:table-cell office:value-type="string">
            <text:p>heroin</text:p>
          </table:table-cell>
          <table:table-cell office:value-type="string">
            <text:p>Right</text:p>
          </table:table-cell>
          <table:table-cell office:value-type="string">
            <text:p>India Olympic boxer ' took heroin ' .</text:p>
          </table:table-cell>
        </table:table-row>
        <table:table-row table:style-name="ro1">
          <table:table-cell table:number-columns-repeated="5"/>
          <table:table-cell office:value-type="string">
            <text:p>private newspapers</text:p>
          </table:table-cell>
          <table:table-cell office:value-type="string">
            <text:p>return to</text:p>
          </table:table-cell>
          <table:table-cell office:value-type="string">
            <text:p>burma</text:p>
          </table:table-cell>
          <table:table-cell office:value-type="string">
            <text:p>Right</text:p>
          </table:table-cell>
          <table:table-cell office:value-type="string">
            <text:p>Private newspapers return to Burma .</text:p>
          </table:table-cell>
        </table:table-row>
        <table:table-row table:style-name="ro1">
          <table:table-cell table:number-columns-repeated="5"/>
          <table:table-cell office:value-type="string">
            <text:p>era of free press</text:p>
          </table:table-cell>
          <table:table-cell office:value-type="string">
            <text:p>dawn in</text:p>
          </table:table-cell>
          <table:table-cell office:value-type="string">
            <text:p>burma</text:p>
          </table:table-cell>
          <table:table-cell office:value-type="string">
            <text:p>Right</text:p>
          </table:table-cell>
          <table:table-cell office:value-type="string">
            <text:p>VIDEO : Era of free press dawns in Burma .</text:p>
          </table:table-cell>
        </table:table-row>
        <table:table-row table:style-name="ro1">
          <table:table-cell table:number-columns-repeated="5"/>
          <table:table-cell office:value-type="string">
            <text:p>foreign tourist</text:p>
          </table:table-cell>
          <table:table-cell office:value-type="string">
            <text:p>rape on</text:p>
          </table:table-cell>
          <table:table-cell office:value-type="string">
            <text:p>rio minibus</text:p>
          </table:table-cell>
          <table:table-cell office:value-type="string">
            <text:p>Right</text:p>
          </table:table-cell>
          <table:table-cell office:value-type="string">
            <text:p>Foreign tourist raped on Rio minibus .</text:p>
          </table:table-cell>
        </table:table-row>
        <table:table-row table:style-name="ro1">
          <table:table-cell table:number-columns-repeated="5"/>
          <table:table-cell office:value-type="string">
            <text:p>no house survey</text:p>
          </table:table-cell>
          <table:table-cell office:value-type="string">
            <text:p>be</text:p>
          </table:table-cell>
          <table:table-cell office:value-type="string">
            <text:p>false economy</text:p>
          </table:table-cell>
          <table:table-cell office:value-type="string">
            <text:p>Right</text:p>
          </table:table-cell>
          <table:table-cell office:value-type="string">
            <text:p>No house survey ' is false economy ' .</text:p>
          </table:table-cell>
        </table:table-row>
        <table:table-row table:style-name="ro1">
          <table:table-cell table:number-columns-repeated="5"/>
          <table:table-cell office:value-type="string">
            <text:p>miliband</text:p>
          </table:table-cell>
          <table:table-cell office:value-type="string">
            <text:p>quit after</text:p>
          </table:table-cell>
          <table:table-cell office:value-type="string">
            <text:p>di canio</text:p>
          </table:table-cell>
          <table:table-cell office:value-type="string">
            <text:p>Right</text:p>
          </table:table-cell>
          <table:table-cell office:value-type="string">
            <text:p>Miliband quits after Di Canio hired .</text:p>
          </table:table-cell>
        </table:table-row>
        <table:table-row table:style-name="ro1">
          <table:table-cell table:number-columns-repeated="5"/>
          <table:table-cell office:value-type="string">
            <text:p>di canio</text:p>
          </table:table-cell>
          <table:table-cell office:value-type="string">
            <text:p>set for</text:p>
          </table:table-cell>
          <table:table-cell office:value-type="string">
            <text:p>sunderland talks</text:p>
          </table:table-cell>
          <table:table-cell office:value-type="string">
            <text:p>Right</text:p>
          </table:table-cell>
          <table:table-cell office:value-type="string">
            <text:p>Di Canio set for Sunderland talks .</text:p>
          </table:table-cell>
        </table:table-row>
        <table:table-row table:style-name="ro1">
          <table:table-cell table:number-columns-repeated="5"/>
          <table:table-cell office:value-type="string">
            <text:p>murray</text:p>
          </table:table-cell>
          <table:table-cell office:value-type="string">
            <text:p>climb second with</text:p>
          </table:table-cell>
          <table:table-cell office:value-type="string">
            <text:p>miami</text:p>
          </table:table-cell>
          <table:table-cell office:value-type="string">
            <text:p>Right</text:p>
          </table:table-cell>
          <table:table-cell office:value-type="string">
            <text:p>Murray climbs second with Miami win .</text:p>
          </table:table-cell>
        </table:table-row>
        <table:table-row table:style-name="ro1">
          <table:table-cell table:number-columns-repeated="5"/>
          <table:table-cell office:value-type="string">
            <text:p>nigerian troops</text:p>
          </table:table-cell>
          <table:table-cell office:value-type="string">
            <text:p>kill</text:p>
          </table:table-cell>
          <table:table-cell office:value-type="string">
            <text:p># militants</text:p>
          </table:table-cell>
          <table:table-cell office:value-type="string">
            <text:p>Right</text:p>
          </table:table-cell>
          <table:table-cell office:value-type="string">
            <text:p>Nigerian troops ' kill 14 militants ' .</text:p>
          </table:table-cell>
        </table:table-row>
        <table:table-row table:style-name="ro1">
          <table:table-cell table:number-columns-repeated="5"/>
          <table:table-cell office:value-type="string">
            <text:p>bolt</text:p>
          </table:table-cell>
          <table:table-cell office:value-type="string">
            <text:p>begin season with</text:p>
          </table:table-cell>
          <table:table-cell office:value-type="string">
            <text:p># rio</text:p>
          </table:table-cell>
          <table:table-cell office:value-type="string">
            <text:p>Right</text:p>
          </table:table-cell>
          <table:table-cell office:value-type="string">
            <text:p>Bolt begins season with 150m Rio win .</text:p>
          </table:table-cell>
        </table:table-row>
        <table:table-row table:style-name="ro1">
          <table:table-cell table:number-columns-repeated="5"/>
          <table:table-cell office:value-type="string">
            <text:p>floods</text:p>
          </table:table-cell>
          <table:table-cell office:value-type="string">
            <text:p>leave</text:p>
          </table:table-cell>
          <table:table-cell office:value-type="string">
            <text:p>several people</text:p>
          </table:table-cell>
          <table:table-cell office:value-type="string">
            <text:p>Right</text:p>
          </table:table-cell>
          <table:table-cell office:value-type="string">
            <text:p>In pictures : Floods leave several people dead in #PortLouis , .</text:p>
          </table:table-cell>
        </table:table-row>
        <table:table-row table:style-name="ro1">
          <table:table-cell table:number-columns-repeated="5"/>
          <table:table-cell office:value-type="string">
            <text:p>several people</text:p>
          </table:table-cell>
          <table:table-cell office:value-type="string">
            <text:p>dead in</text:p>
          </table:table-cell>
          <table:table-cell office:value-type="string">
            <text:p>#portlouis ,</text:p>
          </table:table-cell>
          <table:table-cell office:value-type="string">
            <text:p>Right</text:p>
          </table:table-cell>
          <table:table-cell office:value-type="string">
            <text:p>In pictures : Floods leave several people dead in #PortLouis , .</text:p>
          </table:table-cell>
        </table:table-row>
        <table:table-row table:style-name="ro1">
          <table:table-cell table:number-columns-repeated="5"/>
          <table:table-cell office:value-type="string">
            <text:p>usain bolt</text:p>
          </table:table-cell>
          <table:table-cell office:value-type="string">
            <text:p>fall</text:p>
          </table:table-cell>
          <table:table-cell office:value-type="string">
            <text:p>#</text:p>
          </table:table-cell>
          <table:table-cell office:value-type="string">
            <text:p>Right</text:p>
          </table:table-cell>
          <table:table-cell office:value-type="string">
            <text:p>Usain Bolt falls 0 .</text:p>
          </table:table-cell>
        </table:table-row>
        <table:table-row table:style-name="ro1">
          <table:table-cell table:number-columns-repeated="5"/>
          <table:table-cell office:value-type="string">
            <text:p>pope francis</text:p>
          </table:table-cell>
          <table:table-cell office:value-type="string">
            <text:p>deliver</text:p>
          </table:table-cell>
          <table:table-cell office:value-type="string">
            <text:p>easter mass</text:p>
          </table:table-cell>
          <table:table-cell office:value-type="string">
            <text:p>Right</text:p>
          </table:table-cell>
          <table:table-cell office:value-type="string">
            <text:p>Listen : Pope Francis delivers Easter Mass ; Karzai in Qatar for peace talks ; Maldives ' rape sentence .</text:p>
          </table:table-cell>
        </table:table-row>
        <table:table-row table:style-name="ro1">
          <table:table-cell table:number-columns-repeated="5"/>
          <table:table-cell office:value-type="string">
            <text:p>laughter</text:p>
          </table:table-cell>
          <table:table-cell office:value-type="string">
            <text:p>be way to achieve</text:p>
          </table:table-cell>
          <table:table-cell office:value-type="string">
            <text:p>a happy marriage</text:p>
          </table:table-cell>
          <table:table-cell office:value-type="string">
            <text:p>Right</text:p>
          </table:table-cell>
          <table:table-cell office:value-type="string">
            <text:p>Laughter is the way to achieve a happy marriage , according to this article Do you agree ?.</text:p>
          </table:table-cell>
        </table:table-row>
        <table:table-row table:style-name="ro1">
          <table:table-cell table:number-columns-repeated="5"/>
          <table:table-cell office:value-type="string">
            <text:p>this article</text:p>
          </table:table-cell>
          <table:table-cell office:value-type="string">
            <text:p>do</text:p>
          </table:table-cell>
          <table:table-cell office:value-type="string">
            <text:p>you</text:p>
          </table:table-cell>
          <table:table-cell office:value-type="string">
            <text:p>Wrong</text:p>
          </table:table-cell>
          <table:table-cell office:value-type="string">
            <text:p>Laughter is the way to achieve a happy marriage , according to this article Do you agree ?.</text:p>
          </table:table-cell>
        </table:table-row>
        <table:table-row table:style-name="ro1">
          <table:table-cell table:number-columns-repeated="5"/>
          <table:table-cell office:value-type="string">
            <text:p>rebels</text:p>
          </table:table-cell>
          <table:table-cell office:value-type="string">
            <text:p>attack</text:p>
          </table:table-cell>
          <table:table-cell office:value-type="string">
            <text:p>mali army</text:p>
          </table:table-cell>
          <table:table-cell office:value-type="string">
            <text:p>Right</text:p>
          </table:table-cell>
          <table:table-cell office:value-type="string">
            <text:p>Rebels attack Mali army in Timbuktu .</text:p>
          </table:table-cell>
        </table:table-row>
        <table:table-row table:style-name="ro1">
          <table:table-cell table:number-columns-repeated="5"/>
          <table:table-cell office:value-type="string">
            <text:p>#kenya's</text:p>
          </table:table-cell>
          <table:table-cell office:value-type="string">
            <text:p>tell</text:p>
          </table:table-cell>
          <table:table-cell office:value-type="string">
            <text:p>he</text:p>
          </table:table-cell>
          <table:table-cell office:value-type="string">
            <text:p>Right</text:p>
          </table:table-cell>
          <table:table-cell office:value-type="string">
            <text:p>AUDIO : #Kenya's tells why he accepts court's MergedWords validation of #Kenyatta election win .</text:p>
          </table:table-cell>
        </table:table-row>
        <table:table-row table:style-name="ro1">
          <table:table-cell table:number-columns-repeated="5"/>
          <table:table-cell office:value-type="string">
            <text:p>he</text:p>
          </table:table-cell>
          <table:table-cell office:value-type="string">
            <text:p>accept</text:p>
          </table:table-cell>
          <table:table-cell office:value-type="string">
            <text:p>court's mergedwords validation of #kenyatta election</text:p>
          </table:table-cell>
          <table:table-cell office:value-type="string">
            <text:p>Right</text:p>
          </table:table-cell>
          <table:table-cell office:value-type="string">
            <text:p>AUDIO : #Kenya's tells why he accepts court's MergedWords validation of #Kenyatta election win .</text:p>
          </table:table-cell>
        </table:table-row>
        <table:table-row table:style-name="ro1">
          <table:table-cell table:number-columns-repeated="5"/>
          <table:table-cell office:value-type="string">
            <text:p>russian tycoon boris</text:p>
          </table:table-cell>
          <table:table-cell office:value-type="string">
            <text:p>find dead in</text:p>
          </table:table-cell>
          <table:table-cell office:value-type="string">
            <text:p>uk</text:p>
          </table:table-cell>
          <table:table-cell office:value-type="string">
            <text:p>Right</text:p>
          </table:table-cell>
          <table:table-cell office:value-type="string">
            <text:p>Russian tycoon Boris #Berezovsky - found dead in UK last week - was \ " an inspiration\ " , daughter says .</text:p>
          </table:table-cell>
        </table:table-row>
        <table:table-row table:style-name="ro1">
          <table:table-cell table:number-columns-repeated="5"/>
          <table:table-cell office:value-type="string">
            <text:p># people</text:p>
          </table:table-cell>
          <table:table-cell office:value-type="string">
            <text:p>die after</text:p>
          </table:table-cell>
          <table:table-cell office:value-type="string">
            <text:p>sudden</text:p>
          </table:table-cell>
          <table:table-cell office:value-type="string">
            <text:p>Wrong</text:p>
          </table:table-cell>
          <table:table-cell office:value-type="string">
            <text:p>At least 10 people die after sudden rains caused flooding in #Mauritius capital , #PortLouis .</text:p>
          </table:table-cell>
        </table:table-row>
        <table:table-row table:style-name="ro1">
          <table:table-cell table:number-columns-repeated="5"/>
          <table:table-cell office:value-type="string">
            <text:p>#egypt satirist bassem youssef</text:p>
          </table:table-cell>
          <table:table-cell office:value-type="string">
            <text:p>free on</text:p>
          </table:table-cell>
          <table:table-cell office:value-type="string">
            <text:p>bail</text:p>
          </table:table-cell>
          <table:table-cell office:value-type="string">
            <text:p>Right</text:p>
          </table:table-cell>
          <table:table-cell office:value-type="string">
            <text:p>#Egypt satirist Bassem Youssef freed on bail after questioning over claims of insulting Islam &amp; president .</text:p>
          </table:table-cell>
        </table:table-row>
        <table:table-row table:style-name="ro1">
          <table:table-cell table:number-columns-repeated="5"/>
          <table:table-cell office:value-type="string">
            <text:p>actor stephen #baldwin</text:p>
          </table:table-cell>
          <table:table-cell office:value-type="string">
            <text:p>avoid</text:p>
          </table:table-cell>
          <table:table-cell office:value-type="string">
            <text:p>jail</text:p>
          </table:table-cell>
          <table:table-cell office:value-type="string">
            <text:p>Right</text:p>
          </table:table-cell>
          <table:table-cell office:value-type="string">
            <text:p>Actor Stephen #Baldwin avoids jail after admitting income tax evasion .</text:p>
          </table:table-cell>
        </table:table-row>
        <table:table-row table:style-name="ro1">
          <table:table-cell table:number-columns-repeated="5"/>
          <table:table-cell office:value-type="string">
            <text:p># men</text:p>
          </table:table-cell>
          <table:table-cell office:value-type="string">
            <text:p>die in</text:p>
          </table:table-cell>
          <table:table-cell office:value-type="string">
            <text:p>#shanghai</text:p>
          </table:table-cell>
          <table:table-cell office:value-type="string">
            <text:p>Right</text:p>
          </table:table-cell>
          <table:table-cell office:value-type="string">
            <text:p>2 men die in #Shanghai after contracting strain of \ " not previously known in humans\ " .</text:p>
          </table:table-cell>
        </table:table-row>
        <table:table-row table:style-name="ro1">
          <table:table-cell table:number-columns-repeated="5"/>
          <table:table-cell office:value-type="string">
            <text:p>trio</text:p>
          </table:table-cell>
          <table:table-cell office:value-type="string">
            <text:p>begin</text:p>
          </table:table-cell>
          <table:table-cell office:value-type="string">
            <text:p>a challenge</text:p>
          </table:table-cell>
          <table:table-cell office:value-type="string">
            <text:p>Right</text:p>
          </table:table-cell>
          <table:table-cell office:value-type="string">
            <text:p>Trio begin a challenge to run in 39 marathons within a month through eastern Europe .</text:p>
          </table:table-cell>
        </table:table-row>
        <table:table-row table:style-name="ro1">
          <table:table-cell table:number-columns-repeated="5"/>
          <table:table-cell office:value-type="string">
            <text:p>#apple</text:p>
          </table:table-cell>
          <table:table-cell office:value-type="string">
            <text:p>deny</text:p>
          </table:table-cell>
          <table:table-cell office:value-type="string">
            <text:p>trademark</text:p>
          </table:table-cell>
          <table:table-cell office:value-type="string">
            <text:p>Right</text:p>
          </table:table-cell>
          <table:table-cell office:value-type="string">
            <text:p>#Apple denied trademark for iPad Mini by US Patent &amp; Trademark Office .</text:p>
          </table:table-cell>
        </table:table-row>
        <table:table-row table:style-name="ro1">
          <table:table-cell table:number-columns-repeated="5"/>
          <table:table-cell office:value-type="string">
            <text:p>spanish people</text:p>
          </table:table-cell>
          <table:table-cell office:value-type="string">
            <text:p>move to</text:p>
          </table:table-cell>
          <table:table-cell office:value-type="string">
            <text:p>wales</text:p>
          </table:table-cell>
          <table:table-cell office:value-type="string">
            <text:p>Right</text:p>
          </table:table-cell>
          <table:table-cell office:value-type="string">
            <text:p>\ " Y viva Cymru\ " - 3 tales from Spanish people who have moved to Wales in search of work .</text:p>
          </table:table-cell>
        </table:table-row>
        <table:table-row table:style-name="ro1">
          <table:table-cell table:number-columns-repeated="5"/>
          <table:table-cell office:value-type="string">
            <text:p>district attorney</text:p>
          </table:table-cell>
          <table:table-cell office:value-type="string">
            <text:p>become</text:p>
          </table:table-cell>
          <table:table-cell office:value-type="string">
            <text:p>third law official</text:p>
          </table:table-cell>
          <table:table-cell office:value-type="string">
            <text:p>Right</text:p>
          </table:table-cell>
          <table:table-cell office:value-type="string">
            <text:p>district attorney becomes third law official to be killed in US in recent weeks .</text:p>
          </table:table-cell>
        </table:table-row>
        <table:table-row table:style-name="ro1">
          <table:table-cell table:number-columns-repeated="5"/>
          <table:table-cell office:value-type="string">
            <text:p>raila odinga</text:p>
          </table:table-cell>
          <table:table-cell office:value-type="string">
            <text:p>tell</text:p>
          </table:table-cell>
          <table:table-cell office:value-type="string">
            <text:p>julian marshall</text:p>
          </table:table-cell>
          <table:table-cell office:value-type="string">
            <text:p>Right</text:p>
          </table:table-cell>
          <table:table-cell office:value-type="string">
            <text:p>Raila Odinga tells Julian Marshall \ " Kenya still needs a solution\ " and that ' Kenyatta confirmation leaves wounds'\n\nhttp://tco/pEh4T8bOyP .</text:p>
          </table:table-cell>
        </table:table-row>
        <table:table-row table:style-name="ro1">
          <table:table-cell table:number-columns-repeated="5"/>
          <table:table-cell office:value-type="string">
            <text:p>kenya</text:p>
          </table:table-cell>
          <table:table-cell office:value-type="string">
            <text:p>need</text:p>
          </table:table-cell>
          <table:table-cell office:value-type="string">
            <text:p>a solution\</text:p>
          </table:table-cell>
          <table:table-cell office:value-type="string">
            <text:p>Right</text:p>
          </table:table-cell>
          <table:table-cell office:value-type="string">
            <text:p>Raila Odinga tells Julian Marshall \ " Kenya still needs a solution\ " and that ' Kenyatta confirmation leaves wounds'\n\nhttp://tco/pEh4T8bOyP .</text:p>
          </table:table-cell>
        </table:table-row>
        <table:table-row table:style-name="ro1">
          <table:table-cell table:number-columns-repeated="5"/>
          <table:table-cell office:value-type="string">
            <text:p>kenyatta</text:p>
          </table:table-cell>
          <table:table-cell office:value-type="string">
            <text:p>leave</text:p>
          </table:table-cell>
          <table:table-cell office:value-type="string">
            <text:p>wounds'\n\nhttp://tco/peh4t8boyp</text:p>
          </table:table-cell>
          <table:table-cell office:value-type="string">
            <text:p>Right</text:p>
          </table:table-cell>
          <table:table-cell office:value-type="string">
            <text:p>Raila Odinga tells Julian Marshall \ " Kenya still needs a solution\ " and that ' Kenyatta confirmation leaves wounds'\n\nhttp://tco/pEh4T8bOyP .</text:p>
          </table:table-cell>
        </table:table-row>
        <table:table-row table:style-name="ro1">
          <table:table-cell table:number-columns-repeated="5"/>
          <table:table-cell office:value-type="string">
            <text:p>dangerous infection</text:p>
          </table:table-cell>
          <table:table-cell office:value-type="string">
            <text:p>infect</text:p>
          </table:table-cell>
          <table:table-cell office:value-type="string">
            <text:p>#cysticfibrosis patients</text:p>
          </table:table-cell>
          <table:table-cell office:value-type="string">
            <text:p>Right</text:p>
          </table:table-cell>
          <table:table-cell office:value-type="string">
            <text:p>Dangerous infection which can infect #cysticfibrosis patients \ " can now be spread between patients\ " .</text:p>
          </table:table-cell>
        </table:table-row>
        <table:table-row table:style-name="ro1">
          <table:table-cell table:number-columns-repeated="5"/>
          <table:table-cell office:value-type="string">
            <text:p>\ " accidental\ " fire</text:p>
          </table:table-cell>
          <table:table-cell office:value-type="string">
            <text:p>kill</text:p>
          </table:table-cell>
          <table:table-cell office:value-type="string">
            <text:p># children</text:p>
          </table:table-cell>
          <table:table-cell office:value-type="string">
            <text:p>Right</text:p>
          </table:table-cell>
          <table:table-cell office:value-type="string">
            <text:p>\ " Accidental\ " fire kills 5 children in Saint-Quentin , northern France .</text:p>
          </table:table-cell>
        </table:table-row>
        <table:table-row table:style-name="ro1">
          <table:table-cell table:number-columns-repeated="5"/>
          <table:table-cell office:value-type="string">
            <text:p>francis</text:p>
          </table:table-cell>
          <table:table-cell office:value-type="string">
            <text:p>lead</text:p>
          </table:table-cell>
          <table:table-cell office:value-type="string">
            <text:p>#easter sunday mass</text:p>
          </table:table-cell>
          <table:table-cell office:value-type="string">
            <text:p>Right</text:p>
          </table:table-cell>
          <table:table-cell office:value-type="string">
            <text:p>WATCH LIVE : Francis leads #Easter Sunday Mass in the Vatican .</text:p>
          </table:table-cell>
        </table:table-row>
        <table:table-row table:style-name="ro1">
          <table:table-cell table:number-columns-repeated="5"/>
          <table:table-cell office:value-type="string">
            <text:p># &amp; #</text:p>
          </table:table-cell>
          <table:table-cell office:value-type="string">
            <text:p>kill in</text:p>
          </table:table-cell>
          <table:table-cell office:value-type="string">
            <text:p>house fire</text:p>
          </table:table-cell>
          <table:table-cell office:value-type="string">
            <text:p>Wrong</text:p>
          </table:table-cell>
          <table:table-cell office:value-type="string">
            <text:p>5 children aged between 2 &amp; 10 are killed in house fire in northern France town of Saint-Quentin , officials say .</text:p>
          </table:table-cell>
        </table:table-row>
        <table:table-row table:style-name="ro1">
          <table:table-cell table:number-columns-repeated="5"/>
          <table:table-cell office:value-type="string">
            <text:p>south africa</text:p>
          </table:table-cell>
          <table:table-cell office:value-type="string">
            <text:p>hold prayer for</text:p>
          </table:table-cell>
          <table:table-cell office:value-type="string">
            <text:p>nelson #mandela</text:p>
          </table:table-cell>
          <table:table-cell office:value-type="string">
            <text:p>Right</text:p>
          </table:table-cell>
          <table:table-cell office:value-type="string">
            <text:p>Churches across South Africa holding prayers for Nelson #Mandela on ex-president's MergedWords 4th day in hospital .</text:p>
          </table:table-cell>
        </table:table-row>
        <table:table-row table:style-name="ro1">
          <table:table-cell table:number-columns-repeated="5"/>
          <table:table-cell office:value-type="string">
            <text:p>kruger helicopter crash</text:p>
          </table:table-cell>
          <table:table-cell office:value-type="string">
            <text:p>kill</text:p>
          </table:table-cell>
          <table:table-cell office:value-type="string">
            <text:p>#</text:p>
          </table:table-cell>
          <table:table-cell office:value-type="string">
            <text:p>Right</text:p>
          </table:table-cell>
          <table:table-cell office:value-type="string">
            <text:p>Kruger helicopter crash kills five .</text:p>
          </table:table-cell>
        </table:table-row>
        <table:table-row table:style-name="ro1">
          <table:table-cell table:number-columns-repeated="5"/>
          <table:table-cell office:value-type="string">
            <text:p>egypt's mergedwords satirist</text:p>
          </table:table-cell>
          <table:table-cell office:value-type="string">
            <text:p>stand up for</text:p>
          </table:table-cell>
          <table:table-cell office:value-type="string">
            <text:p>freedom</text:p>
          </table:table-cell>
          <table:table-cell office:value-type="string">
            <text:p>Right</text:p>
          </table:table-cell>
          <table:table-cell office:value-type="string">
            <text:p>VIDEO : Egypt's MergedWords satirist stands up for freedom .</text:p>
          </table:table-cell>
        </table:table-row>
        <table:table-row table:style-name="ro1">
          <table:table-cell table:number-columns-repeated="5"/>
          <table:table-cell office:value-type="string">
            <text:p>churches</text:p>
          </table:table-cell>
          <table:table-cell office:value-type="string">
            <text:p>say</text:p>
          </table:table-cell>
          <table:table-cell office:value-type="string">
            <text:p>welfare cuts</text:p>
          </table:table-cell>
          <table:table-cell office:value-type="string">
            <text:p>Wrong</text:p>
          </table:table-cell>
          <table:table-cell office:value-type="string">
            <text:p>Churches say welfare cuts ' unjust ' .</text:p>
          </table:table-cell>
        </table:table-row>
        <table:table-row table:style-name="ro1">
          <table:table-cell table:number-columns-repeated="5"/>
          <table:table-cell office:value-type="string">
            <text:p>elephant skeleton</text:p>
          </table:table-cell>
          <table:table-cell office:value-type="string">
            <text:p>lose</text:p>
          </table:table-cell>
          <table:table-cell office:value-type="string">
            <text:p>tusk</text:p>
          </table:table-cell>
          <table:table-cell office:value-type="string">
            <text:p>Right</text:p>
          </table:table-cell>
          <table:table-cell office:value-type="string">
            <text:p>VIDEO : Elephant skeleton loses tusk in theft .</text:p>
          </table:table-cell>
        </table:table-row>
        <table:table-row table:style-name="ro1">
          <table:table-cell table:number-columns-repeated="5"/>
          <table:table-cell office:value-type="string">
            <text:p>mitchell</text:p>
          </table:table-cell>
          <table:table-cell office:value-type="string">
            <text:p>complain to</text:p>
          </table:table-cell>
          <table:table-cell office:value-type="string">
            <text:p>ipcc</text:p>
          </table:table-cell>
          <table:table-cell office:value-type="string">
            <text:p>Right</text:p>
          </table:table-cell>
          <table:table-cell office:value-type="string">
            <text:p>Mitchell complains to IPCC over Met .</text:p>
          </table:table-cell>
        </table:table-row>
        <table:table-row table:style-name="ro1">
          <table:table-cell table:number-columns-repeated="5"/>
          <table:table-cell office:value-type="string">
            <text:p>jordanian king</text:p>
          </table:table-cell>
          <table:table-cell office:value-type="string">
            <text:p>swear in</text:p>
          </table:table-cell>
          <table:table-cell office:value-type="string">
            <text:p>government</text:p>
          </table:table-cell>
          <table:table-cell office:value-type="string">
            <text:p>Right</text:p>
          </table:table-cell>
          <table:table-cell office:value-type="string">
            <text:p>Jordanian king swears in government .</text:p>
          </table:table-cell>
        </table:table-row>
        <table:table-row table:style-name="ro1">
          <table:table-cell table:number-columns-repeated="5"/>
          <table:table-cell office:value-type="string">
            <text:p>turin shroud</text:p>
          </table:table-cell>
          <table:table-cell office:value-type="string">
            <text:p>show live on</text:p>
          </table:table-cell>
          <table:table-cell office:value-type="string">
            <text:p>italy tv</text:p>
          </table:table-cell>
          <table:table-cell office:value-type="string">
            <text:p>Right</text:p>
          </table:table-cell>
          <table:table-cell office:value-type="string">
            <text:p>Turin Shroud shown live on Italy TV .</text:p>
          </table:table-cell>
        </table:table-row>
        <table:table-row table:style-name="ro1">
          <table:table-cell table:number-columns-repeated="5"/>
          <table:table-cell office:value-type="string">
            <text:p>new rules</text:p>
          </table:table-cell>
          <table:table-cell office:value-type="string">
            <text:p>hit</text:p>
          </table:table-cell>
          <table:table-cell office:value-type="string">
            <text:p>italy's mergedwords race tracks</text:p>
          </table:table-cell>
          <table:table-cell office:value-type="string">
            <text:p>Right</text:p>
          </table:table-cell>
          <table:table-cell office:value-type="string">
            <text:p>VIDEO : New rules hit Italy's MergedWords race tracks .</text:p>
          </table:table-cell>
        </table:table-row>
        <table:table-row table:style-name="ro1">
          <table:table-cell table:number-columns-repeated="5"/>
          <table:table-cell office:value-type="string">
            <text:p>odinga</text:p>
          </table:table-cell>
          <table:table-cell office:value-type="string">
            <text:p>respect</text:p>
          </table:table-cell>
          <table:table-cell office:value-type="string">
            <text:p>election ruling</text:p>
          </table:table-cell>
          <table:table-cell office:value-type="string">
            <text:p>Wrong</text:p>
          </table:table-cell>
          <table:table-cell office:value-type="string">
            <text:p>VIDEO : Odinga ' respects election ruling ' .</text:p>
          </table:table-cell>
        </table:table-row>
        <table:table-row table:style-name="ro1">
          <table:table-cell table:number-columns-repeated="5"/>
          <table:table-cell office:value-type="string">
            <text:p>us president #obama</text:p>
          </table:table-cell>
          <table:table-cell office:value-type="string">
            <text:p>wish</text:p>
          </table:table-cell>
          <table:table-cell office:value-type="string">
            <text:p>those</text:p>
          </table:table-cell>
          <table:table-cell office:value-type="string">
            <text:p>Right</text:p>
          </table:table-cell>
          <table:table-cell office:value-type="string">
            <text:p>VIDEO : US President #Obama wishes those who celebrate Easter \ " a blessed &amp; joyful\ " time .</text:p>
          </table:table-cell>
        </table:table-row>
        <table:table-row table:style-name="ro1">
          <table:table-cell table:number-columns-repeated="5"/>
          <table:table-cell office:value-type="string">
            <text:p>those</text:p>
          </table:table-cell>
          <table:table-cell office:value-type="string">
            <text:p>celebrate</text:p>
          </table:table-cell>
          <table:table-cell office:value-type="string">
            <text:p>easter \</text:p>
          </table:table-cell>
          <table:table-cell office:value-type="string">
            <text:p>Right</text:p>
          </table:table-cell>
          <table:table-cell office:value-type="string">
            <text:p>VIDEO : US President #Obama wishes those who celebrate Easter \ " a blessed &amp; joyful\ " time .</text:p>
          </table:table-cell>
        </table:table-row>
        <table:table-row table:style-name="ro1">
          <table:table-cell table:number-columns-repeated="5"/>
          <table:table-cell office:value-type="string">
            <text:p>raila odinga</text:p>
          </table:table-cell>
          <table:table-cell office:value-type="string">
            <text:p>say</text:p>
          </table:table-cell>
          <table:table-cell office:value-type="string">
            <text:p>he</text:p>
          </table:table-cell>
          <table:table-cell office:value-type="string">
            <text:p>Right</text:p>
          </table:table-cell>
          <table:table-cell office:value-type="string">
            <text:p>presidential challenger Raila Odinga says he accepts court verdict handing victory to Uhuru Kenyatta .</text:p>
          </table:table-cell>
        </table:table-row>
        <table:table-row table:style-name="ro1">
          <table:table-cell table:number-columns-repeated="5"/>
          <table:table-cell office:value-type="string">
            <text:p>he</text:p>
          </table:table-cell>
          <table:table-cell office:value-type="string">
            <text:p>accept</text:p>
          </table:table-cell>
          <table:table-cell office:value-type="string">
            <text:p>court verdict</text:p>
          </table:table-cell>
          <table:table-cell office:value-type="string">
            <text:p>Right</text:p>
          </table:table-cell>
          <table:table-cell office:value-type="string">
            <text:p>presidential challenger Raila Odinga says he accepts court verdict handing victory to Uhuru Kenyatta .</text:p>
          </table:table-cell>
        </table:table-row>
        <table:table-row table:style-name="ro1">
          <table:table-cell table:number-columns-repeated="5"/>
          <table:table-cell office:value-type="string">
            <text:p>court verdict</text:p>
          </table:table-cell>
          <table:table-cell office:value-type="string">
            <text:p>hand victory to</text:p>
          </table:table-cell>
          <table:table-cell office:value-type="string">
            <text:p>Uhuru Kenyatta</text:p>
          </table:table-cell>
          <table:table-cell office:value-type="string">
            <text:p>Right</text:p>
          </table:table-cell>
          <table:table-cell office:value-type="string">
            <text:p>presidential challenger Raila Odinga says he accepts court verdict handing victory to Uhuru Kenyatta .</text:p>
          </table:table-cell>
        </table:table-row>
        <table:table-row table:style-name="ro1">
          <table:table-cell table:number-columns-repeated="5"/>
          <table:table-cell office:value-type="string">
            <text:p>egypt satirist</text:p>
          </table:table-cell>
          <table:table-cell office:value-type="string">
            <text:p>face</text:p>
          </table:table-cell>
          <table:table-cell office:value-type="string">
            <text:p>arrest warrant</text:p>
          </table:table-cell>
          <table:table-cell office:value-type="string">
            <text:p>Right</text:p>
          </table:table-cell>
          <table:table-cell office:value-type="string">
            <text:p>Egypt satirist faces arrest warrant .</text:p>
          </table:table-cell>
        </table:table-row>
        <table:table-row table:style-name="ro1">
          <table:table-cell table:number-columns-repeated="5"/>
          <table:table-cell office:value-type="string">
            <text:p>bank of #cyprus</text:p>
          </table:table-cell>
          <table:table-cell office:value-type="string">
            <text:p>outline</text:p>
          </table:table-cell>
          <table:table-cell office:value-type="string">
            <text:p>details</text:p>
          </table:table-cell>
          <table:table-cell office:value-type="string">
            <text:p>Right</text:p>
          </table:table-cell>
          <table:table-cell office:value-type="string">
            <text:p>Update : Bank of #Cyprus outlines details for savers holding more than € 100,000 in accounts .</text:p>
          </table:table-cell>
        </table:table-row>
        <table:table-row table:style-name="ro1">
          <table:table-cell table:number-columns-repeated="5"/>
          <table:table-cell office:value-type="string">
            <text:p>bank of #cyprus accounts</text:p>
          </table:table-cell>
          <table:table-cell office:value-type="string">
            <text:p>have</text:p>
          </table:table-cell>
          <table:table-cell office:value-type="string">
            <text:p>#</text:p>
          </table:table-cell>
          <table:table-cell office:value-type="string">
            <text:p>Wrong</text:p>
          </table:table-cell>
          <table:table-cell office:value-type="string">
            <text:p>People with more than € 100,000 in Bank of #Cyprus accounts will have 37 .</text:p>
          </table:table-cell>
        </table:table-row>
        <table:table-row table:style-name="ro1">
          <table:table-cell table:number-columns-repeated="5"/>
          <table:table-cell office:value-type="string">
            <text:p># of savings</text:p>
          </table:table-cell>
          <table:table-cell office:value-type="string">
            <text:p>turn into</text:p>
          </table:table-cell>
          <table:table-cell office:value-type="string">
            <text:p>bank shares</text:p>
          </table:table-cell>
          <table:table-cell office:value-type="string">
            <text:p>Right</text:p>
          </table:table-cell>
          <table:table-cell office:value-type="string">
            <text:p>5% of savings turned into bank shares , officials say .</text:p>
          </table:table-cell>
        </table:table-row>
        <table:table-row table:style-name="ro1">
          <table:table-cell table:number-columns-repeated="5"/>
          <table:table-cell office:value-type="string">
            <text:p>he</text:p>
          </table:table-cell>
          <table:table-cell office:value-type="string">
            <text:p>end career in</text:p>
          </table:table-cell>
          <table:table-cell office:value-type="string">
            <text:p>#kenyan politics</text:p>
          </table:table-cell>
          <table:table-cell office:value-type="string">
            <text:p>Right</text:p>
          </table:table-cell>
          <table:table-cell office:value-type="string">
            <text:p>How Raila Odinga responds to ruling is critical and so too the question of whether he will now end a career in #kenyan politics .</text:p>
          </table:table-cell>
        </table:table-row>
        <table:table-row table:style-name="ro1">
          <table:table-cell table:number-columns-repeated="5"/>
          <table:table-cell office:value-type="string">
            <text:p>president uhuru kenyatta</text:p>
          </table:table-cell>
          <table:table-cell office:value-type="string">
            <text:p>elect in</text:p>
          </table:table-cell>
          <table:table-cell office:value-type="string">
            <text:p>free , fair &amp; credible poll</text:p>
          </table:table-cell>
          <table:table-cell office:value-type="string">
            <text:p>Right</text:p>
          </table:table-cell>
          <table:table-cell office:value-type="string">
            <text:p>#Kenya's Supreme Court rules President Uhuru Kenyatta legitimately elected in free , fair &amp; credible poll .</text:p>
          </table:table-cell>
        </table:table-row>
        <table:table-row table:style-name="ro1">
          <table:table-cell table:number-columns-repeated="5"/>
          <table:table-cell office:value-type="string">
            <text:p>david tennant &amp; billie piper</text:p>
          </table:table-cell>
          <table:table-cell office:value-type="string">
            <text:p>return to</text:p>
          </table:table-cell>
          <table:table-cell office:value-type="string">
            <text:p>#doctorwho</text:p>
          </table:table-cell>
          <table:table-cell office:value-type="string">
            <text:p>Right</text:p>
          </table:table-cell>
          <table:table-cell office:value-type="string">
            <text:p>David Tennant &amp; Billie Piper return to #DoctorWho for TV show's 50th anniversary special .</text:p>
          </table:table-cell>
        </table:table-row>
        <table:table-row table:style-name="ro1">
          <table:table-cell table:number-columns-repeated="5"/>
          <table:table-cell office:value-type="string">
            <text:p>#italy's president</text:p>
          </table:table-cell>
          <table:table-cell office:value-type="string">
            <text:p>select</text:p>
          </table:table-cell>
          <table:table-cell office:value-type="string">
            <text:p>group\</text:p>
          </table:table-cell>
          <table:table-cell office:value-type="string">
            <text:p>Wrong</text:p>
          </table:table-cell>
          <table:table-cell office:value-type="string">
            <text:p>Update : #Italy's president to invite \ " select group\ " to propose ideas on how to form new government .</text:p>
          </table:table-cell>
        </table:table-row>
        <table:table-row table:style-name="ro1">
          <table:table-cell table:number-columns-repeated="5"/>
          <table:table-cell office:value-type="string">
            <text:p>president giorgio napolitano</text:p>
          </table:table-cell>
          <table:table-cell office:value-type="string">
            <text:p>say</text:p>
          </table:table-cell>
          <table:table-cell office:value-type="string">
            <text:p>he'll</text:p>
          </table:table-cell>
          <table:table-cell office:value-type="string">
            <text:p>Right</text:p>
          </table:table-cell>
          <table:table-cell office:value-type="string">
            <text:p>President Giorgio Napolitano says he'll MergedWords continue in office &amp; intensify efforts to form new government .</text:p>
          </table:table-cell>
        </table:table-row>
        <table:table-row table:style-name="ro1">
          <table:table-cell table:number-columns-repeated="5"/>
          <table:table-cell office:value-type="string">
            <text:p>difficulty\</text:p>
          </table:table-cell>
          <table:table-cell office:value-type="string">
            <text:p>continue to respond to</text:p>
          </table:table-cell>
          <table:table-cell office:value-type="string">
            <text:p>treatment</text:p>
          </table:table-cell>
          <table:table-cell office:value-type="string">
            <text:p>Wrong</text:p>
          </table:table-cell>
          <table:table-cell office:value-type="string">
            <text:p>Nelson #Mandela \ " now able to breathe without difficulty\ " &amp; continues to respond to treatment , South African presidency says .</text:p>
          </table:table-cell>
        </table:table-row>
        <table:table-row table:style-name="ro1">
          <table:table-cell table:number-columns-repeated="5"/>
          <table:table-cell office:value-type="string">
            <text:p>moscow</text:p>
          </table:table-cell>
          <table:table-cell office:value-type="string">
            <text:p>accuse us of</text:p>
          </table:table-cell>
          <table:table-cell office:value-type="string">
            <text:p><text:s/>cynical , provocative remarks</text:p>
          </table:table-cell>
          <table:table-cell office:value-type="string">
            <text:p>Right</text:p>
          </table:table-cell>
          <table:table-cell office:value-type="string">
            <text:p>Moscow accuses US of ' cynical , provocative remarks ' regarding checks on NGOs in Russia .</text:p>
          </table:table-cell>
        </table:table-row>
        <table:table-row table:style-name="ro1">
          <table:table-cell table:number-columns-repeated="5"/>
          <table:table-cell office:value-type="string">
            <text:p>supreme court judgement</text:p>
          </table:table-cell>
          <table:table-cell office:value-type="string">
            <text:p>follow</text:p>
          </table:table-cell>
          <table:table-cell office:value-type="string">
            <text:p>election challenge</text:p>
          </table:table-cell>
          <table:table-cell office:value-type="string">
            <text:p>Right</text:p>
          </table:table-cell>
          <table:table-cell office:value-type="string">
            <text:p>awaiting Supreme Court judgement following election challenge .</text:p>
          </table:table-cell>
        </table:table-row>
        <table:table-row table:style-name="ro1">
          <table:table-cell table:number-columns-repeated="5"/>
          <table:table-cell office:value-type="string">
            <text:p>landslide</text:p>
          </table:table-cell>
          <table:table-cell office:value-type="string">
            <text:p>bury</text:p>
          </table:table-cell>
          <table:table-cell office:value-type="string">
            <text:p># miners</text:p>
          </table:table-cell>
          <table:table-cell office:value-type="string">
            <text:p>Right</text:p>
          </table:table-cell>
          <table:table-cell office:value-type="string">
            <text:p>Only a slim chance of finding survivors in #Tibet after landslide buried 83 miners - Chinese media .</text:p>
          </table:table-cell>
        </table:table-row>
        <table:table-row table:style-name="ro1">
          <table:table-cell table:number-columns-repeated="5"/>
          <table:table-cell office:value-type="string">
            <text:p>nelson mandela</text:p>
          </table:table-cell>
          <table:table-cell office:value-type="string">
            <text:p>begin day in</text:p>
          </table:table-cell>
          <table:table-cell office:value-type="string">
            <text:p>south africa hospital</text:p>
          </table:table-cell>
          <table:table-cell office:value-type="string">
            <text:p>Right</text:p>
          </table:table-cell>
          <table:table-cell office:value-type="string">
            <text:p>Nelson Mandela begins third day in South Africa hospital .</text:p>
          </table:table-cell>
        </table:table-row>
        <table:table-row table:style-name="ro1">
          <table:table-cell table:number-columns-repeated="5"/>
          <table:table-cell office:value-type="string">
            <text:p>tanzania collapse</text:p>
          </table:table-cell>
          <table:table-cell office:value-type="string">
            <text:p>leave</text:p>
          </table:table-cell>
          <table:table-cell office:value-type="string">
            <text:p># dead '</text:p>
          </table:table-cell>
          <table:table-cell office:value-type="string">
            <text:p>Right</text:p>
          </table:table-cell>
          <table:table-cell office:value-type="string">
            <text:p>Tanzania collapse ' leaves 17 dead ' .</text:p>
          </table:table-cell>
        </table:table-row>
        <table:table-row table:style-name="ro1">
          <table:table-cell table:number-columns-repeated="5"/>
          <table:table-cell office:value-type="string">
            <text:p>kenya</text:p>
          </table:table-cell>
          <table:table-cell office:value-type="string">
            <text:p>await</text:p>
          </table:table-cell>
          <table:table-cell office:value-type="string">
            <text:p>election ruling</text:p>
          </table:table-cell>
          <table:table-cell office:value-type="string">
            <text:p>Right</text:p>
          </table:table-cell>
          <table:table-cell office:value-type="string">
            <text:p>Kenya awaits election ruling .</text:p>
          </table:table-cell>
        </table:table-row>
        <table:table-row table:style-name="ro1">
          <table:table-cell table:number-columns-repeated="5"/>
          <table:table-cell office:value-type="string">
            <text:p>dying veteran's</text:p>
          </table:table-cell>
          <table:table-cell office:value-type="string">
            <text:p>part</text:p>
          </table:table-cell>
          <table:table-cell office:value-type="string">
            <text:p>shot</text:p>
          </table:table-cell>
          <table:table-cell office:value-type="string">
            <text:p>Right</text:p>
          </table:table-cell>
          <table:table-cell office:value-type="string">
            <text:p>Dying veteran's parting shot at Bush .</text:p>
          </table:table-cell>
        </table:table-row>
        <table:table-row table:style-name="ro1">
          <table:table-cell table:number-columns-repeated="5"/>
          <table:table-cell office:value-type="string">
            <text:p>pm</text:p>
          </table:table-cell>
          <table:table-cell office:value-type="string">
            <text:p>attack over</text:p>
          </table:table-cell>
          <table:table-cell office:value-type="string">
            <text:p>christian ' support '</text:p>
          </table:table-cell>
          <table:table-cell office:value-type="string">
            <text:p>Right</text:p>
          </table:table-cell>
          <table:table-cell office:value-type="string">
            <text:p>PM attacked over Christian ' support ' .</text:p>
          </table:table-cell>
        </table:table-row>
        <table:table-row table:style-name="ro1">
          <table:table-cell table:number-columns-repeated="5"/>
          <table:table-cell office:value-type="string">
            <text:p>brave snow</text:p>
          </table:table-cell>
          <table:table-cell office:value-type="string">
            <text:p>dip in</text:p>
          </table:table-cell>
          <table:table-cell office:value-type="string">
            <text:p>lake</text:p>
          </table:table-cell>
          <table:table-cell office:value-type="string">
            <text:p>Wrong</text:p>
          </table:table-cell>
          <table:table-cell office:value-type="string">
            <text:p>VIDEO : Swimmers brave snow for dip in lake .</text:p>
          </table:table-cell>
        </table:table-row>
        <table:table-row table:style-name="ro1">
          <table:table-cell table:number-columns-repeated="5"/>
          <table:table-cell office:value-type="string">
            <text:p>here's</text:p>
          </table:table-cell>
          <table:table-cell office:value-type="string">
            <text:p>mergedword</text:p>
          </table:table-cell>
          <table:table-cell office:value-type="string">
            <text:p>a look</text:p>
          </table:table-cell>
          <table:table-cell office:value-type="string">
            <text:p>Right</text:p>
          </table:table-cell>
          <table:table-cell office:value-type="string">
            <text:p>Here's MergedWords a look back at some of the weirder moments of 2012 and what we learned from each one : .</text:p>
          </table:table-cell>
        </table:table-row>
        <table:table-row table:style-name="ro1">
          <table:table-cell table:number-columns-repeated="5"/>
          <table:table-cell office:value-type="string">
            <text:p>what</text:p>
          </table:table-cell>
          <table:table-cell office:value-type="string">
            <text:p>learn from</text:p>
          </table:table-cell>
          <table:table-cell office:value-type="string">
            <text:p>each # :</text:p>
          </table:table-cell>
          <table:table-cell office:value-type="string">
            <text:p>Right</text:p>
          </table:table-cell>
          <table:table-cell office:value-type="string">
            <text:p>Here's MergedWords a look back at some of the weirder moments of 2012 and what we learned from each one : .</text:p>
          </table:table-cell>
        </table:table-row>
        <table:table-row table:style-name="ro1">
          <table:table-cell table:number-columns-repeated="5"/>
          <table:table-cell office:value-type="string">
            <text:p>agreement</text:p>
          </table:table-cell>
          <table:table-cell office:value-type="string">
            <text:p>be thing to do for</text:p>
          </table:table-cell>
          <table:table-cell office:value-type="string">
            <text:p>our country</text:p>
          </table:table-cell>
          <table:table-cell office:value-type="string">
            <text:p>Right</text:p>
          </table:table-cell>
          <table:table-cell office:value-type="string">
            <text:p>BREAKING : Obama on Senate approval of fiscal cliff deal : Agreement is right thing to do for our country ; House should pass without delay .</text:p>
          </table:table-cell>
        </table:table-row>
        <table:table-row table:style-name="ro1">
          <table:table-cell table:number-columns-repeated="5"/>
          <table:table-cell office:value-type="string">
            <text:p>house</text:p>
          </table:table-cell>
          <table:table-cell office:value-type="string">
            <text:p>pass without</text:p>
          </table:table-cell>
          <table:table-cell office:value-type="string">
            <text:p>delay</text:p>
          </table:table-cell>
          <table:table-cell office:value-type="string">
            <text:p>Right</text:p>
          </table:table-cell>
          <table:table-cell office:value-type="string">
            <text:p>BREAKING : Obama on Senate approval of fiscal cliff deal : Agreement is right thing to do for our country ; House should pass without delay .</text:p>
          </table:table-cell>
        </table:table-row>
        <table:table-row table:style-name="ro1">
          <table:table-cell table:number-columns-repeated="5"/>
          <table:table-cell office:value-type="string">
            <text:p>senate</text:p>
          </table:table-cell>
          <table:table-cell office:value-type="string">
            <text:p>approve</text:p>
          </table:table-cell>
          <table:table-cell office:value-type="string">
            <text:p>fiscal cliff deal</text:p>
          </table:table-cell>
          <table:table-cell office:value-type="string">
            <text:p>Right</text:p>
          </table:table-cell>
          <table:table-cell office:value-type="string">
            <text:p>( More ) Senate approves fiscal cliff deal .</text:p>
          </table:table-cell>
        </table:table-row>
        <table:table-row table:style-name="ro1">
          <table:table-cell table:number-columns-repeated="5"/>
          <table:table-cell office:value-type="string">
            <text:p>senate</text:p>
          </table:table-cell>
          <table:table-cell office:value-type="string">
            <text:p>approve</text:p>
          </table:table-cell>
          <table:table-cell office:value-type="string">
            <text:p>budget deal</text:p>
          </table:table-cell>
          <table:table-cell office:value-type="string">
            <text:p>Right</text:p>
          </table:table-cell>
          <table:table-cell office:value-type="string">
            <text:p>BREAKING : Senate approves budget deal to avert fiscal cliff ; House of Representatives must still vote on deal .</text:p>
          </table:table-cell>
        </table:table-row>
        <table:table-row table:style-name="ro1">
          <table:table-cell table:number-columns-repeated="5"/>
          <table:table-cell office:value-type="string">
            <text:p>house of representatives</text:p>
          </table:table-cell>
          <table:table-cell office:value-type="string">
            <text:p>vote on</text:p>
          </table:table-cell>
          <table:table-cell office:value-type="string">
            <text:p>deal</text:p>
          </table:table-cell>
          <table:table-cell office:value-type="string">
            <text:p>Right</text:p>
          </table:table-cell>
          <table:table-cell office:value-type="string">
            <text:p>BREAKING : Senate approves budget deal to avert fiscal cliff ; House of Representatives must still vote on deal .</text:p>
          </table:table-cell>
        </table:table-row>
        <table:table-row table:style-name="ro1">
          <table:table-cell table:number-columns-repeated="5"/>
          <table:table-cell office:value-type="string">
            <text:p>senate</text:p>
          </table:table-cell>
          <table:table-cell office:value-type="string">
            <text:p>vote on</text:p>
          </table:table-cell>
          <table:table-cell office:value-type="string">
            <text:p>bill</text:p>
          </table:table-cell>
          <table:table-cell office:value-type="string">
            <text:p>Right</text:p>
          </table:table-cell>
          <table:table-cell office:value-type="string">
            <text:p>Senate currently voting on bill to avert fiscal cliff .</text:p>
          </table:table-cell>
        </table:table-row>
        <table:table-row table:style-name="ro1">
          <table:table-cell table:number-columns-repeated="5"/>
          <table:table-cell office:value-type="string">
            <text:p>doctors</text:p>
          </table:table-cell>
          <table:table-cell office:value-type="string">
            <text:p>treat</text:p>
          </table:table-cell>
          <table:table-cell office:value-type="string">
            <text:p>medicare patients</text:p>
          </table:table-cell>
          <table:table-cell office:value-type="string">
            <text:p>Right</text:p>
          </table:table-cell>
          <table:table-cell office:value-type="string">
            <text:p>Doctors who treat Medicare patients are bracing for what could be massive cuts for their practices : .</text:p>
          </table:table-cell>
        </table:table-row>
        <table:table-row table:style-name="ro1">
          <table:table-cell table:number-columns-repeated="5"/>
          <table:table-cell office:value-type="string">
            <text:p>medicare patients</text:p>
          </table:table-cell>
          <table:table-cell office:value-type="string">
            <text:p>be cut for</text:p>
          </table:table-cell>
          <table:table-cell office:value-type="string">
            <text:p>their practices</text:p>
          </table:table-cell>
          <table:table-cell office:value-type="string">
            <text:p>Right</text:p>
          </table:table-cell>
          <table:table-cell office:value-type="string">
            <text:p>Doctors who treat Medicare patients are bracing for what could be massive cuts for their practices : .</text:p>
          </table:table-cell>
        </table:table-row>
        <table:table-row table:style-name="ro1">
          <table:table-cell table:number-columns-repeated="5"/>
          <table:table-cell office:value-type="string">
            <text:p>gop</text:p>
          </table:table-cell>
          <table:table-cell office:value-type="string">
            <text:p>reach deal on</text:p>
          </table:table-cell>
          <table:table-cell office:value-type="string">
            <text:p>fiscal cliff</text:p>
          </table:table-cell>
          <table:table-cell office:value-type="string">
            <text:p>Right</text:p>
          </table:table-cell>
          <table:table-cell office:value-type="string">
            <text:p>BREAKING : Senate Democratic aide : White House and GOP reach deal on fiscal cliff .</text:p>
          </table:table-cell>
        </table:table-row>
        <table:table-row table:style-name="ro1">
          <table:table-cell table:number-columns-repeated="5"/>
          <table:table-cell office:value-type="string">
            <text:p>the great</text:p>
          </table:table-cell>
          <table:table-cell office:value-type="string">
            <text:p>close out</text:p>
          </table:table-cell>
          <table:table-cell office:value-type="string">
            <text:p>#</text:p>
          </table:table-cell>
          <table:table-cell office:value-type="string">
            <text:p>Right</text:p>
          </table:table-cell>
          <table:table-cell office:value-type="string">
            <text:p>The great closed out 2012 with a look back at the funniest clips : What was your favorite moment ?.</text:p>
          </table:table-cell>
        </table:table-row>
        <table:table-row table:style-name="ro1">
          <table:table-cell table:number-columns-repeated="5"/>
          <table:table-cell office:value-type="string">
            <text:p>the funniest clips</text:p>
          </table:table-cell>
          <table:table-cell office:value-type="string">
            <text:p>be</text:p>
          </table:table-cell>
          <table:table-cell office:value-type="string">
            <text:p>your favorite moment</text:p>
          </table:table-cell>
          <table:table-cell office:value-type="string">
            <text:p>Wrong</text:p>
          </table:table-cell>
          <table:table-cell office:value-type="string">
            <text:p>The great closed out 2012 with a look back at the funniest clips : What was your favorite moment ?.</text:p>
          </table:table-cell>
        </table:table-row>
        <table:table-row table:style-name="ro1">
          <table:table-cell table:number-columns-repeated="5"/>
          <table:table-cell office:value-type="string">
            <text:p>cnbc's mergedwords senate democrats</text:p>
          </table:table-cell>
          <table:table-cell office:value-type="string">
            <text:p>trouble by</text:p>
          </table:table-cell>
          <table:table-cell office:value-type="string">
            <text:p>estate tax provisions</text:p>
          </table:table-cell>
          <table:table-cell office:value-type="string">
            <text:p>Right</text:p>
          </table:table-cell>
          <table:table-cell office:value-type="string">
            <text:p>CNBC's MergedWords Senate Democrats troubled by estate tax provisions in Senate's MergedWords potential fiscal cliff deal - source .</text:p>
          </table:table-cell>
        </table:table-row>
        <table:table-row table:style-name="ro1">
          <table:table-cell table:number-columns-repeated="5"/>
          <table:table-cell office:value-type="string">
            <text:p>corker</text:p>
          </table:table-cell>
          <table:table-cell office:value-type="string">
            <text:p>bring to</text:p>
          </table:table-cell>
          <table:table-cell office:value-type="string">
            <text:p>a vote tonight</text:p>
          </table:table-cell>
          <table:table-cell office:value-type="string">
            <text:p>Wrong</text:p>
          </table:table-cell>
          <table:table-cell office:value-type="string">
            <text:p>Corker says ' highly likely ' that fiscal cliff bill will be brought to a vote tonight - Reuters .</text:p>
          </table:table-cell>
        </table:table-row>
        <table:table-row table:style-name="ro1">
          <table:table-cell table:number-columns-repeated="5"/>
          <table:table-cell office:value-type="string">
            <text:p>senate democrats</text:p>
          </table:table-cell>
          <table:table-cell office:value-type="string">
            <text:p>ask</text:p>
          </table:table-cell>
          <table:table-cell office:value-type="string">
            <text:p>biden</text:p>
          </table:table-cell>
          <table:table-cell office:value-type="string">
            <text:p>Right</text:p>
          </table:table-cell>
          <table:table-cell office:value-type="string">
            <text:p>Senate Democrats ask Biden to come to Capitol Hill to sell deal to Democratic lawmakers - DJ .</text:p>
          </table:table-cell>
        </table:table-row>
        <table:table-row table:style-name="ro1">
          <table:table-cell table:number-columns-repeated="5"/>
          <table:table-cell office:value-type="string">
            <text:p>senate floor</text:p>
          </table:table-cell>
          <table:table-cell office:value-type="string">
            <text:p>say talk with</text:p>
          </table:table-cell>
          <table:table-cell office:value-type="string">
            <text:p>vp biden</text:p>
          </table:table-cell>
          <table:table-cell office:value-type="string">
            <text:p>Wrong</text:p>
          </table:table-cell>
          <table:table-cell office:value-type="string">
            <text:p>McConnell on Senate floor says talks with VP Biden were successful ; agreements reached on all tax issues .</text:p>
          </table:table-cell>
        </table:table-row>
        <table:table-row table:style-name="ro1">
          <table:table-cell table:number-columns-repeated="5"/>
          <table:table-cell office:value-type="string">
            <text:p>agreements</text:p>
          </table:table-cell>
          <table:table-cell office:value-type="string">
            <text:p>reach on</text:p>
          </table:table-cell>
          <table:table-cell office:value-type="string">
            <text:p>all tax issues</text:p>
          </table:table-cell>
          <table:table-cell office:value-type="string">
            <text:p>Right</text:p>
          </table:table-cell>
          <table:table-cell office:value-type="string">
            <text:p>McConnell on Senate floor says talks with VP Biden were successful ; agreements reached on all tax issues .</text:p>
          </table:table-cell>
        </table:table-row>
        <table:table-row table:style-name="ro1">
          <table:table-cell table:number-columns-repeated="5"/>
          <table:table-cell office:value-type="string">
            <text:p>mitch mcconnell</text:p>
          </table:table-cell>
          <table:table-cell office:value-type="string">
            <text:p>speak on</text:p>
          </table:table-cell>
          <table:table-cell office:value-type="string">
            <text:p>the senate floor</text:p>
          </table:table-cell>
          <table:table-cell office:value-type="string">
            <text:p>Right</text:p>
          </table:table-cell>
          <table:table-cell office:value-type="string">
            <text:p>Mitch McConnell is speaking on the Senate floor now .</text:p>
          </table:table-cell>
        </table:table-row>
        <table:table-row table:style-name="ro1">
          <table:table-cell table:number-columns-repeated="5"/>
          <table:table-cell office:value-type="string">
            <text:p>potential new deal</text:p>
          </table:table-cell>
          <table:table-cell office:value-type="string">
            <text:p>include</text:p>
          </table:table-cell>
          <table:table-cell office:value-type="string">
            <text:p>phase-outs</text:p>
          </table:table-cell>
          <table:table-cell office:value-type="string">
            <text:p>Right</text:p>
          </table:table-cell>
          <table:table-cell office:value-type="string">
            <text:p>BREAKING : Potential new deal could include phase-outs for deductions .</text:p>
          </table:table-cell>
        </table:table-row>
        <table:table-row table:style-name="ro1">
          <table:table-cell table:number-columns-repeated="5"/>
          <table:table-cell office:value-type="string">
            <text:p>potential deal</text:p>
          </table:table-cell>
          <table:table-cell office:value-type="string">
            <text:p>make</text:p>
          </table:table-cell>
          <table:table-cell office:value-type="string">
            <text:p>sure taxes</text:p>
          </table:table-cell>
          <table:table-cell office:value-type="string">
            <text:p>Wrong</text:p>
          </table:table-cell>
          <table:table-cell office:value-type="string">
            <text:p>Obama : Potential deal would make sure taxes don't go up on middle class families , extend unemployment insurance , other tax credits .</text:p>
          </table:table-cell>
        </table:table-row>
        <table:table-row table:style-name="ro1">
          <table:table-cell table:number-columns-repeated="5"/>
          <table:table-cell office:value-type="string">
            <text:p>sure taxes</text:p>
          </table:table-cell>
          <table:table-cell office:value-type="string">
            <text:p>extend</text:p>
          </table:table-cell>
          <table:table-cell office:value-type="string">
            <text:p>unemployment insurance</text:p>
          </table:table-cell>
          <table:table-cell office:value-type="string">
            <text:p>Wrong</text:p>
          </table:table-cell>
          <table:table-cell office:value-type="string">
            <text:p>Obama : Potential deal would make sure taxes don't go up on middle class families , extend unemployment insurance , other tax credits .</text:p>
          </table:table-cell>
        </table:table-row>
        <table:table-row table:style-name="ro1">
          <table:table-cell table:number-columns-repeated="5"/>
          <table:table-cell office:value-type="string">
            <text:p>it</text:p>
          </table:table-cell>
          <table:table-cell office:value-type="string">
            <text:p>appear</text:p>
          </table:table-cell>
          <table:table-cell office:value-type="string">
            <text:p>an agreement</text:p>
          </table:table-cell>
          <table:table-cell office:value-type="string">
            <text:p>Right</text:p>
          </table:table-cell>
          <table:table-cell office:value-type="string">
            <text:p>Obama : It appears an agreement to prevent ' fiscal cliff ' is \ " within sight .</text:p>
          </table:table-cell>
        </table:table-row>
        <table:table-row table:style-name="ro1">
          <table:table-cell table:number-columns-repeated="5"/>
          <table:table-cell office:value-type="string">
            <text:p>biden-mcconnell</text:p>
          </table:table-cell>
          <table:table-cell office:value-type="string">
            <text:p>reach deal on</text:p>
          </table:table-cell>
          <table:table-cell office:value-type="string">
            <text:p># tax</text:p>
          </table:table-cell>
          <table:table-cell office:value-type="string">
            <text:p>Right</text:p>
          </table:table-cell>
          <table:table-cell office:value-type="string">
            <text:p>GOP aide : Biden-McConnell also reach tentative deal on 40% tax on estates over $5M , 20% cap gains/dividend tax above top rate threshold .</text:p>
          </table:table-cell>
        </table:table-row>
        <table:table-row table:style-name="ro1">
          <table:table-cell table:number-columns-repeated="5"/>
          <table:table-cell office:value-type="string">
            <text:p>biden-mcconnell</text:p>
          </table:table-cell>
          <table:table-cell office:value-type="string">
            <text:p>agree on</text:p>
          </table:table-cell>
          <table:table-cell office:value-type="string">
            <text:p>biggest cliff-talks issue</text:p>
          </table:table-cell>
          <table:table-cell office:value-type="string">
            <text:p>Right</text:p>
          </table:table-cell>
          <table:table-cell office:value-type="string">
            <text:p>Senior GOP aide : Biden-McConnell agree on biggest cliff-talks issue : Clinton-era 39 .</text:p>
          </table:table-cell>
        </table:table-row>
        <table:table-row table:style-name="ro1">
          <table:table-cell table:number-columns-repeated="5"/>
          <table:table-cell office:value-type="string">
            <text:p>the # sides</text:p>
          </table:table-cell>
          <table:table-cell office:value-type="string">
            <text:p>have agreement on</text:p>
          </table:table-cell>
          <table:table-cell office:value-type="string">
            <text:p>middle class tax rates</text:p>
          </table:table-cell>
          <table:table-cell office:value-type="string">
            <text:p>Right</text:p>
          </table:table-cell>
          <table:table-cell office:value-type="string">
            <text:p>ALERT : The two sides have an agreement on middle class tax rates and thresholds .</text:p>
          </table:table-cell>
        </table:table-row>
        <table:table-row table:style-name="ro1">
          <table:table-cell table:number-columns-repeated="5"/>
          <table:table-cell office:value-type="string">
            <text:p>s&amp;p #</text:p>
          </table:table-cell>
          <table:table-cell office:value-type="string">
            <text:p>turn positive for</text:p>
          </table:table-cell>
          <table:table-cell office:value-type="string">
            <text:p>december</text:p>
          </table:table-cell>
          <table:table-cell office:value-type="string">
            <text:p>Right</text:p>
          </table:table-cell>
          <table:table-cell office:value-type="string">
            <text:p>Dow , S&amp;P 500 turn positive for December on word that President Obama will speak at 1:30 pm ET on the fiscal cliff .</text:p>
          </table:table-cell>
        </table:table-row>
        <table:table-row table:style-name="ro1">
          <table:table-cell table:number-columns-repeated="5"/>
          <table:table-cell office:value-type="string">
            <text:p>president obama</text:p>
          </table:table-cell>
          <table:table-cell office:value-type="string">
            <text:p>speak at</text:p>
          </table:table-cell>
          <table:table-cell office:value-type="string">
            <text:p># pm et</text:p>
          </table:table-cell>
          <table:table-cell office:value-type="string">
            <text:p>Right</text:p>
          </table:table-cell>
          <table:table-cell office:value-type="string">
            <text:p>Dow , S&amp;P 500 turn positive for December on word that President Obama will speak at 1:30 pm ET on the fiscal cliff .</text:p>
          </table:table-cell>
        </table:table-row>
        <table:table-row table:style-name="ro1">
          <table:table-cell table:number-columns-repeated="5"/>
          <table:table-cell office:value-type="string">
            <text:p>president obama</text:p>
          </table:table-cell>
          <table:table-cell office:value-type="string">
            <text:p>deliver</text:p>
          </table:table-cell>
          <table:table-cell office:value-type="string">
            <text:p>remarks</text:p>
          </table:table-cell>
          <table:table-cell office:value-type="string">
            <text:p>Right</text:p>
          </table:table-cell>
          <table:table-cell office:value-type="string">
            <text:p>At 1:30 pm ET , President Obama will deliver remarks about the fiscal cliff at a White House event with middle class Americans .</text:p>
          </table:table-cell>
        </table:table-row>
        <table:table-row table:style-name="ro1">
          <table:table-cell table:number-columns-repeated="5"/>
          <table:table-cell office:value-type="string">
            <text:p>#</text:p>
          </table:table-cell>
          <table:table-cell office:value-type="string">
            <text:p>be</text:p>
          </table:table-cell>
          <table:table-cell office:value-type="string">
            <text:p>a record-high #</text:p>
          </table:table-cell>
          <table:table-cell office:value-type="string">
            <text:p>Wrong</text:p>
          </table:table-cell>
          <table:table-cell office:value-type="string">
            <text:p>gas price in 2012 was a record-high $3 .</text:p>
          </table:table-cell>
        </table:table-row>
        <table:table-row table:style-name="ro1">
          <table:table-cell table:number-columns-repeated="5"/>
          <table:table-cell office:value-type="string">
            <text:p>fda</text:p>
          </table:table-cell>
          <table:table-cell office:value-type="string">
            <text:p>approve</text:p>
          </table:table-cell>
          <table:table-cell office:value-type="string">
            <text:p>tuberculosis drug</text:p>
          </table:table-cell>
          <table:table-cell office:value-type="string">
            <text:p>Right</text:p>
          </table:table-cell>
          <table:table-cell office:value-type="string">
            <text:p>FDA approves tuberculosis drug that is the first new medicine to fight the deadly infection in more than 40 years : $JNJ .</text:p>
          </table:table-cell>
        </table:table-row>
        <table:table-row table:style-name="ro1">
          <table:table-cell table:number-columns-repeated="5"/>
          <table:table-cell office:value-type="string">
            <text:p>tuberculosis drug</text:p>
          </table:table-cell>
          <table:table-cell office:value-type="string">
            <text:p>be</text:p>
          </table:table-cell>
          <table:table-cell office:value-type="string">
            <text:p>the first new medicine</text:p>
          </table:table-cell>
          <table:table-cell office:value-type="string">
            <text:p>Right</text:p>
          </table:table-cell>
          <table:table-cell office:value-type="string">
            <text:p>FDA approves tuberculosis drug that is the first new medicine to fight the deadly infection in more than 40 years : $JNJ .</text:p>
          </table:table-cell>
        </table:table-row>
        <table:table-row table:style-name="ro1">
          <table:table-cell table:number-columns-repeated="5"/>
          <table:table-cell office:value-type="string">
            <text:p>auto industry</text:p>
          </table:table-cell>
          <table:table-cell office:value-type="string">
            <text:p>close out</text:p>
          </table:table-cell>
          <table:table-cell office:value-type="string">
            <text:p>a robust #</text:p>
          </table:table-cell>
          <table:table-cell office:value-type="string">
            <text:p>Right</text:p>
          </table:table-cell>
          <table:table-cell office:value-type="string">
            <text:p>auto industry should close out a robust 2012 in which Americans bought 14% more vehicles than 2011 .</text:p>
          </table:table-cell>
        </table:table-row>
        <table:table-row table:style-name="ro1">
          <table:table-cell table:number-columns-repeated="5"/>
          <table:table-cell office:value-type="string">
            <text:p>economy</text:p>
          </table:table-cell>
          <table:table-cell office:value-type="string">
            <text:p>face</text:p>
          </table:table-cell>
          <table:table-cell office:value-type="string">
            <text:p>prolonged weak outlook</text:p>
          </table:table-cell>
          <table:table-cell office:value-type="string">
            <text:p>Right</text:p>
          </table:table-cell>
          <table:table-cell office:value-type="string">
            <text:p>Due to \ " dysfunction &amp; polarization\ " in Washington , economy faces prolonged weak outlook , Pimco's MergedWords Mohamed El-Erian said : .</text:p>
          </table:table-cell>
        </table:table-row>
        <table:table-row table:style-name="ro1">
          <table:table-cell table:number-columns-repeated="5"/>
          <table:table-cell office:value-type="string">
            <text:p>stocks</text:p>
          </table:table-cell>
          <table:table-cell office:value-type="string">
            <text:p>open</text:p>
          </table:table-cell>
          <table:table-cell office:value-type="string">
            <text:p>lower ahead of the fiscal cliff deadline</text:p>
          </table:table-cell>
          <table:table-cell office:value-type="string">
            <text:p>Right</text:p>
          </table:table-cell>
          <table:table-cell office:value-type="string">
            <text:p>On the final trading day of the year , stocks opened lower ahead of the fiscal cliff deadline .</text:p>
          </table:table-cell>
        </table:table-row>
        <table:table-row table:style-name="ro1">
          <table:table-cell table:number-columns-repeated="5"/>
          <table:table-cell office:value-type="string">
            <text:p>senator corker</text:p>
          </table:table-cell>
          <table:table-cell office:value-type="string">
            <text:p>express</text:p>
          </table:table-cell>
          <table:table-cell office:value-type="string">
            <text:p>optimism</text:p>
          </table:table-cell>
          <table:table-cell office:value-type="string">
            <text:p>Right</text:p>
          </table:table-cell>
          <table:table-cell office:value-type="string">
            <text:p>Futures higher on final trading day of 2012 after Senator Corker expressed optimism that budget deal could be reached : .</text:p>
          </table:table-cell>
        </table:table-row>
        <table:table-row table:style-name="ro1">
          <table:table-cell table:number-columns-repeated="5"/>
          <table:table-cell office:value-type="string">
            <text:p>estimated dollar</text:p>
          </table:table-cell>
          <table:table-cell office:value-type="string">
            <text:p>figure for</text:p>
          </table:table-cell>
          <table:table-cell office:value-type="string">
            <text:p># movie ticket sales</text:p>
          </table:table-cell>
          <table:table-cell office:value-type="string">
            <text:p>Right</text:p>
          </table:table-cell>
          <table:table-cell office:value-type="string">
            <text:p>Estimated dollar figure for 2012 movie ticket sales in North America will be $10 .</text:p>
          </table:table-cell>
        </table:table-row>
        <table:table-row table:style-name="ro1">
          <table:table-cell table:number-columns-repeated="5"/>
          <table:table-cell office:value-type="string">
            <text:p>north america</text:p>
          </table:table-cell>
          <table:table-cell office:value-type="string">
            <text:p>be</text:p>
          </table:table-cell>
          <table:table-cell office:value-type="string">
            <text:p>#</text:p>
          </table:table-cell>
          <table:table-cell office:value-type="string">
            <text:p>Wrong</text:p>
          </table:table-cell>
          <table:table-cell office:value-type="string">
            <text:p>Estimated dollar figure for 2012 movie ticket sales in North America will be $10 .</text:p>
          </table:table-cell>
        </table:table-row>
        <table:table-row table:style-name="ro1">
          <table:table-cell table:number-columns-repeated="5"/>
          <table:table-cell office:value-type="string">
            <text:p>secretary of state hillary clinton</text:p>
          </table:table-cell>
          <table:table-cell office:value-type="string">
            <text:p>admit to</text:p>
          </table:table-cell>
          <table:table-cell office:value-type="string">
            <text:p>a ny</text:p>
          </table:table-cell>
          <table:table-cell office:value-type="string">
            <text:p>Right</text:p>
          </table:table-cell>
          <table:table-cell office:value-type="string">
            <text:p>Secretary of State Hillary Clinton was admitted to a NY .</text:p>
          </table:table-cell>
        </table:table-row>
        <table:table-row table:style-name="ro1">
          <table:table-cell table:number-columns-repeated="5"/>
          <table:table-cell office:value-type="string">
            <text:p>concerns</text:p>
          </table:table-cell>
          <table:table-cell office:value-type="string">
            <text:p>may</text:p>
          </table:table-cell>
          <table:table-cell office:value-type="string">
            <text:p>social media companies</text:p>
          </table:table-cell>
          <table:table-cell office:value-type="string">
            <text:p>Wrong</text:p>
          </table:table-cell>
          <table:table-cell office:value-type="string">
            <text:p>After Instagram's MergedWords mess , growing concerns may spur social media companies to rethink advertising-based revenue models : .</text:p>
          </table:table-cell>
        </table:table-row>
        <table:table-row table:style-name="ro1">
          <table:table-cell table:number-columns-repeated="5"/>
          <table:table-cell office:value-type="string">
            <text:p>surprising number of gold bulls</text:p>
          </table:table-cell>
          <table:table-cell office:value-type="string">
            <text:p>be undaunted in</text:p>
          </table:table-cell>
          <table:table-cell office:value-type="string">
            <text:p>face of a selloff</text:p>
          </table:table-cell>
          <table:table-cell office:value-type="string">
            <text:p>Right</text:p>
          </table:table-cell>
          <table:table-cell office:value-type="string">
            <text:p>Surprising number of gold bulls are undaunted in face of a selloff .</text:p>
          </table:table-cell>
        </table:table-row>
        <table:table-row table:style-name="ro1">
          <table:table-cell table:number-columns-repeated="5"/>
          <table:table-cell office:value-type="string">
            <text:p>they</text:p>
          </table:table-cell>
          <table:table-cell office:value-type="string">
            <text:p>say</text:p>
          </table:table-cell>
          <table:table-cell office:value-type="string">
            <text:p>key factors</text:p>
          </table:table-cell>
          <table:table-cell office:value-type="string">
            <text:p>Right</text:p>
          </table:table-cell>
          <table:table-cell office:value-type="string">
            <text:p>They say key factors bode for more gains in 2013 : .</text:p>
          </table:table-cell>
        </table:table-row>
        <table:table-row table:style-name="ro1">
          <table:table-cell table:number-columns-repeated="5"/>
          <table:table-cell office:value-type="string">
            <text:p>key factors</text:p>
          </table:table-cell>
          <table:table-cell office:value-type="string">
            <text:p>bode for</text:p>
          </table:table-cell>
          <table:table-cell office:value-type="string">
            <text:p>more gains</text:p>
          </table:table-cell>
          <table:table-cell office:value-type="string">
            <text:p>Right</text:p>
          </table:table-cell>
          <table:table-cell office:value-type="string">
            <text:p>They say key factors bode for more gains in 2013 : .</text:p>
          </table:table-cell>
        </table:table-row>
        <table:table-row table:style-name="ro1">
          <table:table-cell table:number-columns-repeated="5"/>
          <table:table-cell office:value-type="string">
            <text:p>secretary of state hillary clinton</text:p>
          </table:table-cell>
          <table:table-cell office:value-type="string">
            <text:p>admit to</text:p>
          </table:table-cell>
          <table:table-cell office:value-type="string">
            <text:p>hospital</text:p>
          </table:table-cell>
          <table:table-cell office:value-type="string">
            <text:p>Right</text:p>
          </table:table-cell>
          <table:table-cell office:value-type="string">
            <text:p>BREAKING : Secretary of State Hillary Clinton admitted to hospital with blood clot following concussion - AP .</text:p>
          </table:table-cell>
        </table:table-row>
        <table:table-row table:style-name="ro1">
          <table:table-cell table:number-columns-repeated="5"/>
          <table:table-cell office:value-type="string">
            <text:p>all</text:p>
          </table:table-cell>
          <table:table-cell office:value-type="string">
            <text:p>mean for</text:p>
          </table:table-cell>
          <table:table-cell office:value-type="string">
            <text:p>your money</text:p>
          </table:table-cell>
          <table:table-cell office:value-type="string">
            <text:p>Right</text:p>
          </table:table-cell>
          <table:table-cell office:value-type="string">
            <text:p>10 minutes away on We're MergedWords LIVE with the latest on the fiscal cliff negotiations , and what it all means for your money and the economy .</text:p>
          </table:table-cell>
        </table:table-row>
        <table:table-row table:style-name="ro1">
          <table:table-cell table:number-columns-repeated="5"/>
          <table:table-cell office:value-type="string">
            <text:p>mccain</text:p>
          </table:table-cell>
          <table:table-cell office:value-type="string">
            <text:p>say</text:p>
          </table:table-cell>
          <table:table-cell office:value-type="string">
            <text:p>senate republicans</text:p>
          </table:table-cell>
          <table:table-cell office:value-type="string">
            <text:p>Right</text:p>
          </table:table-cell>
          <table:table-cell office:value-type="string">
            <text:p>McCain says Senate Republicans to take ' chained CPI ' off the table .</text:p>
          </table:table-cell>
        </table:table-row>
        <table:table-row table:style-name="ro1">
          <table:table-cell table:number-columns-repeated="5"/>
          <table:table-cell office:value-type="string">
            <text:p>fiscal cliff talks</text:p>
          </table:table-cell>
          <table:table-cell office:value-type="string">
            <text:p>hit</text:p>
          </table:table-cell>
          <table:table-cell office:value-type="string">
            <text:p>a \ " major setback\</text:p>
          </table:table-cell>
          <table:table-cell office:value-type="string">
            <text:p>Right</text:p>
          </table:table-cell>
          <table:table-cell office:value-type="string">
            <text:p>Fiscal cliff talks have hit a \ " major setback\ " .</text:p>
          </table:table-cell>
        </table:table-row>
        <table:table-row table:style-name="ro1">
          <table:table-cell table:number-columns-repeated="5"/>
          <table:table-cell office:value-type="string">
            <text:p>america's mergedwords economy</text:p>
          </table:table-cell>
          <table:table-cell office:value-type="string">
            <text:p>hold</text:p>
          </table:table-cell>
          <table:table-cell office:value-type="string">
            <text:p>hostage</text:p>
          </table:table-cell>
          <table:table-cell office:value-type="string">
            <text:p>Right</text:p>
          </table:table-cell>
          <table:table-cell office:value-type="string">
            <text:p>Our special report , \ " America's MergedWords Economy Held Hostage , \ " is LIVE tonight at 8p ET on .</text:p>
          </table:table-cell>
        </table:table-row>
        <table:table-row table:style-name="ro1">
          <table:table-cell table:number-columns-repeated="5"/>
          <table:table-cell office:value-type="string">
            <text:p>hostage</text:p>
          </table:table-cell>
          <table:table-cell office:value-type="string">
            <text:p>be at</text:p>
          </table:table-cell>
          <table:table-cell office:value-type="string">
            <text:p>8p et on</text:p>
          </table:table-cell>
          <table:table-cell office:value-type="string">
            <text:p>Wrong</text:p>
          </table:table-cell>
          <table:table-cell office:value-type="string">
            <text:p>Our special report , \ " America's MergedWords Economy Held Hostage , \ " is LIVE tonight at 8p ET on .</text:p>
          </table:table-cell>
        </table:table-row>
        <table:table-row table:style-name="ro1">
          <table:table-cell table:number-columns-repeated="5"/>
          <table:table-cell office:value-type="string">
            <text:p>they</text:p>
          </table:table-cell>
          <table:table-cell office:value-type="string">
            <text:p>be in</text:p>
          </table:table-cell>
          <table:table-cell office:value-type="string">
            <text:p>worse place</text:p>
          </table:table-cell>
          <table:table-cell office:value-type="string">
            <text:p>Right</text:p>
          </table:table-cell>
          <table:table-cell office:value-type="string">
            <text:p>Democrats report \ " major setback\ " in fiscal cliff negotiations ; Reid to tell fellow Democrats they are in worse place than 24 hours ago - NBC .</text:p>
          </table:table-cell>
        </table:table-row>
        <table:table-row table:style-name="ro1">
          <table:table-cell table:number-columns-repeated="5"/>
          <table:table-cell office:value-type="string">
            <text:p>roughly # families</text:p>
          </table:table-cell>
          <table:table-cell office:value-type="string">
            <text:p>owe</text:p>
          </table:table-cell>
          <table:table-cell office:value-type="string">
            <text:p>irs $86b</text:p>
          </table:table-cell>
          <table:table-cell office:value-type="string">
            <text:p>Right</text:p>
          </table:table-cell>
          <table:table-cell office:value-type="string">
            <text:p>Roughly 28M families would owe IRS $86B more than they anticipated for 2012 should country plunge off fiscal cliff : .</text:p>
          </table:table-cell>
        </table:table-row>
        <table:table-row table:style-name="ro1">
          <table:table-cell table:number-columns-repeated="5"/>
          <table:table-cell office:value-type="string">
            <text:p>they</text:p>
          </table:table-cell>
          <table:table-cell office:value-type="string">
            <text:p>anticipate for</text:p>
          </table:table-cell>
          <table:table-cell office:value-type="string">
            <text:p>#</text:p>
          </table:table-cell>
          <table:table-cell office:value-type="string">
            <text:p>Right</text:p>
          </table:table-cell>
          <table:table-cell office:value-type="string">
            <text:p>Roughly 28M families would owe IRS $86B more than they anticipated for 2012 should country plunge off fiscal cliff : .</text:p>
          </table:table-cell>
        </table:table-row>
        <table:table-row table:style-name="ro1">
          <table:table-cell table:number-columns-repeated="5"/>
          <table:table-cell office:value-type="string">
            <text:p>#</text:p>
          </table:table-cell>
          <table:table-cell office:value-type="string">
            <text:p>should</text:p>
          </table:table-cell>
          <table:table-cell office:value-type="string">
            <text:p>country plunge</text:p>
          </table:table-cell>
          <table:table-cell office:value-type="string">
            <text:p>Wrong</text:p>
          </table:table-cell>
          <table:table-cell office:value-type="string">
            <text:p>Roughly 28M families would owe IRS $86B more than they anticipated for 2012 should country plunge off fiscal cliff : .</text:p>
          </table:table-cell>
        </table:table-row>
        <table:table-row table:style-name="ro1">
          <table:table-cell table:number-columns-repeated="5"/>
          <table:table-cell office:value-type="string">
            <text:p>new congress and first bill</text:p>
          </table:table-cell>
          <table:table-cell office:value-type="string">
            <text:p>be to cut</text:p>
          </table:table-cell>
          <table:table-cell office:value-type="string">
            <text:p>taxes\</text:p>
          </table:table-cell>
          <table:table-cell office:value-type="string">
            <text:p>Right</text:p>
          </table:table-cell>
          <table:table-cell office:value-type="string">
            <text:p>POTUS on tax rates &amp; fiscal cliff : \ " If taxes on middle class go up , we'll MergedWords come back with new Congress and first bill will be to cut taxes\ " .</text:p>
          </table:table-cell>
        </table:table-row>
        <table:table-row table:style-name="ro1">
          <table:table-cell table:number-columns-repeated="5"/>
          <table:table-cell office:value-type="string">
            <text:p>as more use mobile devices</text:p>
          </table:table-cell>
          <table:table-cell office:value-type="string">
            <text:p>make</text:p>
          </table:table-cell>
          <table:table-cell office:value-type="string">
            <text:p>payments and store financial data</text:p>
          </table:table-cell>
          <table:table-cell office:value-type="string">
            <text:p>Wrong</text:p>
          </table:table-cell>
          <table:table-cell office:value-type="string">
            <text:p>As more use mobile devices to access bank accounts , make payments and store financial data , cyber attacks on upswing : .</text:p>
          </table:table-cell>
        </table:table-row>
        <table:table-row table:style-name="ro1">
          <table:table-cell table:number-columns-repeated="5"/>
          <table:table-cell office:value-type="string">
            <text:p># percent of workers</text:p>
          </table:table-cell>
          <table:table-cell office:value-type="string">
            <text:p>say let</text:p>
          </table:table-cell>
          <table:table-cell office:value-type="string">
            <text:p>us</text:p>
          </table:table-cell>
          <table:table-cell office:value-type="string">
            <text:p>Wrong</text:p>
          </table:table-cell>
          <table:table-cell office:value-type="string">
            <text:p>57 Percent of Workers Say Let Us Choose Health Plans : .</text:p>
          </table:table-cell>
        </table:table-row>
        <table:table-row table:style-name="ro1">
          <table:table-cell table:number-columns-repeated="5"/>
          <table:table-cell office:value-type="string">
            <text:p>us</text:p>
          </table:table-cell>
          <table:table-cell office:value-type="string">
            <text:p>choose</text:p>
          </table:table-cell>
          <table:table-cell office:value-type="string">
            <text:p>health plans</text:p>
          </table:table-cell>
          <table:table-cell office:value-type="string">
            <text:p>Right</text:p>
          </table:table-cell>
          <table:table-cell office:value-type="string">
            <text:p>57 Percent of Workers Say Let Us Choose Health Plans : .</text:p>
          </table:table-cell>
        </table:table-row>
        <table:table-row table:style-name="ro1">
          <table:table-cell table:number-columns-repeated="5"/>
          <table:table-cell office:value-type="string">
            <text:p>reality tv</text:p>
          </table:table-cell>
          <table:table-cell office:value-type="string">
            <text:p>come to on</text:p>
          </table:table-cell>
          <table:table-cell office:value-type="string">
            <text:p>march 5th # et</text:p>
          </table:table-cell>
          <table:table-cell office:value-type="string">
            <text:p>Wrong</text:p>
          </table:table-cell>
          <table:table-cell office:value-type="string">
            <text:p>Reality TV is coming to On March 5th 10p ET , tune-in for the premiere of \ " The Car Chasers .</text:p>
          </table:table-cell>
        </table:table-row>
        <table:table-row table:style-name="ro1">
          <table:table-cell table:number-columns-repeated="5"/>
          <table:table-cell office:value-type="string">
            <text:p>america's mergedwords economy</text:p>
          </table:table-cell>
          <table:table-cell office:value-type="string">
            <text:p>hold</text:p>
          </table:table-cell>
          <table:table-cell office:value-type="string">
            <text:p>hostage\</text:p>
          </table:table-cell>
          <table:table-cell office:value-type="string">
            <text:p>Right</text:p>
          </table:table-cell>
          <table:table-cell office:value-type="string">
            <text:p>Tune in to this Sunday at 8p ET for a LIVE special report : \ " America's MergedWords Economy Held Hostage\ " • .</text:p>
          </table:table-cell>
        </table:table-row>
        <table:table-row table:style-name="ro1">
          <table:table-cell table:number-columns-repeated="5"/>
          <table:table-cell office:value-type="string">
            <text:p>an agreement</text:p>
          </table:table-cell>
          <table:table-cell office:value-type="string">
            <text:p>reach by</text:p>
          </table:table-cell>
          <table:table-cell office:value-type="string">
            <text:p>sen</text:p>
          </table:table-cell>
          <table:table-cell office:value-type="string">
            <text:p>Wrong</text:p>
          </table:table-cell>
          <table:table-cell office:value-type="string">
            <text:p>Obama : if an agreement can't be reached by Sen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urge</text:p>
          </table:table-cell>
          <table:table-cell office:value-type="string">
            <text:p>sen reid</text:p>
          </table:table-cell>
          <table:table-cell office:value-type="string">
            <text:p>Right</text:p>
          </table:table-cell>
          <table:table-cell office:value-type="string">
            <text:p>Reid and McConnell I will urge Sen Reid to bring a basic package to the floor for a vote .</text:p>
          </table:table-cell>
        </table:table-row>
        <table:table-row table:style-name="ro1">
          <table:table-cell table:number-columns-repeated="5"/>
          <table:table-cell office:value-type="string">
            <text:p>obama</text:p>
          </table:table-cell>
          <table:table-cell office:value-type="string">
            <text:p>be time for</text:p>
          </table:table-cell>
          <table:table-cell office:value-type="string">
            <text:p>action</text:p>
          </table:table-cell>
          <table:table-cell office:value-type="string">
            <text:p>Wrong</text:p>
          </table:table-cell>
          <table:table-cell office:value-type="string">
            <text:p>BREAKING : Obama : Now is the time for action ; Senator Reid &amp; Senator McConnell working on a package .</text:p>
          </table:table-cell>
        </table:table-row>
        <table:table-row table:style-name="ro1">
          <table:table-cell table:number-columns-repeated="5"/>
          <table:table-cell office:value-type="string">
            <text:p>senator reid &amp; senator mcconnell</text:p>
          </table:table-cell>
          <table:table-cell office:value-type="string">
            <text:p>work on</text:p>
          </table:table-cell>
          <table:table-cell office:value-type="string">
            <text:p>a package</text:p>
          </table:table-cell>
          <table:table-cell office:value-type="string">
            <text:p>Right</text:p>
          </table:table-cell>
          <table:table-cell office:value-type="string">
            <text:p>BREAKING : Obama : Now is the time for action ; Senator Reid &amp; Senator McConnell working on a package .</text:p>
          </table:table-cell>
        </table:table-row>
        <table:table-row table:style-name="ro1">
          <table:table-cell table:number-columns-repeated="5"/>
          <table:table-cell office:value-type="string">
            <text:p>source</text:p>
          </table:table-cell>
          <table:table-cell office:value-type="string">
            <text:p>say</text:p>
          </table:table-cell>
          <table:table-cell office:value-type="string">
            <text:p>president obama</text:p>
          </table:table-cell>
          <table:table-cell office:value-type="string">
            <text:p>Wrong</text:p>
          </table:table-cell>
          <table:table-cell office:value-type="string">
            <text:p>BREAKING : Source says President Obama not making new budget offer today .</text:p>
          </table:table-cell>
        </table:table-row>
        <table:table-row table:style-name="ro1">
          <table:table-cell table:number-columns-repeated="5"/>
          <table:table-cell office:value-type="string">
            <text:p>stocks</text:p>
          </table:table-cell>
          <table:table-cell office:value-type="string">
            <text:p>drop on</text:p>
          </table:table-cell>
          <table:table-cell office:value-type="string">
            <text:p>report</text:p>
          </table:table-cell>
          <table:table-cell office:value-type="string">
            <text:p>Right</text:p>
          </table:table-cell>
          <table:table-cell office:value-type="string">
            <text:p>( via Stocks drop on report .</text:p>
          </table:table-cell>
        </table:table-row>
        <table:table-row table:style-name="ro1">
          <table:table-cell table:number-columns-repeated="5"/>
          <table:table-cell office:value-type="string">
            <text:p>standard &amp; poor's mergedwords</text:p>
          </table:table-cell>
          <table:table-cell office:value-type="string">
            <text:p>expect</text:p>
          </table:table-cell>
          <table:table-cell office:value-type="string">
            <text:p>negotiations</text:p>
          </table:table-cell>
          <table:table-cell office:value-type="string">
            <text:p>Wrong</text:p>
          </table:table-cell>
          <table:table-cell office:value-type="string">
            <text:p>Standard &amp; Poor's MergedWords does not expect negotiations over the fiscal cliff to have an impact on its MergedWords ' AA+/A-1+' ratings on the US .</text:p>
          </table:table-cell>
        </table:table-row>
        <table:table-row table:style-name="ro1">
          <table:table-cell table:number-columns-repeated="5"/>
          <table:table-cell office:value-type="string">
            <text:p>high-end display</text:p>
          </table:table-cell>
          <table:table-cell office:value-type="string">
            <text:p>say</text:p>
          </table:table-cell>
          <table:table-cell office:value-type="string">
            <text:p>it</text:p>
          </table:table-cell>
          <table:table-cell office:value-type="string">
            <text:p>Wrong</text:p>
          </table:table-cell>
          <table:table-cell office:value-type="string">
            <text:p>Apple to withdraw patent claims against new Samsung phone with high-end display after\nSamsung said it won't sell product in US .</text:p>
          </table:table-cell>
        </table:table-row>
        <table:table-row table:style-name="ro1">
          <table:table-cell table:number-columns-repeated="5"/>
          <table:table-cell office:value-type="string">
            <text:p>fcc</text:p>
          </table:table-cell>
          <table:table-cell office:value-type="string">
            <text:p>adopt</text:p>
          </table:table-cell>
          <table:table-cell office:value-type="string">
            <text:p>rules</text:p>
          </table:table-cell>
          <table:table-cell office:value-type="string">
            <text:p>Right</text:p>
          </table:table-cell>
          <table:table-cell office:value-type="string">
            <text:p>FCC adopts rules to help speed deployment of Internet services onboard aircraft ; broadband providers to meet increasing consumer demands .</text:p>
          </table:table-cell>
        </table:table-row>
        <table:table-row table:style-name="ro1">
          <table:table-cell table:number-columns-repeated="5"/>
          <table:table-cell office:value-type="string">
            <text:p>bush</text:p>
          </table:table-cell>
          <table:table-cell office:value-type="string">
            <text:p>remain in</text:p>
          </table:table-cell>
          <table:table-cell office:value-type="string">
            <text:p>icu</text:p>
          </table:table-cell>
          <table:table-cell office:value-type="string">
            <text:p>Right</text:p>
          </table:table-cell>
          <table:table-cell office:value-type="string">
            <text:p>Bush remains in ICU ; continues to improve , alert &amp; in good spirits ; family thanks all for prayers .</text:p>
          </table:table-cell>
        </table:table-row>
        <table:table-row table:style-name="ro1">
          <table:table-cell table:number-columns-repeated="5"/>
          <table:table-cell office:value-type="string">
            <text:p>facebook</text:p>
          </table:table-cell>
          <table:table-cell office:value-type="string">
            <text:p>say datum from</text:p>
          </table:table-cell>
          <table:table-cell office:value-type="string">
            <text:p>appdata</text:p>
          </table:table-cell>
          <table:table-cell office:value-type="string">
            <text:p>Wrong</text:p>
          </table:table-cell>
          <table:table-cell office:value-type="string">
            <text:p>Facebook says data from AppData is inaccurate : \ " We cont .</text:p>
          </table:table-cell>
        </table:table-row>
        <table:table-row table:style-name="ro1">
          <table:table-cell table:number-columns-repeated="5"/>
          <table:table-cell office:value-type="string">
            <text:p>more android &amp; apple ios devices</text:p>
          </table:table-cell>
          <table:table-cell office:value-type="string">
            <text:p>activate on</text:p>
          </table:table-cell>
          <table:table-cell office:value-type="string">
            <text:p>christmas day</text:p>
          </table:table-cell>
          <table:table-cell office:value-type="string">
            <text:p>Right</text:p>
          </table:table-cell>
          <table:table-cell office:value-type="string">
            <text:p>More Android &amp; Apple iOS devices activated on Christmas Day than on any other day in history , says analytics firm : .</text:p>
          </table:table-cell>
        </table:table-row>
        <table:table-row table:style-name="ro1">
          <table:table-cell table:number-columns-repeated="5"/>
          <table:table-cell office:value-type="string">
            <text:p>any other day</text:p>
          </table:table-cell>
          <table:table-cell office:value-type="string">
            <text:p>say</text:p>
          </table:table-cell>
          <table:table-cell office:value-type="string">
            <text:p>analytics firm</text:p>
          </table:table-cell>
          <table:table-cell office:value-type="string">
            <text:p>Wrong</text:p>
          </table:table-cell>
          <table:table-cell office:value-type="string">
            <text:p>More Android &amp; Apple iOS devices activated on Christmas Day than on any other day in history , says analytics firm : .</text:p>
          </table:table-cell>
        </table:table-row>
        <table:table-row table:style-name="ro1">
          <table:table-cell table:number-columns-repeated="5"/>
          <table:table-cell office:value-type="string">
            <text:p>cliff</text:p>
          </table:table-cell>
          <table:table-cell office:value-type="string">
            <text:p>include</text:p>
          </table:table-cell>
          <table:table-cell office:value-type="string">
            <text:p># cap</text:p>
          </table:table-cell>
          <table:table-cell office:value-type="string">
            <text:p>Wrong</text:p>
          </table:table-cell>
          <table:table-cell office:value-type="string">
            <text:p>GOP budget source : 60-90 day potential mini-deal on cliff discussed ; could include $400k cap , AMT patch , unemployment fix , sequester turnoff .</text:p>
          </table:table-cell>
        </table:table-row>
        <table:table-row table:style-name="ro1">
          <table:table-cell table:number-columns-repeated="5"/>
          <table:table-cell office:value-type="string">
            <text:p>baby boomers</text:p>
          </table:table-cell>
          <table:table-cell office:value-type="string">
            <text:p>stand to gain most from</text:p>
          </table:table-cell>
          <table:table-cell office:value-type="string">
            <text:p>obamacare</text:p>
          </table:table-cell>
          <table:table-cell office:value-type="string">
            <text:p>Right</text:p>
          </table:table-cell>
          <table:table-cell office:value-type="string">
            <text:p>Baby Boomers stand to gain the most from Obamacare : .</text:p>
          </table:table-cell>
        </table:table-row>
        <table:table-row table:style-name="ro1">
          <table:table-cell table:number-columns-repeated="5"/>
          <table:table-cell office:value-type="string">
            <text:p>breaking : federal mediator</text:p>
          </table:table-cell>
          <table:table-cell office:value-type="string">
            <text:p>say</text:p>
          </table:table-cell>
          <table:table-cell office:value-type="string">
            <text:p>maritime alliance</text:p>
          </table:table-cell>
          <table:table-cell office:value-type="string">
            <text:p>Right</text:p>
          </table:table-cell>
          <table:table-cell office:value-type="string">
            <text:p>BREAKING : Federal mediator says Maritime Alliance , Longshoremen's MergedWords Association have reached agreement on port dispute .</text:p>
          </table:table-cell>
        </table:table-row>
        <table:table-row table:style-name="ro1">
          <table:table-cell table:number-columns-repeated="5"/>
          <table:table-cell office:value-type="string">
            <text:p>longshoremen's mergedwords association</text:p>
          </table:table-cell>
          <table:table-cell office:value-type="string">
            <text:p>reach agreement on</text:p>
          </table:table-cell>
          <table:table-cell office:value-type="string">
            <text:p>port dispute</text:p>
          </table:table-cell>
          <table:table-cell office:value-type="string">
            <text:p>Right</text:p>
          </table:table-cell>
          <table:table-cell office:value-type="string">
            <text:p>BREAKING : Federal mediator says Maritime Alliance , Longshoremen's MergedWords Association have reached agreement on port dispute .</text:p>
          </table:table-cell>
        </table:table-row>
        <table:table-row table:style-name="ro1">
          <table:table-cell table:number-columns-repeated="5"/>
          <table:table-cell office:value-type="string">
            <text:p>#</text:p>
          </table:table-cell>
          <table:table-cell office:value-type="string">
            <text:p>mergedword</text:p>
          </table:table-cell>
          <table:table-cell office:value-type="string">
            <text:p>the lowest level</text:p>
          </table:table-cell>
          <table:table-cell office:value-type="string">
            <text:p>Wrong</text:p>
          </table:table-cell>
          <table:table-cell office:value-type="string">
            <text:p>in 2012 , that’s MergedWords the lowest level since 2009 .</text:p>
          </table:table-cell>
        </table:table-row>
        <table:table-row table:style-name="ro1">
          <table:table-cell table:number-columns-repeated="5"/>
          <table:table-cell office:value-type="string">
            <text:p>britain's mergedwords pearson</text:p>
          </table:table-cell>
          <table:table-cell office:value-type="string">
            <text:p>will</text:p>
          </table:table-cell>
          <table:table-cell office:value-type="string">
            <text:p>#</text:p>
          </table:table-cell>
          <table:table-cell office:value-type="string">
            <text:p>Wrong</text:p>
          </table:table-cell>
          <table:table-cell office:value-type="string">
            <text:p>Barnes and Noble up 7% on news from Reuters that Britain's MergedWords Pearson will invest $89 .</text:p>
          </table:table-cell>
        </table:table-row>
        <table:table-row table:style-name="ro1">
          <table:table-cell table:number-columns-repeated="5"/>
          <table:table-cell office:value-type="string">
            <text:p>chicago pmi</text:p>
          </table:table-cell>
          <table:table-cell office:value-type="string">
            <text:p>come in at</text:p>
          </table:table-cell>
          <table:table-cell office:value-type="string">
            <text:p>#</text:p>
          </table:table-cell>
          <table:table-cell office:value-type="string">
            <text:p>Right</text:p>
          </table:table-cell>
          <table:table-cell office:value-type="string">
            <text:p>A key index of Midwest business activity — Chicago PMI — came in at 51 .</text:p>
          </table:table-cell>
        </table:table-row>
        <table:table-row table:style-name="ro1">
          <table:table-cell table:number-columns-repeated="5"/>
          <table:table-cell office:value-type="string">
            <text:p>stocks</text:p>
          </table:table-cell>
          <table:table-cell office:value-type="string">
            <text:p>open in</text:p>
          </table:table-cell>
          <table:table-cell office:value-type="string">
            <text:p>negative territory</text:p>
          </table:table-cell>
          <table:table-cell office:value-type="string">
            <text:p>Right</text:p>
          </table:table-cell>
          <table:table-cell office:value-type="string">
            <text:p>[ Market Update ] Stocks opened in negative territory across the board as the fiscal cliff deadline looms : .</text:p>
          </table:table-cell>
        </table:table-row>
        <table:table-row table:style-name="ro1">
          <table:table-cell table:number-columns-repeated="5"/>
          <table:table-cell office:value-type="string">
            <text:p>directtv</text:p>
          </table:table-cell>
          <table:table-cell office:value-type="string">
            <text:p>say</text:p>
          </table:table-cell>
          <table:table-cell office:value-type="string">
            <text:p>its mergedwords service fees</text:p>
          </table:table-cell>
          <table:table-cell office:value-type="string">
            <text:p>Right</text:p>
          </table:table-cell>
          <table:table-cell office:value-type="string">
            <text:p>DirectTV says its MergedWords service fees will rise by average of 4 .</text:p>
          </table:table-cell>
        </table:table-row>
        <table:table-row table:style-name="ro1">
          <table:table-cell table:number-columns-repeated="5"/>
          <table:table-cell office:value-type="string">
            <text:p>its mergedwords service fees</text:p>
          </table:table-cell>
          <table:table-cell office:value-type="string">
            <text:p>rise by</text:p>
          </table:table-cell>
          <table:table-cell office:value-type="string">
            <text:p>average of #</text:p>
          </table:table-cell>
          <table:table-cell office:value-type="string">
            <text:p>Right</text:p>
          </table:table-cell>
          <table:table-cell office:value-type="string">
            <text:p>DirectTV says its MergedWords service fees will rise by average of 4 .</text:p>
          </table:table-cell>
        </table:table-row>
        <table:table-row table:style-name="ro1">
          <table:table-cell table:number-columns-repeated="5"/>
          <table:table-cell office:value-type="string">
            <text:p>apple</text:p>
          </table:table-cell>
          <table:table-cell office:value-type="string">
            <text:p>fine</text:p>
          </table:table-cell>
          <table:table-cell office:value-type="string">
            <text:p># # ($ #</text:p>
          </table:table-cell>
          <table:table-cell office:value-type="string">
            <text:p>Right</text:p>
          </table:table-cell>
          <table:table-cell office:value-type="string">
            <text:p>Apple fined ¥1 million ($ 160,400 ) by Chinese court for hosting 3rd-party apps in App Store that were selling pirated electronic books .</text:p>
          </table:table-cell>
        </table:table-row>
        <table:table-row table:style-name="ro1">
          <table:table-cell table:number-columns-repeated="5"/>
          <table:table-cell office:value-type="string">
            <text:p>app store</text:p>
          </table:table-cell>
          <table:table-cell office:value-type="string">
            <text:p>sell</text:p>
          </table:table-cell>
          <table:table-cell office:value-type="string">
            <text:p>pirated electronic books</text:p>
          </table:table-cell>
          <table:table-cell office:value-type="string">
            <text:p>Right</text:p>
          </table:table-cell>
          <table:table-cell office:value-type="string">
            <text:p>Apple fined ¥1 million ($ 160,400 ) by Chinese court for hosting 3rd-party apps in App Store that were selling pirated electronic books .</text:p>
          </table:table-cell>
        </table:table-row>
        <table:table-row table:style-name="ro1">
          <table:table-cell table:number-columns-repeated="5"/>
          <table:table-cell office:value-type="string">
            <text:p>its</text:p>
          </table:table-cell>
          <table:table-cell office:value-type="string">
            <text:p>mergedword</text:p>
          </table:table-cell>
          <table:table-cell office:value-type="string">
            <text:p>terms of service</text:p>
          </table:table-cell>
          <table:table-cell office:value-type="string">
            <text:p>Right</text:p>
          </table:table-cell>
          <table:table-cell office:value-type="string">
            <text:p>Report says may have lost nearly 25% of its users after a change to its MergedWords terms of service : $FB .</text:p>
          </table:table-cell>
        </table:table-row>
        <table:table-row table:style-name="ro1">
          <table:table-cell table:number-columns-repeated="5"/>
          <table:table-cell office:value-type="string">
            <text:p>the east coast</text:p>
          </table:table-cell>
          <table:table-cell office:value-type="string">
            <text:p>cost</text:p>
          </table:table-cell>
          <table:table-cell office:value-type="string">
            <text:p>a # dollars</text:p>
          </table:table-cell>
          <table:table-cell office:value-type="string">
            <text:p>Wrong</text:p>
          </table:table-cell>
          <table:table-cell office:value-type="string">
            <text:p>The port strike on the East Coast could cost a billion dollars a day : ( via .</text:p>
          </table:table-cell>
        </table:table-row>
        <table:table-row table:style-name="ro1">
          <table:table-cell table:number-columns-repeated="5"/>
          <table:table-cell office:value-type="string">
            <text:p>congress</text:p>
          </table:table-cell>
          <table:table-cell office:value-type="string">
            <text:p>reach deal on</text:p>
          </table:table-cell>
          <table:table-cell office:value-type="string">
            <text:p>the fiscal cliff</text:p>
          </table:table-cell>
          <table:table-cell office:value-type="string">
            <text:p>Right</text:p>
          </table:table-cell>
          <table:table-cell office:value-type="string">
            <text:p>If Congress reaches a deal on the fiscal cliff , it would send stocks up like a rocket , a strategist tells .</text:p>
          </table:table-cell>
        </table:table-row>
        <table:table-row table:style-name="ro1">
          <table:table-cell table:number-columns-repeated="5"/>
          <table:table-cell office:value-type="string">
            <text:p>it</text:p>
          </table:table-cell>
          <table:table-cell office:value-type="string">
            <text:p>send</text:p>
          </table:table-cell>
          <table:table-cell office:value-type="string">
            <text:p>stocks</text:p>
          </table:table-cell>
          <table:table-cell office:value-type="string">
            <text:p>Right</text:p>
          </table:table-cell>
          <table:table-cell office:value-type="string">
            <text:p>If Congress reaches a deal on the fiscal cliff , it would send stocks up like a rocket , a strategist tells .</text:p>
          </table:table-cell>
        </table:table-row>
        <table:table-row table:style-name="ro1">
          <table:table-cell table:number-columns-repeated="5"/>
          <table:table-cell office:value-type="string">
            <text:p>the auto industry</text:p>
          </table:table-cell>
          <table:table-cell office:value-type="string">
            <text:p>lead</text:p>
          </table:table-cell>
          <table:table-cell office:value-type="string">
            <text:p>some traders</text:p>
          </table:table-cell>
          <table:table-cell office:value-type="string">
            <text:p>Wrong</text:p>
          </table:table-cell>
          <table:table-cell office:value-type="string">
            <text:p>Increasing demand in the auto industry is leading some traders to place bets on 1 of the less familiar precious metals : .</text:p>
          </table:table-cell>
        </table:table-row>
        <table:table-row table:style-name="ro1">
          <table:table-cell table:number-columns-repeated="5"/>
          <table:table-cell office:value-type="string">
            <text:p>jon najarian</text:p>
          </table:table-cell>
          <table:table-cell office:value-type="string">
            <text:p>say</text:p>
          </table:table-cell>
          <table:table-cell office:value-type="string">
            <text:p>he</text:p>
          </table:table-cell>
          <table:table-cell office:value-type="string">
            <text:p>Wrong</text:p>
          </table:table-cell>
          <table:table-cell office:value-type="string">
            <text:p>poised to go over the fiscal cliff , Jon Najarian says he has exited all his positions : .</text:p>
          </table:table-cell>
        </table:table-row>
        <table:table-row table:style-name="ro1">
          <table:table-cell table:number-columns-repeated="5"/>
          <table:table-cell office:value-type="string">
            <text:p>he</text:p>
          </table:table-cell>
          <table:table-cell office:value-type="string">
            <text:p>exit</text:p>
          </table:table-cell>
          <table:table-cell office:value-type="string">
            <text:p>all his positions</text:p>
          </table:table-cell>
          <table:table-cell office:value-type="string">
            <text:p>Right</text:p>
          </table:table-cell>
          <table:table-cell office:value-type="string">
            <text:p>poised to go over the fiscal cliff , Jon Najarian says he has exited all his positions : .</text:p>
          </table:table-cell>
        </table:table-row>
        <table:table-row table:style-name="ro1">
          <table:table-cell table:number-columns-repeated="5"/>
          <table:table-cell office:value-type="string">
            <text:p>the near-term future of wall street</text:p>
          </table:table-cell>
          <table:table-cell office:value-type="string">
            <text:p>be</text:p>
          </table:table-cell>
          <table:table-cell office:value-type="string">
            <text:p>a lot</text:p>
          </table:table-cell>
          <table:table-cell office:value-type="string">
            <text:p>Right</text:p>
          </table:table-cell>
          <table:table-cell office:value-type="string">
            <text:p>\ " Predicting the near-term future of Wall Street is a lot like kissing an alligator .</text:p>
          </table:table-cell>
        </table:table-row>
        <table:table-row table:style-name="ro1">
          <table:table-cell table:number-columns-repeated="5"/>
          <table:table-cell office:value-type="string">
            <text:p>breaking</text:p>
          </table:table-cell>
          <table:table-cell office:value-type="string">
            <text:p>retire</text:p>
          </table:table-cell>
          <table:table-cell office:value-type="string">
            <text:p>general norman schwarzkopf</text:p>
          </table:table-cell>
          <table:table-cell office:value-type="string">
            <text:p>Wrong</text:p>
          </table:table-cell>
          <table:table-cell office:value-type="string">
            <text:p>BREAKING : Retired General Norman Schwarzkopf has died in Tampa , Florida - AP .</text:p>
          </table:table-cell>
        </table:table-row>
        <table:table-row table:style-name="ro1">
          <table:table-cell table:number-columns-repeated="5"/>
          <table:table-cell office:value-type="string">
            <text:p>general norman schwarzkopf</text:p>
          </table:table-cell>
          <table:table-cell office:value-type="string">
            <text:p>die in</text:p>
          </table:table-cell>
          <table:table-cell office:value-type="string">
            <text:p>tampa</text:p>
          </table:table-cell>
          <table:table-cell office:value-type="string">
            <text:p>Right</text:p>
          </table:table-cell>
          <table:table-cell office:value-type="string">
            <text:p>BREAKING : Retired General Norman Schwarzkopf has died in Tampa , Florida - AP .</text:p>
          </table:table-cell>
        </table:table-row>
        <table:table-row table:style-name="ro1">
          <table:table-cell table:number-columns-repeated="5"/>
          <table:table-cell office:value-type="string">
            <text:p>hp</text:p>
          </table:table-cell>
          <table:table-cell office:value-type="string">
            <text:p>say</text:p>
          </table:table-cell>
          <table:table-cell office:value-type="string">
            <text:p>it</text:p>
          </table:table-cell>
          <table:table-cell office:value-type="string">
            <text:p>Wrong</text:p>
          </table:table-cell>
          <table:table-cell office:value-type="string">
            <text:p>BREAKING : HP says it was notified on Nov .</text:p>
          </table:table-cell>
        </table:table-row>
        <table:table-row table:style-name="ro1">
          <table:table-cell table:number-columns-repeated="5"/>
          <table:table-cell office:value-type="string">
            <text:p>it</text:p>
          </table:table-cell>
          <table:table-cell office:value-type="string">
            <text:p>notify on</text:p>
          </table:table-cell>
          <table:table-cell office:value-type="string">
            <text:p>nov</text:p>
          </table:table-cell>
          <table:table-cell office:value-type="string">
            <text:p>Right</text:p>
          </table:table-cell>
          <table:table-cell office:value-type="string">
            <text:p>BREAKING : HP says it was notified on Nov .</text:p>
          </table:table-cell>
        </table:table-row>
        <table:table-row table:style-name="ro1">
          <table:table-cell table:number-columns-repeated="5"/>
          <table:table-cell office:value-type="string">
            <text:p>justice</text:p>
          </table:table-cell>
          <table:table-cell office:value-type="string">
            <text:p>open</text:p>
          </table:table-cell>
          <table:table-cell office:value-type="string">
            <text:p>an investigation</text:p>
          </table:table-cell>
          <table:table-cell office:value-type="string">
            <text:p>Right</text:p>
          </table:table-cell>
          <table:table-cell office:value-type="string">
            <text:p>of Justice had opened an investigation relating to Autonomy - filing .</text:p>
          </table:table-cell>
        </table:table-row>
        <table:table-row table:style-name="ro1">
          <table:table-cell table:number-columns-repeated="5"/>
          <table:table-cell office:value-type="string">
            <text:p>citi</text:p>
          </table:table-cell>
          <table:table-cell office:value-type="string">
            <text:p>say experience</text:p>
          </table:table-cell>
          <table:table-cell office:value-type="string">
            <text:p>interruptions</text:p>
          </table:table-cell>
          <table:table-cell office:value-type="string">
            <text:p>Wrong</text:p>
          </table:table-cell>
          <table:table-cell office:value-type="string">
            <text:p>ALERT : Citi says experiencing interruptions in availability of some Citi websites ; company says it's MergedWords actively working to resolve situation .</text:p>
          </table:table-cell>
        </table:table-row>
        <table:table-row table:style-name="ro1">
          <table:table-cell table:number-columns-repeated="5"/>
          <table:table-cell office:value-type="string">
            <text:p>company</text:p>
          </table:table-cell>
          <table:table-cell office:value-type="string">
            <text:p>say</text:p>
          </table:table-cell>
          <table:table-cell office:value-type="string">
            <text:p>it's</text:p>
          </table:table-cell>
          <table:table-cell office:value-type="string">
            <text:p>Wrong</text:p>
          </table:table-cell>
          <table:table-cell office:value-type="string">
            <text:p>ALERT : Citi says experiencing interruptions in availability of some Citi websites ; company says it's MergedWords actively working to resolve situation .</text:p>
          </table:table-cell>
        </table:table-row>
        <table:table-row table:style-name="ro1">
          <table:table-cell table:number-columns-repeated="5"/>
          <table:table-cell office:value-type="string">
            <text:p>chicago</text:p>
          </table:table-cell>
          <table:table-cell office:value-type="string">
            <text:p>have</text:p>
          </table:table-cell>
          <table:table-cell office:value-type="string">
            <text:p>the nation's mergedwords most expensive downtown parking meters</text:p>
          </table:table-cell>
          <table:table-cell office:value-type="string">
            <text:p>Right</text:p>
          </table:table-cell>
          <table:table-cell office:value-type="string">
            <text:p>Chicago soon will have the nation's MergedWords most expensive downtown parking meters .</text:p>
          </table:table-cell>
        </table:table-row>
        <table:table-row table:style-name="ro1">
          <table:table-cell table:number-columns-repeated="5"/>
          <table:table-cell office:value-type="string">
            <text:p>meters</text:p>
          </table:table-cell>
          <table:table-cell office:value-type="string">
            <text:p>will</text:p>
          </table:table-cell>
          <table:table-cell office:value-type="string">
            <text:p>#</text:p>
          </table:table-cell>
          <table:table-cell office:value-type="string">
            <text:p>Wrong</text:p>
          </table:table-cell>
          <table:table-cell office:value-type="string">
            <text:p>On New Year's MergedWords Day , meters there will charge $6 .</text:p>
          </table:table-cell>
        </table:table-row>
        <table:table-row table:style-name="ro1">
          <table:table-cell table:number-columns-repeated="5"/>
          <table:table-cell office:value-type="string">
            <text:p>the house of representatives</text:p>
          </table:table-cell>
          <table:table-cell office:value-type="string">
            <text:p>reconvene</text:p>
          </table:table-cell>
          <table:table-cell office:value-type="string">
            <text:p>sunday night</text:p>
          </table:table-cell>
          <table:table-cell office:value-type="string">
            <text:p>Right</text:p>
          </table:table-cell>
          <table:table-cell office:value-type="string">
            <text:p>[ MARKET CLOSE ] Stocks end off their lows on news the House of Representatives will reconvene Sunday night .</text:p>
          </table:table-cell>
        </table:table-row>
        <table:table-row table:style-name="ro1">
          <table:table-cell table:number-columns-repeated="5"/>
          <table:table-cell office:value-type="string">
            <text:p>wh official</text:p>
          </table:table-cell>
          <table:table-cell office:value-type="string">
            <text:p>tell</text:p>
          </table:table-cell>
          <table:table-cell office:value-type="string">
            <text:p>me</text:p>
          </table:table-cell>
          <table:table-cell office:value-type="string">
            <text:p>Right</text:p>
          </table:table-cell>
          <table:table-cell office:value-type="string">
            <text:p>WH official tells me that , contrary to reports from Repubs , president will NOT be sending a fiscal cliff proposal to Capitol Hill .</text:p>
          </table:table-cell>
        </table:table-row>
        <table:table-row table:style-name="ro1">
          <table:table-cell table:number-columns-repeated="5"/>
          <table:table-cell office:value-type="string">
            <text:p>president</text:p>
          </table:table-cell>
          <table:table-cell office:value-type="string">
            <text:p>send</text:p>
          </table:table-cell>
          <table:table-cell office:value-type="string">
            <text:p>a fiscal cliff proposal</text:p>
          </table:table-cell>
          <table:table-cell office:value-type="string">
            <text:p>Wrong</text:p>
          </table:table-cell>
          <table:table-cell office:value-type="string">
            <text:p>WH official tells me that , contrary to reports from Repubs , president will NOT be sending a fiscal cliff proposal to Capitol Hill .</text:p>
          </table:table-cell>
        </table:table-row>
        <table:table-row table:style-name="ro1">
          <table:table-cell table:number-columns-repeated="5"/>
          <table:table-cell office:value-type="string">
            <text:p>americans</text:p>
          </table:table-cell>
          <table:table-cell office:value-type="string">
            <text:p>have</text:p>
          </table:table-cell>
          <table:table-cell office:value-type="string">
            <text:p>jobs</text:p>
          </table:table-cell>
          <table:table-cell office:value-type="string">
            <text:p>Right</text:p>
          </table:table-cell>
          <table:table-cell office:value-type="string">
            <text:p>With the labor market still on the ropes , Americans who have jobs are hunkering down and staying at them longer : .</text:p>
          </table:table-cell>
        </table:table-row>
        <table:table-row table:style-name="ro1">
          <table:table-cell table:number-columns-repeated="5"/>
          <table:table-cell office:value-type="string">
            <text:p>report</text:p>
          </table:table-cell>
          <table:table-cell office:value-type="string">
            <text:p>say</text:p>
          </table:table-cell>
          <table:table-cell office:value-type="string">
            <text:p>hybrids</text:p>
          </table:table-cell>
          <table:table-cell office:value-type="string">
            <text:p>Wrong</text:p>
          </table:table-cell>
          <table:table-cell office:value-type="string">
            <text:p>Report says hybrids offer the best value for those buying a new vehicle .</text:p>
          </table:table-cell>
        </table:table-row>
        <table:table-row table:style-name="ro1">
          <table:table-cell table:number-columns-repeated="5"/>
          <table:table-cell office:value-type="string">
            <text:p>hybrids</text:p>
          </table:table-cell>
          <table:table-cell office:value-type="string">
            <text:p>offer best value for</text:p>
          </table:table-cell>
          <table:table-cell office:value-type="string">
            <text:p>those</text:p>
          </table:table-cell>
          <table:table-cell office:value-type="string">
            <text:p>Right</text:p>
          </table:table-cell>
          <table:table-cell office:value-type="string">
            <text:p>Report says hybrids offer the best value for those buying a new vehicle .</text:p>
          </table:table-cell>
        </table:table-row>
        <table:table-row table:style-name="ro1">
          <table:table-cell table:number-columns-repeated="5"/>
          <table:table-cell office:value-type="string">
            <text:p>spanish lender bankia</text:p>
          </table:table-cell>
          <table:table-cell office:value-type="string">
            <text:p>wipe out</text:p>
          </table:table-cell>
          <table:table-cell office:value-type="string">
            <text:p># shareholders</text:p>
          </table:table-cell>
          <table:table-cell office:value-type="string">
            <text:p>Right</text:p>
          </table:table-cell>
          <table:table-cell office:value-type="string">
            <text:p>Spanish lender Bankia will wipe out 350,000 shareholders ( many small savers w/ little knowledge of financial markets ): .</text:p>
          </table:table-cell>
        </table:table-row>
        <table:table-row table:style-name="ro1">
          <table:table-cell table:number-columns-repeated="5"/>
          <table:table-cell office:value-type="string">
            <text:p>apple ceo tim cook</text:p>
          </table:table-cell>
          <table:table-cell office:value-type="string">
            <text:p>receive compensation of</text:p>
          </table:table-cell>
          <table:table-cell office:value-type="string">
            <text:p>#</text:p>
          </table:table-cell>
          <table:table-cell office:value-type="string">
            <text:p>Right</text:p>
          </table:table-cell>
          <table:table-cell office:value-type="string">
            <text:p>Apple CEO Tim Cook will receive total compensation of $4 .</text:p>
          </table:table-cell>
        </table:table-row>
        <table:table-row table:style-name="ro1">
          <table:table-cell table:number-columns-repeated="5"/>
          <table:table-cell office:value-type="string">
            <text:p>house</text:p>
          </table:table-cell>
          <table:table-cell office:value-type="string">
            <text:p>pass</text:p>
          </table:table-cell>
          <table:table-cell office:value-type="string">
            <text:p>legislation</text:p>
          </table:table-cell>
          <table:table-cell office:value-type="string">
            <text:p>Right</text:p>
          </table:table-cell>
          <table:table-cell office:value-type="string">
            <text:p>House has passed legislation to avoid cliff .</text:p>
          </table:table-cell>
        </table:table-row>
        <table:table-row table:style-name="ro1">
          <table:table-cell table:number-columns-repeated="5"/>
          <table:table-cell office:value-type="string">
            <text:p>obama</text:p>
          </table:table-cell>
          <table:table-cell office:value-type="string">
            <text:p>make</text:p>
          </table:table-cell>
          <table:table-cell office:value-type="string">
            <text:p>phone</text:p>
          </table:table-cell>
          <table:table-cell office:value-type="string">
            <text:p>Right</text:p>
          </table:table-cell>
          <table:table-cell office:value-type="string">
            <text:p>Obama made phone calls on Wednesday from Hawaii to Congressional Leaders Reid , Boehner , McConnell , Pelosi .</text:p>
          </table:table-cell>
        </table:table-row>
        <table:table-row table:style-name="ro1">
          <table:table-cell table:number-columns-repeated="5"/>
          <table:table-cell office:value-type="string">
            <text:p>phone</text:p>
          </table:table-cell>
          <table:table-cell office:value-type="string">
            <text:p>call on</text:p>
          </table:table-cell>
          <table:table-cell office:value-type="string">
            <text:p>wednesday</text:p>
          </table:table-cell>
          <table:table-cell office:value-type="string">
            <text:p>Wrong</text:p>
          </table:table-cell>
          <table:table-cell office:value-type="string">
            <text:p>Obama made phone calls on Wednesday from Hawaii to Congressional Leaders Reid , Boehner , McConnell , Pelosi .</text:p>
          </table:table-cell>
        </table:table-row>
        <table:table-row table:style-name="ro1">
          <table:table-cell table:number-columns-repeated="5"/>
          <table:table-cell office:value-type="string">
            <text:p>senator harry reid</text:p>
          </table:table-cell>
          <table:table-cell office:value-type="string">
            <text:p>say</text:p>
          </table:table-cell>
          <table:table-cell office:value-type="string">
            <text:p>he</text:p>
          </table:table-cell>
          <table:table-cell office:value-type="string">
            <text:p>Wrong</text:p>
          </table:table-cell>
          <table:table-cell office:value-type="string">
            <text:p>Senator Harry Reid says he doesn't see how fiscal cliff can be avoided now : .</text:p>
          </table:table-cell>
        </table:table-row>
        <table:table-row table:style-name="ro1">
          <table:table-cell table:number-columns-repeated="5"/>
          <table:table-cell office:value-type="string">
            <text:p>ford</text:p>
          </table:table-cell>
          <table:table-cell office:value-type="string">
            <text:p>spend about</text:p>
          </table:table-cell>
          <table:table-cell office:value-type="string">
            <text:p>#</text:p>
          </table:table-cell>
          <table:table-cell office:value-type="string">
            <text:p>Right</text:p>
          </table:table-cell>
          <table:table-cell office:value-type="string">
            <text:p>Ford is spending about $773m to expand 6 Michigan manufacturing plants while adding 2,350 factory jobs in the state : $F .</text:p>
          </table:table-cell>
        </table:table-row>
        <table:table-row table:style-name="ro1">
          <table:table-cell table:number-columns-repeated="5"/>
          <table:table-cell office:value-type="string">
            <text:p>bush</text:p>
          </table:table-cell>
          <table:table-cell office:value-type="string">
            <text:p>be in</text:p>
          </table:table-cell>
          <table:table-cell office:value-type="string">
            <text:p>the intensive care unit</text:p>
          </table:table-cell>
          <table:table-cell office:value-type="string">
            <text:p>Right</text:p>
          </table:table-cell>
          <table:table-cell office:value-type="string">
            <text:p>Bush is in the intensive care unit at a Houston hospital following a series of setbacks : .</text:p>
          </table:table-cell>
        </table:table-row>
        <table:table-row table:style-name="ro1">
          <table:table-cell table:number-columns-repeated="5"/>
          <table:table-cell office:value-type="string">
            <text:p>jc penney</text:p>
          </table:table-cell>
          <table:table-cell office:value-type="string">
            <text:p>suffer drop in</text:p>
          </table:table-cell>
          <table:table-cell office:value-type="string">
            <text:p>customer satisfaction</text:p>
          </table:table-cell>
          <table:table-cell office:value-type="string">
            <text:p>Right</text:p>
          </table:table-cell>
          <table:table-cell office:value-type="string">
            <text:p>Survey : Amazon still best site for shopping online ; JC Penney suffers largest drop in customer satisfaction : $AMZN $JCP .</text:p>
          </table:table-cell>
        </table:table-row>
        <table:table-row table:style-name="ro1">
          <table:table-cell table:number-columns-repeated="5"/>
          <table:table-cell office:value-type="string">
            <text:p>weekly jobless claims</text:p>
          </table:table-cell>
          <table:table-cell office:value-type="string">
            <text:p>drop to</text:p>
          </table:table-cell>
          <table:table-cell office:value-type="string">
            <text:p># vs</text:p>
          </table:table-cell>
          <table:table-cell office:value-type="string">
            <text:p>Right</text:p>
          </table:table-cell>
          <table:table-cell office:value-type="string">
            <text:p>Weekly jobless claims drop to 350,000 vs .</text:p>
          </table:table-cell>
        </table:table-row>
        <table:table-row table:style-name="ro1">
          <table:table-cell table:number-columns-repeated="5"/>
          <table:table-cell office:value-type="string">
            <text:p>toyota</text:p>
          </table:table-cell>
          <table:table-cell office:value-type="string">
            <text:p>agree to spend</text:p>
          </table:table-cell>
          <table:table-cell office:value-type="string">
            <text:p>#</text:p>
          </table:table-cell>
          <table:table-cell office:value-type="string">
            <text:p>Right</text:p>
          </table:table-cell>
          <table:table-cell office:value-type="string">
            <text:p>Toyota agrees to spend $1 .</text:p>
          </table:table-cell>
        </table:table-row>
        <table:table-row table:style-name="ro1">
          <table:table-cell table:number-columns-repeated="5"/>
          <table:table-cell office:value-type="string">
            <text:p>lawsuit</text:p>
          </table:table-cell>
          <table:table-cell office:value-type="string">
            <text:p>claim</text:p>
          </table:table-cell>
          <table:table-cell office:value-type="string">
            <text:p>that millions of vehicles</text:p>
          </table:table-cell>
          <table:table-cell office:value-type="string">
            <text:p>Right</text:p>
          </table:table-cell>
          <table:table-cell office:value-type="string">
            <text:p>1B to settle lawsuit that claims that millions of vehicles accelerate unintentionally : $TM .</text:p>
          </table:table-cell>
        </table:table-row>
        <table:table-row table:style-name="ro1">
          <table:table-cell table:number-columns-repeated="5"/>
          <table:table-cell office:value-type="string">
            <text:p># #</text:p>
          </table:table-cell>
          <table:table-cell office:value-type="string">
            <text:p>intend to list</text:p>
          </table:table-cell>
          <table:table-cell office:value-type="string">
            <text:p>the common stock</text:p>
          </table:table-cell>
          <table:table-cell office:value-type="string">
            <text:p>Wrong</text:p>
          </table:table-cell>
          <table:table-cell office:value-type="string">
            <text:p>SeaWorld ( currently owned by Blackstone Group ) files for IPO of up to $100 million ; intends to list the common stock under the symbol $SEAS .</text:p>
          </table:table-cell>
        </table:table-row>
        <table:table-row table:style-name="ro1">
          <table:table-cell table:number-columns-repeated="5"/>
          <table:table-cell office:value-type="string">
            <text:p>japan's mergedwords nikkei</text:p>
          </table:table-cell>
          <table:table-cell office:value-type="string">
            <text:p>rise to</text:p>
          </table:table-cell>
          <table:table-cell office:value-type="string">
            <text:p>highest level</text:p>
          </table:table-cell>
          <table:table-cell office:value-type="string">
            <text:p>Right</text:p>
          </table:table-cell>
          <table:table-cell office:value-type="string">
            <text:p>ALERT : Japan's MergedWords Nikkei rises to highest level since March 2011 .</text:p>
          </table:table-cell>
        </table:table-row>
        <table:table-row table:style-name="ro1">
          <table:table-cell table:number-columns-repeated="5"/>
          <table:table-cell office:value-type="string">
            <text:p>government</text:p>
          </table:table-cell>
          <table:table-cell office:value-type="string">
            <text:p>reach</text:p>
          </table:table-cell>
          <table:table-cell office:value-type="string">
            <text:p>#</text:p>
          </table:table-cell>
          <table:table-cell office:value-type="string">
            <text:p>Right</text:p>
          </table:table-cell>
          <table:table-cell office:value-type="string">
            <text:p>BREAKING : Treasury : Government will reach $16 .</text:p>
          </table:table-cell>
        </table:table-row>
        <table:table-row table:style-name="ro1">
          <table:table-cell table:number-columns-repeated="5"/>
          <table:table-cell office:value-type="string">
            <text:p>emergency measures</text:p>
          </table:table-cell>
          <table:table-cell office:value-type="string">
            <text:p>buy</text:p>
          </table:table-cell>
          <table:table-cell office:value-type="string">
            <text:p>additional #</text:p>
          </table:table-cell>
          <table:table-cell office:value-type="string">
            <text:p>Right</text:p>
          </table:table-cell>
          <table:table-cell office:value-type="string">
            <text:p>394T debt ceiling on Monday ; emergency measures will buy additional $200B in flexibility - WSJ .</text:p>
          </table:table-cell>
        </table:table-row>
        <table:table-row table:style-name="ro1">
          <table:table-cell table:number-columns-repeated="5"/>
          <table:table-cell office:value-type="string">
            <text:p>stocks</text:p>
          </table:table-cell>
          <table:table-cell office:value-type="string">
            <text:p>log</text:p>
          </table:table-cell>
          <table:table-cell office:value-type="string">
            <text:p>3-day decline</text:p>
          </table:table-cell>
          <table:table-cell office:value-type="string">
            <text:p>Right</text:p>
          </table:table-cell>
          <table:table-cell office:value-type="string">
            <text:p>[ MARKET CLOSE ] Stocks log 3-day decline on ' fiscal cliff ' fears .</text:p>
          </table:table-cell>
        </table:table-row>
        <table:table-row table:style-name="ro1">
          <table:table-cell table:number-columns-repeated="5"/>
          <table:table-cell office:value-type="string">
            <text:p>el-erian</text:p>
          </table:table-cell>
          <table:table-cell office:value-type="string">
            <text:p>name chairman of</text:p>
          </table:table-cell>
          <table:table-cell office:value-type="string">
            <text:p>president obama's mergedwords global development council</text:p>
          </table:table-cell>
          <table:table-cell office:value-type="string">
            <text:p>Right</text:p>
          </table:table-cell>
          <table:table-cell office:value-type="string">
            <text:p>El-Erian has been named chairman of President Obama's MergedWords Global Development Council : .</text:p>
          </table:table-cell>
        </table:table-row>
        <table:table-row table:style-name="ro1">
          <table:table-cell table:number-columns-repeated="5"/>
          <table:table-cell office:value-type="string">
            <text:p>japan's mergedwords nikkei</text:p>
          </table:table-cell>
          <table:table-cell office:value-type="string">
            <text:p>hit</text:p>
          </table:table-cell>
          <table:table-cell office:value-type="string">
            <text:p>a # high</text:p>
          </table:table-cell>
          <table:table-cell office:value-type="string">
            <text:p>Right</text:p>
          </table:table-cell>
          <table:table-cell office:value-type="string">
            <text:p>Japan's MergedWords Nikkei hit a 9-month high on Wednesday after the yen fell to a 20-month low as new Prime Minister takes helm : .</text:p>
          </table:table-cell>
        </table:table-row>
        <table:table-row table:style-name="ro1">
          <table:table-cell table:number-columns-repeated="5"/>
          <table:table-cell office:value-type="string">
            <text:p>the yen</text:p>
          </table:table-cell>
          <table:table-cell office:value-type="string">
            <text:p>fall to</text:p>
          </table:table-cell>
          <table:table-cell office:value-type="string">
            <text:p>a # low</text:p>
          </table:table-cell>
          <table:table-cell office:value-type="string">
            <text:p>Right</text:p>
          </table:table-cell>
          <table:table-cell office:value-type="string">
            <text:p>Japan's MergedWords Nikkei hit a 9-month high on Wednesday after the yen fell to a 20-month low as new Prime Minister takes helm : .</text:p>
          </table:table-cell>
        </table:table-row>
        <table:table-row table:style-name="ro1">
          <table:table-cell table:number-columns-repeated="5"/>
          <table:table-cell office:value-type="string">
            <text:p>new prime minister</text:p>
          </table:table-cell>
          <table:table-cell office:value-type="string">
            <text:p>take</text:p>
          </table:table-cell>
          <table:table-cell office:value-type="string">
            <text:p>helm</text:p>
          </table:table-cell>
          <table:table-cell office:value-type="string">
            <text:p>Right</text:p>
          </table:table-cell>
          <table:table-cell office:value-type="string">
            <text:p>Japan's MergedWords Nikkei hit a 9-month high on Wednesday after the yen fell to a 20-month low as new Prime Minister takes helm : .</text:p>
          </table:table-cell>
        </table:table-row>
        <table:table-row table:style-name="ro1">
          <table:table-cell table:number-columns-repeated="5"/>
          <table:table-cell office:value-type="string">
            <text:p>winter storm</text:p>
          </table:table-cell>
          <table:table-cell office:value-type="string">
            <text:p>cause</text:p>
          </table:table-cell>
          <table:table-cell office:value-type="string">
            <text:p># flight cancellations</text:p>
          </table:table-cell>
          <table:table-cell office:value-type="string">
            <text:p>Right</text:p>
          </table:table-cell>
          <table:table-cell office:value-type="string">
            <text:p>winter storm has caused 1,176 flight cancellations to/from/within the US yesterday ( the 25th ) and today , says FlightAware .</text:p>
          </table:table-cell>
        </table:table-row>
        <table:table-row table:style-name="ro1">
          <table:table-cell table:number-columns-repeated="5"/>
          <table:table-cell office:value-type="string">
            <text:p>the us yesterday</text:p>
          </table:table-cell>
          <table:table-cell office:value-type="string">
            <text:p>say</text:p>
          </table:table-cell>
          <table:table-cell office:value-type="string">
            <text:p>flightaware</text:p>
          </table:table-cell>
          <table:table-cell office:value-type="string">
            <text:p>Right</text:p>
          </table:table-cell>
          <table:table-cell office:value-type="string">
            <text:p>winter storm has caused 1,176 flight cancellations to/from/within the US yesterday ( the 25th ) and today , says FlightAware .</text:p>
          </table:table-cell>
        </table:table-row>
        <table:table-row table:style-name="ro1">
          <table:table-cell table:number-columns-repeated="5"/>
          <table:table-cell office:value-type="string">
            <text:p>samsung</text:p>
          </table:table-cell>
          <table:table-cell office:value-type="string">
            <text:p>seek</text:p>
          </table:table-cell>
          <table:table-cell office:value-type="string">
            <text:p>a us</text:p>
          </table:table-cell>
          <table:table-cell office:value-type="string">
            <text:p>Right</text:p>
          </table:table-cell>
          <table:table-cell office:value-type="string">
            <text:p>Samsung is seeking a US .</text:p>
          </table:table-cell>
        </table:table-row>
        <table:table-row table:style-name="ro1">
          <table:table-cell table:number-columns-repeated="5"/>
          <table:table-cell office:value-type="string">
            <text:p>facebook's mergedwords privacy settings</text:p>
          </table:table-cell>
          <table:table-cell office:value-type="string">
            <text:p>ask</text:p>
          </table:table-cell>
          <table:table-cell office:value-type="string">
            <text:p>mark zuckerberg's mergedwords sister</text:p>
          </table:table-cell>
          <table:table-cell office:value-type="string">
            <text:p>Wrong</text:p>
          </table:table-cell>
          <table:table-cell office:value-type="string">
            <text:p>Facebook's MergedWords privacy settings can be confusing — just ask Mark Zuckerberg's MergedWords sister , ( via .</text:p>
          </table:table-cell>
        </table:table-row>
        <table:table-row table:style-name="ro1">
          <table:table-cell table:number-columns-repeated="5"/>
          <table:table-cell office:value-type="string">
            <text:p>starbucks</text:p>
          </table:table-cell>
          <table:table-cell office:value-type="string">
            <text:p>use</text:p>
          </table:table-cell>
          <table:table-cell office:value-type="string">
            <text:p>its</text:p>
          </table:table-cell>
          <table:table-cell office:value-type="string">
            <text:p>Wrong</text:p>
          </table:table-cell>
          <table:table-cell office:value-type="string">
            <text:p>Starbucks is using its MergedWords coffee cups to tell US .</text:p>
          </table:table-cell>
        </table:table-row>
        <table:table-row table:style-name="ro1">
          <table:table-cell table:number-columns-repeated="5"/>
          <table:table-cell office:value-type="string">
            <text:p>its</text:p>
          </table:table-cell>
          <table:table-cell office:value-type="string">
            <text:p>mergedword</text:p>
          </table:table-cell>
          <table:table-cell office:value-type="string">
            <text:p>coffee cups</text:p>
          </table:table-cell>
          <table:table-cell office:value-type="string">
            <text:p>Right</text:p>
          </table:table-cell>
          <table:table-cell office:value-type="string">
            <text:p>Starbucks is using its MergedWords coffee cups to tell US .</text:p>
          </table:table-cell>
        </table:table-row>
        <table:table-row table:style-name="ro1">
          <table:table-cell table:number-columns-repeated="5"/>
          <table:table-cell office:value-type="string">
            <text:p>report</text:p>
          </table:table-cell>
          <table:table-cell office:value-type="string">
            <text:p>say</text:p>
          </table:table-cell>
          <table:table-cell office:value-type="string">
            <text:p>the us</text:p>
          </table:table-cell>
          <table:table-cell office:value-type="string">
            <text:p>Right</text:p>
          </table:table-cell>
          <table:table-cell office:value-type="string">
            <text:p>Report says the US .</text:p>
          </table:table-cell>
        </table:table-row>
        <table:table-row table:style-name="ro1">
          <table:table-cell table:number-columns-repeated="5"/>
          <table:table-cell office:value-type="string">
            <text:p>government</text:p>
          </table:table-cell>
          <table:table-cell office:value-type="string">
            <text:p>consider expand</text:p>
          </table:table-cell>
          <table:table-cell office:value-type="string">
            <text:p>its</text:p>
          </table:table-cell>
          <table:table-cell office:value-type="string">
            <text:p>Wrong</text:p>
          </table:table-cell>
          <table:table-cell office:value-type="string">
            <text:p>government is considering expanding its MergedWords mortgage refinancing program : .</text:p>
          </table:table-cell>
        </table:table-row>
        <table:table-row table:style-name="ro1">
          <table:table-cell table:number-columns-repeated="5"/>
          <table:table-cell office:value-type="string">
            <text:p>its</text:p>
          </table:table-cell>
          <table:table-cell office:value-type="string">
            <text:p>mergedword</text:p>
          </table:table-cell>
          <table:table-cell office:value-type="string">
            <text:p>mortgage refinancing program</text:p>
          </table:table-cell>
          <table:table-cell office:value-type="string">
            <text:p>Right</text:p>
          </table:table-cell>
          <table:table-cell office:value-type="string">
            <text:p>government is considering expanding its MergedWords mortgage refinancing program : .</text:p>
          </table:table-cell>
        </table:table-row>
        <table:table-row table:style-name="ro1">
          <table:table-cell table:number-columns-repeated="5"/>
          <table:table-cell office:value-type="string">
            <text:p>facebook's mergedwords instagram</text:p>
          </table:table-cell>
          <table:table-cell office:value-type="string">
            <text:p>hit with</text:p>
          </table:table-cell>
          <table:table-cell office:value-type="string">
            <text:p>first civil lawsuit</text:p>
          </table:table-cell>
          <table:table-cell office:value-type="string">
            <text:p>Right</text:p>
          </table:table-cell>
          <table:table-cell office:value-type="string">
            <text:p>Facebook's MergedWords Instagram has been hit with first civil lawsuit to result from its MergedWords changed service terms : $FB .</text:p>
          </table:table-cell>
        </table:table-row>
        <table:table-row table:style-name="ro1">
          <table:table-cell table:number-columns-repeated="5"/>
          <table:table-cell office:value-type="string">
            <text:p>its</text:p>
          </table:table-cell>
          <table:table-cell office:value-type="string">
            <text:p>mergedword</text:p>
          </table:table-cell>
          <table:table-cell office:value-type="string">
            <text:p>changed service terms</text:p>
          </table:table-cell>
          <table:table-cell office:value-type="string">
            <text:p>Right</text:p>
          </table:table-cell>
          <table:table-cell office:value-type="string">
            <text:p>Facebook's MergedWords Instagram has been hit with first civil lawsuit to result from its MergedWords changed service terms : $FB .</text:p>
          </table:table-cell>
        </table:table-row>
        <table:table-row table:style-name="ro1">
          <table:table-cell table:number-columns-repeated="5"/>
          <table:table-cell office:value-type="string">
            <text:p>this year</text:p>
          </table:table-cell>
          <table:table-cell office:value-type="string">
            <text:p>be weakest since</text:p>
          </table:table-cell>
          <table:table-cell office:value-type="string">
            <text:p>a deep recession</text:p>
          </table:table-cell>
          <table:table-cell office:value-type="string">
            <text:p>Wrong</text:p>
          </table:table-cell>
          <table:table-cell office:value-type="string">
            <text:p>holiday retail sales this year were the weakest since a deep recession in 2008 , according to a report : .</text:p>
          </table:table-cell>
        </table:table-row>
        <table:table-row table:style-name="ro1">
          <table:table-cell table:number-columns-repeated="5"/>
          <table:table-cell office:value-type="string">
            <text:p>netflix's mergedwords</text:p>
          </table:table-cell>
          <table:table-cell office:value-type="string">
            <text:p>stream</text:p>
          </table:table-cell>
          <table:table-cell office:value-type="string">
            <text:p>video service</text:p>
          </table:table-cell>
          <table:table-cell office:value-type="string">
            <text:p>Right</text:p>
          </table:table-cell>
          <table:table-cell office:value-type="string">
            <text:p>Netflix's MergedWords streaming video service experienced an outage on Christmas Eve .</text:p>
          </table:table-cell>
        </table:table-row>
        <table:table-row table:style-name="ro1">
          <table:table-cell table:number-columns-repeated="5"/>
          <table:table-cell office:value-type="string">
            <text:p>video service</text:p>
          </table:table-cell>
          <table:table-cell office:value-type="string">
            <text:p>experience</text:p>
          </table:table-cell>
          <table:table-cell office:value-type="string">
            <text:p>an outage</text:p>
          </table:table-cell>
          <table:table-cell office:value-type="string">
            <text:p>Right</text:p>
          </table:table-cell>
          <table:table-cell office:value-type="string">
            <text:p>Netflix's MergedWords streaming video service experienced an outage on Christmas Eve .</text:p>
          </table:table-cell>
        </table:table-row>
        <table:table-row table:style-name="ro1">
          <table:table-cell table:number-columns-repeated="5"/>
          <table:table-cell office:value-type="string">
            <text:p>netflix</text:p>
          </table:table-cell>
          <table:table-cell office:value-type="string">
            <text:p>blame</text:p>
          </table:table-cell>
          <table:table-cell office:value-type="string">
            <text:p>it</text:p>
          </table:table-cell>
          <table:table-cell office:value-type="string">
            <text:p>Right</text:p>
          </table:table-cell>
          <table:table-cell office:value-type="string">
            <text:p>Netflix is blaming it on Amazon : $NFLX $AMZN .</text:p>
          </table:table-cell>
        </table:table-row>
        <table:table-row table:style-name="ro1">
          <table:table-cell table:number-columns-repeated="5"/>
          <table:table-cell office:value-type="string">
            <text:p>an enormous storm system</text:p>
          </table:table-cell>
          <table:table-cell office:value-type="string">
            <text:p>begin punch</text:p>
          </table:table-cell>
          <table:table-cell office:value-type="string">
            <text:p>its</text:p>
          </table:table-cell>
          <table:table-cell office:value-type="string">
            <text:p>Wrong</text:p>
          </table:table-cell>
          <table:table-cell office:value-type="string">
            <text:p>An enormous storm system has begun punching its MergedWords way toward the Northeast , slowing holiday travel : .</text:p>
          </table:table-cell>
        </table:table-row>
        <table:table-row table:style-name="ro1">
          <table:table-cell table:number-columns-repeated="5"/>
          <table:table-cell office:value-type="string">
            <text:p>its</text:p>
          </table:table-cell>
          <table:table-cell office:value-type="string">
            <text:p>mergedword</text:p>
          </table:table-cell>
          <table:table-cell office:value-type="string">
            <text:p>way</text:p>
          </table:table-cell>
          <table:table-cell office:value-type="string">
            <text:p>Wrong</text:p>
          </table:table-cell>
          <table:table-cell office:value-type="string">
            <text:p>An enormous storm system has begun punching its MergedWords way toward the Northeast , slowing holiday travel : .</text:p>
          </table:table-cell>
        </table:table-row>
        <table:table-row table:style-name="ro1">
          <table:table-cell table:number-columns-repeated="5"/>
          <table:table-cell office:value-type="string">
            <text:p>his hawaiian holiday</text:p>
          </table:table-cell>
          <table:table-cell office:value-type="string">
            <text:p>head to</text:p>
          </table:table-cell>
          <table:table-cell office:value-type="string">
            <text:p>washington</text:p>
          </table:table-cell>
          <table:table-cell office:value-type="string">
            <text:p>Wrong</text:p>
          </table:table-cell>
          <table:table-cell office:value-type="string">
            <text:p>President Obama cuts short his Hawaiian holiday &amp; heads to Washington to address the unfinished #fiscalcliff talks : .</text:p>
          </table:table-cell>
        </table:table-row>
        <table:table-row table:style-name="ro1">
          <table:table-cell table:number-columns-repeated="5"/>
          <table:table-cell office:value-type="string">
            <text:p>bikes</text:p>
          </table:table-cell>
          <table:table-cell office:value-type="string">
            <text:p>be means of</text:p>
          </table:table-cell>
          <table:table-cell office:value-type="string">
            <text:p>transport</text:p>
          </table:table-cell>
          <table:table-cell office:value-type="string">
            <text:p>Right</text:p>
          </table:table-cell>
          <table:table-cell office:value-type="string">
            <text:p>Nostalgia for the days when bikes were the primary means of transport has Chinese buying bicycles that cost $ 35,000 + : .</text:p>
          </table:table-cell>
        </table:table-row>
        <table:table-row table:style-name="ro1">
          <table:table-cell table:number-columns-repeated="5"/>
          <table:table-cell office:value-type="string">
            <text:p>the primary means of transport</text:p>
          </table:table-cell>
          <table:table-cell office:value-type="string">
            <text:p>buy</text:p>
          </table:table-cell>
          <table:table-cell office:value-type="string">
            <text:p>bicycles</text:p>
          </table:table-cell>
          <table:table-cell office:value-type="string">
            <text:p>Wrong</text:p>
          </table:table-cell>
          <table:table-cell office:value-type="string">
            <text:p>Nostalgia for the days when bikes were the primary means of transport has Chinese buying bicycles that cost $ 35,000 + : .</text:p>
          </table:table-cell>
        </table:table-row>
        <table:table-row table:style-name="ro1">
          <table:table-cell table:number-columns-repeated="5"/>
          <table:table-cell office:value-type="string">
            <text:p>3-d printing</text:p>
          </table:table-cell>
          <table:table-cell office:value-type="string">
            <text:p>become more accessible to</text:p>
          </table:table-cell>
          <table:table-cell office:value-type="string">
            <text:p>small companies</text:p>
          </table:table-cell>
          <table:table-cell office:value-type="string">
            <text:p>Right</text:p>
          </table:table-cell>
          <table:table-cell office:value-type="string">
            <text:p>3-D printing is becoming more accessible to small companies .</text:p>
          </table:table-cell>
        </table:table-row>
        <table:table-row table:style-name="ro1">
          <table:table-cell table:number-columns-repeated="5"/>
          <table:table-cell office:value-type="string">
            <text:p>the trend</text:p>
          </table:table-cell>
          <table:table-cell office:value-type="string">
            <text:p>be</text:p>
          </table:table-cell>
          <table:table-cell office:value-type="string">
            <text:p>a potential game changer</text:p>
          </table:table-cell>
          <table:table-cell office:value-type="string">
            <text:p>Right</text:p>
          </table:table-cell>
          <table:table-cell office:value-type="string">
            <text:p>See why the trend is a potential game changer for many : .</text:p>
          </table:table-cell>
        </table:table-row>
        <table:table-row table:style-name="ro1">
          <table:table-cell table:number-columns-repeated="5"/>
          <table:table-cell office:value-type="string">
            <text:p>this year's mergedwords business newsmakers</text:p>
          </table:table-cell>
          <table:table-cell office:value-type="string">
            <text:p>include number of</text:p>
          </table:table-cell>
          <table:table-cell office:value-type="string">
            <text:p>\</text:p>
          </table:table-cell>
          <table:table-cell office:value-type="string">
            <text:p>Wrong</text:p>
          </table:table-cell>
          <table:table-cell office:value-type="string">
            <text:p>This year's MergedWords business newsmakers included a number of \ " Turnaround CEOs .</text:p>
          </table:table-cell>
        </table:table-row>
        <table:table-row table:style-name="ro1">
          <table:table-cell table:number-columns-repeated="5"/>
          <table:table-cell office:value-type="string">
            <text:p>a letter</text:p>
          </table:table-cell>
          <table:table-cell office:value-type="string">
            <text:p>send from</text:p>
          </table:table-cell>
          <table:table-cell office:value-type="string">
            <text:p>his nc prison</text:p>
          </table:table-cell>
          <table:table-cell office:value-type="string">
            <text:p>Right</text:p>
          </table:table-cell>
          <table:table-cell office:value-type="string">
            <text:p>In a letter sent from his NC prison , Bernie Madoff tells that insider trading has been around \ " forever .</text:p>
          </table:table-cell>
        </table:table-row>
        <table:table-row table:style-name="ro1">
          <table:table-cell table:number-columns-repeated="5"/>
          <table:table-cell office:value-type="string">
            <text:p>bernie madoff</text:p>
          </table:table-cell>
          <table:table-cell office:value-type="string">
            <text:p>tell</text:p>
          </table:table-cell>
          <table:table-cell office:value-type="string">
            <text:p>that insider trading</text:p>
          </table:table-cell>
          <table:table-cell office:value-type="string">
            <text:p>Right</text:p>
          </table:table-cell>
          <table:table-cell office:value-type="string">
            <text:p>In a letter sent from his NC prison , Bernie Madoff tells that insider trading has been around \ " forever .</text:p>
          </table:table-cell>
        </table:table-row>
        <table:table-row table:style-name="ro1">
          <table:table-cell table:number-columns-repeated="5"/>
          <table:table-cell office:value-type="string">
            <text:p>amazon</text:p>
          </table:table-cell>
          <table:table-cell office:value-type="string">
            <text:p>invest in</text:p>
          </table:table-cell>
          <table:table-cell office:value-type="string">
            <text:p>original shows</text:p>
          </table:table-cell>
          <table:table-cell office:value-type="string">
            <text:p>Right</text:p>
          </table:table-cell>
          <table:table-cell office:value-type="string">
            <text:p>Amazon is investing in original shows with six comedy pilots for its MergedWords Amazon Instant Video streaming service : $AMZN .</text:p>
          </table:table-cell>
        </table:table-row>
        <table:table-row table:style-name="ro1">
          <table:table-cell table:number-columns-repeated="5"/>
          <table:table-cell office:value-type="string">
            <text:p>its</text:p>
          </table:table-cell>
          <table:table-cell office:value-type="string">
            <text:p>mergedword</text:p>
          </table:table-cell>
          <table:table-cell office:value-type="string">
            <text:p>amazon instant video streaming service</text:p>
          </table:table-cell>
          <table:table-cell office:value-type="string">
            <text:p>Right</text:p>
          </table:table-cell>
          <table:table-cell office:value-type="string">
            <text:p>Amazon is investing in original shows with six comedy pilots for its MergedWords Amazon Instant Video streaming service : $AMZN .</text:p>
          </table:table-cell>
        </table:table-row>
        <table:table-row table:style-name="ro1">
          <table:table-cell table:number-columns-repeated="5"/>
          <table:table-cell office:value-type="string">
            <text:p>a gunman</text:p>
          </table:table-cell>
          <table:table-cell office:value-type="string">
            <text:p>kill</text:p>
          </table:table-cell>
          <table:table-cell office:value-type="string">
            <text:p># firefighters</text:p>
          </table:table-cell>
          <table:table-cell office:value-type="string">
            <text:p>Right</text:p>
          </table:table-cell>
          <table:table-cell office:value-type="string">
            <text:p>A gunman killed 2 firefighters in an ambush in Webster , NY ; 2 other firefighters &amp; a police officer were injured : .</text:p>
          </table:table-cell>
        </table:table-row>
        <table:table-row table:style-name="ro1">
          <table:table-cell table:number-columns-repeated="5"/>
          <table:table-cell office:value-type="string">
            <text:p>bernie madoff</text:p>
          </table:table-cell>
          <table:table-cell office:value-type="string">
            <text:p>say</text:p>
          </table:table-cell>
          <table:table-cell office:value-type="string">
            <text:p>insider trading</text:p>
          </table:table-cell>
          <table:table-cell office:value-type="string">
            <text:p>Wrong</text:p>
          </table:table-cell>
          <table:table-cell office:value-type="string">
            <text:p>In an exclusive Christmas Eve letter to CNBC , Bernie Madoff says insider trading has gone on \ " forever\ " .</text:p>
          </table:table-cell>
        </table:table-row>
        <table:table-row table:style-name="ro1">
          <table:table-cell table:number-columns-repeated="5"/>
          <table:table-cell office:value-type="string">
            <text:p>politics</text:p>
          </table:table-cell>
          <table:table-cell office:value-type="string">
            <text:p>spring surprise in</text:p>
          </table:table-cell>
          <table:table-cell office:value-type="string">
            <text:p>#</text:p>
          </table:table-cell>
          <table:table-cell office:value-type="string">
            <text:p>Right</text:p>
          </table:table-cell>
          <table:table-cell office:value-type="string">
            <text:p>Why Politics Could Spring a Nasty Surprise in 2013 : 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avoid impact of</text:p>
          </table:table-cell>
          <table:table-cell office:value-type="string">
            <text:p>the fiscal cliff</text:p>
          </table:table-cell>
          <table:table-cell office:value-type="string">
            <text:p>Right</text:p>
          </table:table-cell>
          <table:table-cell office:value-type="string">
            <text:p>Yes ladies , you can avoid the financial impact of the fiscal cliff , but only if you're MergedWords good-looking .</text:p>
          </table:table-cell>
        </table:table-row>
        <table:table-row table:style-name="ro1">
          <table:table-cell table:number-columns-repeated="5"/>
          <table:table-cell office:value-type="string">
            <text:p>experts</text:p>
          </table:table-cell>
          <table:table-cell office:value-type="string">
            <text:p>have way to fix</text:p>
          </table:table-cell>
          <table:table-cell office:value-type="string">
            <text:p>social security</text:p>
          </table:table-cell>
          <table:table-cell office:value-type="string">
            <text:p>Right</text:p>
          </table:table-cell>
          <table:table-cell office:value-type="string">
            <text:p>Experts have ways to fix Social Security .</text:p>
          </table:table-cell>
        </table:table-row>
        <table:table-row table:style-name="ro1">
          <table:table-cell table:number-columns-repeated="5"/>
          <table:table-cell office:value-type="string">
            <text:p>south korean defense officials</text:p>
          </table:table-cell>
          <table:table-cell office:value-type="string">
            <text:p>say</text:p>
          </table:table-cell>
          <table:table-cell office:value-type="string">
            <text:p>north korea</text:p>
          </table:table-cell>
          <table:table-cell office:value-type="string">
            <text:p>Wrong</text:p>
          </table:table-cell>
          <table:table-cell office:value-type="string">
            <text:p>South Korean defense officials say North Korea is building a missile that could reach the United States : .</text:p>
          </table:table-cell>
        </table:table-row>
        <table:table-row table:style-name="ro1">
          <table:table-cell table:number-columns-repeated="5"/>
          <table:table-cell office:value-type="string">
            <text:p>north korea</text:p>
          </table:table-cell>
          <table:table-cell table:style-name="ce1" office:value-type="string">
            <text:p>build</text:p>
          </table:table-cell>
          <table:table-cell office:value-type="string">
            <text:p>a missile</text:p>
          </table:table-cell>
          <table:table-cell office:value-type="string">
            <text:p>Right</text:p>
          </table:table-cell>
          <table:table-cell office:value-type="string">
            <text:p>South Korean defense officials say North Korea is building a missile that could reach the United States : .</text:p>
          </table:table-cell>
        </table:table-row>
        <table:table-row table:style-name="ro1">
          <table:table-cell table:number-columns-repeated="5"/>
          <table:table-cell office:value-type="string">
            <text:p>a missile</text:p>
          </table:table-cell>
          <table:table-cell office:value-type="string">
            <text:p>reach</text:p>
          </table:table-cell>
          <table:table-cell office:value-type="string">
            <text:p>the united states</text:p>
          </table:table-cell>
          <table:table-cell office:value-type="string">
            <text:p>Right</text:p>
          </table:table-cell>
          <table:table-cell office:value-type="string">
            <text:p>South Korean defense officials say North Korea is building a missile that could reach the United States : .</text:p>
          </table:table-cell>
        </table:table-row>
        <table:table-row table:style-name="ro1">
          <table:table-cell table:number-columns-repeated="5"/>
          <table:table-cell office:value-type="string">
            <text:p>acer</text:p>
          </table:table-cell>
          <table:table-cell office:value-type="string">
            <text:p>plan to launch</text:p>
          </table:table-cell>
          <table:table-cell office:value-type="string">
            <text:p>an android tablet</text:p>
          </table:table-cell>
          <table:table-cell office:value-type="string">
            <text:p>Right</text:p>
          </table:table-cell>
          <table:table-cell office:value-type="string">
            <text:p>WSJ : Acer , the world’s MergedWords fourth-largest PC maker , is planning to launch an Android tablet priced around $99 early next year .</text:p>
          </table:table-cell>
        </table:table-row>
        <table:table-row table:style-name="ro1">
          <table:table-cell table:number-columns-repeated="5"/>
          <table:table-cell office:value-type="string">
            <text:p>atlanta</text:p>
          </table:table-cell>
          <table:table-cell office:value-type="string">
            <text:p>have</text:p>
          </table:table-cell>
          <table:table-cell office:value-type="string">
            <text:p>world's mergedwords busiest airport</text:p>
          </table:table-cell>
          <table:table-cell office:value-type="string">
            <text:p>Right</text:p>
          </table:table-cell>
          <table:table-cell office:value-type="string">
            <text:p>JetBlue CEO to Atlanta has world's MergedWords busiest airport ; Beijing Airport is set to overtake Atlanta Hartsfield-Jackson , though .</text:p>
          </table:table-cell>
        </table:table-row>
        <table:table-row table:style-name="ro1">
          <table:table-cell table:number-columns-repeated="5"/>
          <table:table-cell office:value-type="string">
            <text:p>woes</text:p>
          </table:table-cell>
          <table:table-cell office:value-type="string">
            <text:p>weigh</text:p>
          </table:table-cell>
          <table:table-cell office:value-type="string">
            <text:p>details</text:p>
          </table:table-cell>
          <table:table-cell office:value-type="string">
            <text:p>Wrong</text:p>
          </table:table-cell>
          <table:table-cell office:value-type="string">
            <text:p>[ MARKET CLOSE ] Stocks end lower in shortened holiday trading session as ' fiscal cliff ' woes weigh DETAILS : .</text:p>
          </table:table-cell>
        </table:table-row>
        <table:table-row table:style-name="ro1">
          <table:table-cell table:number-columns-repeated="5"/>
          <table:table-cell office:value-type="string">
            <text:p>a child</text:p>
          </table:table-cell>
          <table:table-cell office:value-type="string">
            <text:p>be up to</text:p>
          </table:table-cell>
          <table:table-cell office:value-type="string">
            <text:p>$ #</text:p>
          </table:table-cell>
          <table:table-cell office:value-type="string">
            <text:p>Wrong</text:p>
          </table:table-cell>
          <table:table-cell office:value-type="string">
            <text:p>The cost of raising a child is now up to $ 235,000 ( and that's MergedWords not taking into account any savings for college ) .</text:p>
          </table:table-cell>
        </table:table-row>
        <table:table-row table:style-name="ro1">
          <table:table-cell table:number-columns-repeated="5"/>
          <table:table-cell office:value-type="string">
            <text:p>the full brunt of next year's mergedwords tax</text:p>
          </table:table-cell>
          <table:table-cell office:value-type="string">
            <text:p>increase in</text:p>
          </table:table-cell>
          <table:table-cell office:value-type="string">
            <text:p>january paychecks</text:p>
          </table:table-cell>
          <table:table-cell office:value-type="string">
            <text:p>Right</text:p>
          </table:table-cell>
          <table:table-cell office:value-type="string">
            <text:p>Workers probably won't feel the full brunt of next year's MergedWords tax increases in January paychecks , but don't be fooled : .</text:p>
          </table:table-cell>
        </table:table-row>
        <table:table-row table:style-name="ro1">
          <table:table-cell table:number-columns-repeated="5"/>
          <table:table-cell office:value-type="string">
            <text:p>stocks</text:p>
          </table:table-cell>
          <table:table-cell office:value-type="string">
            <text:p>open</text:p>
          </table:table-cell>
          <table:table-cell office:value-type="string">
            <text:p>lower ahead of shortened holiday trading session</text:p>
          </table:table-cell>
          <table:table-cell office:value-type="string">
            <text:p>Right</text:p>
          </table:table-cell>
          <table:table-cell office:value-type="string">
            <text:p>[ MARKET OPEN ] Stocks open lower ahead of shortened holiday trading session .</text:p>
          </table:table-cell>
        </table:table-row>
        <table:table-row table:style-name="ro1">
          <table:table-cell table:number-columns-repeated="5"/>
          <table:table-cell office:value-type="string">
            <text:p>film</text:p>
          </table:table-cell>
          <table:table-cell office:value-type="string">
            <text:p>set</text:p>
          </table:table-cell>
          <table:table-cell office:value-type="string">
            <text:p>a december movie record</text:p>
          </table:table-cell>
          <table:table-cell office:value-type="string">
            <text:p>Right</text:p>
          </table:table-cell>
          <table:table-cell office:value-type="string">
            <text:p>\ " The Hobbit\ " film set a December movie record with $84 .</text:p>
          </table:table-cell>
        </table:table-row>
        <table:table-row table:style-name="ro1">
          <table:table-cell table:number-columns-repeated="5"/>
          <table:table-cell office:value-type="string">
            <text:p>nasdaq</text:p>
          </table:table-cell>
          <table:table-cell office:value-type="string">
            <text:p>close at</text:p>
          </table:table-cell>
          <table:table-cell office:value-type="string">
            <text:p># et</text:p>
          </table:table-cell>
          <table:table-cell office:value-type="string">
            <text:p>Right</text:p>
          </table:table-cell>
          <table:table-cell office:value-type="string">
            <text:p>FYI : NYSE , NASDAQ closing at 1pm ET today , while NYMEX closes at 1:30 pm ET .</text:p>
          </table:table-cell>
        </table:table-row>
        <table:table-row table:style-name="ro1">
          <table:table-cell table:number-columns-repeated="5"/>
          <table:table-cell office:value-type="string">
            <text:p>nymex</text:p>
          </table:table-cell>
          <table:table-cell office:value-type="string">
            <text:p>close at</text:p>
          </table:table-cell>
          <table:table-cell office:value-type="string">
            <text:p># pm et</text:p>
          </table:table-cell>
          <table:table-cell office:value-type="string">
            <text:p>Right</text:p>
          </table:table-cell>
          <table:table-cell office:value-type="string">
            <text:p>FYI : NYSE , NASDAQ closing at 1pm ET today , while NYMEX closes at 1:30 pm ET .</text:p>
          </table:table-cell>
        </table:table-row>
        <table:table-row table:style-name="ro1">
          <table:table-cell table:number-columns-repeated="5"/>
          <table:table-cell office:value-type="string">
            <text:p>he</text:p>
          </table:table-cell>
          <table:table-cell office:value-type="string">
            <text:p>say be</text:p>
          </table:table-cell>
          <table:table-cell office:value-type="string">
            <text:p># stocks</text:p>
          </table:table-cell>
          <table:table-cell office:value-type="string">
            <text:p>Wrong</text:p>
          </table:table-cell>
          <table:table-cell office:value-type="string">
            <text:p>He who knows to run away , lives to trade another day , says Here are 3 stocks Cramer says to run away from : .</text:p>
          </table:table-cell>
        </table:table-row>
        <table:table-row table:style-name="ro1">
          <table:table-cell table:number-columns-repeated="5"/>
          <table:table-cell office:value-type="string">
            <text:p>it</text:p>
          </table:table-cell>
          <table:table-cell office:value-type="string">
            <text:p>reverse</text:p>
          </table:table-cell>
          <table:table-cell office:value-type="string">
            <text:p>rim's mergedwords profit decline</text:p>
          </table:table-cell>
          <table:table-cell office:value-type="string">
            <text:p>Right</text:p>
          </table:table-cell>
          <table:table-cell office:value-type="string">
            <text:p>\ " Even if BlackBerry 10 succeeds , it still probably won't reverse RIM's MergedWords profit decline , \ " says $RIMM .</text:p>
          </table:table-cell>
        </table:table-row>
        <table:table-row table:style-name="ro1">
          <table:table-cell table:number-columns-repeated="5"/>
          <table:table-cell office:value-type="string">
            <text:p>rim's mergedwords profit decline</text:p>
          </table:table-cell>
          <table:table-cell office:value-type="string">
            <text:p>say</text:p>
          </table:table-cell>
          <table:table-cell office:value-type="string">
            <text:p>$rimm</text:p>
          </table:table-cell>
          <table:table-cell office:value-type="string">
            <text:p>Wrong</text:p>
          </table:table-cell>
          <table:table-cell office:value-type="string">
            <text:p>\ " Even if BlackBerry 10 succeeds , it still probably won't reverse RIM's MergedWords profit decline , \ " says $RIMM .</text:p>
          </table:table-cell>
        </table:table-row>
        <table:table-row table:style-name="ro1">
          <table:table-cell table:number-columns-repeated="5"/>
          <table:table-cell office:value-type="string">
            <text:p>app-makers</text:p>
          </table:table-cell>
          <table:table-cell office:value-type="string">
            <text:p>offer</text:p>
          </table:table-cell>
          <table:table-cell office:value-type="string">
            <text:p>holiday-themed games</text:p>
          </table:table-cell>
          <table:table-cell office:value-type="string">
            <text:p>Right</text:p>
          </table:table-cell>
          <table:table-cell office:value-type="string">
            <text:p>App-makers are offering holiday-themed games , treats , &amp; tools for phone &amp; tablet owners .</text:p>
          </table:table-cell>
        </table:table-row>
        <table:table-row table:style-name="ro1">
          <table:table-cell table:number-columns-repeated="5"/>
          <table:table-cell office:value-type="string">
            <text:p>analyst</text:p>
          </table:table-cell>
          <table:table-cell office:value-type="string">
            <text:p>tell</text:p>
          </table:table-cell>
          <table:table-cell office:value-type="string">
            <text:p>that gold's mergedwords sell-off</text:p>
          </table:table-cell>
          <table:table-cell office:value-type="string">
            <text:p>Wrong</text:p>
          </table:table-cell>
          <table:table-cell office:value-type="string">
            <text:p>Analyst tells that gold's MergedWords sell-off is temporary &amp; investors should be patient enough to ride it out : .</text:p>
          </table:table-cell>
        </table:table-row>
        <table:table-row table:style-name="ro1">
          <table:table-cell table:number-columns-repeated="5"/>
          <table:table-cell office:value-type="string">
            <text:p>analyst</text:p>
          </table:table-cell>
          <table:table-cell office:value-type="string">
            <text:p>be</text:p>
          </table:table-cell>
          <table:table-cell office:value-type="string">
            <text:p>temporary &amp; investors</text:p>
          </table:table-cell>
          <table:table-cell office:value-type="string">
            <text:p>Wrong</text:p>
          </table:table-cell>
          <table:table-cell office:value-type="string">
            <text:p>Analyst tells that gold's MergedWords sell-off is temporary &amp; investors should be patient enough to ride it out : .</text:p>
          </table:table-cell>
        </table:table-row>
        <table:table-row table:style-name="ro1">
          <table:table-cell table:number-columns-repeated="5"/>
          <table:table-cell office:value-type="string">
            <text:p>temporary &amp; investors</text:p>
          </table:table-cell>
          <table:table-cell office:value-type="string">
            <text:p>should</text:p>
          </table:table-cell>
          <table:table-cell office:value-type="string">
            <text:p>patient enough</text:p>
          </table:table-cell>
          <table:table-cell office:value-type="string">
            <text:p>Right</text:p>
          </table:table-cell>
          <table:table-cell office:value-type="string">
            <text:p>Analyst tells that gold's MergedWords sell-off is temporary &amp; investors should be patient enough to ride it out : .</text:p>
          </table:table-cell>
        </table:table-row>
        <table:table-row table:style-name="ro1">
          <table:table-cell table:number-columns-repeated="5"/>
          <table:table-cell office:value-type="string">
            <text:p>european union</text:p>
          </table:table-cell>
          <table:table-cell office:value-type="string">
            <text:p>impose sanction against</text:p>
          </table:table-cell>
          <table:table-cell office:value-type="string">
            <text:p>iran's mergedwords banking</text:p>
          </table:table-cell>
          <table:table-cell office:value-type="string">
            <text:p>Right</text:p>
          </table:table-cell>
          <table:table-cell office:value-type="string">
            <text:p>European Union imposes rigorous new sanctions against Iran's MergedWords banking , shipping and industrial sectors : .</text:p>
          </table:table-cell>
        </table:table-row>
        <table:table-row table:style-name="ro1">
          <table:table-cell table:number-columns-repeated="5"/>
          <table:table-cell office:value-type="string">
            <text:p>rigorous new sanctions</text:p>
          </table:table-cell>
          <table:table-cell office:value-type="string">
            <text:p>ship</text:p>
          </table:table-cell>
          <table:table-cell office:value-type="string">
            <text:p>and industrial sectors</text:p>
          </table:table-cell>
          <table:table-cell office:value-type="string">
            <text:p>Wrong</text:p>
          </table:table-cell>
          <table:table-cell office:value-type="string">
            <text:p>European Union imposes rigorous new sanctions against Iran's MergedWords banking , shipping and industrial sectors : .</text:p>
          </table:table-cell>
        </table:table-row>
        <table:table-row table:style-name="ro1">
          <table:table-cell table:number-columns-repeated="5"/>
          <table:table-cell office:value-type="string">
            <text:p>the same execs</text:p>
          </table:table-cell>
          <table:table-cell office:value-type="string">
            <text:p>hope</text:p>
          </table:table-cell>
          <table:table-cell office:value-type="string">
            <text:p>you</text:p>
          </table:table-cell>
          <table:table-cell office:value-type="string">
            <text:p>Wrong</text:p>
          </table:table-cell>
          <table:table-cell office:value-type="string">
            <text:p>The same execs who hope you add $595 Manolo Blahniks to your shopping list offer $9 designer milk : ( via 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add</text:p>
          </table:table-cell>
          <table:table-cell office:value-type="string">
            <text:p># manolo blahniks</text:p>
          </table:table-cell>
          <table:table-cell office:value-type="string">
            <text:p>Right</text:p>
          </table:table-cell>
          <table:table-cell office:value-type="string">
            <text:p>The same execs who hope you add $595 Manolo Blahniks to your shopping list offer $9 designer milk : ( via .</text:p>
          </table:table-cell>
        </table:table-row>
        <table:table-row table:style-name="ro1">
          <table:table-cell table:number-columns-repeated="5"/>
          <table:table-cell office:value-type="string">
            <text:p>most television</text:p>
          </table:table-cell>
          <table:table-cell office:value-type="string">
            <text:p>stream over</text:p>
          </table:table-cell>
          <table:table-cell office:value-type="string">
            <text:p>the internet</text:p>
          </table:table-cell>
          <table:table-cell office:value-type="string">
            <text:p>Right</text:p>
          </table:table-cell>
          <table:table-cell office:value-type="string">
            <text:p>Roku CEO : \ " Most television will be streamed over the Internet in the coming years .</text:p>
          </table:table-cell>
        </table:table-row>
        <table:table-row table:style-name="ro1">
          <table:table-cell table:number-columns-repeated="5"/>
          <table:table-cell office:value-type="string">
            <text:p>the housing recovery</text:p>
          </table:table-cell>
          <table:table-cell office:value-type="string">
            <text:p>appear to be gain</text:p>
          </table:table-cell>
          <table:table-cell office:value-type="string">
            <text:p>steam</text:p>
          </table:table-cell>
          <table:table-cell office:value-type="string">
            <text:p>Right</text:p>
          </table:table-cell>
          <table:table-cell office:value-type="string">
            <text:p>Home prices &amp; home buyer confidence are rising , as the housing recovery appears to be gaining steam : ( via .</text:p>
          </table:table-cell>
        </table:table-row>
        <table:table-row table:style-name="ro1">
          <table:table-cell table:number-columns-repeated="5"/>
          <table:table-cell office:value-type="string">
            <text:p>this</text:p>
          </table:table-cell>
          <table:table-cell office:value-type="string">
            <text:p>be among</text:p>
          </table:table-cell>
          <table:table-cell office:value-type="string">
            <text:p>the toughest</text:p>
          </table:table-cell>
          <table:table-cell office:value-type="string">
            <text:p>Right</text:p>
          </table:table-cell>
          <table:table-cell office:value-type="string">
            <text:p>\ " I've MergedWords been doing the Worst CEO List for years , and this is among the toughest .</text:p>
          </table:table-cell>
        </table:table-row>
        <table:table-row table:style-name="ro1">
          <table:table-cell table:number-columns-repeated="5"/>
          <table:table-cell office:value-type="string">
            <text:p>#</text:p>
          </table:table-cell>
          <table:table-cell office:value-type="string">
            <text:p>set to be</text:p>
          </table:table-cell>
          <table:table-cell office:value-type="string">
            <text:p>tough year</text:p>
          </table:table-cell>
          <table:table-cell office:value-type="string">
            <text:p>Right</text:p>
          </table:table-cell>
          <table:table-cell office:value-type="string">
            <text:p>With gloomy economic forecasts adding to concerns over talk of UK leaving EU , 2013 is set to be tough year for country : .</text:p>
          </table:table-cell>
        </table:table-row>
        <table:table-row table:style-name="ro1">
          <table:table-cell table:number-columns-repeated="5"/>
          <table:table-cell office:value-type="string">
            <text:p>it's</text:p>
          </table:table-cell>
          <table:table-cell office:value-type="string">
            <text:p>mergedword</text:p>
          </table:table-cell>
          <table:table-cell office:value-type="string">
            <text:p>a rough</text:p>
          </table:table-cell>
          <table:table-cell office:value-type="string">
            <text:p>Right</text:p>
          </table:table-cell>
          <table:table-cell office:value-type="string">
            <text:p>With a storm causing flight delays and cancellations , it's MergedWords a rough start to the busy holiday travel period .</text:p>
          </table:table-cell>
        </table:table-row>
        <table:table-row table:style-name="ro1">
          <table:table-cell table:number-columns-repeated="5"/>
          <table:table-cell office:value-type="string">
            <text:p>a rough</text:p>
          </table:table-cell>
          <table:table-cell office:value-type="string">
            <text:p>start to</text:p>
          </table:table-cell>
          <table:table-cell office:value-type="string">
            <text:p>the busy holiday travel period</text:p>
          </table:table-cell>
          <table:table-cell office:value-type="string">
            <text:p>Wrong</text:p>
          </table:table-cell>
          <table:table-cell office:value-type="string">
            <text:p>With a storm causing flight delays and cancellations , it's MergedWords a rough start to the busy holiday travel period .</text:p>
          </table:table-cell>
        </table:table-row>
        <table:table-row table:style-name="ro1">
          <table:table-cell table:number-columns-repeated="5"/>
          <table:table-cell office:value-type="string">
            <text:p>first</text:p>
          </table:table-cell>
          <table:table-cell office:value-type="string">
            <text:p>come</text:p>
          </table:table-cell>
          <table:table-cell office:value-type="string">
            <text:p>the fiscal cliff</text:p>
          </table:table-cell>
          <table:table-cell office:value-type="string">
            <text:p>Right</text:p>
          </table:table-cell>
          <table:table-cell office:value-type="string">
            <text:p>First came the Fiscal Cliff .</text:p>
          </table:table-cell>
        </table:table-row>
        <table:table-row table:style-name="ro1">
          <table:table-cell table:number-columns-repeated="5"/>
          <table:table-cell office:value-type="string">
            <text:p>east coast</text:p>
          </table:table-cell>
          <table:table-cell table:style-name="ce1" office:value-type="string">
            <text:p>face</text:p>
          </table:table-cell>
          <table:table-cell office:value-type="string">
            <text:p>a devastating port strike</text:p>
          </table:table-cell>
          <table:table-cell office:value-type="string">
            <text:p>Right</text:p>
          </table:table-cell>
          <table:table-cell office:value-type="string">
            <text:p>East Coast is facing a devastating port strike :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want</text:p>
          </table:table-cell>
          <table:table-cell office:value-type="string">
            <text:p>next year</text:p>
          </table:table-cell>
          <table:table-cell office:value-type="string">
            <text:p>Right</text:p>
          </table:table-cell>
          <table:table-cell office:value-type="string">
            <text:p>Obama : I want next year to be a year of strong economic growth .</text:p>
          </table:table-cell>
        </table:table-row>
        <table:table-row table:style-name="ro1">
          <table:table-cell table:number-columns-repeated="5"/>
          <table:table-cell office:value-type="string">
            <text:p>nobody</text:p>
          </table:table-cell>
          <table:table-cell office:value-type="string">
            <text:p>get</text:p>
          </table:table-cell>
          <table:table-cell office:value-type="string">
            <text:p># of what</text:p>
          </table:table-cell>
          <table:table-cell office:value-type="string">
            <text:p>Right</text:p>
          </table:table-cell>
          <table:table-cell office:value-type="string">
            <text:p>Obama : \ " Nobody can get 100% of what they want , and this is not a contest between parties\ " .</text:p>
          </table:table-cell>
        </table:table-row>
        <table:table-row table:style-name="ro1">
          <table:table-cell table:number-columns-repeated="5"/>
          <table:table-cell office:value-type="string">
            <text:p>this</text:p>
          </table:table-cell>
          <table:table-cell office:value-type="string">
            <text:p>be contest between</text:p>
          </table:table-cell>
          <table:table-cell office:value-type="string">
            <text:p>parties\</text:p>
          </table:table-cell>
          <table:table-cell office:value-type="string">
            <text:p>Right</text:p>
          </table:table-cell>
          <table:table-cell office:value-type="string">
            <text:p>Obama : \ " Nobody can get 100% of what they want , and this is not a contest between parties\ " .</text:p>
          </table:table-cell>
        </table:table-row>
        <table:table-row table:style-name="ro1">
          <table:table-cell table:number-columns-repeated="5"/>
          <table:table-cell office:value-type="string">
            <text:p>obama</text:p>
          </table:table-cell>
          <table:table-cell office:value-type="string">
            <text:p>speak with</text:p>
          </table:table-cell>
          <table:table-cell office:value-type="string">
            <text:p>speaker boehner &amp;</text:p>
          </table:table-cell>
          <table:table-cell office:value-type="string">
            <text:p>Right</text:p>
          </table:table-cell>
          <table:table-cell office:value-type="string">
            <text:p>Obama : Just spoke with Speaker Boehner &amp; met with Sen.</text:p>
          </table:table-cell>
        </table:table-row>
        <table:table-row table:style-name="ro1">
          <table:table-cell table:number-columns-repeated="5"/>
          <table:table-cell office:value-type="string">
            <text:p>reid</text:p>
          </table:table-cell>
          <table:table-cell office:value-type="string">
            <text:p>ask</text:p>
          </table:table-cell>
          <table:table-cell office:value-type="string">
            <text:p>congress</text:p>
          </table:table-cell>
          <table:table-cell office:value-type="string">
            <text:p>Right</text:p>
          </table:table-cell>
          <table:table-cell office:value-type="string">
            <text:p>Reid ; have asked Congress to take action on the ' fiscal cliff ' .</text:p>
          </table:table-cell>
        </table:table-row>
        <table:table-row table:style-name="ro1">
          <table:table-cell table:number-columns-repeated="5"/>
          <table:table-cell office:value-type="string">
            <text:p>reid</text:p>
          </table:table-cell>
          <table:table-cell office:value-type="string">
            <text:p>meet to discuss</text:p>
          </table:table-cell>
          <table:table-cell office:value-type="string">
            <text:p>the fiscal cliff</text:p>
          </table:table-cell>
          <table:table-cell office:value-type="string">
            <text:p>Right</text:p>
          </table:table-cell>
          <table:table-cell office:value-type="string">
            <text:p>Reid currently meeting to discuss the fiscal cliff - .</text:p>
          </table:table-cell>
        </table:table-row>
        <table:table-row table:style-name="ro1">
          <table:table-cell table:number-columns-repeated="5"/>
          <table:table-cell office:value-type="string">
            <text:p>stocks tumble</text:p>
          </table:table-cell>
          <table:table-cell office:value-type="string">
            <text:p>hope for</text:p>
          </table:table-cell>
          <table:table-cell office:value-type="string">
            <text:p><text:s/>fiscal cliff ' deal</text:p>
          </table:table-cell>
          <table:table-cell office:value-type="string">
            <text:p>Wrong</text:p>
          </table:table-cell>
          <table:table-cell office:value-type="string">
            <text:p>[ MARKET CHECK ] Stocks tumble 1% as hopes for ' fiscal cliff ' deal diminish .</text:p>
          </table:table-cell>
        </table:table-row>
        <table:table-row table:style-name="ro1">
          <table:table-cell table:number-columns-repeated="5"/>
          <table:table-cell office:value-type="string">
            <text:p>yacht</text:p>
          </table:table-cell>
          <table:table-cell office:value-type="string">
            <text:p>impound in</text:p>
          </table:table-cell>
          <table:table-cell office:value-type="string">
            <text:p>amsterdam</text:p>
          </table:table-cell>
          <table:table-cell office:value-type="string">
            <text:p>Right</text:p>
          </table:table-cell>
          <table:table-cell office:value-type="string">
            <text:p>Steve Jobs ' yacht has been impounded in Amsterdam : .</text:p>
          </table:table-cell>
        </table:table-row>
        <table:table-row table:style-name="ro1">
          <table:table-cell table:number-columns-repeated="5"/>
          <table:table-cell office:value-type="string">
            <text:p>motorola</text:p>
          </table:table-cell>
          <table:table-cell office:value-type="string">
            <text:p>work on</text:p>
          </table:table-cell>
          <table:table-cell office:value-type="string">
            <text:p>new smartphone</text:p>
          </table:table-cell>
          <table:table-cell office:value-type="string">
            <text:p>Right</text:p>
          </table:table-cell>
          <table:table-cell office:value-type="string">
            <text:p>ALERT : Motorola working on new smartphone to rival Apple's MergedWords iPhone &amp; Samsung's MergedWords Galaxy - WSJ .</text:p>
          </table:table-cell>
        </table:table-row>
        <table:table-row table:style-name="ro1">
          <table:table-cell table:number-columns-repeated="5"/>
          <table:table-cell office:value-type="string">
            <text:p>a new survey</text:p>
          </table:table-cell>
          <table:table-cell office:value-type="string">
            <text:p>find</text:p>
          </table:table-cell>
          <table:table-cell office:value-type="string">
            <text:p>that # of those</text:p>
          </table:table-cell>
          <table:table-cell office:value-type="string">
            <text:p>Right</text:p>
          </table:table-cell>
          <table:table-cell office:value-type="string">
            <text:p>A new survey found that 67% of those who make $ 400,000 and above support higher income taxes : ( via .</text:p>
          </table:table-cell>
        </table:table-row>
        <table:table-row table:style-name="ro1">
          <table:table-cell table:number-columns-repeated="5"/>
          <table:table-cell office:value-type="string">
            <text:p>a new survey</text:p>
          </table:table-cell>
          <table:table-cell office:value-type="string">
            <text:p>make</text:p>
          </table:table-cell>
          <table:table-cell office:value-type="string">
            <text:p>$ #</text:p>
          </table:table-cell>
          <table:table-cell office:value-type="string">
            <text:p>Wrong</text:p>
          </table:table-cell>
          <table:table-cell office:value-type="string">
            <text:p>A new survey found that 67% of those who make $ 400,000 and above support higher income taxes : ( via .</text:p>
          </table:table-cell>
        </table:table-row>
        <table:table-row table:style-name="ro1">
          <table:table-cell table:number-columns-repeated="5"/>
          <table:table-cell office:value-type="string">
            <text:p>$ #</text:p>
          </table:table-cell>
          <table:table-cell office:value-type="string">
            <text:p>support</text:p>
          </table:table-cell>
          <table:table-cell office:value-type="string">
            <text:p>higher income taxes</text:p>
          </table:table-cell>
          <table:table-cell office:value-type="string">
            <text:p>Wrong</text:p>
          </table:table-cell>
          <table:table-cell office:value-type="string">
            <text:p>A new survey found that 67% of those who make $ 400,000 and above support higher income taxes : ( via 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regret do</text:p>
          </table:table-cell>
          <table:table-cell office:value-type="string">
            <text:p>this</text:p>
          </table:table-cell>
          <table:table-cell office:value-type="string">
            <text:p>Right</text:p>
          </table:table-cell>
          <table:table-cell office:value-type="string">
            <text:p>Senior White House official emailed ' you will regret doing this , ' Woodward says .</text:p>
          </table:table-cell>
        </table:table-row>
        <table:table-row table:style-name="ro1">
          <table:table-cell table:number-columns-repeated="5"/>
          <table:table-cell office:value-type="string">
            <text:p>church officials</text:p>
          </table:table-cell>
          <table:table-cell office:value-type="string">
            <text:p>help</text:p>
          </table:table-cell>
          <table:table-cell office:value-type="string">
            <text:p>him</text:p>
          </table:table-cell>
          <table:table-cell office:value-type="string">
            <text:p>Right</text:p>
          </table:table-cell>
          <table:table-cell office:value-type="string">
            <text:p>An incredible story of an alleged serial child predator priest and how church officials helped him avoid law enforcement 8pm .</text:p>
          </table:table-cell>
        </table:table-row>
        <table:table-row table:style-name="ro1">
          <table:table-cell table:number-columns-repeated="5"/>
          <table:table-cell office:value-type="string">
            <text:p>him</text:p>
          </table:table-cell>
          <table:table-cell office:value-type="string">
            <text:p>avoid</text:p>
          </table:table-cell>
          <table:table-cell office:value-type="string">
            <text:p>law enforcement #</text:p>
          </table:table-cell>
          <table:table-cell office:value-type="string">
            <text:p>Wrong</text:p>
          </table:table-cell>
          <table:table-cell office:value-type="string">
            <text:p>An incredible story of an alleged serial child predator priest and how church officials helped him avoid law enforcement 8pm .</text:p>
          </table:table-cell>
        </table:table-row>
        <table:table-row table:style-name="ro1">
          <table:table-cell table:number-columns-repeated="5"/>
          <table:table-cell office:value-type="string">
            <text:p>connecticut</text:p>
          </table:table-cell>
          <table:table-cell office:value-type="string">
            <text:p>kill</text:p>
          </table:table-cell>
          <table:table-cell office:value-type="string">
            <text:p>her # grandsons</text:p>
          </table:table-cell>
          <table:table-cell office:value-type="string">
            <text:p>Wrong</text:p>
          </table:table-cell>
          <table:table-cell office:value-type="string">
            <text:p>Woman in Connecticut kills her two grandsons , then herself , police say : .</text:p>
          </table:table-cell>
        </table:table-row>
        <table:table-row table:style-name="ro1">
          <table:table-cell table:number-columns-repeated="5"/>
          <table:table-cell office:value-type="string">
            <text:p>maldives</text:p>
          </table:table-cell>
          <table:table-cell office:value-type="string">
            <text:p>face</text:p>
          </table:table-cell>
          <table:table-cell office:value-type="string">
            <text:p># lashes</text:p>
          </table:table-cell>
          <table:table-cell office:value-type="string">
            <text:p>Wrong</text:p>
          </table:table-cell>
          <table:table-cell office:value-type="string">
            <text:p>15-year-old girl in Maldives faces 100 lashes for fornication : .</text:p>
          </table:table-cell>
        </table:table-row>
        <table:table-row table:style-name="ro1">
          <table:table-cell table:number-columns-repeated="5"/>
          <table:table-cell office:value-type="string">
            <text:p>lew</text:p>
          </table:table-cell>
          <table:table-cell office:value-type="string">
            <text:p>confirm as</text:p>
          </table:table-cell>
          <table:table-cell office:value-type="string">
            <text:p>treasury secretary</text:p>
          </table:table-cell>
          <table:table-cell office:value-type="string">
            <text:p>Right</text:p>
          </table:table-cell>
          <table:table-cell office:value-type="string">
            <text:p>Lew confirmed as Treasury secretary - .</text:p>
          </table:table-cell>
        </table:table-row>
        <table:table-row table:style-name="ro1">
          <table:table-cell table:number-columns-repeated="5"/>
          <table:table-cell office:value-type="string">
            <text:p>this week</text:p>
          </table:table-cell>
          <table:table-cell office:value-type="string">
            <text:p>mergedword</text:p>
          </table:table-cell>
          <table:table-cell office:value-type="string">
            <text:p>profiling saul griffith engineer &amp; inventor of soft machines &amp; low cost solar</text:p>
          </table:table-cell>
          <table:table-cell office:value-type="string">
            <text:p>Wrong</text:p>
          </table:table-cell>
          <table:table-cell office:value-type="string">
            <text:p>This week we're MergedWords profiling Saul Griffith engineer &amp; inventor of soft machines &amp; low cost solar .</text:p>
          </table:table-cell>
        </table:table-row>
        <table:table-row table:style-name="ro1">
          <table:table-cell table:number-columns-repeated="5"/>
          <table:table-cell office:value-type="string">
            <text:p>monitoring</text:p>
          </table:table-cell>
          <table:table-cell office:value-type="string">
            <text:p>live on</text:p>
          </table:table-cell>
          <table:table-cell office:value-type="string">
            <text:p>#CNN</text:p>
          </table:table-cell>
          <table:table-cell office:value-type="string">
            <text:p>Right</text:p>
          </table:table-cell>
          <table:table-cell office:value-type="string">
            <text:p>monitoring LIVE on #CNN .</text:p>
          </table:table-cell>
        </table:table-row>
        <table:table-row table:style-name="ro1">
          <table:table-cell table:number-columns-repeated="5"/>
          <table:table-cell office:value-type="string">
            <text:p>#</text:p>
          </table:table-cell>
          <table:table-cell office:value-type="string">
            <text:p>take</text:p>
          </table:table-cell>
          <table:table-cell office:value-type="string">
            <text:p># days</text:p>
          </table:table-cell>
          <table:table-cell office:value-type="string">
            <text:p>Wrong</text:p>
          </table:table-cell>
          <table:table-cell office:value-type="string">
            <text:p>Group aims to send two humans on Mars mission in 2018 - would take 500+ days : .</text:p>
          </table:table-cell>
        </table:table-row>
        <table:table-row table:style-name="ro1">
          <table:table-cell table:number-columns-repeated="5"/>
          <table:table-cell office:value-type="string">
            <text:p>pimps</text:p>
          </table:table-cell>
          <table:table-cell office:value-type="string">
            <text:p>use</text:p>
          </table:table-cell>
          <table:table-cell office:value-type="string">
            <text:p>social media</text:p>
          </table:table-cell>
          <table:table-cell office:value-type="string">
            <text:p>Right</text:p>
          </table:table-cell>
          <table:table-cell office:value-type="string">
            <text:p>Pimps use social media to recruit underage sex workers : .</text:p>
          </table:table-cell>
        </table:table-row>
        <table:table-row table:style-name="ro1">
          <table:table-cell table:number-columns-repeated="5"/>
          <table:table-cell office:value-type="string">
            <text:p>a pizza shop owner</text:p>
          </table:table-cell>
          <table:table-cell office:value-type="string">
            <text:p>give discount to</text:p>
          </table:table-cell>
          <table:table-cell office:value-type="string">
            <text:p>customers</text:p>
          </table:table-cell>
          <table:table-cell office:value-type="string">
            <text:p>Right</text:p>
          </table:table-cell>
          <table:table-cell office:value-type="string">
            <text:p>A pizza shop owner is giving discounts to customers with guns ( from What do you think ?.</text:p>
          </table:table-cell>
        </table:table-row>
        <table:table-row table:style-name="ro1">
          <table:table-cell table:number-columns-repeated="5"/>
          <table:table-cell office:value-type="string">
            <text:p>guns</text:p>
          </table:table-cell>
          <table:table-cell office:value-type="string">
            <text:p>do</text:p>
          </table:table-cell>
          <table:table-cell office:value-type="string">
            <text:p>you</text:p>
          </table:table-cell>
          <table:table-cell office:value-type="string">
            <text:p>Wrong</text:p>
          </table:table-cell>
          <table:table-cell office:value-type="string">
            <text:p>A pizza shop owner is giving discounts to customers with guns ( from What do you think ?.</text:p>
          </table:table-cell>
        </table:table-row>
        <table:table-row table:style-name="ro1">
          <table:table-cell table:number-columns-repeated="5"/>
          <table:table-cell office:value-type="string">
            <text:p>obama</text:p>
          </table:table-cell>
          <table:table-cell office:value-type="string">
            <text:p>speak at</text:p>
          </table:table-cell>
          <table:table-cell office:value-type="string">
            <text:p>the unveiling of a rosa parks statue</text:p>
          </table:table-cell>
          <table:table-cell office:value-type="string">
            <text:p>Right</text:p>
          </table:table-cell>
          <table:table-cell office:value-type="string">
            <text:p>Obama is speaking now at the unveiling of a Rosa Parks statue at the US .</text:p>
          </table:table-cell>
        </table:table-row>
        <table:table-row table:style-name="ro1">
          <table:table-cell table:number-columns-repeated="5"/>
          <table:table-cell office:value-type="string">
            <text:p>it</text:p>
          </table:table-cell>
          <table:table-cell office:value-type="string">
            <text:p>air in</text:p>
          </table:table-cell>
          <table:table-cell office:value-type="string">
            <text:p>4pm et</text:p>
          </table:table-cell>
          <table:table-cell office:value-type="string">
            <text:p>Right</text:p>
          </table:table-cell>
          <table:table-cell office:value-type="string">
            <text:p>It airs in 4PM ET .</text:p>
          </table:table-cell>
        </table:table-row>
        <table:table-row table:style-name="ro1">
          <table:table-cell table:number-columns-repeated="5"/>
          <table:table-cell office:value-type="string">
            <text:p>what</text:p>
          </table:table-cell>
          <table:table-cell office:value-type="string">
            <text:p>do</text:p>
          </table:table-cell>
          <table:table-cell office:value-type="string">
            <text:p>you</text:p>
          </table:table-cell>
          <table:table-cell office:value-type="string">
            <text:p>Wrong</text:p>
          </table:table-cell>
          <table:table-cell office:value-type="string">
            <text:p>Tech execs question Yahoo's MergedWords work-from-the-office edict : What do you think ?.</text:p>
          </table:table-cell>
        </table:table-row>
        <table:table-row table:style-name="ro1">
          <table:table-cell table:number-columns-repeated="5"/>
          <table:table-cell office:value-type="string">
            <text:p>chuck hagel</text:p>
          </table:table-cell>
          <table:table-cell office:value-type="string">
            <text:p>swear in as</text:p>
          </table:table-cell>
          <table:table-cell office:value-type="string">
            <text:p>us</text:p>
          </table:table-cell>
          <table:table-cell office:value-type="string">
            <text:p>Right</text:p>
          </table:table-cell>
          <table:table-cell office:value-type="string">
            <text:p>Chuck Hagel sworn in as US .</text:p>
          </table:table-cell>
        </table:table-row>
        <table:table-row table:style-name="ro1">
          <table:table-cell table:number-columns-repeated="5"/>
          <table:table-cell office:value-type="string">
            <text:p>yahoo work-from-home policy</text:p>
          </table:table-cell>
          <table:table-cell office:value-type="string">
            <text:p>rile</text:p>
          </table:table-cell>
          <table:table-cell office:value-type="string">
            <text:p>workers</text:p>
          </table:table-cell>
          <table:table-cell office:value-type="string">
            <text:p>Right</text:p>
          </table:table-cell>
          <table:table-cell office:value-type="string">
            <text:p>Yahoo work-from-home policy riles workers everywhere .</text:p>
          </table:table-cell>
        </table:table-row>
        <table:table-row table:style-name="ro1">
          <table:table-cell table:number-columns-repeated="5"/>
          <table:table-cell office:value-type="string">
            <text:p>vatican analyst john allen</text:p>
          </table:table-cell>
          <table:table-cell office:value-type="string">
            <text:p>tell on</text:p>
          </table:table-cell>
          <table:table-cell office:value-type="string">
            <text:p>#vatican</text:p>
          </table:table-cell>
          <table:table-cell office:value-type="string">
            <text:p>Right</text:p>
          </table:table-cell>
          <table:table-cell office:value-type="string">
            <text:p>Pope Benedict XVI a great teaching pope , Vatican analyst John Allen tells on #vatican .</text:p>
          </table:table-cell>
        </table:table-row>
        <table:table-row table:style-name="ro1">
          <table:table-cell table:number-columns-repeated="5"/>
          <table:table-cell office:value-type="string">
            <text:p>pope benedict xvi</text:p>
          </table:table-cell>
          <table:table-cell office:value-type="string">
            <text:p>make way in</text:p>
          </table:table-cell>
          <table:table-cell office:value-type="string">
            <text:p>the popemobile</text:p>
          </table:table-cell>
          <table:table-cell office:value-type="string">
            <text:p>Right</text:p>
          </table:table-cell>
          <table:table-cell office:value-type="string">
            <text:p>LIVE NOW : Pope Benedict XVI makes his way in the popemobile as he tours around St.</text:p>
          </table:table-cell>
        </table:table-row>
        <table:table-row table:style-name="ro1">
          <table:table-cell table:number-columns-repeated="5"/>
          <table:table-cell office:value-type="string">
            <text:p>he</text:p>
          </table:table-cell>
          <table:table-cell office:value-type="string">
            <text:p>tour around</text:p>
          </table:table-cell>
          <table:table-cell office:value-type="string">
            <text:p>st.</text:p>
          </table:table-cell>
          <table:table-cell office:value-type="string">
            <text:p>Right</text:p>
          </table:table-cell>
          <table:table-cell office:value-type="string">
            <text:p>LIVE NOW : Pope Benedict XVI makes his way in the popemobile as he tours around St.</text:p>
          </table:table-cell>
        </table:table-row>
        <table:table-row table:style-name="ro1">
          <table:table-cell table:number-columns-repeated="5"/>
          <table:table-cell office:value-type="string">
            <text:p>the real life</text:p>
          </table:table-cell>
          <table:table-cell office:value-type="string">
            <text:p>talk about</text:p>
          </table:table-cell>
          <table:table-cell office:value-type="string">
            <text:p>the real life drama</text:p>
          </table:table-cell>
          <table:table-cell office:value-type="string">
            <text:p>Right</text:p>
          </table:table-cell>
          <table:table-cell office:value-type="string">
            <text:p>The real life joins now and talks about the real life drama behind #Argo .</text:p>
          </table:table-cell>
        </table:table-row>
        <table:table-row table:style-name="ro1">
          <table:table-cell table:number-columns-repeated="5"/>
          <table:table-cell office:value-type="string">
            <text:p>house dem</text:p>
          </table:table-cell>
          <table:table-cell office:value-type="string">
            <text:p>join</text:p>
          </table:table-cell>
          <table:table-cell office:value-type="string">
            <text:p>7p et</text:p>
          </table:table-cell>
          <table:table-cell office:value-type="string">
            <text:p>Right</text:p>
          </table:table-cell>
          <table:table-cell office:value-type="string">
            <text:p>\ " Ranking House Dem joins 7p ET .</text:p>
          </table:table-cell>
        </table:table-row>
        <table:table-row table:style-name="ro1">
          <table:table-cell table:number-columns-repeated="5"/>
          <table:table-cell office:value-type="string">
            <text:p>chuck hagel</text:p>
          </table:table-cell>
          <table:table-cell office:value-type="string">
            <text:p>confirm by</text:p>
          </table:table-cell>
          <table:table-cell office:value-type="string">
            <text:p>the senate</text:p>
          </table:table-cell>
          <table:table-cell office:value-type="string">
            <text:p>Right</text:p>
          </table:table-cell>
          <table:table-cell office:value-type="string">
            <text:p>Chuck Hagel has been confirmed by the Senate as the next Secretary of Defense .</text:p>
          </table:table-cell>
        </table:table-row>
        <table:table-row table:style-name="ro1">
          <table:table-cell table:number-columns-repeated="5"/>
          <table:table-cell office:value-type="string">
            <text:p>he</text:p>
          </table:table-cell>
          <table:table-cell office:value-type="string">
            <text:p>retire on</text:p>
          </table:table-cell>
          <table:table-cell office:value-type="string">
            <text:p>thursday</text:p>
          </table:table-cell>
          <table:table-cell office:value-type="string">
            <text:p>Right</text:p>
          </table:table-cell>
          <table:table-cell office:value-type="string">
            <text:p>What to expect from the pope after he retires on Thursday ( from .</text:p>
          </table:table-cell>
        </table:table-row>
        <table:table-row table:style-name="ro1">
          <table:table-cell table:number-columns-repeated="5"/>
          <table:table-cell office:value-type="string">
            <text:p>defense cuts</text:p>
          </table:table-cell>
          <table:table-cell office:value-type="string">
            <text:p>do</text:p>
          </table:table-cell>
          <table:table-cell office:value-type="string">
            <text:p>you</text:p>
          </table:table-cell>
          <table:table-cell office:value-type="string">
            <text:p>Wrong</text:p>
          </table:table-cell>
          <table:table-cell office:value-type="string">
            <text:p>Top Senate Republican doubts damage from defense cuts : What do you think ?.</text:p>
          </table:table-cell>
        </table:table-row>
        <table:table-row table:style-name="ro1">
          <table:table-cell table:number-columns-repeated="5"/>
          <table:table-cell office:value-type="string">
            <text:p>heartland</text:p>
          </table:table-cell>
          <table:table-cell office:value-type="string">
            <text:p>follow</text:p>
          </table:table-cell>
          <table:table-cell office:value-type="string">
            <text:p>the cnn storm tracker</text:p>
          </table:table-cell>
          <table:table-cell office:value-type="string">
            <text:p>Right</text:p>
          </table:table-cell>
          <table:table-cell office:value-type="string">
            <text:p>heartland - follow the CNN storm tracker : .</text:p>
          </table:table-cell>
        </table:table-row>
        <table:table-row table:style-name="ro1">
          <table:table-cell table:number-columns-repeated="5"/>
          <table:table-cell office:value-type="string">
            <text:p># of hagels biggest critics</text:p>
          </table:table-cell>
          <table:table-cell office:value-type="string">
            <text:p>let</text:p>
          </table:table-cell>
          <table:table-cell office:value-type="string">
            <text:p>the nomination</text:p>
          </table:table-cell>
          <table:table-cell office:value-type="string">
            <text:p>Wrong</text:p>
          </table:table-cell>
          <table:table-cell office:value-type="string">
            <text:p>2 of hagels biggest critics , and just voted to break the gop filibuster and let the nomination go thru .</text:p>
          </table:table-cell>
        </table:table-row>
        <table:table-row table:style-name="ro1">
          <table:table-cell table:number-columns-repeated="5"/>
          <table:table-cell office:value-type="string">
            <text:p>top republicans</text:p>
          </table:table-cell>
          <table:table-cell office:value-type="string">
            <text:p>sign</text:p>
          </table:table-cell>
          <table:table-cell office:value-type="string">
            <text:p>brief supporting same-sex marriage</text:p>
          </table:table-cell>
          <table:table-cell office:value-type="string">
            <text:p>Right</text:p>
          </table:table-cell>
          <table:table-cell office:value-type="string">
            <text:p>Top Republicans sign brief supporting same-sex marriage .</text:p>
          </table:table-cell>
        </table:table-row>
        <table:table-row table:style-name="ro1">
          <table:table-cell table:number-columns-repeated="5"/>
          <table:table-cell office:value-type="string">
            <text:p>michelle obama</text:p>
          </table:table-cell>
          <table:table-cell office:value-type="string">
            <text:p>be</text:p>
          </table:table-cell>
          <table:table-cell office:value-type="string">
            <text:p>an uninvited guest\</text:p>
          </table:table-cell>
          <table:table-cell office:value-type="string">
            <text:p>Right</text:p>
          </table:table-cell>
          <table:table-cell office:value-type="string">
            <text:p>Michelle Obama \ " was an uninvited guest\ " at the Oscars , says guest Donny Deutsch : What do you think ?.</text:p>
          </table:table-cell>
        </table:table-row>
        <table:table-row table:style-name="ro1">
          <table:table-cell table:number-columns-repeated="5"/>
          <table:table-cell office:value-type="string">
            <text:p>an uninvited guest\</text:p>
          </table:table-cell>
          <table:table-cell office:value-type="string">
            <text:p>say</text:p>
          </table:table-cell>
          <table:table-cell office:value-type="string">
            <text:p>guest donny deutsch</text:p>
          </table:table-cell>
          <table:table-cell office:value-type="string">
            <text:p>Wrong</text:p>
          </table:table-cell>
          <table:table-cell office:value-type="string">
            <text:p>Michelle Obama \ " was an uninvited guest\ " at the Oscars , says guest Donny Deutsch : What do you think ?.</text:p>
          </table:table-cell>
        </table:table-row>
        <table:table-row table:style-name="ro1">
          <table:table-cell table:number-columns-repeated="5"/>
          <table:table-cell office:value-type="string">
            <text:p>guest donny deutsch</text:p>
          </table:table-cell>
          <table:table-cell office:value-type="string">
            <text:p>do</text:p>
          </table:table-cell>
          <table:table-cell office:value-type="string">
            <text:p>you</text:p>
          </table:table-cell>
          <table:table-cell office:value-type="string">
            <text:p>Wrong</text:p>
          </table:table-cell>
          <table:table-cell office:value-type="string">
            <text:p>Michelle Obama \ " was an uninvited guest\ " at the Oscars , says guest Donny Deutsch : What do you think ?.</text:p>
          </table:table-cell>
        </table:table-row>
        <table:table-row table:style-name="ro1">
          <table:table-cell table:number-columns-repeated="5"/>
          <table:table-cell office:value-type="string">
            <text:p>the italians</text:p>
          </table:table-cell>
          <table:table-cell office:value-type="string">
            <text:p>mess with</text:p>
          </table:table-cell>
          <table:table-cell office:value-type="string">
            <text:p>everyone's markets</text:p>
          </table:table-cell>
          <table:table-cell office:value-type="string">
            <text:p>Right</text:p>
          </table:table-cell>
          <table:table-cell office:value-type="string">
            <text:p>The Italians are messing with everyone's markets although the US 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miss of</text:p>
          </table:table-cell>
          <table:table-cell office:value-type="string">
            <text:p>interviews</text:p>
          </table:table-cell>
          <table:table-cell office:value-type="string">
            <text:p>Right</text:p>
          </table:table-cell>
          <table:table-cell office:value-type="string">
            <text:p>In case you missed any of interviews on red carpet last night , you can catch them all here 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catch</text:p>
          </table:table-cell>
          <table:table-cell office:value-type="string">
            <text:p>them</text:p>
          </table:table-cell>
          <table:table-cell office:value-type="string">
            <text:p>Right</text:p>
          </table:table-cell>
          <table:table-cell office:value-type="string">
            <text:p>In case you missed any of interviews on red carpet last night , you can catch them all here .</text:p>
          </table:table-cell>
        </table:table-row>
        <table:table-row table:style-name="ro1">
          <table:table-cell table:number-columns-repeated="5"/>
          <table:table-cell office:value-type="string">
            <text:p>she</text:p>
          </table:table-cell>
          <table:table-cell office:value-type="string">
            <text:p>say</text:p>
          </table:table-cell>
          <table:table-cell office:value-type="string">
            <text:p>it's</text:p>
          </table:table-cell>
          <table:table-cell office:value-type="string">
            <text:p>Wrong</text:p>
          </table:table-cell>
          <table:table-cell office:value-type="string">
            <text:p>Initially #jodiarias lied about killing her ex - now she says it's MergedWords because she was ashamed .</text:p>
          </table:table-cell>
        </table:table-row>
        <table:table-row table:style-name="ro1">
          <table:table-cell table:number-columns-repeated="5"/>
          <table:table-cell office:value-type="string">
            <text:p>our legal experts</text:p>
          </table:table-cell>
          <table:table-cell office:value-type="string">
            <text:p>weigh in at</text:p>
          </table:table-cell>
          <table:table-cell office:value-type="string">
            <text:p># , #</text:p>
          </table:table-cell>
          <table:table-cell office:value-type="string">
            <text:p>Right</text:p>
          </table:table-cell>
          <table:table-cell office:value-type="string">
            <text:p>Our legal experts weigh in at 8 , 10p .</text:p>
          </table:table-cell>
        </table:table-row>
        <table:table-row table:style-name="ro1">
          <table:table-cell table:number-columns-repeated="5"/>
          <table:table-cell office:value-type="string">
            <text:p>adviser</text:p>
          </table:table-cell>
          <table:table-cell office:value-type="string">
            <text:p>join</text:p>
          </table:table-cell>
          <table:table-cell office:value-type="string">
            <text:p># et</text:p>
          </table:table-cell>
          <table:table-cell office:value-type="string">
            <text:p>Right</text:p>
          </table:table-cell>
          <table:table-cell office:value-type="string">
            <text:p>Adviser joins 7p ET .</text:p>
          </table:table-cell>
        </table:table-row>
        <table:table-row table:style-name="ro1">
          <table:table-cell table:number-columns-repeated="5"/>
          <table:table-cell office:value-type="string">
            <text:p>washington</text:p>
          </table:table-cell>
          <table:table-cell office:value-type="string">
            <text:p>be study in</text:p>
          </table:table-cell>
          <table:table-cell office:value-type="string">
            <text:p>juvenile petulance</text:p>
          </table:table-cell>
          <table:table-cell office:value-type="string">
            <text:p>Right</text:p>
          </table:table-cell>
          <table:table-cell office:value-type="string">
            <text:p>\ " Washington is a study in juvenile petulance , \ " writes for Do you agree ?.</text:p>
          </table:table-cell>
        </table:table-row>
        <table:table-row table:style-name="ro1">
          <table:table-cell table:number-columns-repeated="5"/>
          <table:table-cell office:value-type="string">
            <text:p>everett #koop</text:p>
          </table:table-cell>
          <table:table-cell office:value-type="string">
            <text:p>die at</text:p>
          </table:table-cell>
          <table:table-cell office:value-type="string">
            <text:p>#</text:p>
          </table:table-cell>
          <table:table-cell office:value-type="string">
            <text:p>Right</text:p>
          </table:table-cell>
          <table:table-cell office:value-type="string">
            <text:p>Everett #Koop dies at 96 .</text:p>
          </table:table-cell>
        </table:table-row>
        <table:table-row table:style-name="ro1">
          <table:table-cell table:number-columns-repeated="5"/>
          <table:table-cell office:value-type="string">
            <text:p>marijuana dealers</text:p>
          </table:table-cell>
          <table:table-cell office:value-type="string">
            <text:p>get slam by</text:p>
          </table:table-cell>
          <table:table-cell office:value-type="string">
            <text:p>taxes</text:p>
          </table:table-cell>
          <table:table-cell office:value-type="string">
            <text:p>Right</text:p>
          </table:table-cell>
          <table:table-cell office:value-type="string">
            <text:p>Marijuana dealers get slammed by taxes ( via .</text:p>
          </table:table-cell>
        </table:table-row>
        <table:table-row table:style-name="ro1">
          <table:table-cell table:number-columns-repeated="5"/>
          <table:table-cell office:value-type="string">
            <text:p>catholic cardinal</text:p>
          </table:table-cell>
          <table:table-cell office:value-type="string">
            <text:p>resign</text:p>
          </table:table-cell>
          <table:table-cell office:value-type="string">
            <text:p>amid allegations</text:p>
          </table:table-cell>
          <table:table-cell office:value-type="string">
            <text:p>Right</text:p>
          </table:table-cell>
          <table:table-cell office:value-type="string">
            <text:p>Catholic cardinal resigns amid allegations he abused four men studying to be priests in the 1980s : .</text:p>
          </table:table-cell>
        </table:table-row>
        <table:table-row table:style-name="ro1">
          <table:table-cell table:number-columns-repeated="5"/>
          <table:table-cell office:value-type="string">
            <text:p>he</text:p>
          </table:table-cell>
          <table:table-cell office:value-type="string">
            <text:p>abuse</text:p>
          </table:table-cell>
          <table:table-cell office:value-type="string">
            <text:p># men</text:p>
          </table:table-cell>
          <table:table-cell office:value-type="string">
            <text:p>Right</text:p>
          </table:table-cell>
          <table:table-cell office:value-type="string">
            <text:p>Catholic cardinal resigns amid allegations he abused four men studying to be priests in the 1980s : .</text:p>
          </table:table-cell>
        </table:table-row>
        <table:table-row table:style-name="ro1">
          <table:table-cell table:number-columns-repeated="5"/>
          <table:table-cell office:value-type="string">
            <text:p>exclusive</text:p>
          </table:table-cell>
          <table:table-cell office:value-type="string">
            <text:p>talk to</text:p>
          </table:table-cell>
          <table:table-cell office:value-type="string">
            <text:p>trayvon martin's mergedwords parents tonight</text:p>
          </table:table-cell>
          <table:table-cell office:value-type="string">
            <text:p>Wrong</text:p>
          </table:table-cell>
          <table:table-cell office:value-type="string">
            <text:p>EXCLUSIVE : talks to Trayvon Martin's MergedWords parents tonight , LIVE , on the eve of the anniversary of their's son's MergedWords death .</text:p>
          </table:table-cell>
        </table:table-row>
        <table:table-row table:style-name="ro1">
          <table:table-cell table:number-columns-repeated="5"/>
          <table:table-cell office:value-type="string">
            <text:p>shocking scandals</text:p>
          </table:table-cell>
          <table:table-cell office:value-type="string">
            <text:p>continue to rock</text:p>
          </table:table-cell>
          <table:table-cell office:value-type="string">
            <text:p>rc church</text:p>
          </table:table-cell>
          <table:table-cell office:value-type="string">
            <text:p>Right</text:p>
          </table:table-cell>
          <table:table-cell office:value-type="string">
            <text:p>Shocking scandals continue to rock RC Church : .</text:p>
          </table:table-cell>
        </table:table-row>
        <table:table-row table:style-name="ro1">
          <table:table-cell table:number-columns-repeated="5"/>
          <table:table-cell office:value-type="string">
            <text:p>americans</text:p>
          </table:table-cell>
          <table:table-cell office:value-type="string">
            <text:p>pay more tax for</text:p>
          </table:table-cell>
          <table:table-cell office:value-type="string">
            <text:p>fewer rights</text:p>
          </table:table-cell>
          <table:table-cell office:value-type="string">
            <text:p>Wrong</text:p>
          </table:table-cell>
          <table:table-cell office:value-type="string">
            <text:p>\ " Gay Americans pay more taxes for fewer rights , \ " writes for What do you think ?.</text:p>
          </table:table-cell>
        </table:table-row>
        <table:table-row table:style-name="ro1">
          <table:table-cell table:number-columns-repeated="5"/>
          <table:table-cell office:value-type="string">
            <text:p>fewer rights</text:p>
          </table:table-cell>
          <table:table-cell office:value-type="string">
            <text:p>do</text:p>
          </table:table-cell>
          <table:table-cell office:value-type="string">
            <text:p>you</text:p>
          </table:table-cell>
          <table:table-cell office:value-type="string">
            <text:p>Wrong</text:p>
          </table:table-cell>
          <table:table-cell office:value-type="string">
            <text:p>\ " Gay Americans pay more taxes for fewer rights , \ " writes for What do you think ?.</text:p>
          </table:table-cell>
        </table:table-row>
        <table:table-row table:style-name="ro1">
          <table:table-cell table:number-columns-repeated="5"/>
          <table:table-cell office:value-type="string">
            <text:p>winter storm</text:p>
          </table:table-cell>
          <table:table-cell office:value-type="string">
            <text:p>bear down on</text:p>
          </table:table-cell>
          <table:table-cell office:value-type="string">
            <text:p>great plains region</text:p>
          </table:table-cell>
          <table:table-cell office:value-type="string">
            <text:p>Right</text:p>
          </table:table-cell>
          <table:table-cell office:value-type="string">
            <text:p><text:s/>Crippling ' winter storm bearing down on Great Plains region .</text:p>
          </table:table-cell>
        </table:table-row>
        <table:table-row table:style-name="ro1">
          <table:table-cell table:number-columns-repeated="5"/>
          <table:table-cell office:value-type="string">
            <text:p>the #oscars</text:p>
          </table:table-cell>
          <table:table-cell office:value-type="string">
            <text:p>come to</text:p>
          </table:table-cell>
          <table:table-cell office:value-type="string">
            <text:p>an end</text:p>
          </table:table-cell>
          <table:table-cell office:value-type="string">
            <text:p>Right</text:p>
          </table:table-cell>
          <table:table-cell office:value-type="string">
            <text:p>When the #Oscars come to an end , flip over to as hosts the post-show special .</text:p>
          </table:table-cell>
        </table:table-row>
        <table:table-row table:style-name="ro1">
          <table:table-cell table:number-columns-repeated="5"/>
          <table:table-cell office:value-type="string">
            <text:p>the world</text:p>
          </table:table-cell>
          <table:table-cell office:value-type="string">
            <text:p>know</text:p>
          </table:table-cell>
          <table:table-cell office:value-type="string">
            <text:p>tonight’s mergedwords winners</text:p>
          </table:table-cell>
          <table:table-cell office:value-type="string">
            <text:p>Wrong</text:p>
          </table:table-cell>
          <table:table-cell office:value-type="string">
            <text:p>The ONLY 2 men in the world that know tonight’s MergedWords winners .</text:p>
          </table:table-cell>
        </table:table-row>
        <table:table-row table:style-name="ro1">
          <table:table-cell table:number-columns-repeated="5"/>
          <table:table-cell office:value-type="string">
            <text:p>gold\</text:p>
          </table:table-cell>
          <table:table-cell office:value-type="string">
            <text:p>begin on</text:p>
          </table:table-cell>
          <table:table-cell office:value-type="string">
            <text:p>cnn</text:p>
          </table:table-cell>
          <table:table-cell office:value-type="string">
            <text:p>Wrong</text:p>
          </table:table-cell>
          <table:table-cell office:value-type="string">
            <text:p>\ " Hollywood's MergedWords Biggest Night : The Road to Gold\ " begins now on CNN : live on the Oscars red carpet .</text:p>
          </table:table-cell>
        </table:table-row>
        <table:table-row table:style-name="ro1">
          <table:table-cell table:number-columns-repeated="5"/>
          <table:table-cell office:value-type="string">
            <text:p>brother carl</text:p>
          </table:table-cell>
          <table:table-cell office:value-type="string">
            <text:p>accuse in</text:p>
          </table:table-cell>
          <table:table-cell office:value-type="string">
            <text:p># death</text:p>
          </table:table-cell>
          <table:table-cell office:value-type="string">
            <text:p>Right</text:p>
          </table:table-cell>
          <table:table-cell office:value-type="string">
            <text:p>Pistorius ’ brother Carl accused in 2010 death .</text:p>
          </table:table-cell>
        </table:table-row>
        <table:table-row table:style-name="ro1">
          <table:table-cell table:number-columns-repeated="5"/>
          <table:table-cell office:value-type="string">
            <text:p>las vegas</text:p>
          </table:table-cell>
          <table:table-cell office:value-type="string">
            <text:p>shoot</text:p>
          </table:table-cell>
          <table:table-cell office:value-type="string">
            <text:p>suspect</text:p>
          </table:table-cell>
          <table:table-cell office:value-type="string">
            <text:p>Wrong</text:p>
          </table:table-cell>
          <table:table-cell office:value-type="string">
            <text:p>Police identify Las Vegas shooting suspect : .</text:p>
          </table:table-cell>
        </table:table-row>
        <table:table-row table:style-name="ro1">
          <table:table-cell table:number-columns-repeated="5"/>
          <table:table-cell office:value-type="string">
            <text:p>debris</text:p>
          </table:table-cell>
          <table:table-cell office:value-type="string">
            <text:p>fly into</text:p>
          </table:table-cell>
          <table:table-cell office:value-type="string">
            <text:p>daytona</text:p>
          </table:table-cell>
          <table:table-cell office:value-type="string">
            <text:p>Right</text:p>
          </table:table-cell>
          <table:table-cell office:value-type="string">
            <text:p>Injuries as debris flies into Daytona stands during fiery NASCAR crash .</text:p>
          </table:table-cell>
        </table:table-row>
        <table:table-row table:style-name="ro1">
          <table:table-cell table:number-columns-repeated="5"/>
          <table:table-cell office:value-type="string">
            <text:p>daytona</text:p>
          </table:table-cell>
          <table:table-cell office:value-type="string">
            <text:p>stand during</text:p>
          </table:table-cell>
          <table:table-cell office:value-type="string">
            <text:p>fiery nascar crash</text:p>
          </table:table-cell>
          <table:table-cell office:value-type="string">
            <text:p>Wrong</text:p>
          </table:table-cell>
          <table:table-cell office:value-type="string">
            <text:p>Injuries as debris flies into Daytona stands during fiery NASCAR crash .</text:p>
          </table:table-cell>
        </table:table-row>
        <table:table-row table:style-name="ro1">
          <table:table-cell table:number-columns-repeated="5"/>
          <table:table-cell office:value-type="string">
            <text:p>donations</text:p>
          </table:table-cell>
          <table:table-cell office:value-type="string">
            <text:p>pour in for</text:p>
          </table:table-cell>
          <table:table-cell office:value-type="string">
            <text:p>homeless man</text:p>
          </table:table-cell>
          <table:table-cell office:value-type="string">
            <text:p>Right</text:p>
          </table:table-cell>
          <table:table-cell office:value-type="string">
            <text:p>Donations pour in for homeless man who returned diamond ring : .</text:p>
          </table:table-cell>
        </table:table-row>
        <table:table-row table:style-name="ro1">
          <table:table-cell table:number-columns-repeated="5"/>
          <table:table-cell office:value-type="string">
            <text:p>homeless man</text:p>
          </table:table-cell>
          <table:table-cell office:value-type="string">
            <text:p>return</text:p>
          </table:table-cell>
          <table:table-cell office:value-type="string">
            <text:p>diamond ring</text:p>
          </table:table-cell>
          <table:table-cell office:value-type="string">
            <text:p>Right</text:p>
          </table:table-cell>
          <table:table-cell office:value-type="string">
            <text:p>Donations pour in for homeless man who returned diamond ring : .</text:p>
          </table:table-cell>
        </table:table-row>
        <table:table-row table:style-name="ro1">
          <table:table-cell table:number-columns-repeated="5"/>
          <table:table-cell office:value-type="string">
            <text:p>mississippi politician</text:p>
          </table:table-cell>
          <table:table-cell office:value-type="string">
            <text:p>urge</text:p>
          </table:table-cell>
          <table:table-cell office:value-type="string">
            <text:p>gunmakers</text:p>
          </table:table-cell>
          <table:table-cell office:value-type="string">
            <text:p>Right</text:p>
          </table:table-cell>
          <table:table-cell office:value-type="string">
            <text:p>Mississippi politician urges gunmakers in Connecticut , elsewhere to relocate : .</text:p>
          </table:table-cell>
        </table:table-row>
        <table:table-row table:style-name="ro1">
          <table:table-cell table:number-columns-repeated="5"/>
          <table:table-cell office:value-type="string">
            <text:p>serial killers</text:p>
          </table:table-cell>
          <table:table-cell office:value-type="string">
            <text:p>call</text:p>
          </table:table-cell>
          <table:table-cell office:value-type="string">
            <text:p>hotel home\n</text:p>
          </table:table-cell>
          <table:table-cell office:value-type="string">
            <text:p>Right</text:p>
          </table:table-cell>
          <table:table-cell office:value-type="string">
            <text:p>Cecil Hotel's MergedWords dark history : Woman dead in water tank ; serial killers called hotel home\n 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ask</text:p>
          </table:table-cell>
          <table:table-cell office:value-type="string">
            <text:p>him</text:p>
          </table:table-cell>
          <table:table-cell office:value-type="string">
            <text:p>Right</text:p>
          </table:table-cell>
          <table:table-cell office:value-type="string">
            <text:p>What would you ask him ?.</text:p>
          </table:table-cell>
        </table:table-row>
        <table:table-row table:style-name="ro1">
          <table:table-cell table:number-columns-repeated="5"/>
          <table:table-cell office:value-type="string">
            <text:p>department of justice</text:p>
          </table:table-cell>
          <table:table-cell office:value-type="string">
            <text:p>join lawsuit against</text:p>
          </table:table-cell>
          <table:table-cell office:value-type="string">
            <text:p>lance armstrong</text:p>
          </table:table-cell>
          <table:table-cell office:value-type="string">
            <text:p>Right</text:p>
          </table:table-cell>
          <table:table-cell office:value-type="string">
            <text:p>Department of Justice joins lawsuit against Lance Armstrong : .</text:p>
          </table:table-cell>
        </table:table-row>
        <table:table-row table:style-name="ro1">
          <table:table-cell table:number-columns-repeated="5"/>
          <table:table-cell office:value-type="string">
            <text:p>husband of writes for #gun loophole</text:p>
          </table:table-cell>
          <table:table-cell office:value-type="string">
            <text:p>make</text:p>
          </table:table-cell>
          <table:table-cell office:value-type="string">
            <text:p>no sense</text:p>
          </table:table-cell>
          <table:table-cell office:value-type="string">
            <text:p>Right</text:p>
          </table:table-cell>
          <table:table-cell office:value-type="string">
            <text:p>, husband of writes for #Gun loophole makes no sense .</text:p>
          </table:table-cell>
        </table:table-row>
        <table:table-row table:style-name="ro1">
          <table:table-cell table:number-columns-repeated="5"/>
          <table:table-cell office:value-type="string">
            <text:p>americans</text:p>
          </table:table-cell>
          <table:table-cell office:value-type="string">
            <text:p>force to choose between</text:p>
          </table:table-cell>
          <table:table-cell office:value-type="string">
            <text:p>love and country</text:p>
          </table:table-cell>
          <table:table-cell office:value-type="string">
            <text:p>Right</text:p>
          </table:table-cell>
          <table:table-cell office:value-type="string">
            <text:p>Americans are being forced to choose between love and country : .</text:p>
          </table:table-cell>
        </table:table-row>
        <table:table-row table:style-name="ro1">
          <table:table-cell table:number-columns-repeated="5"/>
          <table:table-cell office:value-type="string">
            <text:p>record</text:p>
          </table:table-cell>
          <table:table-cell office:value-type="string">
            <text:p>break</text:p>
          </table:table-cell>
          <table:table-cell office:value-type="string">
            <text:p>#snow totals and states of emergency</text:p>
          </table:table-cell>
          <table:table-cell office:value-type="string">
            <text:p>Right</text:p>
          </table:table-cell>
          <table:table-cell office:value-type="string">
            <text:p>Wild winter #weather , #thunderstorms down south , record breaking #snow totals and states of emergency declared .</text:p>
          </table:table-cell>
        </table:table-row>
        <table:table-row table:style-name="ro1">
          <table:table-cell table:number-columns-repeated="5"/>
          <table:table-cell office:value-type="string">
            <text:p>cnn hero michael carter</text:p>
          </table:table-cell>
          <table:table-cell office:value-type="string">
            <text:p>unlock door to</text:p>
          </table:table-cell>
          <table:table-cell office:value-type="string">
            <text:p>higher #education</text:p>
          </table:table-cell>
          <table:table-cell office:value-type="string">
            <text:p>Right</text:p>
          </table:table-cell>
          <table:table-cell office:value-type="string">
            <text:p>CNN Hero Michael Carter unlocks doors to higher #education for low-income HS students w/ #college dreams .</text:p>
          </table:table-cell>
        </table:table-row>
        <table:table-row table:style-name="ro1">
          <table:table-cell table:number-columns-repeated="5"/>
          <table:table-cell office:value-type="string">
            <text:p>case of woman</text:p>
          </table:table-cell>
          <table:table-cell office:value-type="string">
            <text:p>find dead in</text:p>
          </table:table-cell>
          <table:table-cell office:value-type="string">
            <text:p>hotel water tank</text:p>
          </table:table-cell>
          <table:table-cell office:value-type="string">
            <text:p>Right</text:p>
          </table:table-cell>
          <table:table-cell office:value-type="string">
            <text:p>New twist in case of woman found dead in hotel water tank - surveillance video of her in elevator ( from .</text:p>
          </table:table-cell>
        </table:table-row>
        <table:table-row table:style-name="ro1">
          <table:table-cell table:number-columns-repeated="5"/>
          <table:table-cell office:value-type="string">
            <text:p>he</text:p>
          </table:table-cell>
          <table:table-cell office:value-type="string">
            <text:p>want</text:p>
          </table:table-cell>
          <table:table-cell office:value-type="string">
            <text:p>it</text:p>
          </table:table-cell>
          <table:table-cell office:value-type="string">
            <text:p>Right</text:p>
          </table:table-cell>
          <table:table-cell office:value-type="string">
            <text:p>Carter on the key discrepancy in \ " Argo\ " - and if he wants it to win the Oscar ( from .</text:p>
          </table:table-cell>
        </table:table-row>
        <table:table-row table:style-name="ro1">
          <table:table-cell table:number-columns-repeated="5"/>
          <table:table-cell office:value-type="string">
            <text:p>oscar pistorius</text:p>
          </table:table-cell>
          <table:table-cell office:value-type="string">
            <text:p>grant</text:p>
          </table:table-cell>
          <table:table-cell office:value-type="string">
            <text:p>bail</text:p>
          </table:table-cell>
          <table:table-cell office:value-type="string">
            <text:p>Right</text:p>
          </table:table-cell>
          <table:table-cell office:value-type="string">
            <text:p>Oscar Pistorius has been granted bail .</text:p>
          </table:table-cell>
        </table:table-row>
        <table:table-row table:style-name="ro1">
          <table:table-cell table:number-columns-repeated="5"/>
          <table:table-cell office:value-type="string">
            <text:p>details</text:p>
          </table:table-cell>
          <table:table-cell office:value-type="string">
            <text:p>live on</text:p>
          </table:table-cell>
          <table:table-cell office:value-type="string">
            <text:p>tv and</text:p>
          </table:table-cell>
          <table:table-cell office:value-type="string">
            <text:p>Right</text:p>
          </table:table-cell>
          <table:table-cell office:value-type="string">
            <text:p>Details live on TV and .</text:p>
          </table:table-cell>
        </table:table-row>
        <table:table-row table:style-name="ro1">
          <table:table-cell table:number-columns-repeated="5"/>
          <table:table-cell office:value-type="string">
            <text:p>the #pistorius case</text:p>
          </table:table-cell>
          <table:table-cell office:value-type="string">
            <text:p>expect at</text:p>
          </table:table-cell>
          <table:table-cell office:value-type="string">
            <text:p># aet</text:p>
          </table:table-cell>
          <table:table-cell office:value-type="string">
            <text:p>Wrong</text:p>
          </table:table-cell>
          <table:table-cell office:value-type="string">
            <text:p>BREAKING NEWS : Bail decision in the #Pistorius case is expected at 7:30 aET .</text:p>
          </table:table-cell>
        </table:table-row>
        <table:table-row table:style-name="ro1">
          <table:table-cell table:number-columns-repeated="5"/>
          <table:table-cell office:value-type="string">
            <text:p>model girlfriend</text:p>
          </table:table-cell>
          <table:table-cell office:value-type="string">
            <text:p>tell</text:p>
          </table:table-cell>
          <table:table-cell office:value-type="string">
            <text:p>us</text:p>
          </table:table-cell>
          <table:table-cell office:value-type="string">
            <text:p>Wrong</text:p>
          </table:table-cell>
          <table:table-cell office:value-type="string">
            <text:p>COMING UP : Friend and roommate of Pistorius ' model girlfriend joins and tells us her story .</text:p>
          </table:table-cell>
        </table:table-row>
        <table:table-row table:style-name="ro1">
          <table:table-cell table:number-columns-repeated="5"/>
          <table:table-cell office:value-type="string">
            <text:p>carter</text:p>
          </table:table-cell>
          <table:table-cell office:value-type="string">
            <text:p>say</text:p>
          </table:table-cell>
          <table:table-cell office:value-type="string">
            <text:p>his grandson</text:p>
          </table:table-cell>
          <table:table-cell office:value-type="string">
            <text:p>Wrong</text:p>
          </table:table-cell>
          <table:table-cell office:value-type="string">
            <text:p>Carter say his grandson was \ " pivotal\ " to the 2012 race : More with Carter on 9 pm .</text:p>
          </table:table-cell>
        </table:table-row>
        <table:table-row table:style-name="ro1">
          <table:table-cell table:number-columns-repeated="5"/>
          <table:table-cell office:value-type="string">
            <text:p>drew peterson</text:p>
          </table:table-cell>
          <table:table-cell office:value-type="string">
            <text:p>sentence to</text:p>
          </table:table-cell>
          <table:table-cell office:value-type="string">
            <text:p># years</text:p>
          </table:table-cell>
          <table:table-cell office:value-type="string">
            <text:p>Right</text:p>
          </table:table-cell>
          <table:table-cell office:value-type="string">
            <text:p>Drew Peterson sentenced to 38 years in prison for murder of third wife : .</text:p>
          </table:table-cell>
        </table:table-row>
        <table:table-row table:style-name="ro1">
          <table:table-cell table:number-columns-repeated="5"/>
          <table:table-cell office:value-type="string">
            <text:p>obama</text:p>
          </table:table-cell>
          <table:table-cell office:value-type="string">
            <text:p>thank</text:p>
          </table:table-cell>
          <table:table-cell office:value-type="string">
            <text:p>my grandson</text:p>
          </table:table-cell>
          <table:table-cell office:value-type="string">
            <text:p>Right</text:p>
          </table:table-cell>
          <table:table-cell office:value-type="string">
            <text:p>Carter : Obama thanked my grandson for ' 47%' tape - .</text:p>
          </table:table-cell>
        </table:table-row>
        <table:table-row table:style-name="ro1">
          <table:table-cell table:number-columns-repeated="5"/>
          <table:table-cell office:value-type="string">
            <text:p>it</text:p>
          </table:table-cell>
          <table:table-cell office:value-type="string">
            <text:p>be</text:p>
          </table:table-cell>
          <table:table-cell office:value-type="string">
            <text:p>a major factor\</text:p>
          </table:table-cell>
          <table:table-cell office:value-type="string">
            <text:p>Right</text:p>
          </table:table-cell>
          <table:table-cell office:value-type="string">
            <text:p>\ " It stuck w/ him for the rest of the election- It was a major factor\ " Jimmy Carter on 47% tape found by his grandson : .</text:p>
          </table:table-cell>
        </table:table-row>
        <table:table-row table:style-name="ro1">
          <table:table-cell table:number-columns-repeated="5"/>
          <table:table-cell office:value-type="string">
            <text:p># tape</text:p>
          </table:table-cell>
          <table:table-cell office:value-type="string">
            <text:p>find by</text:p>
          </table:table-cell>
          <table:table-cell office:value-type="string">
            <text:p>his grandson</text:p>
          </table:table-cell>
          <table:table-cell office:value-type="string">
            <text:p>Right</text:p>
          </table:table-cell>
          <table:table-cell office:value-type="string">
            <text:p>\ " It stuck w/ him for the rest of the election- It was a major factor\ " Jimmy Carter on 47% tape found by his grandson : .</text:p>
          </table:table-cell>
        </table:table-row>
        <table:table-row table:style-name="ro1">
          <table:table-cell table:number-columns-repeated="5"/>
          <table:table-cell office:value-type="string">
            <text:p>tim tebow</text:p>
          </table:table-cell>
          <table:table-cell office:value-type="string">
            <text:p>cancel speech at</text:p>
          </table:table-cell>
          <table:table-cell office:value-type="string">
            <text:p>dallas</text:p>
          </table:table-cell>
          <table:table-cell office:value-type="string">
            <text:p>Right</text:p>
          </table:table-cell>
          <table:table-cell office:value-type="string">
            <text:p>Tim Tebow cancels speech at Dallas church - cites \ " new information .</text:p>
          </table:table-cell>
        </table:table-row>
        <table:table-row table:style-name="ro1">
          <table:table-cell table:number-columns-repeated="5"/>
          <table:table-cell office:value-type="string">
            <text:p>church</text:p>
          </table:table-cell>
          <table:table-cell office:value-type="string">
            <text:p>cite</text:p>
          </table:table-cell>
          <table:table-cell office:value-type="string">
            <text:p>\ " new information</text:p>
          </table:table-cell>
          <table:table-cell office:value-type="string">
            <text:p>Wrong</text:p>
          </table:table-cell>
          <table:table-cell office:value-type="string">
            <text:p>Tim Tebow cancels speech at Dallas church - cites \ " new information .</text:p>
          </table:table-cell>
        </table:table-row>
        <table:table-row table:style-name="ro1">
          <table:table-cell table:number-columns-repeated="5"/>
          <table:table-cell office:value-type="string">
            <text:p># gop senators</text:p>
          </table:table-cell>
          <table:table-cell office:value-type="string">
            <text:p>call for</text:p>
          </table:table-cell>
          <table:table-cell office:value-type="string">
            <text:p>withdrawal of his nom</text:p>
          </table:table-cell>
          <table:table-cell office:value-type="string">
            <text:p>Right</text:p>
          </table:table-cell>
          <table:table-cell office:value-type="string">
            <text:p>Leading the 4p hour : The latest from on Hagel’s future , as 15 GOP Senators call for withdrawal of his nom as Defense Secy #CNN .</text:p>
          </table:table-cell>
        </table:table-row>
        <table:table-row table:style-name="ro1">
          <table:table-cell table:number-columns-repeated="5"/>
          <table:table-cell office:value-type="string">
            <text:p>kansas</text:p>
          </table:table-cell>
          <table:table-cell office:value-type="string">
            <text:p>be in</text:p>
          </table:table-cell>
          <table:table-cell office:value-type="string">
            <text:p>the middle of a bull's mergedwords eye\</text:p>
          </table:table-cell>
          <table:table-cell office:value-type="string">
            <text:p>Right</text:p>
          </table:table-cell>
          <table:table-cell office:value-type="string">
            <text:p>60 million Americans in path of winter storm - Kansas \ " is in the middle of a bull's MergedWords eye\ " : .</text:p>
          </table:table-cell>
        </table:table-row>
        <table:table-row table:style-name="ro1">
          <table:table-cell table:number-columns-repeated="5"/>
          <table:table-cell office:value-type="string">
            <text:p>sunday</text:p>
          </table:table-cell>
          <table:table-cell office:value-type="string">
            <text:p>live from</text:p>
          </table:table-cell>
          <table:table-cell office:value-type="string">
            <text:p>the red carpet</text:p>
          </table:table-cell>
          <table:table-cell office:value-type="string">
            <text:p>Wrong</text:p>
          </table:table-cell>
          <table:table-cell office:value-type="string">
            <text:p>UPDATE : I'll MergedWords be anchoring CNN's MergedWords Oscars coverage on Sunday - live from the red carpet from 6-7 .</text:p>
          </table:table-cell>
        </table:table-row>
        <table:table-row table:style-name="ro1">
          <table:table-cell table:number-columns-repeated="5"/>
          <table:table-cell office:value-type="string">
            <text:p>pistorius case</text:p>
          </table:table-cell>
          <table:table-cell office:value-type="string">
            <text:p>face attempt</text:p>
          </table:table-cell>
          <table:table-cell office:value-type="string">
            <text:p>murder</text:p>
          </table:table-cell>
          <table:table-cell office:value-type="string">
            <text:p>Wrong</text:p>
          </table:table-cell>
          <table:table-cell office:value-type="string">
            <text:p>Lead investigator in Pistorius case is facing attempted murder charges himself - has been replaced : .</text:p>
          </table:table-cell>
        </table:table-row>
        <table:table-row table:style-name="ro1">
          <table:table-cell table:number-columns-repeated="5"/>
          <table:table-cell office:value-type="string">
            <text:p>attempted murder</text:p>
          </table:table-cell>
          <table:table-cell office:value-type="string">
            <text:p>charge</text:p>
          </table:table-cell>
          <table:table-cell office:value-type="string">
            <text:p>himself</text:p>
          </table:table-cell>
          <table:table-cell office:value-type="string">
            <text:p>Wrong</text:p>
          </table:table-cell>
          <table:table-cell office:value-type="string">
            <text:p>Lead investigator in Pistorius case is facing attempted murder charges himself - has been replaced : .</text:p>
          </table:table-cell>
        </table:table-row>
        <table:table-row table:style-name="ro1">
          <table:table-cell table:number-columns-repeated="5"/>
          <table:table-cell office:value-type="string">
            <text:p>#</text:p>
          </table:table-cell>
          <table:table-cell office:value-type="string">
            <text:p>be dead in</text:p>
          </table:table-cell>
          <table:table-cell office:value-type="string">
            <text:p>las vegas</text:p>
          </table:table-cell>
          <table:table-cell office:value-type="string">
            <text:p>Right</text:p>
          </table:table-cell>
          <table:table-cell office:value-type="string">
            <text:p>Three are dead in Las Vegas shooting and car crash .</text:p>
          </table:table-cell>
        </table:table-row>
        <table:table-row table:style-name="ro1">
          <table:table-cell table:number-columns-repeated="5"/>
          <table:table-cell office:value-type="string">
            <text:p>details</text:p>
          </table:table-cell>
          <table:table-cell office:value-type="string">
            <text:p>live on</text:p>
          </table:table-cell>
          <table:table-cell office:value-type="string">
            <text:p>tv and</text:p>
          </table:table-cell>
          <table:table-cell office:value-type="string">
            <text:p>Right</text:p>
          </table:table-cell>
          <table:table-cell office:value-type="string">
            <text:p>Details live on TV and 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ask</text:p>
          </table:table-cell>
          <table:table-cell office:value-type="string">
            <text:p>him</text:p>
          </table:table-cell>
          <table:table-cell office:value-type="string">
            <text:p>Right</text:p>
          </table:table-cell>
          <table:table-cell office:value-type="string">
            <text:p>On my way to San Diego to interview former President Jimmy Carter - what would YOU ask him ?.</text:p>
          </table:table-cell>
        </table:table-row>
        <table:table-row table:style-name="ro1">
          <table:table-cell table:number-columns-repeated="5"/>
          <table:table-cell office:value-type="string">
            <text:p>corpse of young woman</text:p>
          </table:table-cell>
          <table:table-cell office:value-type="string">
            <text:p>find in</text:p>
          </table:table-cell>
          <table:table-cell office:value-type="string">
            <text:p>la</text:p>
          </table:table-cell>
          <table:table-cell office:value-type="string">
            <text:p>Right</text:p>
          </table:table-cell>
          <table:table-cell office:value-type="string">
            <text:p>Corpse of young woman found in LA .</text:p>
          </table:table-cell>
        </table:table-row>
        <table:table-row table:style-name="ro1">
          <table:table-cell table:number-columns-repeated="5"/>
          <table:table-cell office:value-type="string">
            <text:p>water</text:p>
          </table:table-cell>
          <table:table-cell office:value-type="string">
            <text:p>have</text:p>
          </table:table-cell>
          <table:table-cell office:value-type="string">
            <text:p>a funny taste</text:p>
          </table:table-cell>
          <table:table-cell office:value-type="string">
            <text:p>Right</text:p>
          </table:table-cell>
          <table:table-cell office:value-type="string">
            <text:p>hotel's water tank - water \ " did have a funny taste , \ " said one guest : .</text:p>
          </table:table-cell>
        </table:table-row>
        <table:table-row table:style-name="ro1">
          <table:table-cell table:number-columns-repeated="5"/>
          <table:table-cell office:value-type="string">
            <text:p>a funny taste</text:p>
          </table:table-cell>
          <table:table-cell office:value-type="string">
            <text:p>say</text:p>
          </table:table-cell>
          <table:table-cell office:value-type="string">
            <text:p># guest</text:p>
          </table:table-cell>
          <table:table-cell office:value-type="string">
            <text:p>Right</text:p>
          </table:table-cell>
          <table:table-cell office:value-type="string">
            <text:p>hotel's water tank - water \ " did have a funny taste , \ " said one guest : .</text:p>
          </table:table-cell>
        </table:table-row>
        <table:table-row table:style-name="ro1">
          <table:table-cell table:number-columns-repeated="5"/>
          <table:table-cell office:value-type="string">
            <text:p>pistorius case</text:p>
          </table:table-cell>
          <table:table-cell office:value-type="string">
            <text:p>face attempt</text:p>
          </table:table-cell>
          <table:table-cell office:value-type="string">
            <text:p>murder</text:p>
          </table:table-cell>
          <table:table-cell office:value-type="string">
            <text:p>Wrong</text:p>
          </table:table-cell>
          <table:table-cell office:value-type="string">
            <text:p>Lead investigator in Pistorius case is facing attempted murder charges himself - has been replaced : .</text:p>
          </table:table-cell>
        </table:table-row>
        <table:table-row table:style-name="ro1">
          <table:table-cell table:number-columns-repeated="5"/>
          <table:table-cell office:value-type="string">
            <text:p>attempted murder</text:p>
          </table:table-cell>
          <table:table-cell office:value-type="string">
            <text:p>charge</text:p>
          </table:table-cell>
          <table:table-cell office:value-type="string">
            <text:p>himself</text:p>
          </table:table-cell>
          <table:table-cell office:value-type="string">
            <text:p>Wrong</text:p>
          </table:table-cell>
          <table:table-cell office:value-type="string">
            <text:p>Lead investigator in Pistorius case is facing attempted murder charges himself - has been replaced : .</text:p>
          </table:table-cell>
        </table:table-row>
        <table:table-row table:style-name="ro1">
          <table:table-cell table:number-columns-repeated="5"/>
          <table:table-cell office:value-type="string">
            <text:p>#</text:p>
          </table:table-cell>
          <table:table-cell office:value-type="string">
            <text:p>be dead in</text:p>
          </table:table-cell>
          <table:table-cell office:value-type="string">
            <text:p>las vegas</text:p>
          </table:table-cell>
          <table:table-cell office:value-type="string">
            <text:p>Right</text:p>
          </table:table-cell>
          <table:table-cell office:value-type="string">
            <text:p>Three are dead in Las Vegas shooting and car crash .</text:p>
          </table:table-cell>
        </table:table-row>
        <table:table-row table:style-name="ro1">
          <table:table-cell table:number-columns-repeated="5"/>
          <table:table-cell office:value-type="string">
            <text:p>details</text:p>
          </table:table-cell>
          <table:table-cell office:value-type="string">
            <text:p>live on</text:p>
          </table:table-cell>
          <table:table-cell office:value-type="string">
            <text:p>tv and</text:p>
          </table:table-cell>
          <table:table-cell office:value-type="string">
            <text:p>Right</text:p>
          </table:table-cell>
          <table:table-cell office:value-type="string">
            <text:p>Details live on TV and 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ask</text:p>
          </table:table-cell>
          <table:table-cell office:value-type="string">
            <text:p>him</text:p>
          </table:table-cell>
          <table:table-cell office:value-type="string">
            <text:p>Right</text:p>
          </table:table-cell>
          <table:table-cell office:value-type="string">
            <text:p>On my way to San Diego to interview former President Jimmy Carter - what would YOU ask him ?.</text:p>
          </table:table-cell>
        </table:table-row>
        <table:table-row table:style-name="ro1">
          <table:table-cell table:number-columns-repeated="5"/>
          <table:table-cell office:value-type="string">
            <text:p>corpse of young woman</text:p>
          </table:table-cell>
          <table:table-cell office:value-type="string">
            <text:p>find in</text:p>
          </table:table-cell>
          <table:table-cell office:value-type="string">
            <text:p>la</text:p>
          </table:table-cell>
          <table:table-cell office:value-type="string">
            <text:p>Right</text:p>
          </table:table-cell>
          <table:table-cell office:value-type="string">
            <text:p>Corpse of young woman found in LA .</text:p>
          </table:table-cell>
        </table:table-row>
        <table:table-row table:style-name="ro1">
          <table:table-cell table:number-columns-repeated="5"/>
          <table:table-cell office:value-type="string">
            <text:p>water</text:p>
          </table:table-cell>
          <table:table-cell office:value-type="string">
            <text:p>have</text:p>
          </table:table-cell>
          <table:table-cell office:value-type="string">
            <text:p>a funny taste</text:p>
          </table:table-cell>
          <table:table-cell office:value-type="string">
            <text:p>Right</text:p>
          </table:table-cell>
          <table:table-cell office:value-type="string">
            <text:p>hotel's water tank - water \ " did have a funny taste , \ " said one guest : .</text:p>
          </table:table-cell>
        </table:table-row>
        <table:table-row table:style-name="ro1">
          <table:table-cell table:number-columns-repeated="5"/>
          <table:table-cell office:value-type="string">
            <text:p>a funny taste</text:p>
          </table:table-cell>
          <table:table-cell office:value-type="string">
            <text:p>say</text:p>
          </table:table-cell>
          <table:table-cell office:value-type="string">
            <text:p># guest</text:p>
          </table:table-cell>
          <table:table-cell office:value-type="string">
            <text:p>Right</text:p>
          </table:table-cell>
          <table:table-cell office:value-type="string">
            <text:p>hotel's water tank - water \ " did have a funny taste , \ " said one guest : .</text:p>
          </table:table-cell>
        </table:table-row>
        <table:table-row table:style-name="ro1">
          <table:table-cell table:number-columns-repeated="5"/>
          <table:table-cell office:value-type="string">
            <text:p>murder case</text:p>
          </table:table-cell>
          <table:table-cell office:value-type="string">
            <text:p>face attempt</text:p>
          </table:table-cell>
          <table:table-cell office:value-type="string">
            <text:p>murder charges</text:p>
          </table:table-cell>
          <table:table-cell office:value-type="string">
            <text:p>Wrong</text:p>
          </table:table-cell>
          <table:table-cell office:value-type="string">
            <text:p>Lead investigator in Oscar Pistorius ' murder case is facing attempted murder charges , from 2009 , police say .</text:p>
          </table:table-cell>
        </table:table-row>
        <table:table-row table:style-name="ro1">
          <table:table-cell table:number-columns-repeated="5"/>
          <table:table-cell office:value-type="string">
            <text:p>she</text:p>
          </table:table-cell>
          <table:table-cell office:value-type="string">
            <text:p>have</text:p>
          </table:table-cell>
          <table:table-cell office:value-type="string">
            <text:p>this kind</text:p>
          </table:table-cell>
          <table:table-cell office:value-type="string">
            <text:p>Right</text:p>
          </table:table-cell>
          <table:table-cell office:value-type="string">
            <text:p>\ " She had this kind , nurturing soul .</text:p>
          </table:table-cell>
        </table:table-row>
        <table:table-row table:style-name="ro1">
          <table:table-cell table:number-columns-repeated="5"/>
          <table:table-cell office:value-type="string">
            <text:p>she</text:p>
          </table:table-cell>
          <table:table-cell office:value-type="string">
            <text:p>nurture</text:p>
          </table:table-cell>
          <table:table-cell office:value-type="string">
            <text:p>soul</text:p>
          </table:table-cell>
          <table:table-cell office:value-type="string">
            <text:p>Wrong</text:p>
          </table:table-cell>
          <table:table-cell office:value-type="string">
            <text:p>\ " She had this kind , nurturing soul 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feel like</text:p>
          </table:table-cell>
          <table:table-cell office:value-type="string">
            <text:p>she</text:p>
          </table:table-cell>
          <table:table-cell office:value-type="string">
            <text:p>Wrong</text:p>
          </table:table-cell>
          <table:table-cell office:value-type="string">
            <text:p>you always felt like she was mothering you\ " Reeva Steenkamp's MergedWords cousin Kim Martin .</text:p>
          </table:table-cell>
        </table:table-row>
        <table:table-row table:style-name="ro1">
          <table:table-cell table:number-columns-repeated="5"/>
          <table:table-cell office:value-type="string">
            <text:p>she</text:p>
          </table:table-cell>
          <table:table-cell office:value-type="string">
            <text:p>mother</text:p>
          </table:table-cell>
          <table:table-cell office:value-type="string">
            <text:p>you\</text:p>
          </table:table-cell>
          <table:table-cell office:value-type="string">
            <text:p>Right</text:p>
          </table:table-cell>
          <table:table-cell office:value-type="string">
            <text:p>you always felt like she was mothering you\ " Reeva Steenkamp's MergedWords cousin Kim Martin .</text:p>
          </table:table-cell>
        </table:table-row>
        <table:table-row table:style-name="ro1">
          <table:table-cell table:number-columns-repeated="5"/>
          <table:table-cell office:value-type="string">
            <text:p>postal service</text:p>
          </table:table-cell>
          <table:table-cell office:value-type="string">
            <text:p>launch</text:p>
          </table:table-cell>
          <table:table-cell office:value-type="string">
            <text:p>new clothing line</text:p>
          </table:table-cell>
          <table:table-cell office:value-type="string">
            <text:p>Right</text:p>
          </table:table-cell>
          <table:table-cell office:value-type="string">
            <text:p>Postal Service launches new clothing line called \ " Rain , Heat &amp; Snow .</text:p>
          </table:table-cell>
        </table:table-row>
        <table:table-row table:style-name="ro1">
          <table:table-cell table:number-columns-repeated="5"/>
          <table:table-cell office:value-type="string">
            <text:p>this new venture</text:p>
          </table:table-cell>
          <table:table-cell office:value-type="string">
            <text:p>help</text:p>
          </table:table-cell>
          <table:table-cell office:value-type="string">
            <text:p>the ailing agency</text:p>
          </table:table-cell>
          <table:table-cell office:value-type="string">
            <text:p>Right</text:p>
          </table:table-cell>
          <table:table-cell office:value-type="string">
            <text:p>\ " Will this new venture help the ailing agency ?.</text:p>
          </table:table-cell>
        </table:table-row>
        <table:table-row table:style-name="ro1">
          <table:table-cell table:number-columns-repeated="5"/>
          <table:table-cell office:value-type="string">
            <text:p>my sister</text:p>
          </table:table-cell>
          <table:table-cell office:value-type="string">
            <text:p>be</text:p>
          </table:table-cell>
          <table:table-cell office:value-type="string">
            <text:p>a beautiful woman</text:p>
          </table:table-cell>
          <table:table-cell office:value-type="string">
            <text:p>Right</text:p>
          </table:table-cell>
          <table:table-cell office:value-type="string">
            <text:p>\ " My sister was a beautiful woman outwardly and even more so inwardly\ " Interview w/ #Reeva Steenkamp's MergedWords brother 8 &amp; 10pET .</text:p>
          </table:table-cell>
        </table:table-row>
        <table:table-row table:style-name="ro1">
          <table:table-cell table:number-columns-repeated="5"/>
          <table:table-cell office:value-type="string">
            <text:p>more 7pe corpse</text:p>
          </table:table-cell>
          <table:table-cell office:value-type="string">
            <text:p>be in</text:p>
          </table:table-cell>
          <table:table-cell office:value-type="string">
            <text:p>la</text:p>
          </table:table-cell>
          <table:table-cell office:value-type="string">
            <text:p>Right</text:p>
          </table:table-cell>
          <table:table-cell office:value-type="string">
            <text:p>has more 7pE Corpse was in LA .</text:p>
          </table:table-cell>
        </table:table-row>
        <table:table-row table:style-name="ro1">
          <table:table-cell table:number-columns-repeated="5"/>
          <table:table-cell office:value-type="string">
            <text:p>colorado college</text:p>
          </table:table-cell>
          <table:table-cell office:value-type="string">
            <text:p>tell</text:p>
          </table:table-cell>
          <table:table-cell office:value-type="string">
            <text:p>women</text:p>
          </table:table-cell>
          <table:table-cell office:value-type="string">
            <text:p>Wrong</text:p>
          </table:table-cell>
          <table:table-cell office:value-type="string">
            <text:p>Colorado college tells women to urinate or vomit to deter a rapist , later apologizes : .</text:p>
          </table:table-cell>
        </table:table-row>
        <table:table-row table:style-name="ro1">
          <table:table-cell table:number-columns-repeated="5"/>
          <table:table-cell office:value-type="string">
            <text:p>cyclist lance armstrong</text:p>
          </table:table-cell>
          <table:table-cell office:value-type="string">
            <text:p>say</text:p>
          </table:table-cell>
          <table:table-cell office:value-type="string">
            <text:p>he</text:p>
          </table:table-cell>
          <table:table-cell office:value-type="string">
            <text:p>Wrong</text:p>
          </table:table-cell>
          <table:table-cell office:value-type="string">
            <text:p>Cyclist Lance Armstrong says he won't cooperate with USADA drug probe .</text:p>
          </table:table-cell>
        </table:table-row>
        <table:table-row table:style-name="ro1">
          <table:table-cell table:number-columns-repeated="5"/>
          <table:table-cell office:value-type="string">
            <text:p>he</text:p>
          </table:table-cell>
          <table:table-cell office:value-type="string">
            <text:p>cooperate with</text:p>
          </table:table-cell>
          <table:table-cell office:value-type="string">
            <text:p>usada drug probe</text:p>
          </table:table-cell>
          <table:table-cell office:value-type="string">
            <text:p>Wrong</text:p>
          </table:table-cell>
          <table:table-cell office:value-type="string">
            <text:p>Cyclist Lance Armstrong says he won't cooperate with USADA drug probe .</text:p>
          </table:table-cell>
        </table:table-row>
        <table:table-row table:style-name="ro1">
          <table:table-cell table:number-columns-repeated="5"/>
          <table:table-cell office:value-type="string">
            <text:p>anti-whaling activists</text:p>
          </table:table-cell>
          <table:table-cell office:value-type="string">
            <text:p>say</text:p>
          </table:table-cell>
          <table:table-cell office:value-type="string">
            <text:p>they</text:p>
          </table:table-cell>
          <table:table-cell office:value-type="string">
            <text:p>Wrong</text:p>
          </table:table-cell>
          <table:table-cell office:value-type="string">
            <text:p>Anti-whaling activists say they were attacked by Japanese ships : .</text:p>
          </table:table-cell>
        </table:table-row>
        <table:table-row table:style-name="ro1">
          <table:table-cell table:number-columns-repeated="5"/>
          <table:table-cell office:value-type="string">
            <text:p>they</text:p>
          </table:table-cell>
          <table:table-cell office:value-type="string">
            <text:p>attack by</text:p>
          </table:table-cell>
          <table:table-cell office:value-type="string">
            <text:p>japanese ships</text:p>
          </table:table-cell>
          <table:table-cell office:value-type="string">
            <text:p>Right</text:p>
          </table:table-cell>
          <table:table-cell office:value-type="string">
            <text:p>Anti-whaling activists say they were attacked by Japanese ships : .</text:p>
          </table:table-cell>
        </table:table-row>
        <table:table-row table:style-name="ro1">
          <table:table-cell table:number-columns-repeated="5"/>
          <table:table-cell office:value-type="string">
            <text:p>man</text:p>
          </table:table-cell>
          <table:table-cell office:value-type="string">
            <text:p>kill</text:p>
          </table:table-cell>
          <table:table-cell office:value-type="string">
            <text:p># people</text:p>
          </table:table-cell>
          <table:table-cell office:value-type="string">
            <text:p>Right</text:p>
          </table:table-cell>
          <table:table-cell office:value-type="string">
            <text:p>Man kills three people and himself in Southern California shooting spree , according to police : .</text:p>
          </table:table-cell>
        </table:table-row>
        <table:table-row table:style-name="ro1">
          <table:table-cell table:number-columns-repeated="5"/>
          <table:table-cell office:value-type="string">
            <text:p>southern california</text:p>
          </table:table-cell>
          <table:table-cell office:value-type="string">
            <text:p>shoot</text:p>
          </table:table-cell>
          <table:table-cell office:value-type="string">
            <text:p>spree</text:p>
          </table:table-cell>
          <table:table-cell office:value-type="string">
            <text:p>Wrong</text:p>
          </table:table-cell>
          <table:table-cell office:value-type="string">
            <text:p>Man kills three people and himself in Southern California shooting spree , according to police : .</text:p>
          </table:table-cell>
        </table:table-row>
        <table:table-row table:style-name="ro1">
          <table:table-cell table:number-columns-repeated="5"/>
          <table:table-cell office:value-type="string">
            <text:p>airports</text:p>
          </table:table-cell>
          <table:table-cell office:value-type="string">
            <text:p>try to beat</text:p>
          </table:table-cell>
          <table:table-cell office:value-type="string">
            <text:p>bad weather</text:p>
          </table:table-cell>
          <table:table-cell office:value-type="string">
            <text:p>Right</text:p>
          </table:table-cell>
          <table:table-cell office:value-type="string">
            <text:p>Pulling back the curtain : How airports try to beat bad weather .</text:p>
          </table:table-cell>
        </table:table-row>
        <table:table-row table:style-name="ro1">
          <table:table-cell table:number-columns-repeated="5"/>
          <table:table-cell office:value-type="string">
            <text:p>georgia inmate</text:p>
          </table:table-cell>
          <table:table-cell office:value-type="string">
            <text:p>grant stay of</text:p>
          </table:table-cell>
          <table:table-cell office:value-type="string">
            <text:p>execution</text:p>
          </table:table-cell>
          <table:table-cell office:value-type="string">
            <text:p>Right</text:p>
          </table:table-cell>
          <table:table-cell office:value-type="string">
            <text:p>Georgia inmate granted last-minute stay of execution :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have intention to kill</text:p>
          </table:table-cell>
          <table:table-cell office:value-type="string">
            <text:p>my girlfriend</text:p>
          </table:table-cell>
          <table:table-cell office:value-type="string">
            <text:p>Wrong</text:p>
          </table:table-cell>
          <table:table-cell office:value-type="string">
            <text:p>AHEAD : \ " I had no intention to kill my girlfriend , \ " - Olympian Oscar Pistorius ' affidavit ; has the latest #OutFront .</text:p>
          </table:table-cell>
        </table:table-row>
        <table:table-row table:style-name="ro1">
          <table:table-cell table:number-columns-repeated="5"/>
          <table:table-cell office:value-type="string">
            <text:p>affidavit</text:p>
          </table:table-cell>
          <table:table-cell office:value-type="string">
            <text:p>have</text:p>
          </table:table-cell>
          <table:table-cell office:value-type="string">
            <text:p>the latest #outfront</text:p>
          </table:table-cell>
          <table:table-cell office:value-type="string">
            <text:p>Wrong</text:p>
          </table:table-cell>
          <table:table-cell office:value-type="string">
            <text:p>AHEAD : \ " I had no intention to kill my girlfriend , \ " - Olympian Oscar Pistorius ' affidavit ; has the latest #OutFront .</text:p>
          </table:table-cell>
        </table:table-row>
        <table:table-row table:style-name="ro1">
          <table:table-cell table:number-columns-repeated="5"/>
          <table:table-cell office:value-type="string">
            <text:p>gun makers</text:p>
          </table:table-cell>
          <table:table-cell office:value-type="string">
            <text:p>take aim at</text:p>
          </table:table-cell>
          <table:table-cell office:value-type="string">
            <text:p>a new target</text:p>
          </table:table-cell>
          <table:table-cell office:value-type="string">
            <text:p>Right</text:p>
          </table:table-cell>
          <table:table-cell office:value-type="string">
            <text:p>Gun makers are now taking aim at a new target : Women -- Find out how NEXT -- Our has the story w/ .</text:p>
          </table:table-cell>
        </table:table-row>
        <table:table-row table:style-name="ro1">
          <table:table-cell table:number-columns-repeated="5"/>
          <table:table-cell office:value-type="string">
            <text:p>our</text:p>
          </table:table-cell>
          <table:table-cell office:value-type="string">
            <text:p>have</text:p>
          </table:table-cell>
          <table:table-cell office:value-type="string">
            <text:p>the story</text:p>
          </table:table-cell>
          <table:table-cell office:value-type="string">
            <text:p>Right</text:p>
          </table:table-cell>
          <table:table-cell office:value-type="string">
            <text:p>Gun makers are now taking aim at a new target : Women -- Find out how NEXT -- Our has the story w/ .</text:p>
          </table:table-cell>
        </table:table-row>
        <table:table-row table:style-name="ro1">
          <table:table-cell table:number-columns-repeated="5"/>
          <table:table-cell office:value-type="string">
            <text:p>diamonds</text:p>
          </table:table-cell>
          <table:table-cell office:value-type="string">
            <text:p>steal from</text:p>
          </table:table-cell>
          <table:table-cell office:value-type="string">
            <text:p>an airplane</text:p>
          </table:table-cell>
          <table:table-cell office:value-type="string">
            <text:p>Right</text:p>
          </table:table-cell>
          <table:table-cell office:value-type="string">
            <text:p>$50 million in diamonds gone , stolen from an airplane by heavily armed men in masks .</text:p>
          </table:table-cell>
        </table:table-row>
        <table:table-row table:style-name="ro1">
          <table:table-cell table:number-columns-repeated="5"/>
          <table:table-cell office:value-type="string">
            <text:p>hilary mantel</text:p>
          </table:table-cell>
          <table:table-cell office:value-type="string">
            <text:p>take lot of</text:p>
          </table:table-cell>
          <table:table-cell office:value-type="string">
            <text:p>heat</text:p>
          </table:table-cell>
          <table:table-cell office:value-type="string">
            <text:p>Right</text:p>
          </table:table-cell>
          <table:table-cell office:value-type="string">
            <text:p>Hilary Mantel is taking a lot of heat for criticizing #kate ( ) .</text:p>
          </table:table-cell>
        </table:table-row>
        <table:table-row table:style-name="ro1">
          <table:table-cell table:number-columns-repeated="5"/>
          <table:table-cell office:value-type="string">
            <text:p>her critics</text:p>
          </table:table-cell>
          <table:table-cell office:value-type="string">
            <text:p>have</text:p>
          </table:table-cell>
          <table:table-cell office:value-type="string">
            <text:p>it</text:p>
          </table:table-cell>
          <table:table-cell office:value-type="string">
            <text:p>Right</text:p>
          </table:table-cell>
          <table:table-cell office:value-type="string">
            <text:p>But her critics may have it wrong .</text:p>
          </table:table-cell>
        </table:table-row>
        <table:table-row table:style-name="ro1">
          <table:table-cell table:number-columns-repeated="5"/>
          <table:table-cell office:value-type="string">
            <text:p>we</text:p>
          </table:table-cell>
          <table:table-cell office:value-type="string">
            <text:p>profile</text:p>
          </table:table-cell>
          <table:table-cell office:value-type="string">
            <text:p>a fashion designer</text:p>
          </table:table-cell>
          <table:table-cell office:value-type="string">
            <text:p>Right</text:p>
          </table:table-cell>
          <table:table-cell office:value-type="string">
            <text:p>This week we profile a fashion designer who incorporates technology into her work \n .</text:p>
          </table:table-cell>
        </table:table-row>
        <table:table-row table:style-name="ro1">
          <table:table-cell table:number-columns-repeated="5"/>
          <table:table-cell office:value-type="string">
            <text:p>a fashion designer</text:p>
          </table:table-cell>
          <table:table-cell office:value-type="string">
            <text:p>incorporate technology into</text:p>
          </table:table-cell>
          <table:table-cell office:value-type="string">
            <text:p>her work</text:p>
          </table:table-cell>
          <table:table-cell office:value-type="string">
            <text:p>Right</text:p>
          </table:table-cell>
          <table:table-cell office:value-type="string">
            <text:p>This week we profile a fashion designer who incorporates technology into her work \n .</text:p>
          </table:table-cell>
        </table:table-row>
        <table:table-row table:style-name="ro1">
          <table:table-cell table:number-columns-repeated="5"/>
          <table:table-cell office:value-type="string">
            <text:p>man</text:p>
          </table:table-cell>
          <table:table-cell office:value-type="string">
            <text:p>rape</text:p>
          </table:table-cell>
          <table:table-cell office:value-type="string">
            <text:p>woman</text:p>
          </table:table-cell>
          <table:table-cell office:value-type="string">
            <text:p>Right</text:p>
          </table:table-cell>
          <table:table-cell office:value-type="string">
            <text:p>Man raped woman he met on Christian dating website , police say : .</text:p>
          </table:table-cell>
        </table:table-row>
        <table:table-row table:style-name="ro1">
          <table:table-cell table:number-columns-repeated="5"/>
          <table:table-cell office:value-type="string">
            <text:p>he</text:p>
          </table:table-cell>
          <table:table-cell office:value-type="string">
            <text:p>meet on</text:p>
          </table:table-cell>
          <table:table-cell office:value-type="string">
            <text:p>christian dating website</text:p>
          </table:table-cell>
          <table:table-cell office:value-type="string">
            <text:p>Right</text:p>
          </table:table-cell>
          <table:table-cell office:value-type="string">
            <text:p>Man raped woman he met on Christian dating website , police say : .</text:p>
          </table:table-cell>
        </table:table-row>
        <table:table-row table:style-name="ro1">
          <table:table-cell table:number-columns-repeated="5"/>
          <table:table-cell office:value-type="string">
            <text:p>he</text:p>
          </table:table-cell>
          <table:table-cell office:value-type="string">
            <text:p>call week before</text:p>
          </table:table-cell>
          <table:table-cell office:value-type="string">
            <text:p>her death</text:p>
          </table:table-cell>
          <table:table-cell office:value-type="string">
            <text:p>Right</text:p>
          </table:table-cell>
          <table:table-cell office:value-type="string">
            <text:p>He called her weeks before her death : .</text:p>
          </table:table-cell>
        </table:table-row>
        <table:table-row table:style-name="ro1">
          <table:table-cell table:number-columns-repeated="5"/>
          <table:table-cell office:value-type="string">
            <text:p>president obama</text:p>
          </table:table-cell>
          <table:table-cell office:value-type="string">
            <text:p>speak about</text:p>
          </table:table-cell>
          <table:table-cell office:value-type="string">
            <text:p>the possibility of forced spending cuts</text:p>
          </table:table-cell>
          <table:table-cell office:value-type="string">
            <text:p>Right</text:p>
          </table:table-cell>
          <table:table-cell office:value-type="string">
            <text:p>President Obama is speaking now about the possibility of forced spending cuts .</text:p>
          </table:table-cell>
        </table:table-row>
        <table:table-row table:style-name="ro1">
          <table:table-cell table:number-columns-repeated="5"/>
          <table:table-cell office:value-type="string">
            <text:p>cast member</text:p>
          </table:table-cell>
          <table:table-cell office:value-type="string">
            <text:p>fear</text:p>
          </table:table-cell>
          <table:table-cell office:value-type="string">
            <text:p>mental health stigma</text:p>
          </table:table-cell>
          <table:table-cell office:value-type="string">
            <text:p>Right</text:p>
          </table:table-cell>
          <table:table-cell office:value-type="string">
            <text:p>Drew : McCready 5'th ' Celebrity Rehab ' cast member to die , feared mental health stigma .</text:p>
          </table:table-cell>
        </table:table-row>
        <table:table-row table:style-name="ro1">
          <table:table-cell table:number-columns-repeated="5"/>
          <table:table-cell office:value-type="string">
            <text:p>oscar pistorius</text:p>
          </table:table-cell>
          <table:table-cell office:value-type="string">
            <text:p>face charge of</text:p>
          </table:table-cell>
          <table:table-cell office:value-type="string">
            <text:p>premeditated murder</text:p>
          </table:table-cell>
          <table:table-cell office:value-type="string">
            <text:p>Right</text:p>
          </table:table-cell>
          <table:table-cell office:value-type="string">
            <text:p>Oscar Pistorius faces charge of premeditated murder .</text:p>
          </table:table-cell>
        </table:table-row>
        <table:table-row table:style-name="ro1">
          <table:table-cell table:number-columns-repeated="5"/>
          <table:table-cell office:value-type="string">
            <text:p>state</text:p>
          </table:table-cell>
          <table:table-cell office:value-type="string">
            <text:p>say</text:p>
          </table:table-cell>
          <table:table-cell office:value-type="string">
            <text:p>he</text:p>
          </table:table-cell>
          <table:table-cell office:value-type="string">
            <text:p>Wrong</text:p>
          </table:table-cell>
          <table:table-cell office:value-type="string">
            <text:p>Pistorius sobs in court ; State says he armed himself , attached legs , shot 4 times , thus is premeditated .</text:p>
          </table:table-cell>
        </table:table-row>
        <table:table-row table:style-name="ro1">
          <table:table-cell table:number-columns-repeated="5"/>
          <table:table-cell office:value-type="string">
            <text:p>he</text:p>
          </table:table-cell>
          <table:table-cell office:value-type="string">
            <text:p>arm</text:p>
          </table:table-cell>
          <table:table-cell office:value-type="string">
            <text:p>himself</text:p>
          </table:table-cell>
          <table:table-cell office:value-type="string">
            <text:p>Right</text:p>
          </table:table-cell>
          <table:table-cell office:value-type="string">
            <text:p>Pistorius sobs in court ; State says he armed himself , attached legs , shot 4 times , thus is premeditated .</text:p>
          </table:table-cell>
        </table:table-row>
        <table:table-row table:style-name="ro1">
          <table:table-cell table:number-columns-repeated="5"/>
          <table:table-cell office:value-type="string">
            <text:p>country star mindy mccready</text:p>
          </table:table-cell>
          <table:table-cell office:value-type="string">
            <text:p>find dead at</text:p>
          </table:table-cell>
          <table:table-cell office:value-type="string">
            <text:p>age #</text:p>
          </table:table-cell>
          <table:table-cell office:value-type="string">
            <text:p>Right</text:p>
          </table:table-cell>
          <table:table-cell office:value-type="string">
            <text:p>Country star Mindy McCready found dead at age 37 .</text:p>
          </table:table-cell>
        </table:table-row>
        <table:table-row table:style-name="ro1">
          <table:table-cell table:number-columns-repeated="5"/>
          <table:table-cell office:value-type="string">
            <text:p>he</text:p>
          </table:table-cell>
          <table:table-cell office:value-type="string">
            <text:p>join</text:p>
          </table:table-cell>
          <table:table-cell office:value-type="string">
            <text:p>#outfront</text:p>
          </table:table-cell>
          <table:table-cell office:value-type="string">
            <text:p>Right</text:p>
          </table:table-cell>
          <table:table-cell office:value-type="string">
            <text:p>He joins #OutFront .</text:p>
          </table:table-cell>
        </table:table-row>
        <table:table-row table:style-name="ro1">
          <table:table-cell table:number-columns-repeated="5"/>
          <table:table-cell office:value-type="string">
            <text:p>the parents</text:p>
          </table:table-cell>
          <table:table-cell office:value-type="string">
            <text:p>speak out on</text:p>
          </table:table-cell>
          <table:table-cell office:value-type="string">
            <text:p>#ac360</text:p>
          </table:table-cell>
          <table:table-cell office:value-type="string">
            <text:p>Right</text:p>
          </table:table-cell>
          <table:table-cell office:value-type="string">
            <text:p>The parents are speaking out on #AC360 at 8 and 10pm ET .</text:p>
          </table:table-cell>
        </table:table-row>
        <table:table-row table:style-name="ro1">
          <table:table-cell table:number-columns-repeated="5"/>
          <table:table-cell office:value-type="string">
            <text:p>oscar pistorius</text:p>
          </table:table-cell>
          <table:table-cell office:value-type="string">
            <text:p>show</text:p>
          </table:table-cell>
          <table:table-cell office:value-type="string">
            <text:p>an angry side</text:p>
          </table:table-cell>
          <table:table-cell office:value-type="string">
            <text:p>Right</text:p>
          </table:table-cell>
          <table:table-cell office:value-type="string">
            <text:p>\ " I've MergedWords never seen him [ Oscar Pistorius ] show an angry side .</text:p>
          </table:table-cell>
        </table:table-row>
        <table:table-row table:style-name="ro1">
          <table:table-cell table:number-columns-repeated="5"/>
          <table:table-cell office:value-type="string">
            <text:p>him</text:p>
          </table:table-cell>
          <table:table-cell office:value-type="string">
            <text:p>lose</text:p>
          </table:table-cell>
          <table:table-cell office:value-type="string">
            <text:p>his temper\</text:p>
          </table:table-cell>
          <table:table-cell office:value-type="string">
            <text:p>Right</text:p>
          </table:table-cell>
          <table:table-cell office:value-type="string">
            <text:p>never seen him lose his temper\ " tells #OutFront .</text:p>
          </table:table-cell>
        </table:table-row>
        <table:table-row table:style-name="ro1">
          <table:table-cell table:number-columns-repeated="5"/>
          <table:table-cell office:value-type="string">
            <text:p>his temper\</text:p>
          </table:table-cell>
          <table:table-cell office:value-type="string">
            <text:p>tell</text:p>
          </table:table-cell>
          <table:table-cell office:value-type="string">
            <text:p>#outfront</text:p>
          </table:table-cell>
          <table:table-cell office:value-type="string">
            <text:p>Right</text:p>
          </table:table-cell>
          <table:table-cell office:value-type="string">
            <text:p>never seen him lose his temper\ " tells #OutFront .</text:p>
          </table:table-cell>
        </table:table-row>
        <table:table-row table:style-name="ro1">
          <table:table-cell table:number-columns-repeated="5"/>
          <table:table-cell office:value-type="string">
            <text:p>killed dog</text:p>
          </table:table-cell>
          <table:table-cell office:value-type="string">
            <text:p>belong to</text:p>
          </table:table-cell>
          <table:table-cell office:value-type="string">
            <text:p>her late boyfriend</text:p>
          </table:table-cell>
          <table:table-cell office:value-type="string">
            <text:p>Right</text:p>
          </table:table-cell>
          <table:table-cell office:value-type="string">
            <text:p>Mindy McCready shot and killed dog that belonged to her late boyfriend before killing herself , sheriff says :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win</text:p>
          </table:table-cell>
          <table:table-cell office:value-type="string">
            <text:p>a genetic lottery</text:p>
          </table:table-cell>
          <table:table-cell office:value-type="string">
            <text:p>Right</text:p>
          </table:table-cell>
          <table:table-cell office:value-type="string">
            <text:p>\ " I won a genetic lottery , \ " writes model for What do you think ?.</text:p>
          </table:table-cell>
        </table:table-row>
        <table:table-row table:style-name="ro1">
          <table:table-cell table:number-columns-repeated="5"/>
          <table:table-cell office:value-type="string">
            <text:p>a genetic lottery</text:p>
          </table:table-cell>
          <table:table-cell office:value-type="string">
            <text:p>write</text:p>
          </table:table-cell>
          <table:table-cell office:value-type="string">
            <text:p>model</text:p>
          </table:table-cell>
          <table:table-cell office:value-type="string">
            <text:p>Wrong</text:p>
          </table:table-cell>
          <table:table-cell office:value-type="string">
            <text:p>\ " I won a genetic lottery , \ " writes model for What do you think ?.</text:p>
          </table:table-cell>
        </table:table-row>
        <table:table-row table:style-name="ro1">
          <table:table-cell table:number-columns-repeated="5"/>
          <table:table-cell office:value-type="string">
            <text:p>model</text:p>
          </table:table-cell>
          <table:table-cell office:value-type="string">
            <text:p>do</text:p>
          </table:table-cell>
          <table:table-cell office:value-type="string">
            <text:p>you</text:p>
          </table:table-cell>
          <table:table-cell office:value-type="string">
            <text:p>Wrong</text:p>
          </table:table-cell>
          <table:table-cell office:value-type="string">
            <text:p>\ " I won a genetic lottery , \ " writes model for What do you think ?.</text:p>
          </table:table-cell>
        </table:table-row>
        <table:table-row table:style-name="ro1">
          <table:table-cell table:number-columns-repeated="5"/>
          <table:table-cell office:value-type="string">
            <text:p>he</text:p>
          </table:table-cell>
          <table:table-cell office:value-type="string">
            <text:p>be</text:p>
          </table:table-cell>
          <table:table-cell office:value-type="string">
            <text:p>#</text:p>
          </table:table-cell>
          <table:table-cell office:value-type="string">
            <text:p>Right</text:p>
          </table:table-cell>
          <table:table-cell office:value-type="string">
            <text:p>Los Angeles Lakers owner Jerry Buss has died - he was 80 : .</text:p>
          </table:table-cell>
        </table:table-row>
        <table:table-row table:style-name="ro1">
          <table:table-cell table:number-columns-repeated="5"/>
          <table:table-cell office:value-type="string">
            <text:p>russian lawmaker</text:p>
          </table:table-cell>
          <table:table-cell office:value-type="string">
            <text:p>find dead in</text:p>
          </table:table-cell>
          <table:table-cell office:value-type="string">
            <text:p>barrel of cement</text:p>
          </table:table-cell>
          <table:table-cell office:value-type="string">
            <text:p>Right</text:p>
          </table:table-cell>
          <table:table-cell office:value-type="string">
            <text:p>Russian lawmaker found dead in barrel of cement : .</text:p>
          </table:table-cell>
        </table:table-row>
        <table:table-row table:style-name="ro1">
          <table:table-cell table:number-columns-repeated="5"/>
          <table:table-cell office:value-type="string">
            <text:p>today</text:p>
          </table:table-cell>
          <table:table-cell office:value-type="string">
            <text:p>welcome</text:p>
          </table:table-cell>
          <table:table-cell office:value-type="string">
            <text:p>my new co-anchor</text:p>
          </table:table-cell>
          <table:table-cell office:value-type="string">
            <text:p>Wrong</text:p>
          </table:table-cell>
          <table:table-cell office:value-type="string">
            <text:p>Be sure to watch today at 12pET and welcome my new co-anchor a warm welcome .</text:p>
          </table:table-cell>
        </table:table-row>
        <table:table-row table:style-name="ro1">
          <table:table-cell table:number-columns-repeated="5"/>
          <table:table-cell office:value-type="string">
            <text:p>gas prices</text:p>
          </table:table-cell>
          <table:table-cell office:value-type="string">
            <text:p>rise for</text:p>
          </table:table-cell>
          <table:table-cell office:value-type="string">
            <text:p># days</text:p>
          </table:table-cell>
          <table:table-cell office:value-type="string">
            <text:p>Right</text:p>
          </table:table-cell>
          <table:table-cell office:value-type="string">
            <text:p>Gas prices have risen for 32 days straight - average price now $3 .</text:p>
          </table:table-cell>
        </table:table-row>
        <table:table-row table:style-name="ro1">
          <table:table-cell table:number-columns-repeated="5"/>
          <table:table-cell office:value-type="string">
            <text:p>country singer mindy mccready</text:p>
          </table:table-cell>
          <table:table-cell office:value-type="string">
            <text:p>find dead of</text:p>
          </table:table-cell>
          <table:table-cell office:value-type="string">
            <text:p>apparent self-inflicted gunshot wound</text:p>
          </table:table-cell>
          <table:table-cell office:value-type="string">
            <text:p>Right</text:p>
          </table:table-cell>
          <table:table-cell office:value-type="string">
            <text:p>Sheriff : Country singer Mindy McCready found dead of apparent self-inflicted gunshot wound .</text:p>
          </table:table-cell>
        </table:table-row>
        <table:table-row table:style-name="ro1">
          <table:table-cell table:number-columns-repeated="5"/>
          <table:table-cell office:value-type="string">
            <text:p>she</text:p>
          </table:table-cell>
          <table:table-cell office:value-type="string">
            <text:p>win</text:p>
          </table:table-cell>
          <table:table-cell office:value-type="string">
            <text:p>the pole position</text:p>
          </table:table-cell>
          <table:table-cell office:value-type="string">
            <text:p>Right</text:p>
          </table:table-cell>
          <table:table-cell office:value-type="string">
            <text:p>Today she won the pole position at the #Daytona500 .</text:p>
          </table:table-cell>
        </table:table-row>
        <table:table-row table:style-name="ro1">
          <table:table-cell table:number-columns-repeated="5"/>
          <table:table-cell office:value-type="string">
            <text:p>he</text:p>
          </table:table-cell>
          <table:table-cell office:value-type="string">
            <text:p>think of</text:p>
          </table:table-cell>
          <table:table-cell office:value-type="string">
            <text:p>those jordan comparisons</text:p>
          </table:table-cell>
          <table:table-cell office:value-type="string">
            <text:p>Right</text:p>
          </table:table-cell>
          <table:table-cell office:value-type="string">
            <text:p>My All-Star sitdown w/LeBron James : What he really thinks of those Jordan comparisons , &amp; how more fun = better ball .</text:p>
          </table:table-cell>
        </table:table-row>
        <table:table-row table:style-name="ro1">
          <table:table-cell table:number-columns-repeated="5"/>
          <table:table-cell office:value-type="string">
            <text:p>utter heartbreak:' teen player's mergedwords mom</text:p>
          </table:table-cell>
          <table:table-cell office:value-type="string">
            <text:p>have stroke in</text:p>
          </table:table-cell>
          <table:table-cell office:value-type="string">
            <text:p>stands</text:p>
          </table:table-cell>
          <table:table-cell office:value-type="string">
            <text:p>Right</text:p>
          </table:table-cell>
          <table:table-cell office:value-type="string">
            <text:p><text:s/>Tears of joy to utter heartbreak:' Teen player's MergedWords mom has stroke in stands .</text:p>
          </table:table-cell>
        </table:table-row>
        <table:table-row table:style-name="ro1">
          <table:table-cell table:number-columns-repeated="5"/>
          <table:table-cell office:value-type="string">
            <text:p>a former astronaut</text:p>
          </table:table-cell>
          <table:table-cell office:value-type="string">
            <text:p>want to build</text:p>
          </table:table-cell>
          <table:table-cell office:value-type="string">
            <text:p>a telescope</text:p>
          </table:table-cell>
          <table:table-cell office:value-type="string">
            <text:p>Right</text:p>
          </table:table-cell>
          <table:table-cell office:value-type="string">
            <text:p>A former astronaut wants to build a telescope to protect Earth from asteroids : profile 2:30 pm .</text:p>
          </table:table-cell>
        </table:table-row>
        <table:table-row table:style-name="ro1">
          <table:table-cell table:number-columns-repeated="5"/>
          <table:table-cell office:value-type="string">
            <text:p>snake hunt</text:p>
          </table:table-cell>
          <table:table-cell office:value-type="string">
            <text:p>be</text:p>
          </table:table-cell>
          <table:table-cell office:value-type="string">
            <text:p># pythons</text:p>
          </table:table-cell>
          <table:table-cell office:value-type="string">
            <text:p>Right</text:p>
          </table:table-cell>
          <table:table-cell office:value-type="string">
            <text:p>snake hunt is 68 pythons .</text:p>
          </table:table-cell>
        </table:table-row>
        <table:table-row table:style-name="ro1">
          <table:table-cell table:number-columns-repeated="5"/>
          <table:table-cell office:value-type="string">
            <text:p>snowmobiler caleb moore</text:p>
          </table:table-cell>
          <table:table-cell office:value-type="string">
            <text:p>die after</text:p>
          </table:table-cell>
          <table:table-cell office:value-type="string">
            <text:p>games crash</text:p>
          </table:table-cell>
          <table:table-cell office:value-type="string">
            <text:p>Right</text:p>
          </table:table-cell>
          <table:table-cell office:value-type="string">
            <text:p>Snowmobiler Caleb Moore dies after Games crash .</text:p>
          </table:table-cell>
        </table:table-row>
        <table:table-row table:style-name="ro1">
          <table:table-cell table:number-columns-repeated="5"/>
          <table:table-cell office:value-type="string">
            <text:p>body</text:p>
          </table:table-cell>
          <table:table-cell office:value-type="string">
            <text:p>find in</text:p>
          </table:table-cell>
          <table:table-cell office:value-type="string">
            <text:p>car</text:p>
          </table:table-cell>
          <table:table-cell office:value-type="string">
            <text:p>Right</text:p>
          </table:table-cell>
          <table:table-cell office:value-type="string">
            <text:p>Body found in car belonging to suspected gunman in #Phoenix office complex shooting : .</text:p>
          </table:table-cell>
        </table:table-row>
        <table:table-row table:style-name="ro1">
          <table:table-cell table:number-columns-repeated="5"/>
          <table:table-cell office:value-type="string">
            <text:p>it</text:p>
          </table:table-cell>
          <table:table-cell office:value-type="string">
            <text:p>conduct within</text:p>
          </table:table-cell>
          <table:table-cell office:value-type="string">
            <text:p>syrian borders</text:p>
          </table:table-cell>
          <table:table-cell office:value-type="string">
            <text:p>Right</text:p>
          </table:table-cell>
          <table:table-cell office:value-type="string">
            <text:p>Syria and Iran vow to retaliate against Israel for an airstrike it conducted within Syrian borders : .</text:p>
          </table:table-cell>
        </table:table-row>
        <table:table-row table:style-name="ro1">
          <table:table-cell table:number-columns-repeated="5"/>
          <table:table-cell office:value-type="string">
            <text:p>inhofe</text:p>
          </table:table-cell>
          <table:table-cell office:value-type="string">
            <text:p>accuse</text:p>
          </table:table-cell>
          <table:table-cell office:value-type="string">
            <text:p>hagel of worldview</text:p>
          </table:table-cell>
          <table:table-cell office:value-type="string">
            <text:p>Right</text:p>
          </table:table-cell>
          <table:table-cell office:value-type="string">
            <text:p>At hearing , Inhofe accuses Hagel of worldview of ' appeasing our adversaries ' .</text:p>
          </table:table-cell>
        </table:table-row>
        <table:table-row table:style-name="ro1">
          <table:table-cell table:number-columns-repeated="5"/>
          <table:table-cell office:value-type="string">
            <text:p>confirmation</text:p>
          </table:table-cell>
          <table:table-cell office:value-type="string">
            <text:p>hear over</text:p>
          </table:table-cell>
          <table:table-cell office:value-type="string">
            <text:p>his comments</text:p>
          </table:table-cell>
          <table:table-cell office:value-type="string">
            <text:p>Wrong</text:p>
          </table:table-cell>
          <table:table-cell office:value-type="string">
            <text:p>Secretary of Defense nominee Chuck #Hagel faces grilling at confirmation hearing over his comments on Israel , Iran : .</text:p>
          </table:table-cell>
        </table:table-row>
        <table:table-row table:style-name="ro1">
          <table:table-cell table:number-columns-repeated="5"/>
          <table:table-cell office:value-type="string">
            <text:p>new england fishermen</text:p>
          </table:table-cell>
          <table:table-cell office:value-type="string">
            <text:p>say</text:p>
          </table:table-cell>
          <table:table-cell office:value-type="string">
            <text:p>new regulations</text:p>
          </table:table-cell>
          <table:table-cell office:value-type="string">
            <text:p>Wrong</text:p>
          </table:table-cell>
          <table:table-cell office:value-type="string">
            <text:p>New England fishermen say new regulations may lead to collapse of the industry .</text:p>
          </table:table-cell>
        </table:table-row>
        <table:table-row table:style-name="ro1">
          <table:table-cell table:number-columns-repeated="5"/>
          <table:table-cell office:value-type="string">
            <text:p>new regulations</text:p>
          </table:table-cell>
          <table:table-cell office:value-type="string">
            <text:p>lead to</text:p>
          </table:table-cell>
          <table:table-cell office:value-type="string">
            <text:p>collapse of the industry</text:p>
          </table:table-cell>
          <table:table-cell office:value-type="string">
            <text:p>Right</text:p>
          </table:table-cell>
          <table:table-cell office:value-type="string">
            <text:p>New England fishermen say new regulations may lead to collapse of the industry .</text:p>
          </table:table-cell>
        </table:table-row>
        <table:table-row table:style-name="ro1">
          <table:table-cell table:number-columns-repeated="5"/>
          <table:table-cell office:value-type="string">
            <text:p>the new york times</text:p>
          </table:table-cell>
          <table:table-cell office:value-type="string">
            <text:p>say</text:p>
          </table:table-cell>
          <table:table-cell office:value-type="string">
            <text:p>its</text:p>
          </table:table-cell>
          <table:table-cell office:value-type="string">
            <text:p>Wrong</text:p>
          </table:table-cell>
          <table:table-cell office:value-type="string">
            <text:p>The New York Times says its MergedWords computer networks were repeatedly infiltrated by Chinese hackers .</text:p>
          </table:table-cell>
        </table:table-row>
        <table:table-row table:style-name="ro1">
          <table:table-cell table:number-columns-repeated="5"/>
          <table:table-cell office:value-type="string">
            <text:p>its</text:p>
          </table:table-cell>
          <table:table-cell office:value-type="string">
            <text:p>mergedword</text:p>
          </table:table-cell>
          <table:table-cell office:value-type="string">
            <text:p>computer networks</text:p>
          </table:table-cell>
          <table:table-cell office:value-type="string">
            <text:p>Right</text:p>
          </table:table-cell>
          <table:table-cell office:value-type="string">
            <text:p>The New York Times says its MergedWords computer networks were repeatedly infiltrated by Chinese hackers .</text:p>
          </table:table-cell>
        </table:table-row>
        <table:table-row table:style-name="ro1">
          <table:table-cell table:number-columns-repeated="5"/>
          <table:table-cell office:value-type="string">
            <text:p>computer networks</text:p>
          </table:table-cell>
          <table:table-cell office:value-type="string">
            <text:p>infiltrate by</text:p>
          </table:table-cell>
          <table:table-cell office:value-type="string">
            <text:p>chinese hackers</text:p>
          </table:table-cell>
          <table:table-cell office:value-type="string">
            <text:p>Right</text:p>
          </table:table-cell>
          <table:table-cell office:value-type="string">
            <text:p>The New York Times says its MergedWords computer networks were repeatedly infiltrated by Chinese hackers .</text:p>
          </table:table-cell>
        </table:table-row>
        <table:table-row table:style-name="ro1">
          <table:table-cell table:number-columns-repeated="5"/>
          <table:table-cell office:value-type="string">
            <text:p>governor</text:p>
          </table:table-cell>
          <table:table-cell office:value-type="string">
            <text:p>declare state of</text:p>
          </table:table-cell>
          <table:table-cell office:value-type="string">
            <text:p>emergency</text:p>
          </table:table-cell>
          <table:table-cell office:value-type="string">
            <text:p>Right</text:p>
          </table:table-cell>
          <table:table-cell office:value-type="string">
            <text:p>governor declares state of emergency after deadly sweep Midwest and Southern states .</text:p>
          </table:table-cell>
        </table:table-row>
        <table:table-row table:style-name="ro1">
          <table:table-cell table:number-columns-repeated="5"/>
          <table:table-cell office:value-type="string">
            <text:p>last surviving andrews sisters member patty andrews</text:p>
          </table:table-cell>
          <table:table-cell office:value-type="string">
            <text:p>die at</text:p>
          </table:table-cell>
          <table:table-cell office:value-type="string">
            <text:p># via</text:p>
          </table:table-cell>
          <table:table-cell office:value-type="string">
            <text:p>Right</text:p>
          </table:table-cell>
          <table:table-cell office:value-type="string">
            <text:p>Last surviving Andrews Sisters member Patty Andrews dies at 94 via .</text:p>
          </table:table-cell>
        </table:table-row>
        <table:table-row table:style-name="ro1">
          <table:table-cell table:number-columns-repeated="5"/>
          <table:table-cell office:value-type="string">
            <text:p>#</text:p>
          </table:table-cell>
          <table:table-cell office:value-type="string">
            <text:p>report dead in</text:p>
          </table:table-cell>
          <table:table-cell office:value-type="string">
            <text:p>office</text:p>
          </table:table-cell>
          <table:table-cell office:value-type="string">
            <text:p>Right</text:p>
          </table:table-cell>
          <table:table-cell office:value-type="string">
            <text:p>UPDATE : 3 shot , 1 reported dead in office shooting as #Phoenix police surround suspect's home .</text:p>
          </table:table-cell>
        </table:table-row>
        <table:table-row table:style-name="ro1">
          <table:table-cell table:number-columns-repeated="5"/>
          <table:table-cell office:value-type="string">
            <text:p>office</text:p>
          </table:table-cell>
          <table:table-cell office:value-type="string">
            <text:p>shoot as</text:p>
          </table:table-cell>
          <table:table-cell office:value-type="string">
            <text:p>#phoenix</text:p>
          </table:table-cell>
          <table:table-cell office:value-type="string">
            <text:p>Wrong</text:p>
          </table:table-cell>
          <table:table-cell office:value-type="string">
            <text:p>UPDATE : 3 shot , 1 reported dead in office shooting as #Phoenix police surround suspect's home .</text:p>
          </table:table-cell>
        </table:table-row>
        <table:table-row table:style-name="ro1">
          <table:table-cell table:number-columns-repeated="5"/>
          <table:table-cell office:value-type="string">
            <text:p>#phoenix</text:p>
          </table:table-cell>
          <table:table-cell office:value-type="string">
            <text:p>surround</text:p>
          </table:table-cell>
          <table:table-cell office:value-type="string">
            <text:p>suspect's home</text:p>
          </table:table-cell>
          <table:table-cell office:value-type="string">
            <text:p>Right</text:p>
          </table:table-cell>
          <table:table-cell office:value-type="string">
            <text:p>UPDATE : 3 shot , 1 reported dead in office shooting as #Phoenix police surround suspect's home .</text:p>
          </table:table-cell>
        </table:table-row>
        <table:table-row table:style-name="ro1">
          <table:table-cell table:number-columns-repeated="5"/>
          <table:table-cell office:value-type="string">
            <text:p>police hunt gunman</text:p>
          </table:table-cell>
          <table:table-cell office:value-type="string">
            <text:p>injure</text:p>
          </table:table-cell>
          <table:table-cell office:value-type="string">
            <text:p>#</text:p>
          </table:table-cell>
          <table:table-cell office:value-type="string">
            <text:p>Right</text:p>
          </table:table-cell>
          <table:table-cell office:value-type="string">
            <text:p>police hunt gunman who injured 5 inside office complex : .</text:p>
          </table:table-cell>
        </table:table-row>
        <table:table-row table:style-name="ro1">
          <table:table-cell table:number-columns-repeated="5"/>
          <table:table-cell office:value-type="string">
            <text:p>lawmaker</text:p>
          </table:table-cell>
          <table:table-cell office:value-type="string">
            <text:p>call on</text:p>
          </table:table-cell>
          <table:table-cell office:value-type="string">
            <text:p>state department</text:p>
          </table:table-cell>
          <table:table-cell office:value-type="string">
            <text:p>Right</text:p>
          </table:table-cell>
          <table:table-cell office:value-type="string">
            <text:p>Lawmaker calls on State Department , to use ' all resources necessary ' in hunt for missing American : .</text:p>
          </table:table-cell>
        </table:table-row>
        <table:table-row table:style-name="ro1">
          <table:table-cell table:number-columns-repeated="5"/>
          <table:table-cell office:value-type="string">
            <text:p>highest tax rates</text:p>
          </table:table-cell>
          <table:table-cell office:value-type="string">
            <text:p>make</text:p>
          </table:table-cell>
          <table:table-cell office:value-type="string">
            <text:p>the cut</text:p>
          </table:table-cell>
          <table:table-cell office:value-type="string">
            <text:p>Wrong</text:p>
          </table:table-cell>
          <table:table-cell office:value-type="string">
            <text:p>My latest For millionaire athletes , states with highest tax rates may not make the cut .</text:p>
          </table:table-cell>
        </table:table-row>
        <table:table-row table:style-name="ro1">
          <table:table-cell table:number-columns-repeated="5"/>
          <table:table-cell office:value-type="string">
            <text:p>their flow experience</text:p>
          </table:table-cell>
          <table:table-cell office:value-type="string">
            <text:p>mergedword</text:p>
          </table:table-cell>
          <table:table-cell office:value-type="string">
            <text:p>you</text:p>
          </table:table-cell>
          <table:table-cell office:value-type="string">
            <text:p>Wrong</text:p>
          </table:table-cell>
          <table:table-cell office:value-type="string">
            <text:p>Demonstrating their flow experience which lets MergedWords you flow between apps 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flow between</text:p>
          </table:table-cell>
          <table:table-cell office:value-type="string">
            <text:p>apps</text:p>
          </table:table-cell>
          <table:table-cell office:value-type="string">
            <text:p>Right</text:p>
          </table:table-cell>
          <table:table-cell office:value-type="string">
            <text:p>Demonstrating their flow experience which lets MergedWords you flow between apps .</text:p>
          </table:table-cell>
        </table:table-row>
        <table:table-row table:style-name="ro1">
          <table:table-cell table:number-columns-repeated="5"/>
          <table:table-cell office:value-type="string">
            <text:p>the blackberry # launch</text:p>
          </table:table-cell>
          <table:table-cell office:value-type="string">
            <text:p>be</text:p>
          </table:table-cell>
          <table:table-cell office:value-type="string">
            <text:p>the new blackberry's</text:p>
          </table:table-cell>
          <table:table-cell office:value-type="string">
            <text:p>Right</text:p>
          </table:table-cell>
          <table:table-cell office:value-type="string">
            <text:p>Fox News ' Clayton Morris is livetweeting the Blackberry 10 launch - Here are the new Blackberry's .</text:p>
          </table:table-cell>
        </table:table-row>
        <table:table-row table:style-name="ro1">
          <table:table-cell table:number-columns-repeated="5"/>
          <table:table-cell office:value-type="string">
            <text:p>massachusetts governor</text:p>
          </table:table-cell>
          <table:table-cell office:value-type="string">
            <text:p>pick</text:p>
          </table:table-cell>
          <table:table-cell office:value-type="string">
            <text:p>former aide</text:p>
          </table:table-cell>
          <table:table-cell office:value-type="string">
            <text:p>Right</text:p>
          </table:table-cell>
          <table:table-cell office:value-type="string">
            <text:p>Massachusetts governor picks former aide to fill Senate seat left vacant by Secretary of State designate John #Kerry : .</text:p>
          </table:table-cell>
        </table:table-row>
        <table:table-row table:style-name="ro1">
          <table:table-cell table:number-columns-repeated="5"/>
          <table:table-cell office:value-type="string">
            <text:p>senate seat</text:p>
          </table:table-cell>
          <table:table-cell office:value-type="string">
            <text:p>leave vacant by</text:p>
          </table:table-cell>
          <table:table-cell office:value-type="string">
            <text:p>secretary of state</text:p>
          </table:table-cell>
          <table:table-cell office:value-type="string">
            <text:p>Right</text:p>
          </table:table-cell>
          <table:table-cell office:value-type="string">
            <text:p>Massachusetts governor picks former aide to fill Senate seat left vacant by Secretary of State designate John #Kerry : .</text:p>
          </table:table-cell>
        </table:table-row>
        <table:table-row table:style-name="ro1">
          <table:table-cell table:number-columns-repeated="5"/>
          <table:table-cell office:value-type="string">
            <text:p>secretary of state</text:p>
          </table:table-cell>
          <table:table-cell office:value-type="string">
            <text:p>designate</text:p>
          </table:table-cell>
          <table:table-cell office:value-type="string">
            <text:p>john #kerry</text:p>
          </table:table-cell>
          <table:table-cell office:value-type="string">
            <text:p>Right</text:p>
          </table:table-cell>
          <table:table-cell office:value-type="string">
            <text:p>Massachusetts governor picks former aide to fill Senate seat left vacant by Secretary of State designate John #Kerry : .</text:p>
          </table:table-cell>
        </table:table-row>
        <table:table-row table:style-name="ro1">
          <table:table-cell table:number-columns-repeated="5"/>
          <table:table-cell office:value-type="string">
            <text:p>we</text:p>
          </table:table-cell>
          <table:table-cell office:value-type="string">
            <text:p>do</text:p>
          </table:table-cell>
          <table:table-cell office:value-type="string">
            <text:p>something</text:p>
          </table:table-cell>
          <table:table-cell office:value-type="string">
            <text:p>Right</text:p>
          </table:table-cell>
          <table:table-cell office:value-type="string">
            <text:p>Gabrielle #Giffords on gun violence : ' We must do something ' .</text:p>
          </table:table-cell>
        </table:table-row>
        <table:table-row table:style-name="ro1">
          <table:table-cell table:number-columns-repeated="5"/>
          <table:table-cell office:value-type="string">
            <text:p>gunman</text:p>
          </table:table-cell>
          <table:table-cell office:value-type="string">
            <text:p>take</text:p>
          </table:table-cell>
          <table:table-cell office:value-type="string">
            <text:p>a # :</text:p>
          </table:table-cell>
          <table:table-cell office:value-type="string">
            <text:p>Right</text:p>
          </table:table-cell>
          <table:table-cell office:value-type="string">
            <text:p>police in standoff with gunman who allegedly shot bus driver and took a 6-year-old : .</text:p>
          </table:table-cell>
        </table:table-row>
        <table:table-row table:style-name="ro1">
          <table:table-cell table:number-columns-repeated="5"/>
          <table:table-cell office:value-type="string">
            <text:p>fbi raids office of doctor</text:p>
          </table:table-cell>
          <table:table-cell office:value-type="string">
            <text:p>tie to</text:p>
          </table:table-cell>
          <table:table-cell office:value-type="string">
            <text:p>sen.</text:p>
          </table:table-cell>
          <table:table-cell office:value-type="string">
            <text:p>Right</text:p>
          </table:table-cell>
          <table:table-cell office:value-type="string">
            <text:p>FBI raids office of doctor tied to Sen.</text:p>
          </table:table-cell>
        </table:table-row>
        <table:table-row table:style-name="ro1">
          <table:table-cell table:number-columns-repeated="5"/>
          <table:table-cell office:value-type="string">
            <text:p>damage</text:p>
          </table:table-cell>
          <table:table-cell office:value-type="string">
            <text:p>report to</text:p>
          </table:table-cell>
          <table:table-cell office:value-type="string">
            <text:p>homes</text:p>
          </table:table-cell>
          <table:table-cell office:value-type="string">
            <text:p>Right</text:p>
          </table:table-cell>
          <table:table-cell office:value-type="string">
            <text:p>UPDATE : Damage reported to homes , businesses as tornadoes and strong thunderstorms roll through Mississippi Valley .</text:p>
          </table:table-cell>
        </table:table-row>
        <table:table-row table:style-name="ro1">
          <table:table-cell table:number-columns-repeated="5"/>
          <table:table-cell office:value-type="string">
            <text:p>strong thunderstorms</text:p>
          </table:table-cell>
          <table:table-cell office:value-type="string">
            <text:p>roll through</text:p>
          </table:table-cell>
          <table:table-cell office:value-type="string">
            <text:p>mississippi valley</text:p>
          </table:table-cell>
          <table:table-cell office:value-type="string">
            <text:p>Right</text:p>
          </table:table-cell>
          <table:table-cell office:value-type="string">
            <text:p>UPDATE : Damage reported to homes , businesses as tornadoes and strong thunderstorms roll through Mississippi Valley .</text:p>
          </table:table-cell>
        </table:table-row>
        <table:table-row table:style-name="ro1">
          <table:table-cell table:number-columns-repeated="5"/>
          <table:table-cell office:value-type="string">
            <text:p>ticketmaster ceo</text:p>
          </table:table-cell>
          <table:table-cell office:value-type="string">
            <text:p>give</text:p>
          </table:table-cell>
          <table:table-cell office:value-type="string">
            <text:p>super bowl tickets</text:p>
          </table:table-cell>
          <table:table-cell office:value-type="string">
            <text:p>Right</text:p>
          </table:table-cell>
          <table:table-cell office:value-type="string">
            <text:p>Ticketmaster CEO gives Super Bowl tickets to 49ers fans scammed out of $ 6,000 .</text:p>
          </table:table-cell>
        </table:table-row>
        <table:table-row table:style-name="ro1">
          <table:table-cell table:number-columns-repeated="5"/>
          <table:table-cell office:value-type="string">
            <text:p>49ers fans</text:p>
          </table:table-cell>
          <table:table-cell office:value-type="string">
            <text:p>scam out of</text:p>
          </table:table-cell>
          <table:table-cell office:value-type="string">
            <text:p>$ #</text:p>
          </table:table-cell>
          <table:table-cell office:value-type="string">
            <text:p>Right</text:p>
          </table:table-cell>
          <table:table-cell office:value-type="string">
            <text:p>Ticketmaster CEO gives Super Bowl tickets to 49ers fans scammed out of $ 6,000 .</text:p>
          </table:table-cell>
        </table:table-row>
        <table:table-row table:style-name="ro1">
          <table:table-cell table:number-columns-repeated="5"/>
          <table:table-cell office:value-type="string">
            <text:p>chicago-area high school</text:p>
          </table:table-cell>
          <table:table-cell office:value-type="string">
            <text:p>shoot</text:p>
          </table:table-cell>
          <table:table-cell office:value-type="string">
            <text:p>drill</text:p>
          </table:table-cell>
          <table:table-cell office:value-type="string">
            <text:p>Wrong</text:p>
          </table:table-cell>
          <table:table-cell office:value-type="string">
            <text:p>Chicago-area high school shooting drill to include mock hallway gunfire .</text:p>
          </table:table-cell>
        </table:table-row>
        <table:table-row table:style-name="ro1">
          <table:table-cell table:number-columns-repeated="5"/>
          <table:table-cell office:value-type="string">
            <text:p>no damage</text:p>
          </table:table-cell>
          <table:table-cell office:value-type="string">
            <text:p>report after</text:p>
          </table:table-cell>
          <table:table-cell office:value-type="string">
            <text:p>tornado</text:p>
          </table:table-cell>
          <table:table-cell office:value-type="string">
            <text:p>Right</text:p>
          </table:table-cell>
          <table:table-cell office:value-type="string">
            <text:p>No damage reported after tornado reportedly touches down in Mississippi , tornado warning issued for region .</text:p>
          </table:table-cell>
        </table:table-row>
        <table:table-row table:style-name="ro1">
          <table:table-cell table:number-columns-repeated="5"/>
          <table:table-cell office:value-type="string">
            <text:p>tornado</text:p>
          </table:table-cell>
          <table:table-cell office:value-type="string">
            <text:p>touch down in</text:p>
          </table:table-cell>
          <table:table-cell office:value-type="string">
            <text:p>mississippi</text:p>
          </table:table-cell>
          <table:table-cell office:value-type="string">
            <text:p>Right</text:p>
          </table:table-cell>
          <table:table-cell office:value-type="string">
            <text:p>No damage reported after tornado reportedly touches down in Mississippi , tornado warning issued for region .</text:p>
          </table:table-cell>
        </table:table-row>
        <table:table-row table:style-name="ro1">
          <table:table-cell table:number-columns-repeated="5"/>
          <table:table-cell office:value-type="string">
            <text:p>tornado warning</text:p>
          </table:table-cell>
          <table:table-cell office:value-type="string">
            <text:p>issue for</text:p>
          </table:table-cell>
          <table:table-cell office:value-type="string">
            <text:p>region</text:p>
          </table:table-cell>
          <table:table-cell office:value-type="string">
            <text:p>Right</text:p>
          </table:table-cell>
          <table:table-cell office:value-type="string">
            <text:p>No damage reported after tornado reportedly touches down in Mississippi , tornado warning issued for region .</text:p>
          </table:table-cell>
        </table:table-row>
        <table:table-row table:style-name="ro1">
          <table:table-cell table:number-columns-repeated="5"/>
          <table:table-cell office:value-type="string">
            <text:p>medical intervention</text:p>
          </table:table-cell>
          <table:table-cell office:value-type="string">
            <text:p>save</text:p>
          </table:table-cell>
          <table:table-cell office:value-type="string">
            <text:p>whale</text:p>
          </table:table-cell>
          <table:table-cell office:value-type="string">
            <text:p>Wrong</text:p>
          </table:table-cell>
          <table:table-cell office:value-type="string">
            <text:p>Medical intervention would not have saved whale , dolphin stranded in NYC waters\n .</text:p>
          </table:table-cell>
        </table:table-row>
        <table:table-row table:style-name="ro1">
          <table:table-cell table:number-columns-repeated="5"/>
          <table:table-cell office:value-type="string">
            <text:p>dolphin</text:p>
          </table:table-cell>
          <table:table-cell office:value-type="string">
            <text:p>strand in</text:p>
          </table:table-cell>
          <table:table-cell office:value-type="string">
            <text:p>nyc waters\n</text:p>
          </table:table-cell>
          <table:table-cell office:value-type="string">
            <text:p>Right</text:p>
          </table:table-cell>
          <table:table-cell office:value-type="string">
            <text:p>Medical intervention would not have saved whale , dolphin stranded in NYC waters\n .</text:p>
          </table:table-cell>
        </table:table-row>
        <table:table-row table:style-name="ro1">
          <table:table-cell table:number-columns-repeated="5"/>
          <table:table-cell office:value-type="string">
            <text:p>man</text:p>
          </table:table-cell>
          <table:table-cell office:value-type="string">
            <text:p>shoot</text:p>
          </table:table-cell>
          <table:table-cell office:value-type="string">
            <text:p>school bus driver</text:p>
          </table:table-cell>
          <table:table-cell office:value-type="string">
            <text:p>Right</text:p>
          </table:table-cell>
          <table:table-cell office:value-type="string">
            <text:p>Man fatally shoots school bus driver in Alabama , snatches 6-year-old child .</text:p>
          </table:table-cell>
        </table:table-row>
        <table:table-row table:style-name="ro1">
          <table:table-cell table:number-columns-repeated="5"/>
          <table:table-cell office:value-type="string">
            <text:p>school bus driver</text:p>
          </table:table-cell>
          <table:table-cell office:value-type="string">
            <text:p>snatch</text:p>
          </table:table-cell>
          <table:table-cell office:value-type="string">
            <text:p>6-year-old child</text:p>
          </table:table-cell>
          <table:table-cell office:value-type="string">
            <text:p>Wrong</text:p>
          </table:table-cell>
          <table:table-cell office:value-type="string">
            <text:p>Man fatally shoots school bus driver in Alabama , snatches 6-year-old child .</text:p>
          </table:table-cell>
        </table:table-row>
        <table:table-row table:style-name="ro1">
          <table:table-cell table:number-columns-repeated="5"/>
          <table:table-cell office:value-type="string">
            <text:p>senator</text:p>
          </table:table-cell>
          <table:table-cell office:value-type="string">
            <text:p>tell</text:p>
          </table:table-cell>
          <table:table-cell office:value-type="string">
            <text:p>gun makers</text:p>
          </table:table-cell>
          <table:table-cell office:value-type="string">
            <text:p>Right</text:p>
          </table:table-cell>
          <table:table-cell office:value-type="string">
            <text:p>senator tells gun makers , bring your business here via .</text:p>
          </table:table-cell>
        </table:table-row>
        <table:table-row table:style-name="ro1">
          <table:table-cell table:number-columns-repeated="5"/>
          <table:table-cell office:value-type="string">
            <text:p>senator</text:p>
          </table:table-cell>
          <table:table-cell office:value-type="string">
            <text:p>bring</text:p>
          </table:table-cell>
          <table:table-cell office:value-type="string">
            <text:p>your business</text:p>
          </table:table-cell>
          <table:table-cell office:value-type="string">
            <text:p>Wrong</text:p>
          </table:table-cell>
          <table:table-cell office:value-type="string">
            <text:p>senator tells gun makers , bring your business here via .</text:p>
          </table:table-cell>
        </table:table-row>
        <table:table-row table:style-name="ro1">
          <table:table-cell table:number-columns-repeated="5"/>
          <table:table-cell office:value-type="string">
            <text:p>#kerry</text:p>
          </table:table-cell>
          <table:table-cell office:value-type="string">
            <text:p>blast</text:p>
          </table:table-cell>
          <table:table-cell office:value-type="string">
            <text:p>#iran</text:p>
          </table:table-cell>
          <table:table-cell office:value-type="string">
            <text:p>Right</text:p>
          </table:table-cell>
          <table:table-cell office:value-type="string">
            <text:p>#Kerry blasts #Iran over imprisonment of American Christian pastor : .</text:p>
          </table:table-cell>
        </table:table-row>
        <table:table-row table:style-name="ro1">
          <table:table-cell table:number-columns-repeated="5"/>
          <table:table-cell office:value-type="string">
            <text:p>senate</text:p>
          </table:table-cell>
          <table:table-cell office:value-type="string">
            <text:p>confirm</text:p>
          </table:table-cell>
          <table:table-cell office:value-type="string">
            <text:p>#kerry</text:p>
          </table:table-cell>
          <table:table-cell office:value-type="string">
            <text:p>Right</text:p>
          </table:table-cell>
          <table:table-cell office:value-type="string">
            <text:p>Senate confirms #Kerry as Obama's MergedWords secretary of state via .</text:p>
          </table:table-cell>
        </table:table-row>
        <table:table-row table:style-name="ro1">
          <table:table-cell table:number-columns-repeated="5"/>
          <table:table-cell office:value-type="string">
            <text:p>rubio</text:p>
          </table:table-cell>
          <table:table-cell office:value-type="string">
            <text:p>blast</text:p>
          </table:table-cell>
          <table:table-cell office:value-type="string">
            <text:p>obama</text:p>
          </table:table-cell>
          <table:table-cell office:value-type="string">
            <text:p>Right</text:p>
          </table:table-cell>
          <table:table-cell office:value-type="string">
            <text:p>Rubio blasts Obama for resistance to border security provision in immigration plan .</text:p>
          </table:table-cell>
        </table:table-row>
        <table:table-row table:style-name="ro1">
          <table:table-cell table:number-columns-repeated="5"/>
          <table:table-cell office:value-type="string">
            <text:p>egyptian president morsi</text:p>
          </table:table-cell>
          <table:table-cell office:value-type="string">
            <text:p>claim</text:p>
          </table:table-cell>
          <table:table-cell office:value-type="string">
            <text:p>holocaust a us</text:p>
          </table:table-cell>
          <table:table-cell office:value-type="string">
            <text:p>Right</text:p>
          </table:table-cell>
          <table:table-cell office:value-type="string">
            <text:p>Aide to Egyptian President Morsi claims Holocaust a US .</text:p>
          </table:table-cell>
        </table:table-row>
        <table:table-row table:style-name="ro1">
          <table:table-cell table:number-columns-repeated="5"/>
          <table:table-cell office:value-type="string">
            <text:p>senate panel</text:p>
          </table:table-cell>
          <table:table-cell office:value-type="string">
            <text:p>approve</text:p>
          </table:table-cell>
          <table:table-cell office:value-type="string">
            <text:p>kerry nomination</text:p>
          </table:table-cell>
          <table:table-cell office:value-type="string">
            <text:p>Right</text:p>
          </table:table-cell>
          <table:table-cell office:value-type="string">
            <text:p>Senate panel approves Kerry nomination for secretary of state .</text:p>
          </table:table-cell>
        </table:table-row>
        <table:table-row table:style-name="ro1">
          <table:table-cell table:number-columns-repeated="5"/>
          <table:table-cell office:value-type="string">
            <text:p>massachusetts boy</text:p>
          </table:table-cell>
          <table:table-cell office:value-type="string">
            <text:p>warn by</text:p>
          </table:table-cell>
          <table:table-cell office:value-type="string">
            <text:p>school</text:p>
          </table:table-cell>
          <table:table-cell office:value-type="string">
            <text:p>Right</text:p>
          </table:table-cell>
          <table:table-cell office:value-type="string">
            <text:p>Massachusetts boy , 5 , warned by school for making Lego toy gun .</text:p>
          </table:table-cell>
        </table:table-row>
        <table:table-row table:style-name="ro1">
          <table:table-cell table:number-columns-repeated="5"/>
          <table:table-cell office:value-type="string">
            <text:p>senators</text:p>
          </table:table-cell>
          <table:table-cell office:value-type="string">
            <text:p>draft</text:p>
          </table:table-cell>
          <table:table-cell office:value-type="string">
            <text:p>new overhaul</text:p>
          </table:table-cell>
          <table:table-cell office:value-type="string">
            <text:p>Right</text:p>
          </table:table-cell>
          <table:table-cell office:value-type="string">
            <text:p>Obama presses immigration agenda as senators draft new overhaul .</text:p>
          </table:table-cell>
        </table:table-row>
        <table:table-row table:style-name="ro1">
          <table:table-cell table:number-columns-repeated="5"/>
          <table:table-cell office:value-type="string">
            <text:p>brother</text:p>
          </table:table-cell>
          <table:table-cell office:value-type="string">
            <text:p>arrest after</text:p>
          </table:table-cell>
          <table:table-cell office:value-type="string">
            <text:p>naval academy</text:p>
          </table:table-cell>
          <table:table-cell office:value-type="string">
            <text:p>Wrong</text:p>
          </table:table-cell>
          <table:table-cell office:value-type="string">
            <text:p>Brother arrested after Naval Academy graduate found murdered in San Diego apartment .</text:p>
          </table:table-cell>
        </table:table-row>
        <table:table-row table:style-name="ro1">
          <table:table-cell table:number-columns-repeated="5"/>
          <table:table-cell office:value-type="string">
            <text:p>congress</text:p>
          </table:table-cell>
          <table:table-cell office:value-type="string">
            <text:p>pass</text:p>
          </table:table-cell>
          <table:table-cell office:value-type="string">
            <text:p>#</text:p>
          </table:table-cell>
          <table:table-cell office:value-type="string">
            <text:p>Right</text:p>
          </table:table-cell>
          <table:table-cell office:value-type="string">
            <text:p>Congress passes $50 .</text:p>
          </table:table-cell>
        </table:table-row>
        <table:table-row table:style-name="ro1">
          <table:table-cell table:number-columns-repeated="5"/>
          <table:table-cell office:value-type="string">
            <text:p>draft un climate report</text:p>
          </table:table-cell>
          <table:table-cell office:value-type="string">
            <text:p>show</text:p>
          </table:table-cell>
          <table:table-cell office:value-type="string">
            <text:p># years of overestimated global warming</text:p>
          </table:table-cell>
          <table:table-cell office:value-type="string">
            <text:p>Right</text:p>
          </table:table-cell>
          <table:table-cell office:value-type="string">
            <text:p>Draft UN climate report shows 20 years of overestimated global warming , skeptics warn .</text:p>
          </table:table-cell>
        </table:table-row>
        <table:table-row table:style-name="ro1">
          <table:table-cell table:number-columns-repeated="5"/>
          <table:table-cell office:value-type="string">
            <text:p>california woman</text:p>
          </table:table-cell>
          <table:table-cell office:value-type="string">
            <text:p>pass</text:p>
          </table:table-cell>
          <table:table-cell office:value-type="string">
            <text:p>road test</text:p>
          </table:table-cell>
          <table:table-cell office:value-type="string">
            <text:p>Right</text:p>
          </table:table-cell>
          <table:table-cell office:value-type="string">
            <text:p>California woman passes road test at the age of 105 : .</text:p>
          </table:table-cell>
        </table:table-row>
        <table:table-row table:style-name="ro1">
          <table:table-cell table:number-columns-repeated="5"/>
          <table:table-cell office:value-type="string">
            <text:p>police</text:p>
          </table:table-cell>
          <table:table-cell office:value-type="string">
            <text:p>bar from</text:p>
          </table:table-cell>
          <table:table-cell office:value-type="string">
            <text:p>#vermont range</text:p>
          </table:table-cell>
          <table:table-cell office:value-type="string">
            <text:p>Right</text:p>
          </table:table-cell>
          <table:table-cell office:value-type="string">
            <text:p>Police barred from #Vermont range after city advances measure banning semi-automatic rifles : .</text:p>
          </table:table-cell>
        </table:table-row>
        <table:table-row table:style-name="ro1">
          <table:table-cell table:number-columns-repeated="5"/>
          <table:table-cell office:value-type="string">
            <text:p>police</text:p>
          </table:table-cell>
          <table:table-cell office:value-type="string">
            <text:p>bar from</text:p>
          </table:table-cell>
          <table:table-cell office:value-type="string">
            <text:p>#vermont gun range</text:p>
          </table:table-cell>
          <table:table-cell office:value-type="string">
            <text:p>Right</text:p>
          </table:table-cell>
          <table:table-cell office:value-type="string">
            <text:p>Police barred from #Vermont gun range over proposed semi-automatic rifle ban : .</text:p>
          </table:table-cell>
        </table:table-row>
        <table:table-row table:style-name="ro1">
          <table:table-cell table:number-columns-repeated="5"/>
          <table:table-cell office:value-type="string">
            <text:p>tennessee lawmaker</text:p>
          </table:table-cell>
          <table:table-cell office:value-type="string">
            <text:p>want to tie</text:p>
          </table:table-cell>
          <table:table-cell office:value-type="string">
            <text:p>welfare benefits</text:p>
          </table:table-cell>
          <table:table-cell office:value-type="string">
            <text:p>Right</text:p>
          </table:table-cell>
          <table:table-cell office:value-type="string">
            <text:p>Tennessee lawmaker wants to tie welfare benefits to good grades .</text:p>
          </table:table-cell>
        </table:table-row>
        <table:table-row table:style-name="ro1">
          <table:table-cell table:number-columns-repeated="5"/>
          <table:table-cell office:value-type="string">
            <text:p>congress</text:p>
          </table:table-cell>
          <table:table-cell office:value-type="string">
            <text:p>push for</text:p>
          </table:table-cell>
          <table:table-cell office:value-type="string">
            <text:p>tougher #gun laws</text:p>
          </table:table-cell>
          <table:table-cell office:value-type="string">
            <text:p>Right</text:p>
          </table:table-cell>
          <table:table-cell office:value-type="string">
            <text:p>LIVE - – Congress pushes for tougher #gun laws , plans to tackle #immigration .</text:p>
          </table:table-cell>
        </table:table-row>
        <table:table-row table:style-name="ro1">
          <table:table-cell table:number-columns-repeated="5"/>
          <table:table-cell office:value-type="string">
            <text:p>mourners</text:p>
          </table:table-cell>
          <table:table-cell office:value-type="string">
            <text:p>react to</text:p>
          </table:table-cell>
          <table:table-cell office:value-type="string">
            <text:p>tragic nightclub fire</text:p>
          </table:table-cell>
          <table:table-cell office:value-type="string">
            <text:p>Right</text:p>
          </table:table-cell>
          <table:table-cell office:value-type="string">
            <text:p>PHOTOS : Santa Maria Survivors and Mourners React to Tragic Nightclub Fire in #Brazil \n .</text:p>
          </table:table-cell>
        </table:table-row>
        <table:table-row table:style-name="ro1">
          <table:table-cell table:number-columns-repeated="5"/>
          <table:table-cell office:value-type="string">
            <text:p>milwaukee sheriff</text:p>
          </table:table-cell>
          <table:table-cell office:value-type="string">
            <text:p>urge</text:p>
          </table:table-cell>
          <table:table-cell office:value-type="string">
            <text:p>residents</text:p>
          </table:table-cell>
          <table:table-cell office:value-type="string">
            <text:p>Right</text:p>
          </table:table-cell>
          <table:table-cell office:value-type="string">
            <text:p>Milwaukee sheriff who urged residents to learn how to use firearms blasts mayor's ' Dirty Harry ' criticism : .</text:p>
          </table:table-cell>
        </table:table-row>
        <table:table-row table:style-name="ro1">
          <table:table-cell table:number-columns-repeated="5"/>
          <table:table-cell office:value-type="string">
            <text:p>japan boeing # probe</text:p>
          </table:table-cell>
          <table:table-cell office:value-type="string">
            <text:p>shift to</text:p>
          </table:table-cell>
          <table:table-cell office:value-type="string">
            <text:p>monitoring system maker</text:p>
          </table:table-cell>
          <table:table-cell office:value-type="string">
            <text:p>Right</text:p>
          </table:table-cell>
          <table:table-cell office:value-type="string">
            <text:p>Joint US and Japan Boeing 787 probe shifts to monitoring system maker .</text:p>
          </table:table-cell>
        </table:table-row>
        <table:table-row table:style-name="ro1">
          <table:table-cell table:number-columns-repeated="5"/>
          <table:table-cell office:value-type="string">
            <text:p>bipartisan group of # senators</text:p>
          </table:table-cell>
          <table:table-cell office:value-type="string">
            <text:p>reach deal on</text:p>
          </table:table-cell>
          <table:table-cell office:value-type="string">
            <text:p>immigration changes</text:p>
          </table:table-cell>
          <table:table-cell office:value-type="string">
            <text:p>Right</text:p>
          </table:table-cell>
          <table:table-cell office:value-type="string">
            <text:p>Bipartisan group of 8 senators reach deal on immigration changes .</text:p>
          </table:table-cell>
        </table:table-row>
        <table:table-row table:style-name="ro1">
          <table:table-cell table:number-columns-repeated="5"/>
          <table:table-cell office:value-type="string">
            <text:p>american pastor</text:p>
          </table:table-cell>
          <table:table-cell office:value-type="string">
            <text:p>sentence to</text:p>
          </table:table-cell>
          <table:table-cell office:value-type="string">
            <text:p># years</text:p>
          </table:table-cell>
          <table:table-cell office:value-type="string">
            <text:p>Right</text:p>
          </table:table-cell>
          <table:table-cell office:value-type="string">
            <text:p>BREAKING NEWS : American Pastor Sentenced to 8 Years in Iranian Prison .</text:p>
          </table:table-cell>
        </table:table-row>
        <table:table-row table:style-name="ro1">
          <table:table-cell table:number-columns-repeated="5"/>
          <table:table-cell office:value-type="string">
            <text:p>us military</text:p>
          </table:table-cell>
          <table:table-cell office:value-type="string">
            <text:p>launch</text:p>
          </table:table-cell>
          <table:table-cell office:value-type="string">
            <text:p>missile interceptor</text:p>
          </table:table-cell>
          <table:table-cell office:value-type="string">
            <text:p>Right</text:p>
          </table:table-cell>
          <table:table-cell office:value-type="string">
            <text:p>US military successfully launches missile interceptor on test flight .</text:p>
          </table:table-cell>
        </table:table-row>
        <table:table-row table:style-name="ro1">
          <table:table-cell table:number-columns-repeated="5"/>
          <table:table-cell office:value-type="string">
            <text:p>control mandate</text:p>
          </table:table-cell>
          <table:table-cell office:value-type="string">
            <text:p>loosen</text:p>
          </table:table-cell>
          <table:table-cell office:value-type="string">
            <text:p>lawsuits</text:p>
          </table:table-cell>
          <table:table-cell office:value-type="string">
            <text:p>Wrong</text:p>
          </table:table-cell>
          <table:table-cell office:value-type="string">
            <text:p>Obama birth control mandate loosens lawsuits .</text:p>
          </table:table-cell>
        </table:table-row>
        <table:table-row table:style-name="ro1">
          <table:table-cell table:number-columns-repeated="5"/>
          <table:table-cell office:value-type="string">
            <text:p>clinton</text:p>
          </table:table-cell>
          <table:table-cell office:value-type="string">
            <text:p>push for</text:p>
          </table:table-cell>
          <table:table-cell office:value-type="string">
            <text:p>more broadcasting of pro-us message</text:p>
          </table:table-cell>
          <table:table-cell office:value-type="string">
            <text:p>Right</text:p>
          </table:table-cell>
          <table:table-cell office:value-type="string">
            <text:p>Clinton pushes for more broadcasting of pro-US message , raising questions about agency's MergedWords mission via .</text:p>
          </table:table-cell>
        </table:table-row>
        <table:table-row table:style-name="ro1">
          <table:table-cell table:number-columns-repeated="5"/>
          <table:table-cell office:value-type="string">
            <text:p>city</text:p>
          </table:table-cell>
          <table:table-cell office:value-type="string">
            <text:p>turn</text:p>
          </table:table-cell>
          <table:table-cell office:value-type="string">
            <text:p>internet speeds</text:p>
          </table:table-cell>
          <table:table-cell office:value-type="string">
            <text:p>Wrong</text:p>
          </table:table-cell>
          <table:table-cell office:value-type="string">
            <text:p>city turns Internet speeds into jobs via .</text:p>
          </table:table-cell>
        </table:table-row>
        <table:table-row table:style-name="ro1">
          <table:table-cell table:number-columns-repeated="5"/>
          <table:table-cell office:value-type="string">
            <text:p>philadelphia school district</text:p>
          </table:table-cell>
          <table:table-cell office:value-type="string">
            <text:p>defend</text:p>
          </table:table-cell>
          <table:table-cell office:value-type="string">
            <text:p>decision</text:p>
          </table:table-cell>
          <table:table-cell office:value-type="string">
            <text:p>Right</text:p>
          </table:table-cell>
          <table:table-cell office:value-type="string">
            <text:p>Philadelphia school district defends decision to scold , search student over paper gun .</text:p>
          </table:table-cell>
        </table:table-row>
        <table:table-row table:style-name="ro1">
          <table:table-cell table:number-columns-repeated="5"/>
          <table:table-cell office:value-type="string">
            <text:p>sloppy joe's mergedwords bar</text:p>
          </table:table-cell>
          <table:table-cell office:value-type="string">
            <text:p>reopen in</text:p>
          </table:table-cell>
          <table:table-cell office:value-type="string">
            <text:p>havana's mergedwords historic district</text:p>
          </table:table-cell>
          <table:table-cell office:value-type="string">
            <text:p>Right</text:p>
          </table:table-cell>
          <table:table-cell office:value-type="string">
            <text:p>Sloppy Joe's MergedWords Bar Reopens in Havana's MergedWords Historic District .</text:p>
          </table:table-cell>
        </table:table-row>
        <table:table-row table:style-name="ro1">
          <table:table-cell table:number-columns-repeated="5"/>
          <table:table-cell office:value-type="string">
            <text:p>tom harkin</text:p>
          </table:table-cell>
          <table:table-cell office:value-type="string">
            <text:p>say</text:p>
          </table:table-cell>
          <table:table-cell office:value-type="string">
            <text:p>he</text:p>
          </table:table-cell>
          <table:table-cell office:value-type="string">
            <text:p>Wrong</text:p>
          </table:table-cell>
          <table:table-cell office:value-type="string">
            <text:p>Tom Harkin says he will not seek re-election in 2014 .</text:p>
          </table:table-cell>
        </table:table-row>
        <table:table-row table:style-name="ro1">
          <table:table-cell table:number-columns-repeated="5"/>
          <table:table-cell office:value-type="string">
            <text:p>he</text:p>
          </table:table-cell>
          <table:table-cell office:value-type="string">
            <text:p>seek re-election in</text:p>
          </table:table-cell>
          <table:table-cell office:value-type="string">
            <text:p>#</text:p>
          </table:table-cell>
          <table:table-cell office:value-type="string">
            <text:p>Wrong</text:p>
          </table:table-cell>
          <table:table-cell office:value-type="string">
            <text:p>Tom Harkin says he will not seek re-election in 2014 .</text:p>
          </table:table-cell>
        </table:table-row>
        <table:table-row table:style-name="ro1">
          <table:table-cell table:number-columns-repeated="5"/>
          <table:table-cell office:value-type="string">
            <text:p>satellite images</text:p>
          </table:table-cell>
          <table:table-cell office:value-type="string">
            <text:p>reveal</text:p>
          </table:table-cell>
          <table:table-cell office:value-type="string">
            <text:p>north korea ready</text:p>
          </table:table-cell>
          <table:table-cell office:value-type="string">
            <text:p>Right</text:p>
          </table:table-cell>
          <table:table-cell office:value-type="string">
            <text:p>Satellite images reveal North Korea ready for underground nuclear test .</text:p>
          </table:table-cell>
        </table:table-row>
        <table:table-row table:style-name="ro1">
          <table:table-cell table:number-columns-repeated="5"/>
          <table:table-cell office:value-type="string">
            <text:p>web of environmental rules</text:p>
          </table:table-cell>
          <table:table-cell office:value-type="string">
            <text:p>threaten</text:p>
          </table:table-cell>
          <table:table-cell office:value-type="string">
            <text:p>gulf coast businesses</text:p>
          </table:table-cell>
          <table:table-cell office:value-type="string">
            <text:p>Right</text:p>
          </table:table-cell>
          <table:table-cell office:value-type="string">
            <text:p>Web of environmental rules threatens Gulf Coast businesses with jail , steep fines via .</text:p>
          </table:table-cell>
        </table:table-row>
        <table:table-row table:style-name="ro1">
          <table:table-cell table:number-columns-repeated="5"/>
          <table:table-cell office:value-type="string">
            <text:p>cop</text:p>
          </table:table-cell>
          <table:table-cell office:value-type="string">
            <text:p>lead to</text:p>
          </table:table-cell>
          <table:table-cell office:value-type="string">
            <text:p>friendship</text:p>
          </table:table-cell>
          <table:table-cell office:value-type="string">
            <text:p>Wrong</text:p>
          </table:table-cell>
          <table:table-cell office:value-type="string">
            <text:p>Autistic boy's MergedWords quest to be cop leads to friendship , deputizing via .</text:p>
          </table:table-cell>
        </table:table-row>
        <table:table-row table:style-name="ro1">
          <table:table-cell table:number-columns-repeated="5"/>
          <table:table-cell office:value-type="string">
            <text:p>california family</text:p>
          </table:table-cell>
          <table:table-cell office:value-type="string">
            <text:p>claim</text:p>
          </table:table-cell>
          <table:table-cell office:value-type="string">
            <text:p>they're</text:p>
          </table:table-cell>
          <table:table-cell office:value-type="string">
            <text:p>Wrong</text:p>
          </table:table-cell>
          <table:table-cell office:value-type="string">
            <text:p>California family claims they're MergedWords unable to rebuild home after fire because of FEMA regulation via .</text:p>
          </table:table-cell>
        </table:table-row>
        <table:table-row table:style-name="ro1">
          <table:table-cell table:number-columns-repeated="5"/>
          <table:table-cell office:value-type="string">
            <text:p>woman</text:p>
          </table:table-cell>
          <table:table-cell office:value-type="string">
            <text:p>freeze</text:p>
          </table:table-cell>
          <table:table-cell office:value-type="string">
            <text:p>her brain</text:p>
          </table:table-cell>
          <table:table-cell office:value-type="string">
            <text:p>Right</text:p>
          </table:table-cell>
          <table:table-cell office:value-type="string">
            <text:p>Woman freezes her brain , hopes to be reborn once brain #cancer cure found .</text:p>
          </table:table-cell>
        </table:table-row>
        <table:table-row table:style-name="ro1">
          <table:table-cell table:number-columns-repeated="5"/>
          <table:table-cell office:value-type="string">
            <text:p>#sandy victims</text:p>
          </table:table-cell>
          <table:table-cell office:value-type="string">
            <text:p>leave out in</text:p>
          </table:table-cell>
          <table:table-cell office:value-type="string">
            <text:p>cold</text:p>
          </table:table-cell>
          <table:table-cell office:value-type="string">
            <text:p>Right</text:p>
          </table:table-cell>
          <table:table-cell office:value-type="string">
            <text:p>#Sandy victims left out in cold during #arctic blast .</text:p>
          </table:table-cell>
        </table:table-row>
        <table:table-row table:style-name="ro1">
          <table:table-cell table:number-columns-repeated="5"/>
          <table:table-cell office:value-type="string">
            <text:p>supreme court</text:p>
          </table:table-cell>
          <table:table-cell office:value-type="string">
            <text:p>reject</text:p>
          </table:table-cell>
          <table:table-cell office:value-type="string">
            <text:p>atheist's mergedwords appeal</text:p>
          </table:table-cell>
          <table:table-cell office:value-type="string">
            <text:p>Right</text:p>
          </table:table-cell>
          <table:table-cell office:value-type="string">
            <text:p>Supreme Court rejects atheist's MergedWords appeal over 11-story .</text:p>
          </table:table-cell>
        </table:table-row>
        <table:table-row table:style-name="ro1">
          <table:table-cell table:number-columns-repeated="5"/>
          <table:table-cell office:value-type="string">
            <text:p>#tourist</text:p>
          </table:table-cell>
          <table:table-cell office:value-type="string">
            <text:p>spend night in</text:p>
          </table:table-cell>
          <table:table-cell office:value-type="string">
            <text:p>jail</text:p>
          </table:table-cell>
          <table:table-cell office:value-type="string">
            <text:p>Right</text:p>
          </table:table-cell>
          <table:table-cell office:value-type="string">
            <text:p>#tourist spends night in jail after failing to pay bill at #NYC steakhouse .</text:p>
          </table:table-cell>
        </table:table-row>
        <table:table-row table:style-name="ro1">
          <table:table-cell table:number-columns-repeated="5"/>
          <table:table-cell office:value-type="string">
            <text:p>mom</text:p>
          </table:table-cell>
          <table:table-cell office:value-type="string">
            <text:p>drown</text:p>
          </table:table-cell>
          <table:table-cell office:value-type="string">
            <text:p>daughter</text:p>
          </table:table-cell>
          <table:table-cell office:value-type="string">
            <text:p>Right</text:p>
          </table:table-cell>
          <table:table-cell office:value-type="string">
            <text:p>Mom who drowned daughter released from jail after being deemed sane .</text:p>
          </table:table-cell>
        </table:table-row>
        <table:table-row table:style-name="ro1">
          <table:table-cell table:number-columns-repeated="5"/>
          <table:table-cell office:value-type="string">
            <text:p>ntsb</text:p>
          </table:table-cell>
          <table:table-cell office:value-type="string">
            <text:p>say</text:p>
          </table:table-cell>
          <table:table-cell office:value-type="string">
            <text:p>boeing 787</text:p>
          </table:table-cell>
          <table:table-cell office:value-type="string">
            <text:p>Wrong</text:p>
          </table:table-cell>
          <table:table-cell office:value-type="string">
            <text:p>NTSB says Boeing 787 battery shows short-circuiting .</text:p>
          </table:table-cell>
        </table:table-row>
        <table:table-row table:style-name="ro1">
          <table:table-cell table:number-columns-repeated="5"/>
          <table:table-cell office:value-type="string">
            <text:p>wheelchair</text:p>
          </table:table-cell>
          <table:table-cell office:value-type="string">
            <text:p>scare off</text:p>
          </table:table-cell>
          <table:table-cell office:value-type="string">
            <text:p>burglar</text:p>
          </table:table-cell>
          <table:table-cell office:value-type="string">
            <text:p>Wrong</text:p>
          </table:table-cell>
          <table:table-cell office:value-type="string">
            <text:p>Army veteran in wheelchair scares off burglar with gun .</text:p>
          </table:table-cell>
        </table:table-row>
        <table:table-row table:style-name="ro1">
          <table:table-cell table:number-columns-repeated="5"/>
          <table:table-cell office:value-type="string">
            <text:p>#clinton</text:p>
          </table:table-cell>
          <table:table-cell office:value-type="string">
            <text:p>call for</text:p>
          </table:table-cell>
          <table:table-cell office:value-type="string">
            <text:p>change</text:p>
          </table:table-cell>
          <table:table-cell office:value-type="string">
            <text:p>Right</text:p>
          </table:table-cell>
          <table:table-cell office:value-type="string">
            <text:p>#Clinton calls for change in law she says blocked discipline of employees over #Libya via .</text:p>
          </table:table-cell>
        </table:table-row>
        <table:table-row table:style-name="ro1">
          <table:table-cell table:number-columns-repeated="5"/>
          <table:table-cell office:value-type="string">
            <text:p>she</text:p>
          </table:table-cell>
          <table:table-cell office:value-type="string">
            <text:p>say block</text:p>
          </table:table-cell>
          <table:table-cell office:value-type="string">
            <text:p>discipline of employees</text:p>
          </table:table-cell>
          <table:table-cell office:value-type="string">
            <text:p>Wrong</text:p>
          </table:table-cell>
          <table:table-cell office:value-type="string">
            <text:p>#Clinton calls for change in law she says blocked discipline of employees over #Libya via .</text:p>
          </table:table-cell>
        </table:table-row>
        <table:table-row table:style-name="ro1">
          <table:table-cell table:number-columns-repeated="5"/>
          <table:table-cell office:value-type="string">
            <text:p>#obama</text:p>
          </table:table-cell>
          <table:table-cell office:value-type="string">
            <text:p>want to undo</text:p>
          </table:table-cell>
          <table:table-cell office:value-type="string">
            <text:p>everything #reagan</text:p>
          </table:table-cell>
          <table:table-cell office:value-type="string">
            <text:p>Right</text:p>
          </table:table-cell>
          <table:table-cell office:value-type="string">
            <text:p>#Krauthammer : #Obama wants to undo everything #Reagan ever did via .</text:p>
          </table:table-cell>
        </table:table-row>
        <table:table-row table:style-name="ro1">
          <table:table-cell table:number-columns-repeated="5"/>
          <table:table-cell office:value-type="string">
            <text:p>#iran</text:p>
          </table:table-cell>
          <table:table-cell office:value-type="string">
            <text:p>miss from</text:p>
          </table:table-cell>
          <table:table-cell office:value-type="string">
            <text:p>jail</text:p>
          </table:table-cell>
          <table:table-cell office:value-type="string">
            <text:p>Wrong</text:p>
          </table:table-cell>
          <table:table-cell office:value-type="string">
            <text:p>Christian #pastor held in #Iran missing from jail , says family .</text:p>
          </table:table-cell>
        </table:table-row>
        <table:table-row table:style-name="ro1">
          <table:table-cell table:number-columns-repeated="5"/>
          <table:table-cell office:value-type="string">
            <text:p>#iran</text:p>
          </table:table-cell>
          <table:table-cell office:value-type="string">
            <text:p>say</text:p>
          </table:table-cell>
          <table:table-cell office:value-type="string">
            <text:p>family</text:p>
          </table:table-cell>
          <table:table-cell office:value-type="string">
            <text:p>Wrong</text:p>
          </table:table-cell>
          <table:table-cell office:value-type="string">
            <text:p>Christian #pastor held in #Iran missing from jail , says family .</text:p>
          </table:table-cell>
        </table:table-row>
        <table:table-row table:style-name="ro1">
          <table:table-cell table:number-columns-repeated="5"/>
          <table:table-cell office:value-type="string">
            <text:p>#sandy victims</text:p>
          </table:table-cell>
          <table:table-cell office:value-type="string">
            <text:p>leave out in</text:p>
          </table:table-cell>
          <table:table-cell office:value-type="string">
            <text:p>the cold</text:p>
          </table:table-cell>
          <table:table-cell office:value-type="string">
            <text:p>Right</text:p>
          </table:table-cell>
          <table:table-cell office:value-type="string">
            <text:p>#Sandy victims left out in the cold during #arctic blast .</text:p>
          </table:table-cell>
        </table:table-row>
        <table:table-row table:style-name="ro1">
          <table:table-cell table:number-columns-repeated="5"/>
          <table:table-cell office:value-type="string">
            <text:p>who</text:p>
          </table:table-cell>
          <table:table-cell office:value-type="string">
            <text:p>play role in</text:p>
          </table:table-cell>
          <table:table-cell office:value-type="string">
            <text:p>#mumbai #terror attack</text:p>
          </table:table-cell>
          <table:table-cell office:value-type="string">
            <text:p>Right</text:p>
          </table:table-cell>
          <table:table-cell office:value-type="string">
            <text:p>who played role in #Mumbai #terror attack sentenced 35 years .</text:p>
          </table:table-cell>
        </table:table-row>
        <table:table-row table:style-name="ro1">
          <table:table-cell table:number-columns-repeated="5"/>
          <table:table-cell office:value-type="string">
            <text:p>i'm</text:p>
          </table:table-cell>
          <table:table-cell office:value-type="string">
            <text:p>mergedword</text:p>
          </table:table-cell>
          <table:table-cell office:value-type="string">
            <text:p>all</text:p>
          </table:table-cell>
          <table:table-cell office:value-type="string">
            <text:p>Wrong</text:p>
          </table:table-cell>
          <table:table-cell office:value-type="string">
            <text:p>Chat live at 12N : I'm MergedWords all for women in combat roles if they can meet the standards .</text:p>
          </table:table-cell>
        </table:table-row>
        <table:table-row table:style-name="ro1">
          <table:table-cell table:number-columns-repeated="5"/>
          <table:table-cell office:value-type="string">
            <text:p>they</text:p>
          </table:table-cell>
          <table:table-cell office:value-type="string">
            <text:p>meet</text:p>
          </table:table-cell>
          <table:table-cell office:value-type="string">
            <text:p>the standards</text:p>
          </table:table-cell>
          <table:table-cell office:value-type="string">
            <text:p>Right</text:p>
          </table:table-cell>
          <table:table-cell office:value-type="string">
            <text:p>Chat live at 12N : I'm MergedWords all for women in combat roles if they can meet the standards .</text:p>
          </table:table-cell>
        </table:table-row>
        <table:table-row table:style-name="ro1">
          <table:table-cell table:number-columns-repeated="5"/>
          <table:table-cell office:value-type="string">
            <text:p>republicans challenge</text:p>
          </table:table-cell>
          <table:table-cell office:value-type="string">
            <text:p>claim</text:p>
          </table:table-cell>
          <table:table-cell office:value-type="string">
            <text:p>that secretary of state #clinton</text:p>
          </table:table-cell>
          <table:table-cell office:value-type="string">
            <text:p>Right</text:p>
          </table:table-cell>
          <table:table-cell office:value-type="string">
            <text:p>Republicans challenge claims that Secretary of State #Clinton , other Dems made during hearing on the #Benghazi attack : .</text:p>
          </table:table-cell>
        </table:table-row>
        <table:table-row table:style-name="ro1">
          <table:table-cell table:number-columns-repeated="5"/>
          <table:table-cell office:value-type="string">
            <text:p>secretary of state</text:p>
          </table:table-cell>
          <table:table-cell office:value-type="string">
            <text:p>hear for</text:p>
          </table:table-cell>
          <table:table-cell office:value-type="string">
            <text:p>sen.</text:p>
          </table:table-cell>
          <table:table-cell office:value-type="string">
            <text:p>Right</text:p>
          </table:table-cell>
          <table:table-cell office:value-type="string">
            <text:p>Secretary of State confirmation hearing underway for Sen.</text:p>
          </table:table-cell>
        </table:table-row>
        <table:table-row table:style-name="ro1">
          <table:table-cell table:number-columns-repeated="5"/>
          <table:table-cell office:value-type="string">
            <text:p>the man</text:p>
          </table:table-cell>
          <table:table-cell office:value-type="string">
            <text:p>tap to replace</text:p>
          </table:table-cell>
          <table:table-cell office:value-type="string">
            <text:p>secretary of state #clinton</text:p>
          </table:table-cell>
          <table:table-cell office:value-type="string">
            <text:p>Right</text:p>
          </table:table-cell>
          <table:table-cell office:value-type="string">
            <text:p>John #Kerry , the man tapped to replace Secretary of State #Clinton , set to face questioning on Capitol Hill : .</text:p>
          </table:table-cell>
        </table:table-row>
        <table:table-row table:style-name="ro1">
          <table:table-cell table:number-columns-repeated="5"/>
          <table:table-cell office:value-type="string">
            <text:p>veteran los angeles elementary school teacher</text:p>
          </table:table-cell>
          <table:table-cell office:value-type="string">
            <text:p>accuse of</text:p>
          </table:table-cell>
          <table:table-cell office:value-type="string">
            <text:p>sex abuse of up to # kids</text:p>
          </table:table-cell>
          <table:table-cell office:value-type="string">
            <text:p>Right</text:p>
          </table:table-cell>
          <table:table-cell office:value-type="string">
            <text:p>Veteran Los Angeles elementary school teacher accused of sex abuse of up to 20 kids .</text:p>
          </table:table-cell>
        </table:table-row>
        <table:table-row table:style-name="ro1">
          <table:table-cell table:number-columns-repeated="5"/>
          <table:table-cell office:value-type="string">
            <text:p>nypd</text:p>
          </table:table-cell>
          <table:table-cell office:value-type="string">
            <text:p>test</text:p>
          </table:table-cell>
          <table:table-cell office:value-type="string">
            <text:p>technology</text:p>
          </table:table-cell>
          <table:table-cell office:value-type="string">
            <text:p>Right</text:p>
          </table:table-cell>
          <table:table-cell office:value-type="string">
            <text:p>NYPD testing technology that would detect concealed weapons on citizens without pat down .</text:p>
          </table:table-cell>
        </table:table-row>
        <table:table-row table:style-name="ro1">
          <table:table-cell table:number-columns-repeated="5"/>
          <table:table-cell office:value-type="string">
            <text:p>technology</text:p>
          </table:table-cell>
          <table:table-cell office:value-type="string">
            <text:p>detect</text:p>
          </table:table-cell>
          <table:table-cell office:value-type="string">
            <text:p>concealed weapons</text:p>
          </table:table-cell>
          <table:table-cell office:value-type="string">
            <text:p>Right</text:p>
          </table:table-cell>
          <table:table-cell office:value-type="string">
            <text:p>NYPD testing technology that would detect concealed weapons on citizens without pat down .</text:p>
          </table:table-cell>
        </table:table-row>
        <table:table-row table:style-name="ro1">
          <table:table-cell table:number-columns-repeated="5"/>
          <table:table-cell office:value-type="string">
            <text:p>rocket</text:p>
          </table:table-cell>
          <table:table-cell office:value-type="string">
            <text:p>launch after</text:p>
          </table:table-cell>
          <table:table-cell office:value-type="string">
            <text:p>new un sanctions</text:p>
          </table:table-cell>
          <table:table-cell office:value-type="string">
            <text:p>Right</text:p>
          </table:table-cell>
          <table:table-cell office:value-type="string">
            <text:p>North Korea vows nuclear test , rocket launches after new UN sanctions .</text:p>
          </table:table-cell>
        </table:table-row>
        <table:table-row table:style-name="ro1">
          <table:table-cell table:number-columns-repeated="5"/>
          <table:table-cell office:value-type="string">
            <text:p>we</text:p>
          </table:table-cell>
          <table:table-cell office:value-type="string">
            <text:p>be in for</text:p>
          </table:table-cell>
          <table:table-cell office:value-type="string">
            <text:p>a struggle</text:p>
          </table:table-cell>
          <table:table-cell office:value-type="string">
            <text:p>Right</text:p>
          </table:table-cell>
          <table:table-cell office:value-type="string">
            <text:p>#Clinton warns of growing threat to US in North #Africa , says ' we are in for a struggle ' via .</text:p>
          </table:table-cell>
        </table:table-row>
        <table:table-row table:style-name="ro1">
          <table:table-cell table:number-columns-repeated="5"/>
          <table:table-cell office:value-type="string">
            <text:p>family</text:p>
          </table:table-cell>
          <table:table-cell office:value-type="string">
            <text:p>take in</text:p>
          </table:table-cell>
          <table:table-cell office:value-type="string">
            <text:p>orphaned #peruvian siblings</text:p>
          </table:table-cell>
          <table:table-cell office:value-type="string">
            <text:p>Right</text:p>
          </table:table-cell>
          <table:table-cell office:value-type="string">
            <text:p>family takes in orphaned #Peruvian siblings after receiving email plea .</text:p>
          </table:table-cell>
        </table:table-row>
        <table:table-row table:style-name="ro1">
          <table:table-cell table:number-columns-repeated="5"/>
          <table:table-cell office:value-type="string">
            <text:p>exclusive : new #dnc finance chair henry muñoz iii</text:p>
          </table:table-cell>
          <table:table-cell office:value-type="string">
            <text:p>share detail about</text:p>
          </table:table-cell>
          <table:table-cell office:value-type="string">
            <text:p>his appointment</text:p>
          </table:table-cell>
          <table:table-cell office:value-type="string">
            <text:p>Right</text:p>
          </table:table-cell>
          <table:table-cell office:value-type="string">
            <text:p>EXCLUSIVE : New #DNC Finance Chair Henry Muñoz III shares details about his appointment .</text:p>
          </table:table-cell>
        </table:table-row>
        <table:table-row table:style-name="ro1">
          <table:table-cell table:number-columns-repeated="5"/>
          <table:table-cell office:value-type="string">
            <text:p>house</text:p>
          </table:table-cell>
          <table:table-cell office:value-type="string">
            <text:p>pass</text:p>
          </table:table-cell>
          <table:table-cell office:value-type="string">
            <text:p>shor erm debt ceiling</text:p>
          </table:table-cell>
          <table:table-cell office:value-type="string">
            <text:p>Right</text:p>
          </table:table-cell>
          <table:table-cell office:value-type="string">
            <text:p>BREAKING NEWS : House Passes Shor erm Debt Ceiling Fix , Measure Goes to Senate .</text:p>
          </table:table-cell>
        </table:table-row>
        <table:table-row table:style-name="ro1">
          <table:table-cell table:number-columns-repeated="5"/>
          <table:table-cell office:value-type="string">
            <text:p>measure</text:p>
          </table:table-cell>
          <table:table-cell office:value-type="string">
            <text:p>go to</text:p>
          </table:table-cell>
          <table:table-cell office:value-type="string">
            <text:p>senate</text:p>
          </table:table-cell>
          <table:table-cell office:value-type="string">
            <text:p>Right</text:p>
          </table:table-cell>
          <table:table-cell office:value-type="string">
            <text:p>BREAKING NEWS : House Passes Shor erm Debt Ceiling Fix , Measure Goes to Senate .</text:p>
          </table:table-cell>
        </table:table-row>
        <table:table-row table:style-name="ro1">
          <table:table-cell table:number-columns-repeated="5"/>
          <table:table-cell office:value-type="string">
            <text:p>jennifer lopez</text:p>
          </table:table-cell>
          <table:table-cell office:value-type="string">
            <text:p>defend</text:p>
          </table:table-cell>
          <table:table-cell office:value-type="string">
            <text:p>beyonce</text:p>
          </table:table-cell>
          <table:table-cell office:value-type="string">
            <text:p>Right</text:p>
          </table:table-cell>
          <table:table-cell office:value-type="string">
            <text:p>Aretha Franklin and Jennifer Lopez defend Beyonce in lip sync scandal .</text:p>
          </table:table-cell>
        </table:table-row>
        <table:table-row table:style-name="ro1">
          <table:table-cell table:number-columns-repeated="5"/>
          <table:table-cell office:value-type="string">
            <text:p>secretary of state</text:p>
          </table:table-cell>
          <table:table-cell office:value-type="string">
            <text:p>testify before</text:p>
          </table:table-cell>
          <table:table-cell office:value-type="string">
            <text:p>senate committee</text:p>
          </table:table-cell>
          <table:table-cell office:value-type="string">
            <text:p>Right</text:p>
          </table:table-cell>
          <table:table-cell office:value-type="string">
            <text:p>Secretary of State #Clinton testifies before Senate committee on #Benghazi terror attack .</text:p>
          </table:table-cell>
        </table:table-row>
        <table:table-row table:style-name="ro1">
          <table:table-cell table:number-columns-repeated="5"/>
          <table:table-cell office:value-type="string">
            <text:p>lawmaker</text:p>
          </table:table-cell>
          <table:table-cell office:value-type="string">
            <text:p>say sale of</text:p>
          </table:table-cell>
          <table:table-cell office:value-type="string">
            <text:p>us battery maker</text:p>
          </table:table-cell>
          <table:table-cell office:value-type="string">
            <text:p>Wrong</text:p>
          </table:table-cell>
          <table:table-cell office:value-type="string">
            <text:p>Lawmaker says sale of US battery maker is the ' first test ' for the #Obama administration's MergedWords second term .</text:p>
          </table:table-cell>
        </table:table-row>
        <table:table-row table:style-name="ro1">
          <table:table-cell table:number-columns-repeated="5"/>
          <table:table-cell office:value-type="string">
            <text:p>sale of us battery maker</text:p>
          </table:table-cell>
          <table:table-cell office:value-type="string">
            <text:p>be</text:p>
          </table:table-cell>
          <table:table-cell office:value-type="string">
            <text:p>the ' first test</text:p>
          </table:table-cell>
          <table:table-cell office:value-type="string">
            <text:p>Right</text:p>
          </table:table-cell>
          <table:table-cell office:value-type="string">
            <text:p>Lawmaker says sale of US battery maker is the ' first test ' for the #Obama administration's MergedWords second term .</text:p>
          </table:table-cell>
        </table:table-row>
        <table:table-row table:style-name="ro1">
          <table:table-cell table:number-columns-repeated="5"/>
          <table:table-cell office:value-type="string">
            <text:p>exposure</text:p>
          </table:table-cell>
          <table:table-cell office:value-type="string">
            <text:p>suspect in</text:p>
          </table:table-cell>
          <table:table-cell office:value-type="string">
            <text:p>at least # deaths</text:p>
          </table:table-cell>
          <table:table-cell office:value-type="string">
            <text:p>Right</text:p>
          </table:table-cell>
          <table:table-cell office:value-type="string">
            <text:p>Exposure suspected in at least 4 deaths amid dangerously low Midwest temperatures .</text:p>
          </table:table-cell>
        </table:table-row>
        <table:table-row table:style-name="ro1">
          <table:table-cell table:number-columns-repeated="5"/>
          <table:table-cell office:value-type="string">
            <text:p>family of texas man</text:p>
          </table:table-cell>
          <table:table-cell office:value-type="string">
            <text:p>kill in</text:p>
          </table:table-cell>
          <table:table-cell office:value-type="string">
            <text:p>hostage crisis</text:p>
          </table:table-cell>
          <table:table-cell office:value-type="string">
            <text:p>Right</text:p>
          </table:table-cell>
          <table:table-cell office:value-type="string">
            <text:p>\ " Family of Texas man killed in hostage crisis slams Algerian response .</text:p>
          </table:table-cell>
        </table:table-row>
        <table:table-row table:style-name="ro1">
          <table:table-cell table:number-columns-repeated="5"/>
          <table:table-cell office:value-type="string">
            <text:p>hostage crisis</text:p>
          </table:table-cell>
          <table:table-cell office:value-type="string">
            <text:p>slam</text:p>
          </table:table-cell>
          <table:table-cell office:value-type="string">
            <text:p>algerian response</text:p>
          </table:table-cell>
          <table:table-cell office:value-type="string">
            <text:p>Wrong</text:p>
          </table:table-cell>
          <table:table-cell office:value-type="string">
            <text:p>\ " Family of Texas man killed in hostage crisis slams Algerian response .</text:p>
          </table:table-cell>
        </table:table-row>
        <table:table-row table:style-name="ro1">
          <table:table-cell table:number-columns-repeated="5"/>
          <table:table-cell office:value-type="string">
            <text:p>coast guardsman</text:p>
          </table:table-cell>
          <table:table-cell office:value-type="string">
            <text:p>return</text:p>
          </table:table-cell>
          <table:table-cell office:value-type="string">
            <text:p>home</text:p>
          </table:table-cell>
          <table:table-cell office:value-type="string">
            <text:p>Right</text:p>
          </table:table-cell>
          <table:table-cell office:value-type="string">
            <text:p>Coast Guardsman returns home after vanishing for 3 months .</text:p>
          </table:table-cell>
        </table:table-row>
        <table:table-row table:style-name="ro1">
          <table:table-cell table:number-columns-repeated="5"/>
          <table:table-cell office:value-type="string">
            <text:p>pakistan</text:p>
          </table:table-cell>
          <table:table-cell office:value-type="string">
            <text:p>pull</text:p>
          </table:table-cell>
          <table:table-cell office:value-type="string">
            <text:p>call of duty</text:p>
          </table:table-cell>
          <table:table-cell office:value-type="string">
            <text:p>Right</text:p>
          </table:table-cell>
          <table:table-cell office:value-type="string">
            <text:p>Pakistan pulls Call of Duty and Medal of Honor games off shelves for depicting country as a terrorist haven : .</text:p>
          </table:table-cell>
        </table:table-row>
        <table:table-row table:style-name="ro1">
          <table:table-cell table:number-columns-repeated="5"/>
          <table:table-cell office:value-type="string">
            <text:p>nebraska governor</text:p>
          </table:table-cell>
          <table:table-cell office:value-type="string">
            <text:p>approve</text:p>
          </table:table-cell>
          <table:table-cell office:value-type="string">
            <text:p>revised keystone pipeline route</text:p>
          </table:table-cell>
          <table:table-cell office:value-type="string">
            <text:p>Right</text:p>
          </table:table-cell>
          <table:table-cell office:value-type="string">
            <text:p>Nebraska governor approves revised Keystone pipeline route .</text:p>
          </table:table-cell>
        </table:table-row>
        <table:table-row table:style-name="ro1">
          <table:table-cell table:number-columns-repeated="5"/>
          <table:table-cell office:value-type="string">
            <text:p>f-16 fighters</text:p>
          </table:table-cell>
          <table:table-cell office:value-type="string">
            <text:p>head to</text:p>
          </table:table-cell>
          <table:table-cell office:value-type="string">
            <text:p>egypt</text:p>
          </table:table-cell>
          <table:table-cell office:value-type="string">
            <text:p>Right</text:p>
          </table:table-cell>
          <table:table-cell office:value-type="string">
            <text:p>F-16 fighters are headed to Egypt , despite Morsi's MergedWords harsh comments against Obama and Jews : .</text:p>
          </table:table-cell>
        </table:table-row>
        <table:table-row table:style-name="ro1">
          <table:table-cell table:number-columns-repeated="5"/>
          <table:table-cell office:value-type="string">
            <text:p>court</text:p>
          </table:table-cell>
          <table:table-cell office:value-type="string">
            <text:p>tell</text:p>
          </table:table-cell>
          <table:table-cell office:value-type="string">
            <text:p>auto writer</text:p>
          </table:table-cell>
          <table:table-cell office:value-type="string">
            <text:p>Right</text:p>
          </table:table-cell>
          <table:table-cell office:value-type="string">
            <text:p>This is why we are careful -- Court tells auto writer to pay $176G for wrecked Porsche test car : .</text:p>
          </table:table-cell>
        </table:table-row>
        <table:table-row table:style-name="ro1">
          <table:table-cell table:number-columns-repeated="5"/>
          <table:table-cell office:value-type="string">
            <text:p>$176g</text:p>
          </table:table-cell>
          <table:table-cell office:value-type="string">
            <text:p>wreck</text:p>
          </table:table-cell>
          <table:table-cell office:value-type="string">
            <text:p>porsche test car</text:p>
          </table:table-cell>
          <table:table-cell office:value-type="string">
            <text:p>Wrong</text:p>
          </table:table-cell>
          <table:table-cell office:value-type="string">
            <text:p>This is why we are careful -- Court tells auto writer to pay $176G for wrecked Porsche test car : .</text:p>
          </table:table-cell>
        </table:table-row>
        <table:table-row table:style-name="ro1">
          <table:table-cell table:number-columns-repeated="5"/>
          <table:table-cell office:value-type="string">
            <text:p>phil mickelson</text:p>
          </table:table-cell>
          <table:table-cell office:value-type="string">
            <text:p>say</text:p>
          </table:table-cell>
          <table:table-cell office:value-type="string">
            <text:p>he</text:p>
          </table:table-cell>
          <table:table-cell office:value-type="string">
            <text:p>Wrong</text:p>
          </table:table-cell>
          <table:table-cell office:value-type="string">
            <text:p>Phil Mickelson says he regrets publicly commenting on taxes after speaking out over high rate .</text:p>
          </table:table-cell>
        </table:table-row>
        <table:table-row table:style-name="ro1">
          <table:table-cell table:number-columns-repeated="5"/>
          <table:table-cell office:value-type="string">
            <text:p>#obama</text:p>
          </table:table-cell>
          <table:table-cell office:value-type="string">
            <text:p>begin</text:p>
          </table:table-cell>
          <table:table-cell office:value-type="string">
            <text:p>second term</text:p>
          </table:table-cell>
          <table:table-cell office:value-type="string">
            <text:p>Right</text:p>
          </table:table-cell>
          <table:table-cell office:value-type="string">
            <text:p>Tough confirmation hearings ahead as #Obama begins second term via #Inaug2013 .</text:p>
          </table:table-cell>
        </table:table-row>
        <table:table-row table:style-name="ro1">
          <table:table-cell table:number-columns-repeated="5"/>
          <table:table-cell office:value-type="string">
            <text:p>lawmakers</text:p>
          </table:table-cell>
          <table:table-cell office:value-type="string">
            <text:p>call</text:p>
          </table:table-cell>
          <table:table-cell office:value-type="string">
            <text:p>house #gops</text:p>
          </table:table-cell>
          <table:table-cell office:value-type="string">
            <text:p>Right</text:p>
          </table:table-cell>
          <table:table-cell office:value-type="string">
            <text:p>Lawmakers call House #GOPs ' ' no budget , no pay ' plan ' unconstitutional ' via .</text:p>
          </table:table-cell>
        </table:table-row>
        <table:table-row table:style-name="ro1">
          <table:table-cell table:number-columns-repeated="5"/>
          <table:table-cell office:value-type="string">
            <text:p>#obama</text:p>
          </table:table-cell>
          <table:table-cell office:value-type="string">
            <text:p>face</text:p>
          </table:table-cell>
          <table:table-cell office:value-type="string">
            <text:p>gathering storm</text:p>
          </table:table-cell>
          <table:table-cell office:value-type="string">
            <text:p>Right</text:p>
          </table:table-cell>
          <table:table-cell office:value-type="string">
            <text:p>At start of second term , #Obama faces gathering storm abroad via #Inaug2013 .</text:p>
          </table:table-cell>
        </table:table-row>
        <table:table-row table:style-name="ro1">
          <table:table-cell table:number-columns-repeated="5"/>
          <table:table-cell office:value-type="string">
            <text:p>facebook game</text:p>
          </table:table-cell>
          <table:table-cell office:value-type="string">
            <text:p>combine</text:p>
          </table:table-cell>
          <table:table-cell office:value-type="string">
            <text:p>gameplay</text:p>
          </table:table-cell>
          <table:table-cell office:value-type="string">
            <text:p>Right</text:p>
          </table:table-cell>
          <table:table-cell office:value-type="string">
            <text:p>Facebook game combines gameplay w giving + helps orphans in Africa .</text:p>
          </table:table-cell>
        </table:table-row>
        <table:table-row table:style-name="ro1">
          <table:table-cell table:number-columns-repeated="5"/>
          <table:table-cell office:value-type="string">
            <text:p>giving</text:p>
          </table:table-cell>
          <table:table-cell office:value-type="string">
            <text:p>help orphan in</text:p>
          </table:table-cell>
          <table:table-cell office:value-type="string">
            <text:p>africa</text:p>
          </table:table-cell>
          <table:table-cell office:value-type="string">
            <text:p>Wrong</text:p>
          </table:table-cell>
          <table:table-cell office:value-type="string">
            <text:p>Facebook game combines gameplay w giving + helps orphans in Africa .</text:p>
          </table:table-cell>
        </table:table-row>
        <table:table-row table:style-name="ro1">
          <table:table-cell table:number-columns-repeated="5"/>
          <table:table-cell office:value-type="string">
            <text:p>wife of jailed american pastor</text:p>
          </table:table-cell>
          <table:table-cell office:value-type="string">
            <text:p>say</text:p>
          </table:table-cell>
          <table:table-cell office:value-type="string">
            <text:p>iran report</text:p>
          </table:table-cell>
          <table:table-cell office:value-type="string">
            <text:p>Wrong</text:p>
          </table:table-cell>
          <table:table-cell office:value-type="string">
            <text:p>NOT SO FAST : Wife of Jailed American Pastor Says Iran Report ' All a Lie ' .</text:p>
          </table:table-cell>
        </table:table-row>
        <table:table-row table:style-name="ro1">
          <table:table-cell table:number-columns-repeated="5"/>
          <table:table-cell office:value-type="string">
            <text:p>obama</text:p>
          </table:table-cell>
          <table:table-cell office:value-type="string">
            <text:p>take oath of</text:p>
          </table:table-cell>
          <table:table-cell office:value-type="string">
            <text:p>office</text:p>
          </table:table-cell>
          <table:table-cell office:value-type="string">
            <text:p>Right</text:p>
          </table:table-cell>
          <table:table-cell office:value-type="string">
            <text:p>Obama takes public oath of office , enters second term .</text:p>
          </table:table-cell>
        </table:table-row>
        <table:table-row table:style-name="ro1">
          <table:table-cell table:number-columns-repeated="5"/>
          <table:table-cell office:value-type="string">
            <text:p>obama</text:p>
          </table:table-cell>
          <table:table-cell office:value-type="string">
            <text:p>enter</text:p>
          </table:table-cell>
          <table:table-cell office:value-type="string">
            <text:p>second term</text:p>
          </table:table-cell>
          <table:table-cell office:value-type="string">
            <text:p>Right</text:p>
          </table:table-cell>
          <table:table-cell office:value-type="string">
            <text:p>Obama takes public oath of office , enters second term .</text:p>
          </table:table-cell>
        </table:table-row>
        <table:table-row table:style-name="ro1">
          <table:table-cell table:number-columns-repeated="5"/>
          <table:table-cell office:value-type="string">
            <text:p>president obama</text:p>
          </table:table-cell>
          <table:table-cell office:value-type="string">
            <text:p>swear in for</text:p>
          </table:table-cell>
          <table:table-cell office:value-type="string">
            <text:p>a second term</text:p>
          </table:table-cell>
          <table:table-cell office:value-type="string">
            <text:p>Right</text:p>
          </table:table-cell>
          <table:table-cell office:value-type="string">
            <text:p>President Obama is sworn in for a second term , then delivers his official inaugural address .</text:p>
          </table:table-cell>
        </table:table-row>
        <table:table-row table:style-name="ro1">
          <table:table-cell table:number-columns-repeated="5"/>
          <table:table-cell office:value-type="string">
            <text:p>president obama</text:p>
          </table:table-cell>
          <table:table-cell office:value-type="string">
            <text:p>deliver</text:p>
          </table:table-cell>
          <table:table-cell office:value-type="string">
            <text:p>his official inaugural address</text:p>
          </table:table-cell>
          <table:table-cell office:value-type="string">
            <text:p>Right</text:p>
          </table:table-cell>
          <table:table-cell office:value-type="string">
            <text:p>President Obama is sworn in for a second term , then delivers his official inaugural address .</text:p>
          </table:table-cell>
        </table:table-row>
        <table:table-row table:style-name="ro1">
          <table:table-cell table:number-columns-repeated="5"/>
          <table:table-cell office:value-type="string">
            <text:p>golf star phil mickelson</text:p>
          </table:table-cell>
          <table:table-cell office:value-type="string">
            <text:p>bolt</text:p>
          </table:table-cell>
          <table:table-cell office:value-type="string">
            <text:p>california</text:p>
          </table:table-cell>
          <table:table-cell office:value-type="string">
            <text:p>Right</text:p>
          </table:table-cell>
          <table:table-cell office:value-type="string">
            <text:p>Teed off : Golf star Phil Mickelson may bolt California over taxes .</text:p>
          </table:table-cell>
        </table:table-row>
        <table:table-row table:style-name="ro1">
          <table:table-cell table:number-columns-repeated="5"/>
          <table:table-cell office:value-type="string">
            <text:p># more americans</text:p>
          </table:table-cell>
          <table:table-cell office:value-type="string">
            <text:p>discover among</text:p>
          </table:table-cell>
          <table:table-cell office:value-type="string">
            <text:p>victims</text:p>
          </table:table-cell>
          <table:table-cell office:value-type="string">
            <text:p>Right</text:p>
          </table:table-cell>
          <table:table-cell office:value-type="string">
            <text:p>BREAKING NEWS : Two More Americans Discovered Among Victims of Algerian Hostage Standoff .</text:p>
          </table:table-cell>
        </table:table-row>
        <table:table-row table:style-name="ro1">
          <table:table-cell table:number-columns-repeated="5"/>
          <table:table-cell office:value-type="string">
            <text:p># canadian</text:p>
          </table:table-cell>
          <table:table-cell office:value-type="string">
            <text:p>be among</text:p>
          </table:table-cell>
          <table:table-cell office:value-type="string">
            <text:p>the islamist fighters</text:p>
          </table:table-cell>
          <table:table-cell office:value-type="string">
            <text:p>Right</text:p>
          </table:table-cell>
          <table:table-cell office:value-type="string">
            <text:p>At least one Canadian was among the Islamist fighters who took hundreds hostage in Algeria : .</text:p>
          </table:table-cell>
        </table:table-row>
        <table:table-row table:style-name="ro1">
          <table:table-cell table:number-columns-repeated="5"/>
          <table:table-cell office:value-type="string">
            <text:p>the islamist fighters</text:p>
          </table:table-cell>
          <table:table-cell office:value-type="string">
            <text:p>take</text:p>
          </table:table-cell>
          <table:table-cell office:value-type="string">
            <text:p>hundreds hostage</text:p>
          </table:table-cell>
          <table:table-cell office:value-type="string">
            <text:p>Right</text:p>
          </table:table-cell>
          <table:table-cell office:value-type="string">
            <text:p>At least one Canadian was among the Islamist fighters who took hundreds hostage in Algeria : .</text:p>
          </table:table-cell>
        </table:table-row>
        <table:table-row table:style-name="ro1">
          <table:table-cell table:number-columns-repeated="5"/>
          <table:table-cell office:value-type="string">
            <text:p>texas mom</text:p>
          </table:table-cell>
          <table:table-cell office:value-type="string">
            <text:p>lose</text:p>
          </table:table-cell>
          <table:table-cell office:value-type="string">
            <text:p>legs</text:p>
          </table:table-cell>
          <table:table-cell office:value-type="string">
            <text:p>Right</text:p>
          </table:table-cell>
          <table:table-cell office:value-type="string">
            <text:p>Texas mom loses legs , fingers after contracting rare infection from minor dog bite .</text:p>
          </table:table-cell>
        </table:table-row>
        <table:table-row table:style-name="ro1">
          <table:table-cell table:number-columns-repeated="5"/>
          <table:table-cell office:value-type="string">
            <text:p>president obama</text:p>
          </table:table-cell>
          <table:table-cell office:value-type="string">
            <text:p>swear in for</text:p>
          </table:table-cell>
          <table:table-cell office:value-type="string">
            <text:p>second term</text:p>
          </table:table-cell>
          <table:table-cell office:value-type="string">
            <text:p>Right</text:p>
          </table:table-cell>
          <table:table-cell office:value-type="string">
            <text:p>PHOTOS : President Obama is sworn in for second term .</text:p>
          </table:table-cell>
        </table:table-row>
        <table:table-row table:style-name="ro1">
          <table:table-cell table:number-columns-repeated="5"/>
          <table:table-cell office:value-type="string">
            <text:p>vandal</text:p>
          </table:table-cell>
          <table:table-cell office:value-type="string">
            <text:p>damage over</text:p>
          </table:table-cell>
          <table:table-cell office:value-type="string">
            <text:p>a dozen cars</text:p>
          </table:table-cell>
          <table:table-cell office:value-type="string">
            <text:p>Right</text:p>
          </table:table-cell>
          <table:table-cell office:value-type="string">
            <text:p>New York town baffled by frui t-t hrowing vandal who has damaged over a dozen cars .</text:p>
          </table:table-cell>
        </table:table-row>
        <table:table-row table:style-name="ro1">
          <table:table-cell table:number-columns-repeated="5"/>
          <table:table-cell office:value-type="string">
            <text:p>falcons fan's mergedwords throat</text:p>
          </table:table-cell>
          <table:table-cell office:value-type="string">
            <text:p>slash in</text:p>
          </table:table-cell>
          <table:table-cell office:value-type="string">
            <text:p>parking lot</text:p>
          </table:table-cell>
          <table:table-cell office:value-type="string">
            <text:p>Right</text:p>
          </table:table-cell>
          <table:table-cell office:value-type="string">
            <text:p>Falcons fan's MergedWords throat slashed in parking lot after NFC Championship game .</text:p>
          </table:table-cell>
        </table:table-row>
        <table:table-row table:style-name="ro1">
          <table:table-cell table:number-columns-repeated="5"/>
          <table:table-cell office:value-type="string">
            <text:p>#ravens</text:p>
          </table:table-cell>
          <table:table-cell office:value-type="string">
            <text:p>defeat</text:p>
          </table:table-cell>
          <table:table-cell office:value-type="string">
            <text:p>#patriots #</text:p>
          </table:table-cell>
          <table:table-cell office:value-type="string">
            <text:p>Right</text:p>
          </table:table-cell>
          <table:table-cell office:value-type="string">
            <text:p>#Ravens defeat #Patriots 28-13 in #AFC title game , head to Super Bowl to face champs #49ers .</text:p>
          </table:table-cell>
        </table:table-row>
        <table:table-row table:style-name="ro1">
          <table:table-cell table:number-columns-repeated="5"/>
          <table:table-cell office:value-type="string">
            <text:p>wife of christian</text:p>
          </table:table-cell>
          <table:table-cell office:value-type="string">
            <text:p>hold in</text:p>
          </table:table-cell>
          <table:table-cell office:value-type="string">
            <text:p>#iran</text:p>
          </table:table-cell>
          <table:table-cell office:value-type="string">
            <text:p>Right</text:p>
          </table:table-cell>
          <table:table-cell office:value-type="string">
            <text:p>Wife of Christian held in #Iran waits as trial , possible death sentence looms .</text:p>
          </table:table-cell>
        </table:table-row>
        <table:table-row table:style-name="ro1">
          <table:table-cell table:number-columns-repeated="5"/>
          <table:table-cell office:value-type="string">
            <text:p>#iran</text:p>
          </table:table-cell>
          <table:table-cell office:value-type="string">
            <text:p>wait as</text:p>
          </table:table-cell>
          <table:table-cell office:value-type="string">
            <text:p>trial</text:p>
          </table:table-cell>
          <table:table-cell office:value-type="string">
            <text:p>Wrong</text:p>
          </table:table-cell>
          <table:table-cell office:value-type="string">
            <text:p>Wife of Christian held in #Iran waits as trial , possible death sentence looms .</text:p>
          </table:table-cell>
        </table:table-row>
        <table:table-row table:style-name="ro1">
          <table:table-cell table:number-columns-repeated="5"/>
          <table:table-cell office:value-type="string">
            <text:p>#49ers</text:p>
          </table:table-cell>
          <table:table-cell office:value-type="string">
            <text:p>beat</text:p>
          </table:table-cell>
          <table:table-cell office:value-type="string">
            <text:p>#falcons #</text:p>
          </table:table-cell>
          <table:table-cell office:value-type="string">
            <text:p>Right</text:p>
          </table:table-cell>
          <table:table-cell office:value-type="string">
            <text:p>#49ers beat #Falcons 28-24 in #NFC championship and advance to Super Bowl .</text:p>
          </table:table-cell>
        </table:table-row>
        <table:table-row table:style-name="ro1">
          <table:table-cell table:number-columns-repeated="5"/>
          <table:table-cell office:value-type="string">
            <text:p>#falcons #</text:p>
          </table:table-cell>
          <table:table-cell office:value-type="string">
            <text:p>advance to</text:p>
          </table:table-cell>
          <table:table-cell office:value-type="string">
            <text:p>super bowl</text:p>
          </table:table-cell>
          <table:table-cell office:value-type="string">
            <text:p>Wrong</text:p>
          </table:table-cell>
          <table:table-cell office:value-type="string">
            <text:p>#49ers beat #Falcons 28-24 in #NFC championship and advance to Super Bowl .</text:p>
          </table:table-cell>
        </table:table-row>
        <table:table-row table:style-name="ro1">
          <table:table-cell table:number-columns-repeated="5"/>
          <table:table-cell office:value-type="string">
            <text:p>congress</text:p>
          </table:table-cell>
          <table:table-cell office:value-type="string">
            <text:p>pass</text:p>
          </table:table-cell>
          <table:table-cell office:value-type="string">
            <text:p>significant new gun control laws</text:p>
          </table:table-cell>
          <table:table-cell office:value-type="string">
            <text:p>Right</text:p>
          </table:table-cell>
          <table:table-cell office:value-type="string">
            <text:p>Top Democrats are optimistic that Congress will pass significant new gun control laws : .</text:p>
          </table:table-cell>
        </table:table-row>
        <table:table-row table:style-name="ro1">
          <table:table-cell table:number-columns-repeated="5"/>
          <table:table-cell office:value-type="string">
            <text:p>a big</text:p>
          </table:table-cell>
          <table:table-cell office:value-type="string">
            <text:p>thank</text:p>
          </table:table-cell>
          <table:table-cell office:value-type="string">
            <text:p>you</text:p>
          </table:table-cell>
          <table:table-cell office:value-type="string">
            <text:p>Wrong</text:p>
          </table:table-cell>
          <table:table-cell office:value-type="string">
            <text:p>A big THANK YOU from the family to everyone who helped us reached 25,000 followers on #Latism .</text:p>
          </table:table-cell>
        </table:table-row>
        <table:table-row table:style-name="ro1">
          <table:table-cell table:number-columns-repeated="5"/>
          <table:table-cell office:value-type="string">
            <text:p>everyone</text:p>
          </table:table-cell>
          <table:table-cell office:value-type="string">
            <text:p>help</text:p>
          </table:table-cell>
          <table:table-cell office:value-type="string">
            <text:p>us</text:p>
          </table:table-cell>
          <table:table-cell office:value-type="string">
            <text:p>Right</text:p>
          </table:table-cell>
          <table:table-cell office:value-type="string">
            <text:p>A big THANK YOU from the family to everyone who helped us reached 25,000 followers on #Latism .</text:p>
          </table:table-cell>
        </table:table-row>
        <table:table-row table:style-name="ro1">
          <table:table-cell table:number-columns-repeated="5"/>
          <table:table-cell office:value-type="string">
            <text:p>us</text:p>
          </table:table-cell>
          <table:table-cell office:value-type="string">
            <text:p>reach</text:p>
          </table:table-cell>
          <table:table-cell office:value-type="string">
            <text:p># followers</text:p>
          </table:table-cell>
          <table:table-cell office:value-type="string">
            <text:p>Right</text:p>
          </table:table-cell>
          <table:table-cell office:value-type="string">
            <text:p>A big THANK YOU from the family to everyone who helped us reached 25,000 followers on #Latism .</text:p>
          </table:table-cell>
        </table:table-row>
        <table:table-row table:style-name="ro1">
          <table:table-cell table:number-columns-repeated="5"/>
          <table:table-cell office:value-type="string">
            <text:p>#algerian bomb squad</text:p>
          </table:table-cell>
          <table:table-cell office:value-type="string">
            <text:p>find</text:p>
          </table:table-cell>
          <table:table-cell office:value-type="string">
            <text:p># more bodies</text:p>
          </table:table-cell>
          <table:table-cell office:value-type="string">
            <text:p>Right</text:p>
          </table:table-cell>
          <table:table-cell office:value-type="string">
            <text:p>#Algerian bomb squad finds 25 more bodies at gas plant , security official says : .</text:p>
          </table:table-cell>
        </table:table-row>
        <table:table-row table:style-name="ro1">
          <table:table-cell table:number-columns-repeated="5"/>
          <table:table-cell office:value-type="string">
            <text:p>#obama</text:p>
          </table:table-cell>
          <table:table-cell office:value-type="string">
            <text:p>swear in for</text:p>
          </table:table-cell>
          <table:table-cell office:value-type="string">
            <text:p>second presidential term</text:p>
          </table:table-cell>
          <table:table-cell office:value-type="string">
            <text:p>Right</text:p>
          </table:table-cell>
          <table:table-cell office:value-type="string">
            <text:p>#Obama sworn in for second presidential term : .</text:p>
          </table:table-cell>
        </table:table-row>
        <table:table-row table:style-name="ro1">
          <table:table-cell table:number-columns-repeated="5"/>
          <table:table-cell office:value-type="string">
            <text:p>president obama</text:p>
          </table:table-cell>
          <table:table-cell office:value-type="string">
            <text:p>swear in for</text:p>
          </table:table-cell>
          <table:table-cell office:value-type="string">
            <text:p>second term</text:p>
          </table:table-cell>
          <table:table-cell office:value-type="string">
            <text:p>Right</text:p>
          </table:table-cell>
          <table:table-cell office:value-type="string">
            <text:p>WATCH LIVE : President Obama Sworn In for Second Term .</text:p>
          </table:table-cell>
        </table:table-row>
        <table:table-row table:style-name="ro1">
          <table:table-cell table:number-columns-repeated="5"/>
          <table:table-cell office:value-type="string">
            <text:p>#cardinals hall of famer stan #musial</text:p>
          </table:table-cell>
          <table:table-cell office:value-type="string">
            <text:p>die at</text:p>
          </table:table-cell>
          <table:table-cell office:value-type="string">
            <text:p>age #</text:p>
          </table:table-cell>
          <table:table-cell office:value-type="string">
            <text:p>Right</text:p>
          </table:table-cell>
          <table:table-cell office:value-type="string">
            <text:p>#Cardinals Hall of Famer Stan #Musial dies at age 92 .</text:p>
          </table:table-cell>
        </table:table-row>
        <table:table-row table:style-name="ro1">
          <table:table-cell table:number-columns-repeated="5"/>
          <table:table-cell office:value-type="string">
            <text:p>former penn state president spanier</text:p>
          </table:table-cell>
          <table:table-cell office:value-type="string">
            <text:p>attend</text:p>
          </table:table-cell>
          <table:table-cell office:value-type="string">
            <text:p>game</text:p>
          </table:table-cell>
          <table:table-cell office:value-type="string">
            <text:p>Right</text:p>
          </table:table-cell>
          <table:table-cell office:value-type="string">
            <text:p>Former Penn State president Spanier attends game -- believed to be his first Penn State sporting event since fired .</text:p>
          </table:table-cell>
        </table:table-row>
        <table:table-row table:style-name="ro1">
          <table:table-cell table:number-columns-repeated="5"/>
          <table:table-cell office:value-type="string">
            <text:p>game</text:p>
          </table:table-cell>
          <table:table-cell office:value-type="string">
            <text:p>believe to be</text:p>
          </table:table-cell>
          <table:table-cell office:value-type="string">
            <text:p>his first penn state</text:p>
          </table:table-cell>
          <table:table-cell office:value-type="string">
            <text:p>Wrong</text:p>
          </table:table-cell>
          <table:table-cell office:value-type="string">
            <text:p>Former Penn State president Spanier attends game -- believed to be his first Penn State sporting event since fired .</text:p>
          </table:table-cell>
        </table:table-row>
        <table:table-row table:style-name="ro1">
          <table:table-cell table:number-columns-repeated="5"/>
          <table:table-cell office:value-type="string">
            <text:p>his first penn state</text:p>
          </table:table-cell>
          <table:table-cell office:value-type="string">
            <text:p>sport</text:p>
          </table:table-cell>
          <table:table-cell office:value-type="string">
            <text:p>event</text:p>
          </table:table-cell>
          <table:table-cell office:value-type="string">
            <text:p>Wrong</text:p>
          </table:table-cell>
          <table:table-cell office:value-type="string">
            <text:p>Former Penn State president Spanier attends game -- believed to be his first Penn State sporting event since fired .</text:p>
          </table:table-cell>
        </table:table-row>
        <table:table-row table:style-name="ro1">
          <table:table-cell table:number-columns-repeated="5"/>
          <table:table-cell office:value-type="string">
            <text:p>authorities</text:p>
          </table:table-cell>
          <table:table-cell office:value-type="string">
            <text:p>hope</text:p>
          </table:table-cell>
          <table:table-cell office:value-type="string">
            <text:p>sculpture</text:p>
          </table:table-cell>
          <table:table-cell office:value-type="string">
            <text:p>Wrong</text:p>
          </table:table-cell>
          <table:table-cell office:value-type="string">
            <text:p>authorities hope sculpture will crack decades-old cold case #murder .</text:p>
          </table:table-cell>
        </table:table-row>
        <table:table-row table:style-name="ro1">
          <table:table-cell table:number-columns-repeated="5"/>
          <table:table-cell office:value-type="string">
            <text:p>sculpture</text:p>
          </table:table-cell>
          <table:table-cell office:value-type="string">
            <text:p>crack</text:p>
          </table:table-cell>
          <table:table-cell office:value-type="string">
            <text:p>decades-old cold case #murder</text:p>
          </table:table-cell>
          <table:table-cell office:value-type="string">
            <text:p>Right</text:p>
          </table:table-cell>
          <table:table-cell office:value-type="string">
            <text:p>authorities hope sculpture will crack decades-old cold case #murder .</text:p>
          </table:table-cell>
        </table:table-row>
        <table:table-row table:style-name="ro1">
          <table:table-cell table:number-columns-repeated="5"/>
          <table:table-cell office:value-type="string">
            <text:p>islamists</text:p>
          </table:table-cell>
          <table:table-cell office:value-type="string">
            <text:p>leave</text:p>
          </table:table-cell>
          <table:table-cell office:value-type="string">
            <text:p>#mali town of diabaly</text:p>
          </table:table-cell>
          <table:table-cell office:value-type="string">
            <text:p>Right</text:p>
          </table:table-cell>
          <table:table-cell office:value-type="string">
            <text:p>Islamists leave #Mali town of Diabaly , residents say .</text:p>
          </table:table-cell>
        </table:table-row>
        <table:table-row table:style-name="ro1">
          <table:table-cell table:number-columns-repeated="5"/>
          <table:table-cell office:value-type="string">
            <text:p>3-d sonar</text:p>
          </table:table-cell>
          <table:table-cell office:value-type="string">
            <text:p>provide</text:p>
          </table:table-cell>
          <table:table-cell office:value-type="string">
            <text:p>a</text:p>
          </table:table-cell>
          <table:table-cell office:value-type="string">
            <text:p>Wrong</text:p>
          </table:table-cell>
          <table:table-cell office:value-type="string">
            <text:p>3-D sonar provides a ' look no diver could get ' of Civil War shipwreck .</text:p>
          </table:table-cell>
        </table:table-row>
        <table:table-row table:style-name="ro1">
          <table:table-cell table:number-columns-repeated="5"/>
          <table:table-cell office:value-type="string">
            <text:p>a</text:p>
          </table:table-cell>
          <table:table-cell office:value-type="string">
            <text:p>look</text:p>
          </table:table-cell>
          <table:table-cell office:value-type="string">
            <text:p>no diver</text:p>
          </table:table-cell>
          <table:table-cell office:value-type="string">
            <text:p>Wrong</text:p>
          </table:table-cell>
          <table:table-cell office:value-type="string">
            <text:p>3-D sonar provides a ' look no diver could get ' of Civil War shipwreck .</text:p>
          </table:table-cell>
        </table:table-row>
        <table:table-row table:style-name="ro1">
          <table:table-cell table:number-columns-repeated="5"/>
          <table:table-cell office:value-type="string">
            <text:p>a gas pistol</text:p>
          </table:table-cell>
          <table:table-cell office:value-type="string">
            <text:p>point at</text:p>
          </table:table-cell>
          <table:table-cell office:value-type="string">
            <text:p>an ethnic turkish party leader</text:p>
          </table:table-cell>
          <table:table-cell office:value-type="string">
            <text:p>Right</text:p>
          </table:table-cell>
          <table:table-cell office:value-type="string">
            <text:p>Assassination Scare : Photo of the moment a gas pistol is pointed at an ethnic Turkish party leader .</text:p>
          </table:table-cell>
        </table:table-row>
        <table:table-row table:style-name="ro1">
          <table:table-cell table:number-columns-repeated="5"/>
          <table:table-cell office:value-type="string">
            <text:p>algeria hostage situation</text:p>
          </table:table-cell>
          <table:table-cell office:value-type="string">
            <text:p>come to</text:p>
          </table:table-cell>
          <table:table-cell office:value-type="string">
            <text:p>violent end</text:p>
          </table:table-cell>
          <table:table-cell office:value-type="string">
            <text:p>Right</text:p>
          </table:table-cell>
          <table:table-cell office:value-type="string">
            <text:p>Algeria hostage situation reportedly comes to violent end .</text:p>
          </table:table-cell>
        </table:table-row>
        <table:table-row table:style-name="ro1">
          <table:table-cell table:number-columns-repeated="5"/>
          <table:table-cell office:value-type="string">
            <text:p>pink toy gun</text:p>
          </table:table-cell>
          <table:table-cell office:value-type="string">
            <text:p>blow</text:p>
          </table:table-cell>
          <table:table-cell office:value-type="string">
            <text:p>soapy bubbles</text:p>
          </table:table-cell>
          <table:table-cell office:value-type="string">
            <text:p>Right</text:p>
          </table:table-cell>
          <table:table-cell office:value-type="string">
            <text:p>Pennsylvania girl , 5 , suspended for threatening to shoot girl with pink toy gun that blows soapy bubbles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be part of</text:p>
          </table:table-cell>
          <table:table-cell office:value-type="string">
            <text:p>this</text:p>
          </table:table-cell>
          <table:table-cell office:value-type="string">
            <text:p>Wrong</text:p>
          </table:table-cell>
          <table:table-cell office:value-type="string">
            <text:p><text:s/>There is no way I could be a part of this ' -Notre Dame linebacker Manti Te'o .</text:p>
          </table:table-cell>
        </table:table-row>
        <table:table-row table:style-name="ro1">
          <table:table-cell table:number-columns-repeated="5"/>
          <table:table-cell office:value-type="string">
            <text:p>clinton calls hostage siege</text:p>
          </table:table-cell>
          <table:table-cell office:value-type="string">
            <text:p>act of</text:p>
          </table:table-cell>
          <table:table-cell office:value-type="string">
            <text:p>terror</text:p>
          </table:table-cell>
          <table:table-cell office:value-type="string">
            <text:p>Right</text:p>
          </table:table-cell>
          <table:table-cell office:value-type="string">
            <text:p>Clinton calls hostage siege ‘ act of terror , ’ after American dies in Algerian raid #Algeria .</text:p>
          </table:table-cell>
        </table:table-row>
        <table:table-row table:style-name="ro1">
          <table:table-cell table:number-columns-repeated="5"/>
          <table:table-cell office:value-type="string">
            <text:p>american</text:p>
          </table:table-cell>
          <table:table-cell office:value-type="string">
            <text:p>die in</text:p>
          </table:table-cell>
          <table:table-cell office:value-type="string">
            <text:p>algerian raid #algeria</text:p>
          </table:table-cell>
          <table:table-cell office:value-type="string">
            <text:p>Right</text:p>
          </table:table-cell>
          <table:table-cell office:value-type="string">
            <text:p>Clinton calls hostage siege ‘ act of terror , ’ after American dies in Algerian raid #Algeria .</text:p>
          </table:table-cell>
        </table:table-row>
        <table:table-row table:style-name="ro1">
          <table:table-cell table:number-columns-repeated="5"/>
          <table:table-cell office:value-type="string">
            <text:p>hoaxer</text:p>
          </table:table-cell>
          <table:table-cell office:value-type="string">
            <text:p>say</text:p>
          </table:table-cell>
          <table:table-cell office:value-type="string">
            <text:p>notre dame linebacker</text:p>
          </table:table-cell>
          <table:table-cell office:value-type="string">
            <text:p>Right</text:p>
          </table:table-cell>
          <table:table-cell office:value-type="string">
            <text:p>hoaxer reportedly said Notre Dame linebacker was not in on ruse .</text:p>
          </table:table-cell>
        </table:table-row>
        <table:table-row table:style-name="ro1">
          <table:table-cell table:number-columns-repeated="5"/>
          <table:table-cell office:value-type="string">
            <text:p>notre dame linebacker</text:p>
          </table:table-cell>
          <table:table-cell office:value-type="string">
            <text:p>be in on</text:p>
          </table:table-cell>
          <table:table-cell office:value-type="string">
            <text:p>ruse</text:p>
          </table:table-cell>
          <table:table-cell office:value-type="string">
            <text:p>Right</text:p>
          </table:table-cell>
          <table:table-cell office:value-type="string">
            <text:p>hoaxer reportedly said Notre Dame linebacker was not in on ruse .</text:p>
          </table:table-cell>
        </table:table-row>
        <table:table-row table:style-name="ro1">
          <table:table-cell table:number-columns-repeated="5"/>
          <table:table-cell office:value-type="string">
            <text:p>out</text:p>
          </table:table-cell>
          <table:table-cell office:value-type="string">
            <text:p>stop</text:p>
          </table:table-cell>
          <table:table-cell office:value-type="string">
            <text:p>a lynching</text:p>
          </table:table-cell>
          <table:table-cell office:value-type="string">
            <text:p>Wrong</text:p>
          </table:table-cell>
          <table:table-cell office:value-type="string">
            <text:p>Gun control group selectively edits out ' stop a lynching ' line in attack ad .</text:p>
          </table:table-cell>
        </table:table-row>
        <table:table-row table:style-name="ro1">
          <table:table-cell table:number-columns-repeated="5"/>
          <table:table-cell office:value-type="string">
            <text:p>health officials</text:p>
          </table:table-cell>
          <table:table-cell office:value-type="string">
            <text:p>determine</text:p>
          </table:table-cell>
          <table:table-cell office:value-type="string">
            <text:p>the viruses</text:p>
          </table:table-cell>
          <table:table-cell office:value-type="string">
            <text:p>Right</text:p>
          </table:table-cell>
          <table:table-cell office:value-type="string">
            <text:p>How health officials determine the viruses used in the #flu vaccine .</text:p>
          </table:table-cell>
        </table:table-row>
        <table:table-row table:style-name="ro1">
          <table:table-cell table:number-columns-repeated="5"/>
          <table:table-cell office:value-type="string">
            <text:p>lance #armstrong</text:p>
          </table:table-cell>
          <table:table-cell office:value-type="string">
            <text:p>say</text:p>
          </table:table-cell>
          <table:table-cell office:value-type="string">
            <text:p>he</text:p>
          </table:table-cell>
          <table:table-cell office:value-type="string">
            <text:p>Wrong</text:p>
          </table:table-cell>
          <table:table-cell office:value-type="string">
            <text:p>Lance #Armstrong said he finally cracked after he saw his son defending him .</text:p>
          </table:table-cell>
        </table:table-row>
        <table:table-row table:style-name="ro1">
          <table:table-cell table:number-columns-repeated="5"/>
          <table:table-cell office:value-type="string">
            <text:p>he</text:p>
          </table:table-cell>
          <table:table-cell office:value-type="string">
            <text:p>crack after</text:p>
          </table:table-cell>
          <table:table-cell office:value-type="string">
            <text:p>he</text:p>
          </table:table-cell>
          <table:table-cell office:value-type="string">
            <text:p>Wrong</text:p>
          </table:table-cell>
          <table:table-cell office:value-type="string">
            <text:p>Lance #Armstrong said he finally cracked after he saw his son defending him .</text:p>
          </table:table-cell>
        </table:table-row>
        <table:table-row table:style-name="ro1">
          <table:table-cell table:number-columns-repeated="5"/>
          <table:table-cell office:value-type="string">
            <text:p>he</text:p>
          </table:table-cell>
          <table:table-cell office:value-type="string">
            <text:p>see</text:p>
          </table:table-cell>
          <table:table-cell office:value-type="string">
            <text:p>his son</text:p>
          </table:table-cell>
          <table:table-cell office:value-type="string">
            <text:p>Right</text:p>
          </table:table-cell>
          <table:table-cell office:value-type="string">
            <text:p>Lance #Armstrong said he finally cracked after he saw his son defending him .</text:p>
          </table:table-cell>
        </table:table-row>
        <table:table-row table:style-name="ro1">
          <table:table-cell table:number-columns-repeated="5"/>
          <table:table-cell office:value-type="string">
            <text:p>bush</text:p>
          </table:table-cell>
          <table:table-cell office:value-type="string">
            <text:p>wish</text:p>
          </table:table-cell>
          <table:table-cell office:value-type="string">
            <text:p>president obama</text:p>
          </table:table-cell>
          <table:table-cell office:value-type="string">
            <text:p>Right</text:p>
          </table:table-cell>
          <table:table-cell office:value-type="string">
            <text:p>Bush wish President Obama and his family all the best for a wonderful inaugural weekend .</text:p>
          </table:table-cell>
        </table:table-row>
        <table:table-row table:style-name="ro1">
          <table:table-cell table:number-columns-repeated="5"/>
          <table:table-cell office:value-type="string">
            <text:p>ny paper</text:p>
          </table:table-cell>
          <table:table-cell office:value-type="string">
            <text:p>drop</text:p>
          </table:table-cell>
          <table:table-cell office:value-type="string">
            <text:p>gun permit database</text:p>
          </table:table-cell>
          <table:table-cell office:value-type="string">
            <text:p>Right</text:p>
          </table:table-cell>
          <table:table-cell office:value-type="string">
            <text:p>NY paper drops gun permit database from website after outcry , says 27 days was enough .</text:p>
          </table:table-cell>
        </table:table-row>
        <table:table-row table:style-name="ro1">
          <table:table-cell table:number-columns-repeated="5"/>
          <table:table-cell office:value-type="string">
            <text:p>website</text:p>
          </table:table-cell>
          <table:table-cell office:value-type="string">
            <text:p>say</text:p>
          </table:table-cell>
          <table:table-cell office:value-type="string">
            <text:p># days</text:p>
          </table:table-cell>
          <table:table-cell office:value-type="string">
            <text:p>Wrong</text:p>
          </table:table-cell>
          <table:table-cell office:value-type="string">
            <text:p>NY paper drops gun permit database from website after outcry , says 27 days was enough .</text:p>
          </table:table-cell>
        </table:table-row>
        <table:table-row table:style-name="ro1">
          <table:table-cell table:number-columns-repeated="5"/>
          <table:table-cell office:value-type="string">
            <text:p>#iran</text:p>
          </table:table-cell>
          <table:table-cell office:value-type="string">
            <text:p>wait as</text:p>
          </table:table-cell>
          <table:table-cell office:value-type="string">
            <text:p>trial</text:p>
          </table:table-cell>
          <table:table-cell office:value-type="string">
            <text:p>Wrong</text:p>
          </table:table-cell>
          <table:table-cell office:value-type="string">
            <text:p>Wife of US Christian #pastor held in #Iran waits as trial , possible death sentence looms .</text:p>
          </table:table-cell>
        </table:table-row>
        <table:table-row table:style-name="ro1">
          <table:table-cell table:number-columns-repeated="5"/>
          <table:table-cell office:value-type="string">
            <text:p>#algeria state news</text:p>
          </table:table-cell>
          <table:table-cell office:value-type="string">
            <text:p>say about</text:p>
          </table:table-cell>
          <table:table-cell office:value-type="string">
            <text:p># foreign #hostages</text:p>
          </table:table-cell>
          <table:table-cell office:value-type="string">
            <text:p>Wrong</text:p>
          </table:table-cell>
          <table:table-cell office:value-type="string">
            <text:p>#Algeria state news says about 60 foreign #hostages are unaccounted for , negotiations have resumed .</text:p>
          </table:table-cell>
        </table:table-row>
        <table:table-row table:style-name="ro1">
          <table:table-cell table:number-columns-repeated="5"/>
          <table:table-cell office:value-type="string">
            <text:p>attacker</text:p>
          </table:table-cell>
          <table:table-cell office:value-type="string">
            <text:p>throw</text:p>
          </table:table-cell>
          <table:table-cell office:value-type="string">
            <text:p>woman</text:p>
          </table:table-cell>
          <table:table-cell office:value-type="string">
            <text:p>Right</text:p>
          </table:table-cell>
          <table:table-cell office:value-type="string">
            <text:p>Attacker throws woman onto subway tracks in Philadelphia 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lose</text:p>
          </table:table-cell>
          <table:table-cell office:value-type="string">
            <text:p>myself</text:p>
          </table:table-cell>
          <table:table-cell office:value-type="string">
            <text:p>Right</text:p>
          </table:table-cell>
          <table:table-cell office:value-type="string">
            <text:p>: ' I lost myself ' in doping starting nearly 20 years ago .</text:p>
          </table:table-cell>
        </table:table-row>
        <table:table-row table:style-name="ro1">
          <table:table-cell table:number-columns-repeated="5"/>
          <table:table-cell office:value-type="string">
            <text:p>defense cuts</text:p>
          </table:table-cell>
          <table:table-cell office:value-type="string">
            <text:p>have</text:p>
          </table:table-cell>
          <table:table-cell office:value-type="string">
            <text:p>contractors</text:p>
          </table:table-cell>
          <table:table-cell office:value-type="string">
            <text:p>Wrong</text:p>
          </table:table-cell>
          <table:table-cell office:value-type="string">
            <text:p>Looming defense cuts already have contractors shedding #jobs via .</text:p>
          </table:table-cell>
        </table:table-row>
        <table:table-row table:style-name="ro1">
          <table:table-cell table:number-columns-repeated="5"/>
          <table:table-cell office:value-type="string">
            <text:p>nj mayor</text:p>
          </table:table-cell>
          <table:table-cell office:value-type="string">
            <text:p>live on</text:p>
          </table:table-cell>
          <table:table-cell office:value-type="string">
            <text:p>food stamps</text:p>
          </table:table-cell>
          <table:table-cell office:value-type="string">
            <text:p>Right</text:p>
          </table:table-cell>
          <table:table-cell office:value-type="string">
            <text:p>Newark , NJ mayor will live on food stamps starting next week .</text:p>
          </table:table-cell>
        </table:table-row>
        <table:table-row table:style-name="ro1">
          <table:table-cell table:number-columns-repeated="5"/>
          <table:table-cell office:value-type="string">
            <text:p>some</text:p>
          </table:table-cell>
          <table:table-cell office:value-type="string">
            <text:p>want to</text:p>
          </table:table-cell>
          <table:table-cell office:value-type="string">
            <text:p>cap</text:p>
          </table:table-cell>
          <table:table-cell office:value-type="string">
            <text:p>Right</text:p>
          </table:table-cell>
          <table:table-cell office:value-type="string">
            <text:p>Some want to cap or eliminate the tax deduction for mortgage interest as part of a \ " fiscal cliff\ " compromise .</text:p>
          </table:table-cell>
        </table:table-row>
        <table:table-row table:style-name="ro1">
          <table:table-cell table:number-columns-repeated="5"/>
          <table:table-cell office:value-type="string">
            <text:p>cap</text:p>
          </table:table-cell>
          <table:table-cell office:value-type="string">
            <text:p>eliminate</text:p>
          </table:table-cell>
          <table:table-cell office:value-type="string">
            <text:p>the tax deduction</text:p>
          </table:table-cell>
          <table:table-cell office:value-type="string">
            <text:p>Wrong</text:p>
          </table:table-cell>
          <table:table-cell office:value-type="string">
            <text:p>Some want to cap or eliminate the tax deduction for mortgage interest as part of a \ " fiscal cliff\ " compromise .</text:p>
          </table:table-cell>
        </table:table-row>
        <table:table-row table:style-name="ro1">
          <table:table-cell table:number-columns-repeated="5"/>
          <table:table-cell office:value-type="string">
            <text:p>powerball winners</text:p>
          </table:table-cell>
          <table:table-cell office:value-type="string">
            <text:p>pay</text:p>
          </table:table-cell>
          <table:table-cell office:value-type="string">
            <text:p>#</text:p>
          </table:table-cell>
          <table:table-cell office:value-type="string">
            <text:p>Right</text:p>
          </table:table-cell>
          <table:table-cell office:value-type="string">
            <text:p>Powerball winners would have paid $17 .</text:p>
          </table:table-cell>
        </table:table-row>
        <table:table-row table:style-name="ro1">
          <table:table-cell table:number-columns-repeated="5"/>
          <table:table-cell office:value-type="string">
            <text:p>they</text:p>
          </table:table-cell>
          <table:table-cell office:value-type="string">
            <text:p>win after</text:p>
          </table:table-cell>
          <table:table-cell office:value-type="string">
            <text:p>a dive</text:p>
          </table:table-cell>
          <table:table-cell office:value-type="string">
            <text:p>Right</text:p>
          </table:table-cell>
          <table:table-cell office:value-type="string">
            <text:p>7 million more in taxes if they won after a dive over the \ " fiscal cliff\ " : .</text:p>
          </table:table-cell>
        </table:table-row>
        <table:table-row table:style-name="ro1">
          <table:table-cell table:number-columns-repeated="5"/>
          <table:table-cell office:value-type="string">
            <text:p>general assembly</text:p>
          </table:table-cell>
          <table:table-cell office:value-type="string">
            <text:p>vote by</text:p>
          </table:table-cell>
          <table:table-cell office:value-type="string">
            <text:p>a more</text:p>
          </table:table-cell>
          <table:table-cell office:value-type="string">
            <text:p>Wrong</text:p>
          </table:table-cell>
          <table:table-cell office:value-type="string">
            <text:p>General Assembly voted by a more than two-thirds majority to upgrade Palestine to a \ " nonmember observer state\ " .</text:p>
          </table:table-cell>
        </table:table-row>
        <table:table-row table:style-name="ro1">
          <table:table-cell table:number-columns-repeated="5"/>
          <table:table-cell office:value-type="string">
            <text:p>obama and romney</text:p>
          </table:table-cell>
          <table:table-cell office:value-type="string">
            <text:p>meet for</text:p>
          </table:table-cell>
          <table:table-cell office:value-type="string">
            <text:p>lunch</text:p>
          </table:table-cell>
          <table:table-cell office:value-type="string">
            <text:p>Right</text:p>
          </table:table-cell>
          <table:table-cell office:value-type="string">
            <text:p>PHOTO : Obama and Romney meet for lunch at the Oval Office via .</text:p>
          </table:table-cell>
        </table:table-row>
        <table:table-row table:style-name="ro1">
          <table:table-cell table:number-columns-repeated="5"/>
          <table:table-cell office:value-type="string">
            <text:p>nasa's mergedwords cassini orbiter</text:p>
          </table:table-cell>
          <table:table-cell office:value-type="string">
            <text:p>reveal</text:p>
          </table:table-cell>
          <table:table-cell office:value-type="string">
            <text:p>monster</text:p>
          </table:table-cell>
          <table:table-cell office:value-type="string">
            <text:p>Wrong</text:p>
          </table:table-cell>
          <table:table-cell office:value-type="string">
            <text:p>PHOTOS : Images from NASA's MergedWords Cassini orbiter reveal monster storm raging on Saturn : .</text:p>
          </table:table-cell>
        </table:table-row>
        <table:table-row table:style-name="ro1">
          <table:table-cell table:number-columns-repeated="5"/>
          <table:table-cell office:value-type="string">
            <text:p>monster</text:p>
          </table:table-cell>
          <table:table-cell office:value-type="string">
            <text:p>rage on</text:p>
          </table:table-cell>
          <table:table-cell office:value-type="string">
            <text:p>saturn :</text:p>
          </table:table-cell>
          <table:table-cell office:value-type="string">
            <text:p>Wrong</text:p>
          </table:table-cell>
          <table:table-cell office:value-type="string">
            <text:p>PHOTOS : Images from NASA's MergedWords Cassini orbiter reveal monster storm raging on Saturn : .</text:p>
          </table:table-cell>
        </table:table-row>
        <table:table-row table:style-name="ro1">
          <table:table-cell table:number-columns-repeated="5"/>
          <table:table-cell office:value-type="string">
            <text:p>the public wouldn't</text:p>
          </table:table-cell>
          <table:table-cell office:value-type="string">
            <text:p>accept</text:p>
          </table:table-cell>
          <table:table-cell office:value-type="string">
            <text:p>any less '</text:p>
          </table:table-cell>
          <table:table-cell office:value-type="string">
            <text:p>Right</text:p>
          </table:table-cell>
          <table:table-cell office:value-type="string">
            <text:p>proposing ' independent regulation of the press , organised by the press ' as ' the public wouldn't accept any less ' .</text:p>
          </table:table-cell>
        </table:table-row>
        <table:table-row table:style-name="ro1">
          <table:table-cell table:number-columns-repeated="5"/>
          <table:table-cell office:value-type="string">
            <text:p>uk leveson inquiry</text:p>
          </table:table-cell>
          <table:table-cell office:value-type="string">
            <text:p>call for</text:p>
          </table:table-cell>
          <table:table-cell office:value-type="string">
            <text:p>press law</text:p>
          </table:table-cell>
          <table:table-cell office:value-type="string">
            <text:p>Right</text:p>
          </table:table-cell>
          <table:table-cell office:value-type="string">
            <text:p>UK Leveson inquiry calls for press law after hacking scandal : .</text:p>
          </table:table-cell>
        </table:table-row>
        <table:table-row table:style-name="ro1">
          <table:table-cell table:number-columns-repeated="5"/>
          <table:table-cell office:value-type="string">
            <text:p># winning tickets</text:p>
          </table:table-cell>
          <table:table-cell office:value-type="string">
            <text:p>sell in</text:p>
          </table:table-cell>
          <table:table-cell office:value-type="string">
            <text:p>the record powerball jackpot</text:p>
          </table:table-cell>
          <table:table-cell office:value-type="string">
            <text:p>Right</text:p>
          </table:table-cell>
          <table:table-cell office:value-type="string">
            <text:p>Two winning tickets were sold in the record Powerball jackpot , officials say .</text:p>
          </table:table-cell>
        </table:table-row>
        <table:table-row table:style-name="ro1">
          <table:table-cell table:number-columns-repeated="5"/>
          <table:table-cell office:value-type="string">
            <text:p>we</text:p>
          </table:table-cell>
          <table:table-cell office:value-type="string">
            <text:p>have</text:p>
          </table:table-cell>
          <table:table-cell office:value-type="string">
            <text:p>the best crop</text:p>
          </table:table-cell>
          <table:table-cell office:value-type="string">
            <text:p>Right</text:p>
          </table:table-cell>
          <table:table-cell office:value-type="string">
            <text:p>\ " We had the best crop in years\ " : Residents feel pinch after FDA shutters nation's MergedWords largest organic peanut butter plant : .</text:p>
          </table:table-cell>
        </table:table-row>
        <table:table-row table:style-name="ro1">
          <table:table-cell table:number-columns-repeated="5"/>
          <table:table-cell office:value-type="string">
            <text:p>residents</text:p>
          </table:table-cell>
          <table:table-cell office:value-type="string">
            <text:p>feel</text:p>
          </table:table-cell>
          <table:table-cell office:value-type="string">
            <text:p>pinch</text:p>
          </table:table-cell>
          <table:table-cell office:value-type="string">
            <text:p>Right</text:p>
          </table:table-cell>
          <table:table-cell office:value-type="string">
            <text:p>\ " We had the best crop in years\ " : Residents feel pinch after FDA shutters nation's MergedWords largest organic peanut butter plant : .</text:p>
          </table:table-cell>
        </table:table-row>
        <table:table-row table:style-name="ro1">
          <table:table-cell table:number-columns-repeated="5"/>
          <table:table-cell office:value-type="string">
            <text:p>the fiscal cliff</text:p>
          </table:table-cell>
          <table:table-cell office:value-type="string">
            <text:p>be like get</text:p>
          </table:table-cell>
          <table:table-cell office:value-type="string">
            <text:p>a huge paycheck cut</text:p>
          </table:table-cell>
          <table:table-cell office:value-type="string">
            <text:p>Right</text:p>
          </table:table-cell>
          <table:table-cell office:value-type="string">
            <text:p>Why the fiscal cliff is like getting a huge paycheck cut : .</text:p>
          </table:table-cell>
        </table:table-row>
        <table:table-row table:style-name="ro1">
          <table:table-cell table:number-columns-repeated="5"/>
          <table:table-cell office:value-type="string">
            <text:p>hawaiian lava flow</text:p>
          </table:table-cell>
          <table:table-cell office:value-type="string">
            <text:p>create</text:p>
          </table:table-cell>
          <table:table-cell office:value-type="string">
            <text:p>a rare , spectacular sight</text:p>
          </table:table-cell>
          <table:table-cell office:value-type="string">
            <text:p>Right</text:p>
          </table:table-cell>
          <table:table-cell office:value-type="string">
            <text:p>PHOTOS : Hawaiian lava flow creates a rare , spectacular sight : .</text:p>
          </table:table-cell>
        </table:table-row>
        <table:table-row table:style-name="ro1">
          <table:table-cell table:number-columns-repeated="5"/>
          <table:table-cell office:value-type="string">
            <text:p>grover norquist</text:p>
          </table:table-cell>
          <table:table-cell office:value-type="string">
            <text:p>say</text:p>
          </table:table-cell>
          <table:table-cell office:value-type="string">
            <text:p>his no new taxes pledge</text:p>
          </table:table-cell>
          <table:table-cell office:value-type="string">
            <text:p>Wrong</text:p>
          </table:table-cell>
          <table:table-cell office:value-type="string">
            <text:p>Grover Norquist says his no new taxes pledge is as relevant as ever : .</text:p>
          </table:table-cell>
        </table:table-row>
        <table:table-row table:style-name="ro1">
          <table:table-cell table:number-columns-repeated="5"/>
          <table:table-cell office:value-type="string">
            <text:p>his no new taxes pledge</text:p>
          </table:table-cell>
          <table:table-cell office:value-type="string">
            <text:p>be relevant as</text:p>
          </table:table-cell>
          <table:table-cell office:value-type="string">
            <text:p>:</text:p>
          </table:table-cell>
          <table:table-cell office:value-type="string">
            <text:p>Wrong</text:p>
          </table:table-cell>
          <table:table-cell office:value-type="string">
            <text:p>Grover Norquist says his no new taxes pledge is as relevant as ever : .</text:p>
          </table:table-cell>
        </table:table-row>
        <table:table-row table:style-name="ro1">
          <table:table-cell table:number-columns-repeated="5"/>
          <table:table-cell office:value-type="string">
            <text:p>lotto officials</text:p>
          </table:table-cell>
          <table:table-cell office:value-type="string">
            <text:p>expect to sell</text:p>
          </table:table-cell>
          <table:table-cell office:value-type="string">
            <text:p># tickets</text:p>
          </table:table-cell>
          <table:table-cell office:value-type="string">
            <text:p>Right</text:p>
          </table:table-cell>
          <table:table-cell office:value-type="string">
            <text:p>Lotto officials expect to sell 105,000 tickets a min .</text:p>
          </table:table-cell>
        </table:table-row>
        <table:table-row table:style-name="ro1">
          <table:table-cell table:number-columns-repeated="5"/>
          <table:table-cell office:value-type="string">
            <text:p>its</text:p>
          </table:table-cell>
          <table:table-cell office:value-type="string">
            <text:p>mergedword</text:p>
          </table:table-cell>
          <table:table-cell office:value-type="string">
            <text:p># policy</text:p>
          </table:table-cell>
          <table:table-cell office:value-type="string">
            <text:p>Right</text:p>
          </table:table-cell>
          <table:table-cell office:value-type="string">
            <text:p>China considering changes to its MergedWords one-child policy , a former family planning official said .</text:p>
          </table:table-cell>
        </table:table-row>
        <table:table-row table:style-name="ro1">
          <table:table-cell table:number-columns-repeated="5"/>
          <table:table-cell office:value-type="string">
            <text:p>a former family</text:p>
          </table:table-cell>
          <table:table-cell office:value-type="string">
            <text:p>plan</text:p>
          </table:table-cell>
          <table:table-cell office:value-type="string">
            <text:p>official said</text:p>
          </table:table-cell>
          <table:table-cell office:value-type="string">
            <text:p>Wrong</text:p>
          </table:table-cell>
          <table:table-cell office:value-type="string">
            <text:p>China considering changes to its MergedWords one-child policy , a former family planning official said .</text:p>
          </table:table-cell>
        </table:table-row>
        <table:table-row table:style-name="ro1">
          <table:table-cell table:number-columns-repeated="5"/>
          <table:table-cell office:value-type="string">
            <text:p>fire</text:p>
          </table:table-cell>
          <table:table-cell office:value-type="string">
            <text:p>kill more than</text:p>
          </table:table-cell>
          <table:table-cell office:value-type="string">
            <text:p># people</text:p>
          </table:table-cell>
          <table:table-cell office:value-type="string">
            <text:p>Right</text:p>
          </table:table-cell>
          <table:table-cell office:value-type="string">
            <text:p>Police in Bangladesh arrest 3 supervisors at factory where fire killed more than 100 people .</text:p>
          </table:table-cell>
        </table:table-row>
        <table:table-row table:style-name="ro1">
          <table:table-cell table:number-columns-repeated="5"/>
          <table:table-cell office:value-type="string">
            <text:p># female service members</text:p>
          </table:table-cell>
          <table:table-cell office:value-type="string">
            <text:p>file</text:p>
          </table:table-cell>
          <table:table-cell office:value-type="string">
            <text:p>lawsuit challenging pentagon's mergedwords ban</text:p>
          </table:table-cell>
          <table:table-cell office:value-type="string">
            <text:p>Right</text:p>
          </table:table-cell>
          <table:table-cell office:value-type="string">
            <text:p>Four female service members file lawsuit challenging Pentagon's MergedWords ban on women serving in combat : .</text:p>
          </table:table-cell>
        </table:table-row>
        <table:table-row table:style-name="ro1">
          <table:table-cell table:number-columns-repeated="5"/>
          <table:table-cell office:value-type="string">
            <text:p>women</text:p>
          </table:table-cell>
          <table:table-cell office:value-type="string">
            <text:p>serve in</text:p>
          </table:table-cell>
          <table:table-cell office:value-type="string">
            <text:p>combat</text:p>
          </table:table-cell>
          <table:table-cell office:value-type="string">
            <text:p>Right</text:p>
          </table:table-cell>
          <table:table-cell office:value-type="string">
            <text:p>Four female service members file lawsuit challenging Pentagon's MergedWords ban on women serving in combat : .</text:p>
          </table:table-cell>
        </table:table-row>
        <table:table-row table:style-name="ro1">
          <table:table-cell table:number-columns-repeated="5"/>
          <table:table-cell office:value-type="string">
            <text:p>missing moon</text:p>
          </table:table-cell>
          <table:table-cell office:value-type="string">
            <text:p>rock from</text:p>
          </table:table-cell>
          <table:table-cell office:value-type="string">
            <text:p>apollo # voyage</text:p>
          </table:table-cell>
          <table:table-cell office:value-type="string">
            <text:p>Wrong</text:p>
          </table:table-cell>
          <table:table-cell office:value-type="string">
            <text:p>Missing moon rocks from Apollo 11 voyage found in Minnesota storage area : .</text:p>
          </table:table-cell>
        </table:table-row>
        <table:table-row table:style-name="ro1">
          <table:table-cell table:number-columns-repeated="5"/>
          <table:table-cell office:value-type="string">
            <text:p>apollo # voyage</text:p>
          </table:table-cell>
          <table:table-cell office:value-type="string">
            <text:p>find in</text:p>
          </table:table-cell>
          <table:table-cell office:value-type="string">
            <text:p>minnesota storage area</text:p>
          </table:table-cell>
          <table:table-cell office:value-type="string">
            <text:p>Wrong</text:p>
          </table:table-cell>
          <table:table-cell office:value-type="string">
            <text:p>Missing moon rocks from Apollo 11 voyage found in Minnesota storage area : .</text:p>
          </table:table-cell>
        </table:table-row>
        <table:table-row table:style-name="ro1">
          <table:table-cell table:number-columns-repeated="5"/>
          <table:table-cell office:value-type="string">
            <text:p>the wh</text:p>
          </table:table-cell>
          <table:table-cell office:value-type="string">
            <text:p>say</text:p>
          </table:table-cell>
          <table:table-cell office:value-type="string">
            <text:p>tuesday</text:p>
          </table:table-cell>
          <table:table-cell office:value-type="string">
            <text:p>Wrong</text:p>
          </table:table-cell>
          <table:table-cell office:value-type="string">
            <text:p>The WH said Tuesday that Republicans have an ‘ obsession ’ with Amb .</text:p>
          </table:table-cell>
        </table:table-row>
        <table:table-row table:style-name="ro1">
          <table:table-cell table:number-columns-repeated="5"/>
          <table:table-cell office:value-type="string">
            <text:p>tuesday</text:p>
          </table:table-cell>
          <table:table-cell office:value-type="string">
            <text:p>have</text:p>
          </table:table-cell>
          <table:table-cell office:value-type="string">
            <text:p>an ‘ obsession</text:p>
          </table:table-cell>
          <table:table-cell office:value-type="string">
            <text:p>Wrong</text:p>
          </table:table-cell>
          <table:table-cell office:value-type="string">
            <text:p>The WH said Tuesday that Republicans have an ‘ obsession ’ with Amb .</text:p>
          </table:table-cell>
        </table:table-row>
        <table:table-row table:style-name="ro1">
          <table:table-cell table:number-columns-repeated="5"/>
          <table:table-cell office:value-type="string">
            <text:p>scientist</text:p>
          </table:table-cell>
          <table:table-cell office:value-type="string">
            <text:p>capture</text:p>
          </table:table-cell>
          <table:table-cell office:value-type="string">
            <text:p>stunning images</text:p>
          </table:table-cell>
          <table:table-cell office:value-type="string">
            <text:p>Right</text:p>
          </table:table-cell>
          <table:table-cell office:value-type="string">
            <text:p>PHOTOS : Scientist captures stunning images of rolling blue ' waves ' in Antarctica : .</text:p>
          </table:table-cell>
        </table:table-row>
        <table:table-row table:style-name="ro1">
          <table:table-cell table:number-columns-repeated="5"/>
          <table:table-cell office:value-type="string">
            <text:p>lincoln</text:p>
          </table:table-cell>
          <table:table-cell office:value-type="string">
            <text:p>have</text:p>
          </table:table-cell>
          <table:table-cell office:value-type="string">
            <text:p>it</text:p>
          </table:table-cell>
          <table:table-cell office:value-type="string">
            <text:p>Right</text:p>
          </table:table-cell>
          <table:table-cell office:value-type="string">
            <text:p>From Jeff Greenfield : Lincoln had it tough , but one thing he didn't have to contend with -- modern media : .</text:p>
          </table:table-cell>
        </table:table-row>
        <table:table-row table:style-name="ro1">
          <table:table-cell table:number-columns-repeated="5"/>
          <table:table-cell office:value-type="string">
            <text:p>satellite</text:p>
          </table:table-cell>
          <table:table-cell office:value-type="string">
            <text:p>show activity at</text:p>
          </table:table-cell>
          <table:table-cell office:value-type="string">
            <text:p>north korean launch site</text:p>
          </table:table-cell>
          <table:table-cell office:value-type="string">
            <text:p>Right</text:p>
          </table:table-cell>
          <table:table-cell office:value-type="string">
            <text:p>Satellite photo shows increased activity at North Korean launch site : .</text:p>
          </table:table-cell>
        </table:table-row>
        <table:table-row table:style-name="ro1">
          <table:table-cell table:number-columns-repeated="5"/>
          <table:table-cell office:value-type="string">
            <text:p>november consumer confidence</text:p>
          </table:table-cell>
          <table:table-cell office:value-type="string">
            <text:p>hit more than</text:p>
          </table:table-cell>
          <table:table-cell office:value-type="string">
            <text:p>four-year high</text:p>
          </table:table-cell>
          <table:table-cell office:value-type="string">
            <text:p>Right</text:p>
          </table:table-cell>
          <table:table-cell office:value-type="string">
            <text:p>November consumer confidence hits more than four-year high : .</text:p>
          </table:table-cell>
        </table:table-row>
        <table:table-row table:style-name="ro1">
          <table:table-cell table:number-columns-repeated="5"/>
          <table:table-cell office:value-type="string">
            <text:p>man</text:p>
          </table:table-cell>
          <table:table-cell office:value-type="string">
            <text:p>visit</text:p>
          </table:table-cell>
          <table:table-cell office:value-type="string">
            <text:p>all # countries</text:p>
          </table:table-cell>
          <table:table-cell office:value-type="string">
            <text:p>Right</text:p>
          </table:table-cell>
          <table:table-cell office:value-type="string">
            <text:p>Man visits all 201 countries in the world without flying once : .</text:p>
          </table:table-cell>
        </table:table-row>
        <table:table-row table:style-name="ro1">
          <table:table-cell table:number-columns-repeated="5"/>
          <table:table-cell office:value-type="string">
            <text:p>mexican beauty queen</text:p>
          </table:table-cell>
          <table:table-cell office:value-type="string">
            <text:p>kill in</text:p>
          </table:table-cell>
          <table:table-cell office:value-type="string">
            <text:p>shootout</text:p>
          </table:table-cell>
          <table:table-cell office:value-type="string">
            <text:p>Right</text:p>
          </table:table-cell>
          <table:table-cell office:value-type="string">
            <text:p>Mexican beauty queen killed in shootout between soldiers and alleged drug traffickers .</text:p>
          </table:table-cell>
        </table:table-row>
        <table:table-row table:style-name="ro1">
          <table:table-cell table:number-columns-repeated="5"/>
          <table:table-cell office:value-type="string">
            <text:p>oregon</text:p>
          </table:table-cell>
          <table:table-cell office:value-type="string">
            <text:p>prompt</text:p>
          </table:table-cell>
          <table:table-cell office:value-type="string">
            <text:p>a surprisingly generous community response</text:p>
          </table:table-cell>
          <table:table-cell office:value-type="string">
            <text:p>Wrong</text:p>
          </table:table-cell>
          <table:table-cell office:value-type="string">
            <text:p>The theft of $ 1,800 from a food-truck operator in Oregon prompted a surprisingly generous community response : .</text:p>
          </table:table-cell>
        </table:table-row>
        <table:table-row table:style-name="ro1">
          <table:table-cell table:number-columns-repeated="5"/>
          <table:table-cell office:value-type="string">
            <text:p>a photo</text:p>
          </table:table-cell>
          <table:table-cell office:value-type="string">
            <text:p>say to be of</text:p>
          </table:table-cell>
          <table:table-cell office:value-type="string">
            <text:p>the iceberg</text:p>
          </table:table-cell>
          <table:table-cell office:value-type="string">
            <text:p>Right</text:p>
          </table:table-cell>
          <table:table-cell office:value-type="string">
            <text:p>A photo said to be of the iceberg struck by the Titanic will be sold at auction : .</text:p>
          </table:table-cell>
        </table:table-row>
        <table:table-row table:style-name="ro1">
          <table:table-cell table:number-columns-repeated="5"/>
          <table:table-cell office:value-type="string">
            <text:p>the iceberg</text:p>
          </table:table-cell>
          <table:table-cell office:value-type="string">
            <text:p>strike by</text:p>
          </table:table-cell>
          <table:table-cell office:value-type="string">
            <text:p>the titanic</text:p>
          </table:table-cell>
          <table:table-cell office:value-type="string">
            <text:p>Right</text:p>
          </table:table-cell>
          <table:table-cell office:value-type="string">
            <text:p>A photo said to be of the iceberg struck by the Titanic will be sold at auction : .</text:p>
          </table:table-cell>
        </table:table-row>
        <table:table-row table:style-name="ro1">
          <table:table-cell table:number-columns-repeated="5"/>
          <table:table-cell office:value-type="string">
            <text:p>the titanic</text:p>
          </table:table-cell>
          <table:table-cell office:value-type="string">
            <text:p>sell at</text:p>
          </table:table-cell>
          <table:table-cell office:value-type="string">
            <text:p>auction</text:p>
          </table:table-cell>
          <table:table-cell office:value-type="string">
            <text:p>Wrong</text:p>
          </table:table-cell>
          <table:table-cell office:value-type="string">
            <text:p>A photo said to be of the iceberg struck by the Titanic will be sold at auction : .</text:p>
          </table:table-cell>
        </table:table-row>
        <table:table-row table:style-name="ro1">
          <table:table-cell table:number-columns-repeated="5"/>
          <table:table-cell office:value-type="string">
            <text:p>the governors of ny and nj</text:p>
          </table:table-cell>
          <table:table-cell office:value-type="string">
            <text:p>estimate</text:p>
          </table:table-cell>
          <table:table-cell office:value-type="string">
            <text:p>they'll</text:p>
          </table:table-cell>
          <table:table-cell office:value-type="string">
            <text:p>Wrong</text:p>
          </table:table-cell>
          <table:table-cell office:value-type="string">
            <text:p>The governors of NY and NJ estimate they'll MergedWords need at least $71 .</text:p>
          </table:table-cell>
        </table:table-row>
        <table:table-row table:style-name="ro1">
          <table:table-cell table:number-columns-repeated="5"/>
          <table:table-cell office:value-type="string">
            <text:p>joseph murray</text:p>
          </table:table-cell>
          <table:table-cell office:value-type="string">
            <text:p>perform</text:p>
          </table:table-cell>
          <table:table-cell office:value-type="string">
            <text:p>successful kidney transplant</text:p>
          </table:table-cell>
          <table:table-cell office:value-type="string">
            <text:p>Right</text:p>
          </table:table-cell>
          <table:table-cell office:value-type="string">
            <text:p>Joseph Murray , who performed first successful kidney transplant , dies at 93 : .</text:p>
          </table:table-cell>
        </table:table-row>
        <table:table-row table:style-name="ro1">
          <table:table-cell table:number-columns-repeated="5"/>
          <table:table-cell office:value-type="string">
            <text:p>joseph murray</text:p>
          </table:table-cell>
          <table:table-cell office:value-type="string">
            <text:p>die at</text:p>
          </table:table-cell>
          <table:table-cell office:value-type="string">
            <text:p>#</text:p>
          </table:table-cell>
          <table:table-cell office:value-type="string">
            <text:p>Right</text:p>
          </table:table-cell>
          <table:table-cell office:value-type="string">
            <text:p>Joseph Murray , who performed first successful kidney transplant , dies at 93 : .</text:p>
          </table:table-cell>
        </table:table-row>
        <table:table-row table:style-name="ro1">
          <table:table-cell table:number-columns-repeated="5"/>
          <table:table-cell office:value-type="string">
            <text:p>fda</text:p>
          </table:table-cell>
          <table:table-cell office:value-type="string">
            <text:p>flex</text:p>
          </table:table-cell>
          <table:table-cell office:value-type="string">
            <text:p>its</text:p>
          </table:table-cell>
          <table:table-cell office:value-type="string">
            <text:p>Wrong</text:p>
          </table:table-cell>
          <table:table-cell office:value-type="string">
            <text:p>FDA flexes its MergedWords new muscles , halts operations at peanut butter plant amid crackdown on salmonella poisoning : .</text:p>
          </table:table-cell>
        </table:table-row>
        <table:table-row table:style-name="ro1">
          <table:table-cell table:number-columns-repeated="5"/>
          <table:table-cell office:value-type="string">
            <text:p>its</text:p>
          </table:table-cell>
          <table:table-cell office:value-type="string">
            <text:p>mergedword</text:p>
          </table:table-cell>
          <table:table-cell office:value-type="string">
            <text:p>new muscles</text:p>
          </table:table-cell>
          <table:table-cell office:value-type="string">
            <text:p>Right</text:p>
          </table:table-cell>
          <table:table-cell office:value-type="string">
            <text:p>FDA flexes its MergedWords new muscles , halts operations at peanut butter plant amid crackdown on salmonella poisoning : .</text:p>
          </table:table-cell>
        </table:table-row>
        <table:table-row table:style-name="ro1">
          <table:table-cell table:number-columns-repeated="5"/>
          <table:table-cell office:value-type="string">
            <text:p>its</text:p>
          </table:table-cell>
          <table:table-cell office:value-type="string">
            <text:p>halt operation at</text:p>
          </table:table-cell>
          <table:table-cell office:value-type="string">
            <text:p>peanut butter plant</text:p>
          </table:table-cell>
          <table:table-cell office:value-type="string">
            <text:p>Right</text:p>
          </table:table-cell>
          <table:table-cell office:value-type="string">
            <text:p>FDA flexes its MergedWords new muscles , halts operations at peanut butter plant amid crackdown on salmonella poisoning : .</text:p>
          </table:table-cell>
        </table:table-row>
        <table:table-row table:style-name="ro1">
          <table:table-cell table:number-columns-repeated="5"/>
          <table:table-cell office:value-type="string">
            <text:p>they</text:p>
          </table:table-cell>
          <table:table-cell office:value-type="string">
            <text:p>fly</text:p>
          </table:table-cell>
          <table:table-cell office:value-type="string">
            <text:p>drones</text:p>
          </table:table-cell>
          <table:table-cell office:value-type="string">
            <text:p>Right</text:p>
          </table:table-cell>
          <table:table-cell office:value-type="string">
            <text:p>Distractions can be lethal while driving , but they may help when flying drones , researchers say : .</text:p>
          </table:table-cell>
        </table:table-row>
        <table:table-row table:style-name="ro1">
          <table:table-cell table:number-columns-repeated="5"/>
          <table:table-cell office:value-type="string">
            <text:p>a black-and-white photo of the iceberg</text:p>
          </table:table-cell>
          <table:table-cell office:value-type="string">
            <text:p>sink</text:p>
          </table:table-cell>
          <table:table-cell office:value-type="string">
            <text:p>the titanic</text:p>
          </table:table-cell>
          <table:table-cell office:value-type="string">
            <text:p>Right</text:p>
          </table:table-cell>
          <table:table-cell office:value-type="string">
            <text:p>A black-and-white photo of the iceberg that sank the Titanic up for sale : .</text:p>
          </table:table-cell>
        </table:table-row>
        <table:table-row table:style-name="ro1">
          <table:table-cell table:number-columns-repeated="5"/>
          <table:table-cell office:value-type="string">
            <text:p>the supreme court</text:p>
          </table:table-cell>
          <table:table-cell office:value-type="string">
            <text:p>say</text:p>
          </table:table-cell>
          <table:table-cell office:value-type="string">
            <text:p>liberty university</text:p>
          </table:table-cell>
          <table:table-cell office:value-type="string">
            <text:p>Wrong</text:p>
          </table:table-cell>
          <table:table-cell office:value-type="string">
            <text:p>Obamacare challenge : the Supreme Court said Liberty University can get a second hearing on birth control mandate\n .</text:p>
          </table:table-cell>
        </table:table-row>
        <table:table-row table:style-name="ro1">
          <table:table-cell table:number-columns-repeated="5"/>
          <table:table-cell office:value-type="string">
            <text:p>liberty university</text:p>
          </table:table-cell>
          <table:table-cell office:value-type="string">
            <text:p>get</text:p>
          </table:table-cell>
          <table:table-cell office:value-type="string">
            <text:p>a second hearing</text:p>
          </table:table-cell>
          <table:table-cell office:value-type="string">
            <text:p>Right</text:p>
          </table:table-cell>
          <table:table-cell office:value-type="string">
            <text:p>Obamacare challenge : the Supreme Court said Liberty University can get a second hearing on birth control mandate\n .</text:p>
          </table:table-cell>
        </table:table-row>
        <table:table-row table:style-name="ro1">
          <table:table-cell table:number-columns-repeated="5"/>
          <table:table-cell office:value-type="string">
            <text:p>a second</text:p>
          </table:table-cell>
          <table:table-cell office:value-type="string">
            <text:p>hear on</text:p>
          </table:table-cell>
          <table:table-cell office:value-type="string">
            <text:p>birth control mandate\n</text:p>
          </table:table-cell>
          <table:table-cell office:value-type="string">
            <text:p>Right</text:p>
          </table:table-cell>
          <table:table-cell office:value-type="string">
            <text:p>Obamacare challenge : the Supreme Court said Liberty University can get a second hearing on birth control mandate\n .</text:p>
          </table:table-cell>
        </table:table-row>
        <table:table-row table:style-name="ro1">
          <table:table-cell table:number-columns-repeated="5"/>
          <table:table-cell office:value-type="string">
            <text:p>obama</text:p>
          </table:table-cell>
          <table:table-cell office:value-type="string">
            <text:p>pick</text:p>
          </table:table-cell>
          <table:table-cell office:value-type="string">
            <text:p>sec commissioner</text:p>
          </table:table-cell>
          <table:table-cell office:value-type="string">
            <text:p>Right</text:p>
          </table:table-cell>
          <table:table-cell office:value-type="string">
            <text:p>Obama picks SEC commissioner to take over as chair of agency ; current chief to step down soon\n .</text:p>
          </table:table-cell>
        </table:table-row>
        <table:table-row table:style-name="ro1">
          <table:table-cell table:number-columns-repeated="5"/>
          <table:table-cell office:value-type="string">
            <text:p>thailand</text:p>
          </table:table-cell>
          <table:table-cell office:value-type="string">
            <text:p>mark</text:p>
          </table:table-cell>
          <table:table-cell office:value-type="string">
            <text:p>the annual monkey festival buffet</text:p>
          </table:table-cell>
          <table:table-cell office:value-type="string">
            <text:p>Right</text:p>
          </table:table-cell>
          <table:table-cell office:value-type="string">
            <text:p>PHOTOS : Thailand marks the annual Monkey Festival Buffet : .</text:p>
          </table:table-cell>
        </table:table-row>
        <table:table-row table:style-name="ro1">
          <table:table-cell table:number-columns-repeated="5"/>
          <table:table-cell office:value-type="string">
            <text:p>shelley moore capito</text:p>
          </table:table-cell>
          <table:table-cell office:value-type="string">
            <text:p>set to announce</text:p>
          </table:table-cell>
          <table:table-cell office:value-type="string">
            <text:p># candidacy</text:p>
          </table:table-cell>
          <table:table-cell office:value-type="string">
            <text:p>Right</text:p>
          </table:table-cell>
          <table:table-cell office:value-type="string">
            <text:p>Shelley Moore Capito set to announce 2014 candidacy for US .</text:p>
          </table:table-cell>
        </table:table-row>
        <table:table-row table:style-name="ro1">
          <table:table-cell table:number-columns-repeated="5"/>
          <table:table-cell office:value-type="string">
            <text:p>president obama</text:p>
          </table:table-cell>
          <table:table-cell office:value-type="string">
            <text:p>prepare for</text:p>
          </table:table-cell>
          <table:table-cell office:value-type="string">
            <text:p>cabinet</text:p>
          </table:table-cell>
          <table:table-cell office:value-type="string">
            <text:p>Right</text:p>
          </table:table-cell>
          <table:table-cell office:value-type="string">
            <text:p>President Obama Prepares for Cabinet Shuffle &gt; .</text:p>
          </table:table-cell>
        </table:table-row>
        <table:table-row table:style-name="ro1">
          <table:table-cell table:number-columns-repeated="5"/>
          <table:table-cell office:value-type="string">
            <text:p>gop</text:p>
          </table:table-cell>
          <table:table-cell office:value-type="string">
            <text:p>cave in on</text:p>
          </table:table-cell>
          <table:table-cell office:value-type="string">
            <text:p>no-raising-taxes pledge</text:p>
          </table:table-cell>
          <table:table-cell office:value-type="string">
            <text:p>Wrong</text:p>
          </table:table-cell>
          <table:table-cell office:value-type="string">
            <text:p>Grover Norquist : No one in GOP is actually caving in on no-raising-taxes pledge , despite apparent cooperation\n .</text:p>
          </table:table-cell>
        </table:table-row>
        <table:table-row table:style-name="ro1">
          <table:table-cell table:number-columns-repeated="5"/>
          <table:table-cell office:value-type="string">
            <text:p>some republicans</text:p>
          </table:table-cell>
          <table:table-cell office:value-type="string">
            <text:p>be ready to say</text:p>
          </table:table-cell>
          <table:table-cell office:value-type="string">
            <text:p>\ " no\</text:p>
          </table:table-cell>
          <table:table-cell office:value-type="string">
            <text:p>Right</text:p>
          </table:table-cell>
          <table:table-cell office:value-type="string">
            <text:p>With the looming \ " fiscal cliff , \ " some Republicans are ready to say \ " no\ " to Grover Norquist : .</text:p>
          </table:table-cell>
        </table:table-row>
        <table:table-row table:style-name="ro1">
          <table:table-cell table:number-columns-repeated="5"/>
          <table:table-cell office:value-type="string">
            <text:p>egypt</text:p>
          </table:table-cell>
          <table:table-cell office:value-type="string">
            <text:p>pose one of</text:p>
          </table:table-cell>
          <table:table-cell office:value-type="string">
            <text:p>the hardest tests</text:p>
          </table:table-cell>
          <table:table-cell office:value-type="string">
            <text:p>Wrong</text:p>
          </table:table-cell>
          <table:table-cell office:value-type="string">
            <text:p>The standoff in Egypt poses one of the hardest tests for the nation's MergedWords liberal opposition since Hosni Mubarak's MergedWords ouster : .</text:p>
          </table:table-cell>
        </table:table-row>
        <table:table-row table:style-name="ro1">
          <table:table-cell table:number-columns-repeated="5"/>
          <table:table-cell office:value-type="string">
            <text:p>people</text:p>
          </table:table-cell>
          <table:table-cell office:value-type="string">
            <text:p>die in</text:p>
          </table:table-cell>
          <table:table-cell office:value-type="string">
            <text:p>the bangladesh factory fire</text:p>
          </table:table-cell>
          <table:table-cell office:value-type="string">
            <text:p>Right</text:p>
          </table:table-cell>
          <table:table-cell office:value-type="string">
            <text:p>People who died in the Bangladesh factory fire were working overtime making clothes for US .</text:p>
          </table:table-cell>
        </table:table-row>
        <table:table-row table:style-name="ro1">
          <table:table-cell table:number-columns-repeated="5"/>
          <table:table-cell office:value-type="string">
            <text:p>the bangladesh factory fire</text:p>
          </table:table-cell>
          <table:table-cell office:value-type="string">
            <text:p>work</text:p>
          </table:table-cell>
          <table:table-cell office:value-type="string">
            <text:p>overtime</text:p>
          </table:table-cell>
          <table:table-cell office:value-type="string">
            <text:p>Wrong</text:p>
          </table:table-cell>
          <table:table-cell office:value-type="string">
            <text:p>People who died in the Bangladesh factory fire were working overtime making clothes for US .</text:p>
          </table:table-cell>
        </table:table-row>
        <table:table-row table:style-name="ro1">
          <table:table-cell table:number-columns-repeated="5"/>
          <table:table-cell office:value-type="string">
            <text:p>overtime</text:p>
          </table:table-cell>
          <table:table-cell office:value-type="string">
            <text:p>make clothes for</text:p>
          </table:table-cell>
          <table:table-cell office:value-type="string">
            <text:p>us</text:p>
          </table:table-cell>
          <table:table-cell office:value-type="string">
            <text:p>Wrong</text:p>
          </table:table-cell>
          <table:table-cell office:value-type="string">
            <text:p>People who died in the Bangladesh factory fire were working overtime making clothes for US .</text:p>
          </table:table-cell>
        </table:table-row>
        <table:table-row table:style-name="ro1">
          <table:table-cell table:number-columns-repeated="5"/>
          <table:table-cell office:value-type="string">
            <text:p>a man</text:p>
          </table:table-cell>
          <table:table-cell office:value-type="string">
            <text:p>suspect of</text:p>
          </table:table-cell>
          <table:table-cell office:value-type="string">
            <text:p>shoplifting</text:p>
          </table:table-cell>
          <table:table-cell office:value-type="string">
            <text:p>Right</text:p>
          </table:table-cell>
          <table:table-cell office:value-type="string">
            <text:p>A man suspected of shoplifting at Ga .</text:p>
          </table:table-cell>
        </table:table-row>
        <table:table-row table:style-name="ro1">
          <table:table-cell table:number-columns-repeated="5"/>
          <table:table-cell office:value-type="string">
            <text:p>walmart</text:p>
          </table:table-cell>
          <table:table-cell office:value-type="string">
            <text:p>die after</text:p>
          </table:table-cell>
          <table:table-cell office:value-type="string">
            <text:p>an altercation</text:p>
          </table:table-cell>
          <table:table-cell office:value-type="string">
            <text:p>Right</text:p>
          </table:table-cell>
          <table:table-cell office:value-type="string">
            <text:p>Walmart dies after an altercation with two store employees and a security guard : .</text:p>
          </table:table-cell>
        </table:table-row>
        <table:table-row table:style-name="ro1">
          <table:table-cell table:number-columns-repeated="5"/>
          <table:table-cell office:value-type="string">
            <text:p>kill list</text:p>
          </table:table-cell>
          <table:table-cell office:value-type="string">
            <text:p>have</text:p>
          </table:table-cell>
          <table:table-cell office:value-type="string">
            <text:p>formal rules</text:p>
          </table:table-cell>
          <table:table-cell office:value-type="string">
            <text:p>Right</text:p>
          </table:table-cell>
          <table:table-cell office:value-type="string">
            <text:p><text:s/>Kill list ' will soon have formal rules : Obama reportedly didn't want to leave Romney a blank slate .</text:p>
          </table:table-cell>
        </table:table-row>
        <table:table-row table:style-name="ro1">
          <table:table-cell table:number-columns-repeated="5"/>
          <table:table-cell office:value-type="string">
            <text:p>feds</text:p>
          </table:table-cell>
          <table:table-cell office:value-type="string">
            <text:p>say</text:p>
          </table:table-cell>
          <table:table-cell office:value-type="string">
            <text:p>teacher tes</text:p>
          </table:table-cell>
          <table:table-cell office:value-type="string">
            <text:p>Wrong</text:p>
          </table:table-cell>
          <table:table-cell office:value-type="string">
            <text:p>Fake IDs and then some : Feds say teacher tes t-t aking fraud went on for 15 years in three states .</text:p>
          </table:table-cell>
        </table:table-row>
        <table:table-row table:style-name="ro1">
          <table:table-cell table:number-columns-repeated="5"/>
          <table:table-cell office:value-type="string">
            <text:p>aking fraud</text:p>
          </table:table-cell>
          <table:table-cell office:value-type="string">
            <text:p>go on for</text:p>
          </table:table-cell>
          <table:table-cell office:value-type="string">
            <text:p># years</text:p>
          </table:table-cell>
          <table:table-cell office:value-type="string">
            <text:p>Wrong</text:p>
          </table:table-cell>
          <table:table-cell office:value-type="string">
            <text:p>Fake IDs and then some : Feds say teacher tes t-t aking fraud went on for 15 years in three states .</text:p>
          </table:table-cell>
        </table:table-row>
        <table:table-row table:style-name="ro1">
          <table:table-cell table:number-columns-repeated="5"/>
          <table:table-cell office:value-type="string">
            <text:p>black friday in-store sales</text:p>
          </table:table-cell>
          <table:table-cell office:value-type="string">
            <text:p>slip as</text:p>
          </table:table-cell>
          <table:table-cell office:value-type="string">
            <text:p>shoppers</text:p>
          </table:table-cell>
          <table:table-cell office:value-type="string">
            <text:p>Wrong</text:p>
          </table:table-cell>
          <table:table-cell office:value-type="string">
            <text:p>Black Friday in-store sales slip as shoppers opt for Thursday \ " doorbusters , \ " online deals : .</text:p>
          </table:table-cell>
        </table:table-row>
        <table:table-row table:style-name="ro1">
          <table:table-cell table:number-columns-repeated="5"/>
          <table:table-cell office:value-type="string">
            <text:p>shoppers</text:p>
          </table:table-cell>
          <table:table-cell office:value-type="string">
            <text:p>opt for</text:p>
          </table:table-cell>
          <table:table-cell office:value-type="string">
            <text:p>thursday</text:p>
          </table:table-cell>
          <table:table-cell office:value-type="string">
            <text:p>Right</text:p>
          </table:table-cell>
          <table:table-cell office:value-type="string">
            <text:p>Black Friday in-store sales slip as shoppers opt for Thursday \ " doorbusters , \ " online deals : .</text:p>
          </table:table-cell>
        </table:table-row>
        <table:table-row table:style-name="ro1">
          <table:table-cell table:number-columns-repeated="5"/>
          <table:table-cell office:value-type="string">
            <text:p>officials search</text:p>
          </table:table-cell>
          <table:table-cell office:value-type="string">
            <text:p>answer after</text:p>
          </table:table-cell>
          <table:table-cell office:value-type="string">
            <text:p>at least #</text:p>
          </table:table-cell>
          <table:table-cell office:value-type="string">
            <text:p>Wrong</text:p>
          </table:table-cell>
          <table:table-cell office:value-type="string">
            <text:p>Officials search for answers after at least 112 are killed in Bangladesh garment factory fire : .</text:p>
          </table:table-cell>
        </table:table-row>
        <table:table-row table:style-name="ro1">
          <table:table-cell table:number-columns-repeated="5"/>
          <table:table-cell office:value-type="string">
            <text:p>answers</text:p>
          </table:table-cell>
          <table:table-cell office:value-type="string">
            <text:p>kill in</text:p>
          </table:table-cell>
          <table:table-cell office:value-type="string">
            <text:p>bangladesh garment factory fire</text:p>
          </table:table-cell>
          <table:table-cell office:value-type="string">
            <text:p>Wrong</text:p>
          </table:table-cell>
          <table:table-cell office:value-type="string">
            <text:p>Officials search for answers after at least 112 are killed in Bangladesh garment factory fire : .</text:p>
          </table:table-cell>
        </table:table-row>
        <table:table-row table:style-name="ro1">
          <table:table-cell table:number-columns-repeated="5"/>
          <table:table-cell office:value-type="string">
            <text:p>a fire</text:p>
          </table:table-cell>
          <table:table-cell office:value-type="string">
            <text:p>sweep through</text:p>
          </table:table-cell>
          <table:table-cell office:value-type="string">
            <text:p>a garment factory</text:p>
          </table:table-cell>
          <table:table-cell office:value-type="string">
            <text:p>Right</text:p>
          </table:table-cell>
          <table:table-cell office:value-type="string">
            <text:p>At least 120 people dead as a fire swept through a garment factory on the outskirts of Bangladesh's MergedWords capital : .</text:p>
          </table:table-cell>
        </table:table-row>
        <table:table-row table:style-name="ro1">
          <table:table-cell table:number-columns-repeated="5"/>
          <table:table-cell office:value-type="string">
            <text:p>a chinese company</text:p>
          </table:table-cell>
          <table:table-cell office:value-type="string">
            <text:p>believe</text:p>
          </table:table-cell>
          <table:table-cell office:value-type="string">
            <text:p>it</text:p>
          </table:table-cell>
          <table:table-cell office:value-type="string">
            <text:p>Wrong</text:p>
          </table:table-cell>
          <table:table-cell office:value-type="string">
            <text:p>A Chinese company believes it can build the world's MergedWords tallest skyscraper in 90 days : .</text:p>
          </table:table-cell>
        </table:table-row>
        <table:table-row table:style-name="ro1">
          <table:table-cell table:number-columns-repeated="5"/>
          <table:table-cell office:value-type="string">
            <text:p>it</text:p>
          </table:table-cell>
          <table:table-cell office:value-type="string">
            <text:p>build</text:p>
          </table:table-cell>
          <table:table-cell office:value-type="string">
            <text:p>the world's mergedwords tallest skyscraper</text:p>
          </table:table-cell>
          <table:table-cell office:value-type="string">
            <text:p>Right</text:p>
          </table:table-cell>
          <table:table-cell office:value-type="string">
            <text:p>A Chinese company believes it can build the world's MergedWords tallest skyscraper in 90 days : .</text:p>
          </table:table-cell>
        </table:table-row>
        <table:table-row table:style-name="ro1">
          <table:table-cell table:number-columns-repeated="5"/>
          <table:table-cell office:value-type="string">
            <text:p>support</text:p>
          </table:table-cell>
          <table:table-cell office:value-type="string">
            <text:p>take daughter on</text:p>
          </table:table-cell>
          <table:table-cell office:value-type="string">
            <text:p>an early holiday shopping</text:p>
          </table:table-cell>
          <table:table-cell office:value-type="string">
            <text:p>Wrong</text:p>
          </table:table-cell>
          <table:table-cell office:value-type="string">
            <text:p>In a bid to show support for small businesses , takes his daughters on an early holiday shopping : .</text:p>
          </table:table-cell>
        </table:table-row>
        <table:table-row table:style-name="ro1">
          <table:table-cell table:number-columns-repeated="5"/>
          <table:table-cell office:value-type="string">
            <text:p>man</text:p>
          </table:table-cell>
          <table:table-cell office:value-type="string">
            <text:p>be shot in</text:p>
          </table:table-cell>
          <table:table-cell office:value-type="string">
            <text:p>the head</text:p>
          </table:table-cell>
          <table:table-cell office:value-type="string">
            <text:p>Right</text:p>
          </table:table-cell>
          <table:table-cell office:value-type="string">
            <text:p>man who was shot in the head makes a miraculous recovery : .</text:p>
          </table:table-cell>
        </table:table-row>
        <table:table-row table:style-name="ro1">
          <table:table-cell table:number-columns-repeated="5"/>
          <table:table-cell office:value-type="string">
            <text:p>the head</text:p>
          </table:table-cell>
          <table:table-cell office:value-type="string">
            <text:p>make</text:p>
          </table:table-cell>
          <table:table-cell office:value-type="string">
            <text:p>a miraculous recovery</text:p>
          </table:table-cell>
          <table:table-cell office:value-type="string">
            <text:p>Wrong</text:p>
          </table:table-cell>
          <table:table-cell office:value-type="string">
            <text:p>man who was shot in the head makes a miraculous recovery : .</text:p>
          </table:table-cell>
        </table:table-row>
        <table:table-row table:style-name="ro1">
          <table:table-cell table:number-columns-repeated="5"/>
          <table:table-cell office:value-type="string">
            <text:p>demonstrators</text:p>
          </table:table-cell>
          <table:table-cell office:value-type="string">
            <text:p>gather</text:p>
          </table:table-cell>
          <table:table-cell office:value-type="string">
            <text:p>every weekday</text:p>
          </table:table-cell>
          <table:table-cell office:value-type="string">
            <text:p>Right</text:p>
          </table:table-cell>
          <table:table-cell office:value-type="string">
            <text:p>Demonstrators gather every weekday to needle Wisconsin's MergedWords governor over his collective-bargaining law : .</text:p>
          </table:table-cell>
        </table:table-row>
        <table:table-row table:style-name="ro1">
          <table:table-cell table:number-columns-repeated="5"/>
          <table:table-cell office:value-type="string">
            <text:p>shot</text:p>
          </table:table-cell>
          <table:table-cell office:value-type="string">
            <text:p>give chance of</text:p>
          </table:table-cell>
          <table:table-cell office:value-type="string">
            <text:p>survival</text:p>
          </table:table-cell>
          <table:table-cell office:value-type="string">
            <text:p>Wrong</text:p>
          </table:table-cell>
          <table:table-cell office:value-type="string">
            <text:p>Shot in the head and given little chance of survival , Benjamin Pessah nonetheless awoke from an almost month-long coma : .</text:p>
          </table:table-cell>
        </table:table-row>
        <table:table-row table:style-name="ro1">
          <table:table-cell table:number-columns-repeated="5"/>
          <table:table-cell office:value-type="string">
            <text:p>benjamin pessah</text:p>
          </table:table-cell>
          <table:table-cell office:value-type="string">
            <text:p>awake from</text:p>
          </table:table-cell>
          <table:table-cell office:value-type="string">
            <text:p>an almost month-long coma</text:p>
          </table:table-cell>
          <table:table-cell office:value-type="string">
            <text:p>Right</text:p>
          </table:table-cell>
          <table:table-cell office:value-type="string">
            <text:p>Shot in the head and given little chance of survival , Benjamin Pessah nonetheless awoke from an almost month-long coma : .</text:p>
          </table:table-cell>
        </table:table-row>
        <table:table-row table:style-name="ro1">
          <table:table-cell table:number-columns-repeated="5"/>
          <table:table-cell office:value-type="string">
            <text:p>sandy</text:p>
          </table:table-cell>
          <table:table-cell office:value-type="string">
            <text:p>add muscle to</text:p>
          </table:table-cell>
          <table:table-cell office:value-type="string">
            <text:p>the film’s mergedwords storyline</text:p>
          </table:table-cell>
          <table:table-cell office:value-type="string">
            <text:p>Right</text:p>
          </table:table-cell>
          <table:table-cell office:value-type="string">
            <text:p>Ben Kalina’s documentary ‘ Shored Up ’ was nearly complete when Sandy added muscle to the film’s MergedWords storyline : .</text:p>
          </table:table-cell>
        </table:table-row>
        <table:table-row table:style-name="ro1">
          <table:table-cell table:number-columns-repeated="5"/>
          <table:table-cell office:value-type="string">
            <text:p>saxby chambliss</text:p>
          </table:table-cell>
          <table:table-cell office:value-type="string">
            <text:p>join</text:p>
          </table:table-cell>
          <table:table-cell office:value-type="string">
            <text:p>a small but growing group of gop lawmakers</text:p>
          </table:table-cell>
          <table:table-cell office:value-type="string">
            <text:p>Right</text:p>
          </table:table-cell>
          <table:table-cell office:value-type="string">
            <text:p>Saxby Chambliss joins a small but growing group of GOP lawmakers breaking the ‘ taxpayer protection pledge ’ : .</text:p>
          </table:table-cell>
        </table:table-row>
        <table:table-row table:style-name="ro1">
          <table:table-cell table:number-columns-repeated="5"/>
          <table:table-cell office:value-type="string">
            <text:p>ambassador</text:p>
          </table:table-cell>
          <table:table-cell office:value-type="string">
            <text:p>battle</text:p>
          </table:table-cell>
          <table:table-cell office:value-type="string">
            <text:p>critics</text:p>
          </table:table-cell>
          <table:table-cell office:value-type="string">
            <text:p>Right</text:p>
          </table:table-cell>
          <table:table-cell office:value-type="string">
            <text:p>ambassador to the UN , battles critics over style , substance , and perceptions : .</text:p>
          </table:table-cell>
        </table:table-row>
        <table:table-row table:style-name="ro1">
          <table:table-cell table:number-columns-repeated="5"/>
          <table:table-cell office:value-type="string">
            <text:p>star larry hagman</text:p>
          </table:table-cell>
          <table:table-cell office:value-type="string">
            <text:p>be dead at</text:p>
          </table:table-cell>
          <table:table-cell office:value-type="string">
            <text:p>#</text:p>
          </table:table-cell>
          <table:table-cell office:value-type="string">
            <text:p>Right</text:p>
          </table:table-cell>
          <table:table-cell office:value-type="string">
            <text:p>BREAKING NEWS : \ " Dallas\ " star Larry Hagman is dead at 81 , the Dallas Morning News reports : .</text:p>
          </table:table-cell>
        </table:table-row>
        <table:table-row table:style-name="ro1">
          <table:table-cell table:number-columns-repeated="5"/>
          <table:table-cell office:value-type="string">
            <text:p>hector \ " macho\ " camacho's mergedwords mother</text:p>
          </table:table-cell>
          <table:table-cell office:value-type="string">
            <text:p>say</text:p>
          </table:table-cell>
          <table:table-cell office:value-type="string">
            <text:p>the boxer</text:p>
          </table:table-cell>
          <table:table-cell office:value-type="string">
            <text:p>Wrong</text:p>
          </table:table-cell>
          <table:table-cell office:value-type="string">
            <text:p>Hector \ " Macho\ " Camacho's MergedWords mother says the boxer will be taken off life support on Saturday : .</text:p>
          </table:table-cell>
        </table:table-row>
        <table:table-row table:style-name="ro1">
          <table:table-cell table:number-columns-repeated="5"/>
          <table:table-cell office:value-type="string">
            <text:p>life</text:p>
          </table:table-cell>
          <table:table-cell office:value-type="string">
            <text:p>support on</text:p>
          </table:table-cell>
          <table:table-cell office:value-type="string">
            <text:p>saturday :</text:p>
          </table:table-cell>
          <table:table-cell office:value-type="string">
            <text:p>Wrong</text:p>
          </table:table-cell>
          <table:table-cell office:value-type="string">
            <text:p>Hector \ " Macho\ " Camacho's MergedWords mother says the boxer will be taken off life support on Saturday : .</text:p>
          </table:table-cell>
        </table:table-row>
        <table:table-row table:style-name="ro1">
          <table:table-cell table:number-columns-repeated="5"/>
          <table:table-cell office:value-type="string">
            <text:p>officials</text:p>
          </table:table-cell>
          <table:table-cell office:value-type="string">
            <text:p>say at</text:p>
          </table:table-cell>
          <table:table-cell office:value-type="string">
            <text:p>least # victims</text:p>
          </table:table-cell>
          <table:table-cell office:value-type="string">
            <text:p>Right</text:p>
          </table:table-cell>
          <table:table-cell office:value-type="string">
            <text:p>Officials say at least 18 victims were transported to local hospitals after a gas explosion in Springfield , Mass .</text:p>
          </table:table-cell>
        </table:table-row>
        <table:table-row table:style-name="ro1">
          <table:table-cell table:number-columns-repeated="5"/>
          <table:table-cell office:value-type="string">
            <text:p>officials</text:p>
          </table:table-cell>
          <table:table-cell office:value-type="string">
            <text:p>transport to</text:p>
          </table:table-cell>
          <table:table-cell office:value-type="string">
            <text:p>local hospitals</text:p>
          </table:table-cell>
          <table:table-cell office:value-type="string">
            <text:p>Wrong</text:p>
          </table:table-cell>
          <table:table-cell office:value-type="string">
            <text:p>Officials say at least 18 victims were transported to local hospitals after a gas explosion in Springfield , Mass .</text:p>
          </table:table-cell>
        </table:table-row>
        <table:table-row table:style-name="ro1">
          <table:table-cell table:number-columns-repeated="5"/>
          <table:table-cell office:value-type="string">
            <text:p>an explosion</text:p>
          </table:table-cell>
          <table:table-cell office:value-type="string">
            <text:p>trigger by</text:p>
          </table:table-cell>
          <table:table-cell office:value-type="string">
            <text:p>a gas leak damages</text:p>
          </table:table-cell>
          <table:table-cell office:value-type="string">
            <text:p>Wrong</text:p>
          </table:table-cell>
          <table:table-cell office:value-type="string">
            <text:p>An explosion triggered by a gas leak damages a building in downtown Springfield , Mass .</text:p>
          </table:table-cell>
        </table:table-row>
        <table:table-row table:style-name="ro1">
          <table:table-cell table:number-columns-repeated="5"/>
          <table:table-cell office:value-type="string">
            <text:p>a palestinian united nations observer</text:p>
          </table:table-cell>
          <table:table-cell office:value-type="string">
            <text:p>call situation in</text:p>
          </table:table-cell>
          <table:table-cell office:value-type="string">
            <text:p>gaza</text:p>
          </table:table-cell>
          <table:table-cell office:value-type="string">
            <text:p>Right</text:p>
          </table:table-cell>
          <table:table-cell office:value-type="string">
            <text:p>A Palestinian United Nations observer calls the situation in Gaza \ " extremely fragile\ " despite a truce : .</text:p>
          </table:table-cell>
        </table:table-row>
        <table:table-row table:style-name="ro1">
          <table:table-cell table:number-columns-repeated="5"/>
          <table:table-cell office:value-type="string">
            <text:p>clashes</text:p>
          </table:table-cell>
          <table:table-cell office:value-type="string">
            <text:p>erupt across</text:p>
          </table:table-cell>
          <table:table-cell office:value-type="string">
            <text:p>egypt</text:p>
          </table:table-cell>
          <table:table-cell office:value-type="string">
            <text:p>Right</text:p>
          </table:table-cell>
          <table:table-cell office:value-type="string">
            <text:p>Clashes erupt across Egypt over Islamist president Morsi's MergedWords seizing of sweeping , new powers .</text:p>
          </table:table-cell>
        </table:table-row>
        <table:table-row table:style-name="ro1">
          <table:table-cell table:number-columns-repeated="5"/>
          <table:table-cell office:value-type="string">
            <text:p>stocks</text:p>
          </table:table-cell>
          <table:table-cell office:value-type="string">
            <text:p>close up higher in</text:p>
          </table:table-cell>
          <table:table-cell office:value-type="string">
            <text:p>an abbreviated session</text:p>
          </table:table-cell>
          <table:table-cell office:value-type="string">
            <text:p>Right</text:p>
          </table:table-cell>
          <table:table-cell office:value-type="string">
            <text:p>Stocks close up higher in an abbreviated session this afternoon , so people must be doing a lot of shopping w/confidence\n .</text:p>
          </table:table-cell>
        </table:table-row>
        <table:table-row table:style-name="ro1">
          <table:table-cell table:number-columns-repeated="5"/>
          <table:table-cell office:value-type="string">
            <text:p>people</text:p>
          </table:table-cell>
          <table:table-cell office:value-type="string">
            <text:p>do lot of</text:p>
          </table:table-cell>
          <table:table-cell office:value-type="string">
            <text:p>shopping w/confidence\n</text:p>
          </table:table-cell>
          <table:table-cell office:value-type="string">
            <text:p>Right</text:p>
          </table:table-cell>
          <table:table-cell office:value-type="string">
            <text:p>Stocks close up higher in an abbreviated session this afternoon , so people must be doing a lot of shopping w/confidence\n .</text:p>
          </table:table-cell>
        </table:table-row>
        <table:table-row table:style-name="ro1">
          <table:table-cell table:number-columns-repeated="5"/>
          <table:table-cell office:value-type="string">
            <text:p>its</text:p>
          </table:table-cell>
          <table:table-cell office:value-type="string">
            <text:p>mergedword</text:p>
          </table:table-cell>
          <table:table-cell office:value-type="string">
            <text:p>earliest start</text:p>
          </table:table-cell>
          <table:table-cell office:value-type="string">
            <text:p>Right</text:p>
          </table:table-cell>
          <table:table-cell office:value-type="string">
            <text:p>gets its MergedWords earliest start , with many shoppers welcoming the move : .</text:p>
          </table:table-cell>
        </table:table-row>
        <table:table-row table:style-name="ro1">
          <table:table-cell table:number-columns-repeated="5"/>
          <table:table-cell office:value-type="string">
            <text:p>the post office</text:p>
          </table:table-cell>
          <table:table-cell office:value-type="string">
            <text:p>begin test</text:p>
          </table:table-cell>
          <table:table-cell office:value-type="string">
            <text:p>same-day delivery</text:p>
          </table:table-cell>
          <table:table-cell office:value-type="string">
            <text:p>Right</text:p>
          </table:table-cell>
          <table:table-cell office:value-type="string">
            <text:p>The post office will begin testing same-day delivery for online shoppers who want instant gratification : .</text:p>
          </table:table-cell>
        </table:table-row>
        <table:table-row table:style-name="ro1">
          <table:table-cell table:number-columns-repeated="5"/>
          <table:table-cell office:value-type="string">
            <text:p>online shoppers</text:p>
          </table:table-cell>
          <table:table-cell office:value-type="string">
            <text:p>want</text:p>
          </table:table-cell>
          <table:table-cell office:value-type="string">
            <text:p>instant gratification</text:p>
          </table:table-cell>
          <table:table-cell office:value-type="string">
            <text:p>Right</text:p>
          </table:table-cell>
          <table:table-cell office:value-type="string">
            <text:p>The post office will begin testing same-day delivery for online shoppers who want instant gratification : .</text:p>
          </table:table-cell>
        </table:table-row>
        <table:table-row table:style-name="ro1">
          <table:table-cell table:number-columns-repeated="5"/>
          <table:table-cell office:value-type="string">
            <text:p>a detroit man</text:p>
          </table:table-cell>
          <table:table-cell office:value-type="string">
            <text:p>accuse of</text:p>
          </table:table-cell>
          <table:table-cell office:value-type="string">
            <text:p>murder</text:p>
          </table:table-cell>
          <table:table-cell office:value-type="string">
            <text:p>Right</text:p>
          </table:table-cell>
          <table:table-cell office:value-type="string">
            <text:p>Vindication for a Detroit man accused of murder at age 14 : .</text:p>
          </table:table-cell>
        </table:table-row>
        <table:table-row table:style-name="ro1">
          <table:table-cell table:number-columns-repeated="5"/>
          <table:table-cell office:value-type="string">
            <text:p>scientists</text:p>
          </table:table-cell>
          <table:table-cell office:value-type="string">
            <text:p>say</text:p>
          </table:table-cell>
          <table:table-cell office:value-type="string">
            <text:p>lonesome george</text:p>
          </table:table-cell>
          <table:table-cell office:value-type="string">
            <text:p>Wrong</text:p>
          </table:table-cell>
          <table:table-cell office:value-type="string">
            <text:p>Scientists say Lonesome George may not be the last giant tortoise of his species after all : .</text:p>
          </table:table-cell>
        </table:table-row>
        <table:table-row table:style-name="ro1">
          <table:table-cell table:number-columns-repeated="5"/>
          <table:table-cell office:value-type="string">
            <text:p>lonesome george</text:p>
          </table:table-cell>
          <table:table-cell office:value-type="string">
            <text:p>be</text:p>
          </table:table-cell>
          <table:table-cell office:value-type="string">
            <text:p>the last giant tortoise of his species</text:p>
          </table:table-cell>
          <table:table-cell office:value-type="string">
            <text:p>Wrong</text:p>
          </table:table-cell>
          <table:table-cell office:value-type="string">
            <text:p>Scientists say Lonesome George may not be the last giant tortoise of his species after all : .</text:p>
          </table:table-cell>
        </table:table-row>
        <table:table-row table:style-name="ro1">
          <table:table-cell table:number-columns-repeated="5"/>
          <table:table-cell office:value-type="string">
            <text:p>a complete stranger</text:p>
          </table:table-cell>
          <table:table-cell office:value-type="string">
            <text:p>donate</text:p>
          </table:table-cell>
          <table:table-cell office:value-type="string">
            <text:p>his beloved race car</text:p>
          </table:table-cell>
          <table:table-cell office:value-type="string">
            <text:p>Right</text:p>
          </table:table-cell>
          <table:table-cell office:value-type="string">
            <text:p>A complete stranger donates his beloved race car to help save a baby with a rare disease : .</text:p>
          </table:table-cell>
        </table:table-row>
        <table:table-row table:style-name="ro1">
          <table:table-cell table:number-columns-repeated="5"/>
          <table:table-cell office:value-type="string">
            <text:p>the post office</text:p>
          </table:table-cell>
          <table:table-cell office:value-type="string">
            <text:p>have idea for make</text:p>
          </table:table-cell>
          <table:table-cell office:value-type="string">
            <text:p>money</text:p>
          </table:table-cell>
          <table:table-cell office:value-type="string">
            <text:p>Right</text:p>
          </table:table-cell>
          <table:table-cell office:value-type="string">
            <text:p>The Post Office has a new idea for making money : Same-day delivery : .</text:p>
          </table:table-cell>
        </table:table-row>
        <table:table-row table:style-name="ro1">
          <table:table-cell table:number-columns-repeated="5"/>
          <table:table-cell office:value-type="string">
            <text:p>every photo</text:p>
          </table:table-cell>
          <table:table-cell office:value-type="string">
            <text:p>have</text:p>
          </table:table-cell>
          <table:table-cell office:value-type="string">
            <text:p>a story</text:p>
          </table:table-cell>
          <table:table-cell office:value-type="string">
            <text:p>Right</text:p>
          </table:table-cell>
          <table:table-cell office:value-type="string">
            <text:p>Every photo has a story : See a selection of our readers ' Thanksgiving photos and read the stories behind them : .</text:p>
          </table:table-cell>
        </table:table-row>
        <table:table-row table:style-name="ro1">
          <table:table-cell table:number-columns-repeated="5"/>
          <table:table-cell office:value-type="string">
            <text:p>a story</text:p>
          </table:table-cell>
          <table:table-cell office:value-type="string">
            <text:p>see selection of</text:p>
          </table:table-cell>
          <table:table-cell office:value-type="string">
            <text:p>our readers</text:p>
          </table:table-cell>
          <table:table-cell office:value-type="string">
            <text:p>Wrong</text:p>
          </table:table-cell>
          <table:table-cell office:value-type="string">
            <text:p>Every photo has a story : See a selection of our readers ' Thanksgiving photos and read the stories behind them : .</text:p>
          </table:table-cell>
        </table:table-row>
        <table:table-row table:style-name="ro1">
          <table:table-cell table:number-columns-repeated="5"/>
          <table:table-cell office:value-type="string">
            <text:p>a selection of our readers</text:p>
          </table:table-cell>
          <table:table-cell office:value-type="string">
            <text:p>read story behind</text:p>
          </table:table-cell>
          <table:table-cell office:value-type="string">
            <text:p>them</text:p>
          </table:table-cell>
          <table:table-cell office:value-type="string">
            <text:p>Wrong</text:p>
          </table:table-cell>
          <table:table-cell office:value-type="string">
            <text:p>Every photo has a story : See a selection of our readers ' Thanksgiving photos and read the stories behind them : .</text:p>
          </table:table-cell>
        </table:table-row>
        <table:table-row table:style-name="ro1">
          <table:table-cell table:number-columns-repeated="5"/>
          <table:table-cell office:value-type="string">
            <text:p>his family , friends and staff</text:p>
          </table:table-cell>
          <table:table-cell office:value-type="string">
            <text:p>eat</text:p>
          </table:table-cell>
          <table:table-cell office:value-type="string">
            <text:p>today</text:p>
          </table:table-cell>
          <table:table-cell office:value-type="string">
            <text:p>Wrong</text:p>
          </table:table-cell>
          <table:table-cell office:value-type="string">
            <text:p>What Obama and his family , friends and staff are eating today : Happy Thanksgiving !.</text:p>
          </table:table-cell>
        </table:table-row>
        <table:table-row table:style-name="ro1">
          <table:table-cell table:number-columns-repeated="5"/>
          <table:table-cell office:value-type="string">
            <text:p>egypt's mergedwords president</text:p>
          </table:table-cell>
          <table:table-cell office:value-type="string">
            <text:p>grant</text:p>
          </table:table-cell>
          <table:table-cell office:value-type="string">
            <text:p>himself</text:p>
          </table:table-cell>
          <table:table-cell office:value-type="string">
            <text:p>Wrong</text:p>
          </table:table-cell>
          <table:table-cell office:value-type="string">
            <text:p>BREAKING : Egypt's MergedWords president grants himself far-reaching powers : .</text:p>
          </table:table-cell>
        </table:table-row>
        <table:table-row table:style-name="ro1">
          <table:table-cell table:number-columns-repeated="5"/>
          <table:table-cell office:value-type="string">
            <text:p>kabul</text:p>
          </table:table-cell>
          <table:table-cell office:value-type="string">
            <text:p>celebrate thanksgiving with</text:p>
          </table:table-cell>
          <table:table-cell office:value-type="string">
            <text:p>a feast</text:p>
          </table:table-cell>
          <table:table-cell office:value-type="string">
            <text:p>Right</text:p>
          </table:table-cell>
          <table:table-cell office:value-type="string">
            <text:p>troops in Kabul , Afghanistan , celebrate their Thanksgiving with a feast and some football : .</text:p>
          </table:table-cell>
        </table:table-row>
        <table:table-row table:style-name="ro1">
          <table:table-cell table:number-columns-repeated="5"/>
          <table:table-cell office:value-type="string">
            <text:p># bride</text:p>
          </table:table-cell>
          <table:table-cell office:value-type="string">
            <text:p>embrace</text:p>
          </table:table-cell>
          <table:table-cell office:value-type="string">
            <text:p>all things turkey</text:p>
          </table:table-cell>
          <table:table-cell office:value-type="string">
            <text:p>Right</text:p>
          </table:table-cell>
          <table:table-cell office:value-type="string">
            <text:p>A ’ 40s-era bride embraced all things turkey , causing feathers to fly on her wedding day : .</text:p>
          </table:table-cell>
        </table:table-row>
        <table:table-row table:style-name="ro1">
          <table:table-cell table:number-columns-repeated="5"/>
          <table:table-cell office:value-type="string">
            <text:p>internal emails</text:p>
          </table:table-cell>
          <table:table-cell office:value-type="string">
            <text:p>reveal detail on</text:p>
          </table:table-cell>
          <table:table-cell office:value-type="string">
            <text:p>bin laden's mergedwords secretive burial</text:p>
          </table:table-cell>
          <table:table-cell office:value-type="string">
            <text:p>Right</text:p>
          </table:table-cell>
          <table:table-cell office:value-type="string">
            <text:p>Internal emails reveal details on bin Laden's MergedWords secretive burial : .</text:p>
          </table:table-cell>
        </table:table-row>
        <table:table-row table:style-name="ro1">
          <table:table-cell table:number-columns-repeated="5"/>
          <table:table-cell office:value-type="string">
            <text:p>decades</text:p>
          </table:table-cell>
          <table:table-cell office:value-type="string">
            <text:p>deepen after</text:p>
          </table:table-cell>
          <table:table-cell office:value-type="string">
            <text:p>more</text:p>
          </table:table-cell>
          <table:table-cell office:value-type="string">
            <text:p>Wrong</text:p>
          </table:table-cell>
          <table:table-cell office:value-type="string">
            <text:p>drought in decades has deepened again after more than a month of encouraging reports : .</text:p>
          </table:table-cell>
        </table:table-row>
        <table:table-row table:style-name="ro1">
          <table:table-cell table:number-columns-repeated="5"/>
          <table:table-cell office:value-type="string">
            <text:p>he</text:p>
          </table:table-cell>
          <table:table-cell office:value-type="string">
            <text:p>resign from</text:p>
          </table:table-cell>
          <table:table-cell office:value-type="string">
            <text:p>congress today</text:p>
          </table:table-cell>
          <table:table-cell office:value-type="string">
            <text:p>Right</text:p>
          </table:table-cell>
          <table:table-cell office:value-type="string">
            <text:p>after he resigned from Congress today : .</text:p>
          </table:table-cell>
        </table:table-row>
        <table:table-row table:style-name="ro1">
          <table:table-cell table:number-columns-repeated="5"/>
          <table:table-cell office:value-type="string">
            <text:p>obama</text:p>
          </table:table-cell>
          <table:table-cell office:value-type="string">
            <text:p>praise</text:p>
          </table:table-cell>
          <table:table-cell office:value-type="string">
            <text:p>netanyahu</text:p>
          </table:table-cell>
          <table:table-cell office:value-type="string">
            <text:p>Right</text:p>
          </table:table-cell>
          <table:table-cell office:value-type="string">
            <text:p>Obama praises Netanyahu on Egypt-crafted ceasefire with Hamas in Gaza\n .</text:p>
          </table:table-cell>
        </table:table-row>
        <table:table-row table:style-name="ro1">
          <table:table-cell table:number-columns-repeated="5"/>
          <table:table-cell office:value-type="string">
            <text:p>egypt</text:p>
          </table:table-cell>
          <table:table-cell office:value-type="string">
            <text:p>declare</text:p>
          </table:table-cell>
          <table:table-cell office:value-type="string">
            <text:p>a ceasefire</text:p>
          </table:table-cell>
          <table:table-cell office:value-type="string">
            <text:p>Right</text:p>
          </table:table-cell>
          <table:table-cell office:value-type="string">
            <text:p>BREAKING : Egypt declares a ceasefire has been reached to end the conflict between Israel and the Palestinians : .</text:p>
          </table:table-cell>
        </table:table-row>
        <table:table-row table:style-name="ro1">
          <table:table-cell table:number-columns-repeated="5"/>
          <table:table-cell office:value-type="string">
            <text:p>we</text:p>
          </table:table-cell>
          <table:table-cell office:value-type="string">
            <text:p>go for</text:p>
          </table:table-cell>
          <table:table-cell office:value-type="string">
            <text:p>the name</text:p>
          </table:table-cell>
          <table:table-cell office:value-type="string">
            <text:p>Right</text:p>
          </table:table-cell>
          <table:table-cell office:value-type="string">
            <text:p>However , with less than 150 characters , sometimes we go for the name most recognized .</text:p>
          </table:table-cell>
        </table:table-row>
        <table:table-row table:style-name="ro1">
          <table:table-cell table:number-columns-repeated="5"/>
          <table:table-cell office:value-type="string">
            <text:p>palestinian death toll</text:p>
          </table:table-cell>
          <table:table-cell office:value-type="string">
            <text:p>reach</text:p>
          </table:table-cell>
          <table:table-cell office:value-type="string">
            <text:p>#</text:p>
          </table:table-cell>
          <table:table-cell office:value-type="string">
            <text:p>Right</text:p>
          </table:table-cell>
          <table:table-cell office:value-type="string">
            <text:p>Palestinian death toll reaches 152 : .</text:p>
          </table:table-cell>
        </table:table-row>
        <table:table-row table:style-name="ro1">
          <table:table-cell table:number-columns-repeated="5"/>
          <table:table-cell office:value-type="string">
            <text:p>you</text:p>
          </table:table-cell>
          <table:table-cell office:value-type="string">
            <text:p>have to read</text:p>
          </table:table-cell>
          <table:table-cell office:value-type="string">
            <text:p>the story</text:p>
          </table:table-cell>
          <table:table-cell office:value-type="string">
            <text:p>Right</text:p>
          </table:table-cell>
          <table:table-cell office:value-type="string">
            <text:p>You have to read the story to find out !.</text:p>
          </table:table-cell>
        </table:table-row>
        <table:table-row table:style-name="ro1">
          <table:table-cell table:number-columns-repeated="5"/>
          <table:table-cell office:value-type="string">
            <text:p>i</text:p>
          </table:table-cell>
          <table:table-cell office:value-type="string">
            <text:p>be supposed to be in</text:p>
          </table:table-cell>
          <table:table-cell office:value-type="string">
            <text:p>madison</text:p>
          </table:table-cell>
          <table:table-cell office:value-type="string">
            <text:p>Right</text:p>
          </table:table-cell>
          <table:table-cell office:value-type="string">
            <text:p>MT I was supposed to be in Madison , WI by 8:15 am .</text:p>
          </table:table-cell>
        </table:table-row>
        <table:table-row table:style-name="ro1">
          <table:table-cell table:number-columns-repeated="5"/>
          <table:table-cell office:value-type="string">
            <text:p>oh</text:p>
          </table:table-cell>
          <table:table-cell office:value-type="string">
            <text:p>trap on</text:p>
          </table:table-cell>
          <table:table-cell office:value-type="string">
            <text:p>a plane</text:p>
          </table:table-cell>
          <table:table-cell office:value-type="string">
            <text:p>Right</text:p>
          </table:table-cell>
          <table:table-cell office:value-type="string">
            <text:p>I'm MergedWords in Dayton , OH trapped on a plane .</text:p>
          </table:table-cell>
        </table:table-row>
        <table:table-row table:style-name="ro1">
          <table:table-cell table:number-columns-repeated="5"/>
          <table:table-cell office:value-type="string">
            <text:p>scientists</text:p>
          </table:table-cell>
          <table:table-cell office:value-type="string">
            <text:p>discover</text:p>
          </table:table-cell>
          <table:table-cell office:value-type="string">
            <text:p>a new smell</text:p>
          </table:table-cell>
          <table:table-cell office:value-type="string">
            <text:p>Right</text:p>
          </table:table-cell>
          <table:table-cell office:value-type="string">
            <text:p>Scientists have discovered a new smell : .</text:p>
          </table:table-cell>
        </table:table-row>
        <table:table-row table:style-name="ro1">
          <table:table-cell table:number-columns-repeated="5"/>
          <table:table-cell office:value-type="string">
            <text:p>pardoned turkeys</text:p>
          </table:table-cell>
          <table:table-cell office:value-type="string">
            <text:p>get</text:p>
          </table:table-cell>
          <table:table-cell office:value-type="string">
            <text:p>facebook treatment</text:p>
          </table:table-cell>
          <table:table-cell office:value-type="string">
            <text:p>Right</text:p>
          </table:table-cell>
          <table:table-cell office:value-type="string">
            <text:p>Pardoned turkeys get Facebook treatment .</text:p>
          </table:table-cell>
        </table:table-row>
        <table:table-row table:style-name="ro1">
          <table:table-cell table:number-columns-repeated="5"/>
          <table:table-cell office:value-type="string">
            <text:p>peta</text:p>
          </table:table-cell>
          <table:table-cell office:value-type="string">
            <text:p>ask</text:p>
          </table:table-cell>
          <table:table-cell office:value-type="string">
            <text:p>obama</text:p>
          </table:table-cell>
          <table:table-cell office:value-type="string">
            <text:p>Right</text:p>
          </table:table-cell>
          <table:table-cell office:value-type="string">
            <text:p>PETA asks Obama to skip White House tradition of pardoning Thanksgiving turkeys .</text:p>
          </table:table-cell>
        </table:table-row>
        <table:table-row table:style-name="ro1">
          <table:table-cell table:number-columns-repeated="5"/>
          <table:table-cell office:value-type="string">
            <text:p>nudists</text:p>
          </table:table-cell>
          <table:table-cell office:value-type="string">
            <text:p>disappoint after</text:p>
          </table:table-cell>
          <table:table-cell office:value-type="string">
            <text:p>san francisco lawmakers</text:p>
          </table:table-cell>
          <table:table-cell office:value-type="string">
            <text:p>Wrong</text:p>
          </table:table-cell>
          <table:table-cell office:value-type="string">
            <text:p>Nudists disappointed after San Francisco lawmakers vote to ban public nakedness : .</text:p>
          </table:table-cell>
        </table:table-row>
        <table:table-row table:style-name="ro1">
          <table:table-cell table:number-columns-repeated="5"/>
          <table:table-cell office:value-type="string">
            <text:p>san francisco lawmakers</text:p>
          </table:table-cell>
          <table:table-cell office:value-type="string">
            <text:p>vote to ban</text:p>
          </table:table-cell>
          <table:table-cell office:value-type="string">
            <text:p>public nakedness</text:p>
          </table:table-cell>
          <table:table-cell office:value-type="string">
            <text:p>Right</text:p>
          </table:table-cell>
          <table:table-cell office:value-type="string">
            <text:p>Nudists disappointed after San Francisco lawmakers vote to ban public nakedness : .</text:p>
          </table:table-cell>
        </table:table-row>
        <table:table-row table:style-name="ro1">
          <table:table-cell table:number-columns-repeated="5"/>
          <table:table-cell office:value-type="string">
            <text:p>doctors\</text:p>
          </table:table-cell>
          <table:table-cell office:value-type="string">
            <text:p>use</text:p>
          </table:table-cell>
          <table:table-cell office:value-type="string">
            <text:p>laughter</text:p>
          </table:table-cell>
          <table:table-cell office:value-type="string">
            <text:p>Right</text:p>
          </table:table-cell>
          <table:table-cell office:value-type="string">
            <text:p>Photos : Clown \ " doctors\ " use laughter to aid patients : .</text:p>
          </table:table-cell>
        </table:table-row>
        <table:table-row table:style-name="ro1">
          <table:table-cell table:number-columns-repeated="5"/>
          <table:table-cell office:value-type="string">
            <text:p>illinois</text:p>
          </table:table-cell>
          <table:table-cell office:value-type="string">
            <text:p>become</text:p>
          </table:table-cell>
          <table:table-cell office:value-type="string">
            <text:p>the most populous state</text:p>
          </table:table-cell>
          <table:table-cell office:value-type="string">
            <text:p>Right</text:p>
          </table:table-cell>
          <table:table-cell office:value-type="string">
            <text:p>Illinois may soon become the most populous state to grant driver's MergedWords licenses to illegal immigrants : .</text:p>
          </table:table-cell>
        </table:table-row>
        <table:table-row table:style-name="ro1">
          <table:table-cell table:number-columns-repeated="5"/>
          <table:table-cell office:value-type="string">
            <text:p>union</text:p>
          </table:table-cell>
          <table:table-cell office:value-type="string">
            <text:p>fail to reach</text:p>
          </table:table-cell>
          <table:table-cell office:value-type="string">
            <text:p>deal</text:p>
          </table:table-cell>
          <table:table-cell office:value-type="string">
            <text:p>Right</text:p>
          </table:table-cell>
          <table:table-cell office:value-type="string">
            <text:p>Hostess , union fail to reach deal in mediation , hearing scheduled for Wednesday before bankruptcy court : .</text:p>
          </table:table-cell>
        </table:table-row>
        <table:table-row table:style-name="ro1">
          <table:table-cell table:number-columns-repeated="5"/>
          <table:table-cell office:value-type="string">
            <text:p>cops</text:p>
          </table:table-cell>
          <table:table-cell office:value-type="string">
            <text:p>discover</text:p>
          </table:table-cell>
          <table:table-cell office:value-type="string">
            <text:p>new trafficking trend</text:p>
          </table:table-cell>
          <table:table-cell office:value-type="string">
            <text:p>Right</text:p>
          </table:table-cell>
          <table:table-cell office:value-type="string">
            <text:p>Cops discover new trafficking trend -- drugs disguised as tequila : .</text:p>
          </table:table-cell>
        </table:table-row>
        <table:table-row table:style-name="ro1">
          <table:table-cell table:number-columns-repeated="5"/>
          <table:table-cell office:value-type="string">
            <text:p>president obama</text:p>
          </table:table-cell>
          <table:table-cell office:value-type="string">
            <text:p>pardon</text:p>
          </table:table-cell>
          <table:table-cell office:value-type="string">
            <text:p>a thanksgiving turkey</text:p>
          </table:table-cell>
          <table:table-cell office:value-type="string">
            <text:p>Right</text:p>
          </table:table-cell>
          <table:table-cell office:value-type="string">
            <text:p>President Obama will pardon a Thanksgiving turkey this week .</text:p>
          </table:table-cell>
        </table:table-row>
        <table:table-row table:style-name="ro1">
          <table:table-cell table:number-columns-repeated="5"/>
          <table:table-cell office:value-type="string">
            <text:p>haaretz</text:p>
          </table:table-cell>
          <table:table-cell office:value-type="string">
            <text:p>lift</text:p>
          </table:table-cell>
          <table:table-cell office:value-type="string">
            <text:p>gag order</text:p>
          </table:table-cell>
          <table:table-cell office:value-type="string">
            <text:p>Right</text:p>
          </table:table-cell>
          <table:table-cell office:value-type="string">
            <text:p>Haaretz Lifted gag order reveals that an IDF soldier was killed in #Gaza mortar attack on the Eshkol Regional Council earlier in the day .</text:p>
          </table:table-cell>
        </table:table-row>
        <table:table-row table:style-name="ro1">
          <table:table-cell table:number-columns-repeated="5"/>
          <table:table-cell office:value-type="string">
            <text:p>an idf soldier</text:p>
          </table:table-cell>
          <table:table-cell office:value-type="string">
            <text:p>kill in</text:p>
          </table:table-cell>
          <table:table-cell office:value-type="string">
            <text:p>#gaza mortar attack</text:p>
          </table:table-cell>
          <table:table-cell office:value-type="string">
            <text:p>Right</text:p>
          </table:table-cell>
          <table:table-cell office:value-type="string">
            <text:p>Haaretz Lifted gag order reveals that an IDF soldier was killed in #Gaza mortar attack on the Eshkol Regional Council earlier in the day .</text:p>
          </table:table-cell>
        </table:table-row>
        <table:table-row table:style-name="ro1">
          <table:table-cell table:number-columns-repeated="5"/>
          <table:table-cell office:value-type="string">
            <text:p>investigators</text:p>
          </table:table-cell>
          <table:table-cell office:value-type="string">
            <text:p>find</text:p>
          </table:table-cell>
          <table:table-cell office:value-type="string">
            <text:p># skeleton parts</text:p>
          </table:table-cell>
          <table:table-cell office:value-type="string">
            <text:p>Right</text:p>
          </table:table-cell>
          <table:table-cell office:value-type="string">
            <text:p>Investigators find 100 skeleton parts in Swedish woman's MergedWords apartment , arrest and accuse her of necrophilia .</text:p>
          </table:table-cell>
        </table:table-row>
        <table:table-row table:style-name="ro1">
          <table:table-cell table:number-columns-repeated="5"/>
          <table:table-cell office:value-type="string">
            <text:p>swedish woman's mergedwords apartment</text:p>
          </table:table-cell>
          <table:table-cell office:value-type="string">
            <text:p>accuse</text:p>
          </table:table-cell>
          <table:table-cell office:value-type="string">
            <text:p>her of necrophilia</text:p>
          </table:table-cell>
          <table:table-cell office:value-type="string">
            <text:p>Wrong</text:p>
          </table:table-cell>
          <table:table-cell office:value-type="string">
            <text:p>Investigators find 100 skeleton parts in Swedish woman's MergedWords apartment , arrest and accuse her of necrophilia .</text:p>
          </table:table-cell>
        </table:table-row>
        <table:table-row table:style-name="ro1">
          <table:table-cell table:number-columns-repeated="5"/>
          <table:table-cell office:value-type="string">
            <text:p>hamas</text:p>
          </table:table-cell>
          <table:table-cell office:value-type="string">
            <text:p>execute</text:p>
          </table:table-cell>
          <table:table-cell office:value-type="string">
            <text:p># people</text:p>
          </table:table-cell>
          <table:table-cell office:value-type="string">
            <text:p>Right</text:p>
          </table:table-cell>
          <table:table-cell office:value-type="string">
            <text:p>Hamas publicly executes six people in Gaza whom they claim are Israeli spies .</text:p>
          </table:table-cell>
        </table:table-row>
        <table:table-row table:style-name="ro1">
          <table:table-cell table:number-columns-repeated="5"/>
          <table:table-cell office:value-type="string">
            <text:p>they</text:p>
          </table:table-cell>
          <table:table-cell office:value-type="string">
            <text:p>claim be</text:p>
          </table:table-cell>
          <table:table-cell office:value-type="string">
            <text:p>israeli spies</text:p>
          </table:table-cell>
          <table:table-cell office:value-type="string">
            <text:p>Right</text:p>
          </table:table-cell>
          <table:table-cell office:value-type="string">
            <text:p>Hamas publicly executes six people in Gaza whom they claim are Israeli spies .</text:p>
          </table:table-cell>
        </table:table-row>
        <table:table-row table:style-name="ro1">
          <table:table-cell table:number-columns-repeated="5"/>
          <table:table-cell office:value-type="string">
            <text:p>hamas</text:p>
          </table:table-cell>
          <table:table-cell office:value-type="string">
            <text:p>say</text:p>
          </table:table-cell>
          <table:table-cell office:value-type="string">
            <text:p>cease-fire</text:p>
          </table:table-cell>
          <table:table-cell office:value-type="string">
            <text:p>Right</text:p>
          </table:table-cell>
          <table:table-cell office:value-type="string">
            <text:p>Confusion over Gaza : Hamas says cease-fire is agreed , Israel says no , Egypt says still hopeful for tonight .</text:p>
          </table:table-cell>
        </table:table-row>
        <table:table-row table:style-name="ro1">
          <table:table-cell table:number-columns-repeated="5"/>
          <table:table-cell office:value-type="string">
            <text:p>israel</text:p>
          </table:table-cell>
          <table:table-cell office:value-type="string">
            <text:p>say</text:p>
          </table:table-cell>
          <table:table-cell office:value-type="string">
            <text:p>no</text:p>
          </table:table-cell>
          <table:table-cell office:value-type="string">
            <text:p>Right</text:p>
          </table:table-cell>
          <table:table-cell office:value-type="string">
            <text:p>Confusion over Gaza : Hamas says cease-fire is agreed , Israel says no , Egypt says still hopeful for tonight .</text:p>
          </table:table-cell>
        </table:table-row>
        <table:table-row table:style-name="ro1">
          <table:table-cell table:number-columns-repeated="5"/>
          <table:table-cell office:value-type="string">
            <text:p>egypt</text:p>
          </table:table-cell>
          <table:table-cell office:value-type="string">
            <text:p>say hopeful for</text:p>
          </table:table-cell>
          <table:table-cell office:value-type="string">
            <text:p>tonight</text:p>
          </table:table-cell>
          <table:table-cell office:value-type="string">
            <text:p>Right</text:p>
          </table:table-cell>
          <table:table-cell office:value-type="string">
            <text:p>Confusion over Gaza : Hamas says cease-fire is agreed , Israel says no , Egypt says still hopeful for tonight .</text:p>
          </table:table-cell>
        </table:table-row>
        <table:table-row table:style-name="ro1">
          <table:table-cell table:number-columns-repeated="5"/>
          <table:table-cell office:value-type="string">
            <text:p>elmo actor kevin clash</text:p>
          </table:table-cell>
          <table:table-cell office:value-type="string">
            <text:p>resign amid</text:p>
          </table:table-cell>
          <table:table-cell office:value-type="string">
            <text:p>sex allegation</text:p>
          </table:table-cell>
          <table:table-cell office:value-type="string">
            <text:p>Right</text:p>
          </table:table-cell>
          <table:table-cell office:value-type="string">
            <text:p>BREAKING NEWS : Elmo actor Kevin Clash resigns amid sex allegation : .</text:p>
          </table:table-cell>
        </table:table-row>
        <table:table-row table:style-name="ro1">
          <table:table-cell table:number-columns-repeated="5"/>
          <table:table-cell office:value-type="string">
            <text:p>warren rudman</text:p>
          </table:table-cell>
          <table:table-cell office:value-type="string">
            <text:p>die at</text:p>
          </table:table-cell>
          <table:table-cell office:value-type="string">
            <text:p>#</text:p>
          </table:table-cell>
          <table:table-cell office:value-type="string">
            <text:p>Right</text:p>
          </table:table-cell>
          <table:table-cell office:value-type="string">
            <text:p>Warren Rudman dies at 82 .</text:p>
          </table:table-cell>
        </table:table-row>
        <table:table-row table:style-name="ro1">
          <table:table-cell table:number-columns-repeated="5"/>
          <table:table-cell office:value-type="string">
            <text:p>gaza truce</text:p>
          </table:table-cell>
          <table:table-cell office:value-type="string">
            <text:p>declare at</text:p>
          </table:table-cell>
          <table:table-cell office:value-type="string">
            <text:p># pm et</text:p>
          </table:table-cell>
          <table:table-cell office:value-type="string">
            <text:p>Right</text:p>
          </table:table-cell>
          <table:table-cell office:value-type="string">
            <text:p>BREAKING NEWS : Gaza truce will be declared at 5:00 pm ET , Hamas official tells Reuters .</text:p>
          </table:table-cell>
        </table:table-row>
        <table:table-row table:style-name="ro1">
          <table:table-cell table:number-columns-repeated="5"/>
          <table:table-cell office:value-type="string">
            <text:p>hamas official</text:p>
          </table:table-cell>
          <table:table-cell office:value-type="string">
            <text:p>tell</text:p>
          </table:table-cell>
          <table:table-cell office:value-type="string">
            <text:p>reuters</text:p>
          </table:table-cell>
          <table:table-cell office:value-type="string">
            <text:p>Wrong</text:p>
          </table:table-cell>
          <table:table-cell office:value-type="string">
            <text:p>BREAKING NEWS : Gaza truce will be declared at 5:00 pm ET , Hamas official tells Reuters .</text:p>
          </table:table-cell>
        </table:table-row>
        <table:table-row table:style-name="ro1">
          <table:table-cell table:number-columns-repeated="5"/>
          <table:table-cell office:value-type="string">
            <text:p>morsi</text:p>
          </table:table-cell>
          <table:table-cell office:value-type="string">
            <text:p>say</text:p>
          </table:table-cell>
          <table:table-cell office:value-type="string">
            <text:p>israel's mergedwords \ " aggression\ "</text:p>
          </table:table-cell>
          <table:table-cell office:value-type="string">
            <text:p>Wrong</text:p>
          </table:table-cell>
          <table:table-cell office:value-type="string">
            <text:p>Egyptian president Morsi says Israel's MergedWords \ " aggression\ " against Gaza will end Tuesday : .</text:p>
          </table:table-cell>
        </table:table-row>
        <table:table-row table:style-name="ro1">
          <table:table-cell table:number-columns-repeated="5"/>
          <table:table-cell office:value-type="string">
            <text:p>gaza</text:p>
          </table:table-cell>
          <table:table-cell office:value-type="string">
            <text:p>will</text:p>
          </table:table-cell>
          <table:table-cell office:value-type="string">
            <text:p>tuesday</text:p>
          </table:table-cell>
          <table:table-cell office:value-type="string">
            <text:p>Wrong</text:p>
          </table:table-cell>
          <table:table-cell office:value-type="string">
            <text:p>Egyptian president Morsi says Israel's MergedWords \ " aggression\ " against Gaza will end Tuesday : .</text:p>
          </table:table-cell>
        </table:table-row>
        <table:table-row table:style-name="ro1">
          <table:table-cell table:number-columns-repeated="5"/>
          <table:table-cell office:value-type="string">
            <text:p>allen west</text:p>
          </table:table-cell>
          <table:table-cell office:value-type="string">
            <text:p>concede</text:p>
          </table:table-cell>
          <table:table-cell office:value-type="string">
            <text:p>his fla</text:p>
          </table:table-cell>
          <table:table-cell office:value-type="string">
            <text:p>Right</text:p>
          </table:table-cell>
          <table:table-cell office:value-type="string">
            <text:p>2 weeks later , Allen West finally concedes his Fla .</text:p>
          </table:table-cell>
        </table:table-row>
        <table:table-row table:style-name="ro1">
          <table:table-cell table:number-columns-repeated="5"/>
          <table:table-cell office:value-type="string">
            <text:p>woman</text:p>
          </table:table-cell>
          <table:table-cell office:value-type="string">
            <text:p>get arrest in</text:p>
          </table:table-cell>
          <table:table-cell office:value-type="string">
            <text:p>india</text:p>
          </table:table-cell>
          <table:table-cell office:value-type="string">
            <text:p>Right</text:p>
          </table:table-cell>
          <table:table-cell office:value-type="string">
            <text:p>Woman hits ' like ' on Facebook , gets arrested in India : .</text:p>
          </table:table-cell>
        </table:table-row>
        <table:table-row table:style-name="ro1">
          <table:table-cell table:number-columns-repeated="5"/>
          <table:table-cell office:value-type="string">
            <text:p>polish authorities</text:p>
          </table:table-cell>
          <table:table-cell office:value-type="string">
            <text:p>accuse</text:p>
          </table:table-cell>
          <table:table-cell office:value-type="string">
            <text:p>a man</text:p>
          </table:table-cell>
          <table:table-cell office:value-type="string">
            <text:p>Right</text:p>
          </table:table-cell>
          <table:table-cell office:value-type="string">
            <text:p>Polish authorities accuse a man of plotting to blow up car loaded with four tons of explosives outside parliament .</text:p>
          </table:table-cell>
        </table:table-row>
        <table:table-row table:style-name="ro1">
          <table:table-cell table:number-columns-repeated="5"/>
          <table:table-cell office:value-type="string">
            <text:p>car</text:p>
          </table:table-cell>
          <table:table-cell office:value-type="string">
            <text:p>load with</text:p>
          </table:table-cell>
          <table:table-cell office:value-type="string">
            <text:p># tons of explosives</text:p>
          </table:table-cell>
          <table:table-cell office:value-type="string">
            <text:p>Right</text:p>
          </table:table-cell>
          <table:table-cell office:value-type="string">
            <text:p>Polish authorities accuse a man of plotting to blow up car loaded with four tons of explosives outside parliament .</text:p>
          </table:table-cell>
        </table:table-row>
        <table:table-row table:style-name="ro1">
          <table:table-cell table:number-columns-repeated="5"/>
          <table:table-cell office:value-type="string">
            <text:p>a home explosion</text:p>
          </table:table-cell>
          <table:table-cell office:value-type="string">
            <text:p>kill</text:p>
          </table:table-cell>
          <table:table-cell office:value-type="string">
            <text:p>an indiana couple</text:p>
          </table:table-cell>
          <table:table-cell office:value-type="string">
            <text:p>Right</text:p>
          </table:table-cell>
          <table:table-cell office:value-type="string">
            <text:p>Police now investigating a home explosion that killed an Indiana couple as a homicide .</text:p>
          </table:table-cell>
        </table:table-row>
        <table:table-row table:style-name="ro1">
          <table:table-cell table:number-columns-repeated="5"/>
          <table:table-cell office:value-type="string">
            <text:p>president obama</text:p>
          </table:table-cell>
          <table:table-cell office:value-type="string">
            <text:p>send secretary of</text:p>
          </table:table-cell>
          <table:table-cell office:value-type="string">
            <text:p>state hillary clinton</text:p>
          </table:table-cell>
          <table:table-cell office:value-type="string">
            <text:p>Right</text:p>
          </table:table-cell>
          <table:table-cell office:value-type="string">
            <text:p>President Obama is sending Secretary of State Hillary Clinton to the Middle East to help mediate the Gaza crisis .</text:p>
          </table:table-cell>
        </table:table-row>
        <table:table-row table:style-name="ro1">
          <table:table-cell table:number-columns-repeated="5"/>
          <table:table-cell office:value-type="string">
            <text:p>a white van</text:p>
          </table:table-cell>
          <table:table-cell office:value-type="string">
            <text:p>see</text:p>
          </table:table-cell>
          <table:table-cell office:value-type="string">
            <text:p>the day</text:p>
          </table:table-cell>
          <table:table-cell office:value-type="string">
            <text:p>Wrong</text:p>
          </table:table-cell>
          <table:table-cell office:value-type="string">
            <text:p>Police issue warrants , offer reward for info on a white van seen the day an Ind .</text:p>
          </table:table-cell>
        </table:table-row>
        <table:table-row table:style-name="ro1">
          <table:table-cell table:number-columns-repeated="5"/>
          <table:table-cell office:value-type="string">
            <text:p>house explosion</text:p>
          </table:table-cell>
          <table:table-cell office:value-type="string">
            <text:p>kill</text:p>
          </table:table-cell>
          <table:table-cell office:value-type="string">
            <text:p># people</text:p>
          </table:table-cell>
          <table:table-cell office:value-type="string">
            <text:p>Right</text:p>
          </table:table-cell>
          <table:table-cell office:value-type="string">
            <text:p>house explosion killed 2 people : .</text:p>
          </table:table-cell>
        </table:table-row>
        <table:table-row table:style-name="ro1">
          <table:table-cell table:number-columns-repeated="5"/>
          <table:table-cell office:value-type="string">
            <text:p>humans</text:p>
          </table:table-cell>
          <table:table-cell office:value-type="string">
            <text:p>aren't</text:p>
          </table:table-cell>
          <table:table-cell office:value-type="string">
            <text:p>the only ones</text:p>
          </table:table-cell>
          <table:table-cell office:value-type="string">
            <text:p>Right</text:p>
          </table:table-cell>
          <table:table-cell office:value-type="string">
            <text:p>Humans aren't the only ones who go through \ " midlife crises , \ " apes do too , a new study finds : .</text:p>
          </table:table-cell>
        </table:table-row>
        <table:table-row table:style-name="ro1">
          <table:table-cell table:number-columns-repeated="5"/>
          <table:table-cell office:value-type="string">
            <text:p>the only ones</text:p>
          </table:table-cell>
          <table:table-cell office:value-type="string">
            <text:p>go through</text:p>
          </table:table-cell>
          <table:table-cell office:value-type="string">
            <text:p>\ " midlife crises</text:p>
          </table:table-cell>
          <table:table-cell office:value-type="string">
            <text:p>Right</text:p>
          </table:table-cell>
          <table:table-cell office:value-type="string">
            <text:p>Humans aren't the only ones who go through \ " midlife crises , \ " apes do too , a new study finds : .</text:p>
          </table:table-cell>
        </table:table-row>
        <table:table-row table:style-name="ro1">
          <table:table-cell table:number-columns-repeated="5"/>
          <table:table-cell office:value-type="string">
            <text:p>marco rubio</text:p>
          </table:table-cell>
          <table:table-cell office:value-type="string">
            <text:p>tell</text:p>
          </table:table-cell>
          <table:table-cell office:value-type="string">
            <text:p>gq</text:p>
          </table:table-cell>
          <table:table-cell office:value-type="string">
            <text:p>Right</text:p>
          </table:table-cell>
          <table:table-cell office:value-type="string">
            <text:p>Marco Rubio told GQ the age of the earth was a theological question .</text:p>
          </table:table-cell>
        </table:table-row>
        <table:table-row table:style-name="ro1">
          <table:table-cell table:number-columns-repeated="5"/>
          <table:table-cell office:value-type="string">
            <text:p>the age of the earth</text:p>
          </table:table-cell>
          <table:table-cell office:value-type="string">
            <text:p>be</text:p>
          </table:table-cell>
          <table:table-cell office:value-type="string">
            <text:p>a theological question</text:p>
          </table:table-cell>
          <table:table-cell office:value-type="string">
            <text:p>Right</text:p>
          </table:table-cell>
          <table:table-cell office:value-type="string">
            <text:p>Marco Rubio told GQ the age of the earth was a theological question .</text:p>
          </table:table-cell>
        </table:table-row>
        <table:table-row table:style-name="ro1">
          <table:table-cell table:number-columns-repeated="5"/>
          <table:table-cell office:value-type="string">
            <text:p>fire</text:p>
          </table:table-cell>
          <table:table-cell office:value-type="string">
            <text:p>see</text:p>
          </table:table-cell>
          <table:table-cell office:value-type="string">
            <text:p>photos</text:p>
          </table:table-cell>
          <table:table-cell office:value-type="string">
            <text:p>Wrong</text:p>
          </table:table-cell>
          <table:table-cell office:value-type="string">
            <text:p>Children of Gaza struggle to cope with life under fire - see photos and read the story : .</text:p>
          </table:table-cell>
        </table:table-row>
        <table:table-row table:style-name="ro1">
          <table:table-cell table:number-columns-repeated="5"/>
          <table:table-cell office:value-type="string">
            <text:p>fire</text:p>
          </table:table-cell>
          <table:table-cell office:value-type="string">
            <text:p>read</text:p>
          </table:table-cell>
          <table:table-cell office:value-type="string">
            <text:p>the story</text:p>
          </table:table-cell>
          <table:table-cell office:value-type="string">
            <text:p>Wrong</text:p>
          </table:table-cell>
          <table:table-cell office:value-type="string">
            <text:p>Children of Gaza struggle to cope with life under fire - see photos and read the story : .</text:p>
          </table:table-cell>
        </table:table-row>
        <table:table-row table:style-name="ro1">
          <table:table-cell table:number-columns-repeated="5"/>
          <table:table-cell office:value-type="string">
            <text:p>its workers</text:p>
          </table:table-cell>
          <table:table-cell office:value-type="string">
            <text:p>agree to</text:p>
          </table:table-cell>
          <table:table-cell office:value-type="string">
            <text:p>mediation</text:p>
          </table:table-cell>
          <table:table-cell office:value-type="string">
            <text:p>Right</text:p>
          </table:table-cell>
          <table:table-cell office:value-type="string">
            <text:p>aren't dead yet : Hostess and the union representing its workers agree to mediation : .</text:p>
          </table:table-cell>
        </table:table-row>
        <table:table-row table:style-name="ro1">
          <table:table-cell table:number-columns-repeated="5"/>
          <table:table-cell office:value-type="string">
            <text:p>president obama</text:p>
          </table:table-cell>
          <table:table-cell office:value-type="string">
            <text:p>greet by</text:p>
          </table:table-cell>
          <table:table-cell office:value-type="string">
            <text:p>aung san suu kyi</text:p>
          </table:table-cell>
          <table:table-cell office:value-type="string">
            <text:p>Right</text:p>
          </table:table-cell>
          <table:table-cell office:value-type="string">
            <text:p>[ Photo ] President Obama is greeted by Aung San Suu Kyi at her private residence in Rangoon , Burma via .</text:p>
          </table:table-cell>
        </table:table-row>
        <table:table-row table:style-name="ro1">
          <table:table-cell table:number-columns-repeated="5"/>
          <table:table-cell office:value-type="string">
            <text:p>the holiday season</text:p>
          </table:table-cell>
          <table:table-cell office:value-type="string">
            <text:p>be upon</text:p>
          </table:table-cell>
          <table:table-cell office:value-type="string">
            <text:p>us</text:p>
          </table:table-cell>
          <table:table-cell office:value-type="string">
            <text:p>Right</text:p>
          </table:table-cell>
          <table:table-cell office:value-type="string">
            <text:p>The holiday season is upon us – show us your favorite holiday photo and tell the story behind it .</text:p>
          </table:table-cell>
        </table:table-row>
        <table:table-row table:style-name="ro1">
          <table:table-cell table:number-columns-repeated="5"/>
          <table:table-cell office:value-type="string">
            <text:p>us</text:p>
          </table:table-cell>
          <table:table-cell office:value-type="string">
            <text:p>show</text:p>
          </table:table-cell>
          <table:table-cell office:value-type="string">
            <text:p>us</text:p>
          </table:table-cell>
          <table:table-cell office:value-type="string">
            <text:p>Wrong</text:p>
          </table:table-cell>
          <table:table-cell office:value-type="string">
            <text:p>The holiday season is upon us – show us your favorite holiday photo and tell the story behind it .</text:p>
          </table:table-cell>
        </table:table-row>
        <table:table-row table:style-name="ro1">
          <table:table-cell table:number-columns-repeated="5"/>
          <table:table-cell office:value-type="string">
            <text:p>us</text:p>
          </table:table-cell>
          <table:table-cell office:value-type="string">
            <text:p>tell story behind</text:p>
          </table:table-cell>
          <table:table-cell office:value-type="string">
            <text:p>it</text:p>
          </table:table-cell>
          <table:table-cell office:value-type="string">
            <text:p>Wrong</text:p>
          </table:table-cell>
          <table:table-cell office:value-type="string">
            <text:p>The holiday season is upon us – show us your favorite holiday photo and tell the story behind it .</text:p>
          </table:table-cell>
        </table:table-row>
        <table:table-row table:style-name="ro1">
          <table:table-cell table:number-columns-repeated="5"/>
          <table:table-cell office:value-type="string">
            <text:p>native american tribe</text:p>
          </table:table-cell>
          <table:table-cell office:value-type="string">
            <text:p>buy</text:p>
          </table:table-cell>
          <table:table-cell office:value-type="string">
            <text:p>sacred grounds</text:p>
          </table:table-cell>
          <table:table-cell office:value-type="string">
            <text:p>Right</text:p>
          </table:table-cell>
          <table:table-cell office:value-type="string">
            <text:p>P Diddy , Bette Midler chip in to help Native American tribe buy sacred grounds in Black Hills of South Dakota .</text:p>
          </table:table-cell>
        </table:table-row>
        <table:table-row table:style-name="ro1">
          <table:table-cell table:number-columns-repeated="5"/>
          <table:table-cell office:value-type="string">
            <text:p>president obama</text:p>
          </table:table-cell>
          <table:table-cell office:value-type="string">
            <text:p>be in</text:p>
          </table:table-cell>
          <table:table-cell office:value-type="string">
            <text:p>cambodia</text:p>
          </table:table-cell>
          <table:table-cell office:value-type="string">
            <text:p>Right</text:p>
          </table:table-cell>
          <table:table-cell office:value-type="string">
            <text:p>President Obama is in Cambodia on the final leg of his three-country tour of Southeast Asia .</text:p>
          </table:table-cell>
        </table:table-row>
        <table:table-row table:style-name="ro1">
          <table:table-cell table:number-columns-repeated="5"/>
          <table:table-cell office:value-type="string">
            <text:p>obama</text:p>
          </table:table-cell>
          <table:table-cell office:value-type="string">
            <text:p>arrive in</text:p>
          </table:table-cell>
          <table:table-cell office:value-type="string">
            <text:p>myanmar</text:p>
          </table:table-cell>
          <table:table-cell office:value-type="string">
            <text:p>Right</text:p>
          </table:table-cell>
          <table:table-cell office:value-type="string">
            <text:p>Obama arrives in Myanmar , becoming first US .</text:p>
          </table:table-cell>
        </table:table-row>
        <table:table-row table:style-name="ro1">
          <table:table-cell table:number-columns-repeated="5"/>
          <table:table-cell office:value-type="string">
            <text:p>paula broadwell</text:p>
          </table:table-cell>
          <table:table-cell office:value-type="string">
            <text:p>tell</text:p>
          </table:table-cell>
          <table:table-cell office:value-type="string">
            <text:p>friends she's</text:p>
          </table:table-cell>
          <table:table-cell office:value-type="string">
            <text:p>Wrong</text:p>
          </table:table-cell>
          <table:table-cell office:value-type="string">
            <text:p>Paula Broadwell tells friends she's MergedWords devastated by the fallout from her affair with former CIA chief David Petraeus .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7"/>
          <table:table-cell office:value-type="string">
            <text:p>Total relations found : 824</text:p>
          </table:table-cell>
          <table:table-cell office:value-type="string">
            <text:p>606 correct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>
            <text:p>Precision</text:p>
          </table:table-cell>
          <table:table-cell table:formula="of:=606/824" office:value-type="float" office:value="0.735436893203883">
            <text:p>0.735436893203883</text:p>
          </table:table-cell>
        </table:table-row>
        <table:table-row table:style-name="ro1">
          <table:table-cell table:number-columns-repeated="8"/>
          <table:table-cell office:value-type="string">
            <text:p>Recall</text:p>
          </table:table-cell>
          <table:table-cell table:formula="of:=606/875" office:value-type="float" office:value="0.692571428571429">
            <text:p>0.692571428571429</text:p>
          </table:table-cell>
        </table:table-row>
        <table:table-row table:style-name="ro1">
          <table:table-cell table:number-columns-repeated="8"/>
          <table:table-cell office:value-type="string">
            <text:p>F-Measure</text:p>
          </table:table-cell>
          <table:table-cell table:formula="of:=([.$J831]*[.J832]*2)/([.$J831]+[.$J832])" office:value-type="float" office:value="0.713360800470865">
            <text:p>0.71336080047086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9">09/08/2013</text:date>, <text:time>14:18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Utkarsh </meta:initial-creator>
    <meta:creation-date>2013-06-13T12:10:56</meta:creation-date>
    <dc:date>2013-08-09T14:18:20</dc:date>
    <dc:creator>Utkarsh </dc:creator>
    <meta:editing-duration>PT11H15M43S</meta:editing-duration>
    <meta:editing-cycles>68</meta:editing-cycles>
    <meta:generator>OpenOffice.org/3.2$Linux OpenOffice.org_project/320m12$Build-9483</meta:generator>
    <meta:document-statistic meta:table-count="3" meta:cell-count="4133" meta:object-count="0"/>
  </office:meta>
</office:document-meta>
</file>